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7E000000559AC74B183C08A247.png" manifest:media-type="image/png"/>
  <manifest:file-entry manifest:full-path="Pictures/100000010000016D00000015EDC6F7EE9158AF43.png" manifest:media-type="image/png"/>
  <manifest:file-entry manifest:full-path="Pictures/10000001000001E60000001675D0E595531934B4.png" manifest:media-type="image/png"/>
  <manifest:file-entry manifest:full-path="Pictures/10000001000000D800000016C9AC859DDB1BB96F.png" manifest:media-type="image/png"/>
  <manifest:file-entry manifest:full-path="Pictures/10000001000001E80000005666F0527DE9BAD279.png" manifest:media-type="image/png"/>
  <manifest:file-entry manifest:full-path="Pictures/10000001000000CC000000126C5A9D6F99879208.png" manifest:media-type="image/png"/>
  <manifest:file-entry manifest:full-path="Pictures/100000010000018700000037FE81FF55947B0A8E.png" manifest:media-type="image/png"/>
  <manifest:file-entry manifest:full-path="Pictures/10000001000001190000004AC7BEF3DF614ACA0D.png" manifest:media-type="image/png"/>
  <manifest:file-entry manifest:full-path="Pictures/100000010000039E00000089240C893937617FF8.png" manifest:media-type="image/png"/>
  <manifest:file-entry manifest:full-path="Pictures/10000001000000DA00000089EFBEE07D7AD2E9B3.png" manifest:media-type="image/png"/>
  <manifest:file-entry manifest:full-path="Pictures/100000010000010A00000029D2F519760D0D6B44.png" manifest:media-type="image/png"/>
  <manifest:file-entry manifest:full-path="Pictures/10000001000001B5000000CFD0C0C801723C9AD4.png" manifest:media-type="image/png"/>
  <manifest:file-entry manifest:full-path="Pictures/10000001000001640000001812942A1346DA3BFA.png" manifest:media-type="image/png"/>
  <manifest:file-entry manifest:full-path="Pictures/1000000100000119000000453187332A7627AB5A.png" manifest:media-type="image/png"/>
  <manifest:file-entry manifest:full-path="Pictures/100000010000022400000152A73F7485CFD66D7B.png" manifest:media-type="image/png"/>
  <manifest:file-entry manifest:full-path="Pictures/10000001000001380000001E737E1FE655576C20.png" manifest:media-type="image/png"/>
  <manifest:file-entry manifest:full-path="Pictures/10000001000000330000001BD0F3E5C4222DA7DA.png" manifest:media-type="image/png"/>
  <manifest:file-entry manifest:full-path="Pictures/10000001000001160000005B739F6F001063FEBD.png" manifest:media-type="image/png"/>
  <manifest:file-entry manifest:full-path="Pictures/100000010000015F0000007466BDC4C49B5AFEDC.png" manifest:media-type="image/png"/>
  <manifest:file-entry manifest:full-path="Pictures/10000001000000680000001A49BEC75C68DC8DE6.png" manifest:media-type="image/png"/>
  <manifest:file-entry manifest:full-path="Pictures/10000001000001E2000000B3685B6076562C922F.png" manifest:media-type="image/png"/>
  <manifest:file-entry manifest:full-path="Pictures/10000001000001310000009D6B839AB4E7429339.png" manifest:media-type="image/png"/>
  <manifest:file-entry manifest:full-path="Pictures/100000010000015800000019D8940E417FC623B7.png" manifest:media-type="image/png"/>
  <manifest:file-entry manifest:full-path="Pictures/10000001000001780000004EBF3621AE5655AB23.png" manifest:media-type="image/png"/>
  <manifest:file-entry manifest:full-path="Pictures/10000001000001620000005A0432AB657EF5FADD.png" manifest:media-type="image/png"/>
  <manifest:file-entry manifest:full-path="Pictures/10000001000001240000004DD0E07ECAB2E97523.png" manifest:media-type="image/png"/>
  <manifest:file-entry manifest:full-path="Pictures/10000001000001600000010A729ADD77D453EBCC.png" manifest:media-type="image/png"/>
  <manifest:file-entry manifest:full-path="Pictures/100000010000015B0000010A06887D1C7864EF84.png" manifest:media-type="image/png"/>
  <manifest:file-entry manifest:full-path="Pictures/100000010000013F00000085DEEC388CDDA400BB.png" manifest:media-type="image/png"/>
  <manifest:file-entry manifest:full-path="Pictures/10000001000001A9000000B75DF75D51DC1B090D.png" manifest:media-type="image/png"/>
  <manifest:file-entry manifest:full-path="Pictures/100000010000011C00000066361F0EB2800A6BD2.png" manifest:media-type="image/png"/>
  <manifest:file-entry manifest:full-path="Pictures/1000000100000253000000C464A43BA9063DDD77.png" manifest:media-type="image/png"/>
  <manifest:file-entry manifest:full-path="Pictures/100000010000016B000000BA8E9F89EA80E55840.png" manifest:media-type="image/png"/>
  <manifest:file-entry manifest:full-path="Pictures/100000010000011700000046C40DA9608E03A591.png" manifest:media-type="image/png"/>
  <manifest:file-entry manifest:full-path="Pictures/10000001000001C2000000617C96568A3DAEFEC3.png" manifest:media-type="image/png"/>
  <manifest:file-entry manifest:full-path="Pictures/10000001000003AF000000A04BDBA2BDAA94051A.png" manifest:media-type="image/png"/>
  <manifest:file-entry manifest:full-path="Pictures/1000000100000137000000CDFB42AB26E73D8637.png" manifest:media-type="image/png"/>
  <manifest:file-entry manifest:full-path="Pictures/10000001000001190000004A88B1EEF668709B0B.png" manifest:media-type="image/png"/>
  <manifest:file-entry manifest:full-path="Pictures/10000001000001720000004157701D9B6CBD5AB5.png" manifest:media-type="image/png"/>
  <manifest:file-entry manifest:full-path="Pictures/100000010000011500000049AE56D5C8F6900BD7.png" manifest:media-type="image/png"/>
  <manifest:file-entry manifest:full-path="Pictures/10000001000001A5000000A004B3BDF44BECA4DE.png" manifest:media-type="image/png"/>
  <manifest:file-entry manifest:full-path="Pictures/10000001000001CE000001BCA9479501B27ABB4D.png" manifest:media-type="image/png"/>
  <manifest:file-entry manifest:full-path="Pictures/10000001000001200000005D91BAFA31888338A8.png" manifest:media-type="image/png"/>
  <manifest:file-entry manifest:full-path="Pictures/1000000100000124000000594D1B6137FB955D66.png" manifest:media-type="image/png"/>
  <manifest:file-entry manifest:full-path="Pictures/10000001000001E10000006276C6603001612EF0.png" manifest:media-type="image/png"/>
  <manifest:file-entry manifest:full-path="Pictures/10000001000001160000004D2F8B09EA78121C14.png" manifest:media-type="image/png"/>
  <manifest:file-entry manifest:full-path="Pictures/10000001000001780000005C80005A6FB89F5E85.png" manifest:media-type="image/png"/>
  <manifest:file-entry manifest:full-path="Pictures/10000001000001E1000000B4FFB44B77353CD1D8.png" manifest:media-type="image/png"/>
  <manifest:file-entry manifest:full-path="Pictures/10000001000001200000006E47E0FF27AA448459.png" manifest:media-type="image/png"/>
  <manifest:file-entry manifest:full-path="Pictures/100000010000018B000000CD6E719A5DBEDB1ADB.png" manifest:media-type="image/png"/>
  <manifest:file-entry manifest:full-path="Pictures/1000000100000179000000C417085AB65F5D2FA0.png" manifest:media-type="image/png"/>
  <manifest:file-entry manifest:full-path="Pictures/100000010000011B00000061959CABBE8AAB4E03.png" manifest:media-type="image/png"/>
  <manifest:file-entry manifest:full-path="Pictures/10000001000001200000005CABE66C8C3C80EB13.png" manifest:media-type="image/png"/>
  <manifest:file-entry manifest:full-path="Pictures/100000010000015B00000044D817DEBF167D8F3E.png" manifest:media-type="image/png"/>
  <manifest:file-entry manifest:full-path="Pictures/100000010000011C0000004829C8E6AEF295F3B1.png" manifest:media-type="image/png"/>
  <manifest:file-entry manifest:full-path="Pictures/100000010000011F000000419C783E6242398667.png" manifest:media-type="image/png"/>
  <manifest:file-entry manifest:full-path="Pictures/100000010000020C000000600BB294B2241C1919.png" manifest:media-type="image/png"/>
  <manifest:file-entry manifest:full-path="Pictures/10000001000001E200000087CD3AB7FA110DAC7C.png" manifest:media-type="image/png"/>
  <manifest:file-entry manifest:full-path="Pictures/10000001000001A8000000CE0B18207F02EFE3CE.png" manifest:media-type="image/png"/>
  <manifest:file-entry manifest:full-path="Pictures/1000000100000125000000E86AAE480D7E0B06CB.png" manifest:media-type="image/png"/>
  <manifest:file-entry manifest:full-path="Pictures/1000000100000273000000A49090CDE9750FB355.png" manifest:media-type="image/png"/>
  <manifest:file-entry manifest:full-path="Pictures/1000000100000147000000494680831CA9B1CAFC.png" manifest:media-type="image/png"/>
  <manifest:file-entry manifest:full-path="Pictures/10000001000001EC00000143AEEB4D74C8ACC9F5.png" manifest:media-type="image/png"/>
  <manifest:file-entry manifest:full-path="Pictures/1000000100000135000000550E40A3958FDE00D3.png" manifest:media-type="image/png"/>
  <manifest:file-entry manifest:full-path="Pictures/10000001000000F100000033BA11865B3BC96387.png" manifest:media-type="image/png"/>
  <manifest:file-entry manifest:full-path="Pictures/10000001000000900000001B71DB58634F37AF05.png" manifest:media-type="image/png"/>
  <manifest:file-entry manifest:full-path="Pictures/10000001000001CC000000F9FE722792E09C713F.png" manifest:media-type="image/png"/>
  <manifest:file-entry manifest:full-path="Pictures/100000010000020600000045017E44C29E8A46EC.png" manifest:media-type="image/png"/>
  <manifest:file-entry manifest:full-path="Pictures/10000001000002210000005EEA49F86181F77712.png" manifest:media-type="image/png"/>
  <manifest:file-entry manifest:full-path="Pictures/100000010000021100000021E484BCEF8BBDDC8C.png" manifest:media-type="image/png"/>
  <manifest:file-entry manifest:full-path="Pictures/1000000100000265000000E35229520B80522AE6.png" manifest:media-type="image/png"/>
  <manifest:file-entry manifest:full-path="Pictures/100000010000025C000000770C483DFCD41EC330.png" manifest:media-type="image/png"/>
  <manifest:file-entry manifest:full-path="Pictures/10000001000000A1000000322EEC7C0080787A63.png" manifest:media-type="image/png"/>
  <manifest:file-entry manifest:full-path="Pictures/1000000100000267000000CBC78A9FB7722D8700.png" manifest:media-type="image/png"/>
  <manifest:file-entry manifest:full-path="Pictures/10000001000000E400000078F285DCB4428F96A2.png" manifest:media-type="image/png"/>
  <manifest:file-entry manifest:full-path="Pictures/100000010000011A0000004A67763FB106527712.png" manifest:media-type="image/png"/>
  <manifest:file-entry manifest:full-path="Pictures/100000010000026800000061104C24BBC8CD5AD3.png" manifest:media-type="image/png"/>
  <manifest:file-entry manifest:full-path="Pictures/10000001000002320000005D090322733A0A91FD.png" manifest:media-type="image/png"/>
  <manifest:file-entry manifest:full-path="Pictures/100000010000011A0000005EBC0C39267085DA31.png" manifest:media-type="image/png"/>
  <manifest:file-entry manifest:full-path="Pictures/10000001000002000000013958803645F071FEEB.png" manifest:media-type="image/png"/>
  <manifest:file-entry manifest:full-path="Pictures/100000010000034E000000651307BB8217BA0420.png" manifest:media-type="image/png"/>
  <manifest:file-entry manifest:full-path="Pictures/100000010000015A0000005C23F04FBC7F72D0F0.png" manifest:media-type="image/png"/>
  <manifest:file-entry manifest:full-path="Pictures/10000001000000B60000003575DC0BA2FFF5D301.png" manifest:media-type="image/png"/>
  <manifest:file-entry manifest:full-path="Pictures/10000001000000BC000000369CF6BAFA567A42AA.png" manifest:media-type="image/png"/>
  <manifest:file-entry manifest:full-path="Pictures/1000000100000168000000847B347D246368D4CB.png" manifest:media-type="image/png"/>
  <manifest:file-entry manifest:full-path="Pictures/10000001000001BD0000003DCF2524499F4F9788.png" manifest:media-type="image/png"/>
  <manifest:file-entry manifest:full-path="Pictures/10000001000001220000004487BB514DD18BEDD1.png" manifest:media-type="image/png"/>
  <manifest:file-entry manifest:full-path="Pictures/10000001000001AF000000309EF657A7A6A8EB7A.png" manifest:media-type="image/png"/>
  <manifest:file-entry manifest:full-path="Pictures/10000001000001F80000013139D548E92D585F4E.png" manifest:media-type="image/png"/>
  <manifest:file-entry manifest:full-path="Pictures/100000010000028D00000016E661DFB4A545C56A.png" manifest:media-type="image/png"/>
  <manifest:file-entry manifest:full-path="Pictures/100000010000014B0000008A76CE3735ED414511.png" manifest:media-type="image/png"/>
  <manifest:file-entry manifest:full-path="Pictures/100000010000020B0000012862F7820CF50EE0B5.png" manifest:media-type="image/png"/>
  <manifest:file-entry manifest:full-path="Pictures/10000001000001EA00000048F1821602F8B56BD0.png" manifest:media-type="image/png"/>
  <manifest:file-entry manifest:full-path="Pictures/10000001000000E000000019BCF7EB51B78BECC4.png" manifest:media-type="image/png"/>
  <manifest:file-entry manifest:full-path="Pictures/100000010000021C000000445438AA5A6DC07E67.png" manifest:media-type="image/png"/>
  <manifest:file-entry manifest:full-path="Pictures/10000001000001B3000000232D2E549B0919B588.png" manifest:media-type="image/png"/>
  <manifest:file-entry manifest:full-path="Pictures/100000010000018E000000499D06F4E6233E2061.png" manifest:media-type="image/png"/>
  <manifest:file-entry manifest:full-path="Pictures/1000000100000185000000A3DEA27BC8C0E82922.png" manifest:media-type="image/png"/>
  <manifest:file-entry manifest:full-path="Pictures/100000010000036C00000089ECC0190CEAD01F6C.png" manifest:media-type="image/png"/>
  <manifest:file-entry manifest:full-path="Pictures/10000001000000EA00000044C011B2D3ADAF7D08.png" manifest:media-type="image/png"/>
  <manifest:file-entry manifest:full-path="Pictures/100000010000011F00000071F3059F2B9CF1D42C.png" manifest:media-type="image/png"/>
  <manifest:file-entry manifest:full-path="Pictures/10000001000001FC000000310085806344B55BE7.png" manifest:media-type="image/png"/>
  <manifest:file-entry manifest:full-path="Pictures/10000001000000F30000001F1E8D5B8176FFEC38.png" manifest:media-type="image/png"/>
  <manifest:file-entry manifest:full-path="Pictures/10000001000001C9000000E08247761F90834D2A.png" manifest:media-type="image/png"/>
  <manifest:file-entry manifest:full-path="Pictures/100000010000011C000000A0581BECA66124A023.png" manifest:media-type="image/png"/>
  <manifest:file-entry manifest:full-path="Pictures/10000001000001E300000044D09E4C45080F14A6.png" manifest:media-type="image/png"/>
  <manifest:file-entry manifest:full-path="Pictures/100000010000019900000043D4F42D6B905D4E56.png" manifest:media-type="image/png"/>
  <manifest:file-entry manifest:full-path="Pictures/100000010000015D000000DAE74A5BBC79C60538.png" manifest:media-type="image/png"/>
  <manifest:file-entry manifest:full-path="Pictures/10000001000002490000001BD70C6FCB135F45E5.png" manifest:media-type="image/png"/>
  <manifest:file-entry manifest:full-path="Pictures/10000001000000ED0000002FE3E4385699EC72A4.png" manifest:media-type="image/png"/>
  <manifest:file-entry manifest:full-path="Pictures/100000010000015B0000008383AE07F38AED7198.png" manifest:media-type="image/png"/>
  <manifest:file-entry manifest:full-path="Pictures/100000010000028E00000015F63151581C576934.png" manifest:media-type="image/png"/>
  <manifest:file-entry manifest:full-path="Pictures/1000000100000164000000751022656B391F4AFC.png" manifest:media-type="image/png"/>
  <manifest:file-entry manifest:full-path="Pictures/10000001000001180000004A4AA9C5361B6943AD.png" manifest:media-type="image/png"/>
  <manifest:file-entry manifest:full-path="Pictures/1000000100000125000000442385B36C9523848F.png" manifest:media-type="image/png"/>
  <manifest:file-entry manifest:full-path="Pictures/100000010000028E0000018C561C88091C4B5329.png" manifest:media-type="image/png"/>
  <manifest:file-entry manifest:full-path="Pictures/10000001000002220000005BC4FB68D8D9AA9C93.png" manifest:media-type="image/png"/>
  <manifest:file-entry manifest:full-path="Pictures/10000001000002260000003D77B94221B4933ECE.png" manifest:media-type="image/png"/>
  <manifest:file-entry manifest:full-path="Pictures/1000000100000129000000A47B09F6D90FC64B9B.png" manifest:media-type="image/png"/>
  <manifest:file-entry manifest:full-path="Pictures/10000001000001350000007556904322348B2699.png" manifest:media-type="image/png"/>
  <manifest:file-entry manifest:full-path="Pictures/1000000100000079000000235E6A22A983DED32F.png" manifest:media-type="image/png"/>
  <manifest:file-entry manifest:full-path="Pictures/100000010000024000000066E61F1D3ED573A4B4.png" manifest:media-type="image/png"/>
  <manifest:file-entry manifest:full-path="Pictures/10000001000001BB0000005ABAC7AC05510E32FC.png" manifest:media-type="image/png"/>
  <manifest:file-entry manifest:full-path="Pictures/10000001000000C3000000187DF47526ED56DAF7.png" manifest:media-type="image/png"/>
  <manifest:file-entry manifest:full-path="Pictures/10000001000001200000004B56C29D53A00FEEAA.png" manifest:media-type="image/png"/>
  <manifest:file-entry manifest:full-path="Pictures/1000000100000216000000591FB5E7D3607CAB47.png" manifest:media-type="image/png"/>
  <manifest:file-entry manifest:full-path="Pictures/10000001000000BE00000084FB351A6CF632F46A.png" manifest:media-type="image/png"/>
  <manifest:file-entry manifest:full-path="Pictures/100000010000003800000033ECA0A42EC89B42FE.png" manifest:media-type="image/png"/>
  <manifest:file-entry manifest:full-path="Pictures/100000010000011A0000004ADA01CBB4B5F8B1CD.png" manifest:media-type="image/png"/>
  <manifest:file-entry manifest:full-path="Pictures/10000001000001020000004FED8A2BE1B8CC724B.png" manifest:media-type="image/png"/>
  <manifest:file-entry manifest:full-path="Pictures/100000010000012F000000581AE7E4538EF5EA2B.png" manifest:media-type="image/png"/>
  <manifest:file-entry manifest:full-path="Pictures/100000010000016B000000B421F04D3922737FE1.png" manifest:media-type="image/png"/>
  <manifest:file-entry manifest:full-path="Pictures/10000001000000970000001C64C6D43C25428529.png" manifest:media-type="image/png"/>
  <manifest:file-entry manifest:full-path="Pictures/10000001000002090000019F0DC11B95FF4E8F7F.png" manifest:media-type="image/png"/>
  <manifest:file-entry manifest:full-path="Pictures/10000001000000E10000004C3D398FE5B2AD02A6.png" manifest:media-type="image/png"/>
  <manifest:file-entry manifest:full-path="Pictures/10000001000001E100000090D45EA577A586D373.png" manifest:media-type="image/png"/>
  <manifest:file-entry manifest:full-path="Pictures/100000010000022E00000016EAACF7D94FFDA584.png" manifest:media-type="image/png"/>
  <manifest:file-entry manifest:full-path="Pictures/10000001000001850000004BA65CC34902889B99.png" manifest:media-type="image/png"/>
  <manifest:file-entry manifest:full-path="Pictures/10000001000000DE00000095F410BE3D9E18C6F9.png" manifest:media-type="image/png"/>
  <manifest:file-entry manifest:full-path="Pictures/1000000100000118000000C8B843F7ED0EEB9DB7.png" manifest:media-type="image/png"/>
  <manifest:file-entry manifest:full-path="Pictures/10000001000000A900000024AD8D3DEAAD348C42.png" manifest:media-type="image/png"/>
  <manifest:file-entry manifest:full-path="Pictures/10000001000000FB00000059DA39CBA9CBCB5614.png" manifest:media-type="image/png"/>
  <manifest:file-entry manifest:full-path="Pictures/10000001000001BD000000D6FEEB207254D326CD.png" manifest:media-type="image/png"/>
  <manifest:file-entry manifest:full-path="Pictures/100000010000023C000001A01ACEB5E0B4DBF920.png" manifest:media-type="image/png"/>
  <manifest:file-entry manifest:full-path="Pictures/10000001000001160000004982DF54081FE55815.png" manifest:media-type="image/png"/>
  <manifest:file-entry manifest:full-path="Pictures/1000000100000113000000E7EAAD8A42D57CEF39.png" manifest:media-type="image/png"/>
  <manifest:file-entry manifest:full-path="Pictures/10000001000001AD000000A1355677032247BB5E.png" manifest:media-type="image/png"/>
  <manifest:file-entry manifest:full-path="Pictures/100000010000017A000000B6313347FCBC6C9AFA.png" manifest:media-type="image/png"/>
  <manifest:file-entry manifest:full-path="Pictures/1000000100000156000000E35644A9B6EAB15E63.png" manifest:media-type="image/png"/>
  <manifest:file-entry manifest:full-path="Pictures/10000001000000AC0000002D4B226B0D2C8EEDD8.png" manifest:media-type="image/png"/>
  <manifest:file-entry manifest:full-path="Pictures/10000001000000F0000000402B95CD24FE0E6BD6.png" manifest:media-type="image/png"/>
  <manifest:file-entry manifest:full-path="Pictures/10000001000000D40000002121ED8E1075CEA9F4.png" manifest:media-type="image/png"/>
  <manifest:file-entry manifest:full-path="Pictures/100000010000011A000001270C8679054DDC411A.png" manifest:media-type="image/png"/>
  <manifest:file-entry manifest:full-path="Pictures/1000000100000120000000B3B6071AFE63282080.png" manifest:media-type="image/png"/>
  <manifest:file-entry manifest:full-path="Pictures/1000000100000336000000C89C19298714511473.png" manifest:media-type="image/png"/>
  <manifest:file-entry manifest:full-path="Pictures/100000010000011600000049BB4D484EAB8A608C.png" manifest:media-type="image/png"/>
  <manifest:file-entry manifest:full-path="Pictures/100000010000011800000048485E33D3E5FF7C14.png" manifest:media-type="image/png"/>
  <manifest:file-entry manifest:full-path="Pictures/100000010000015100000059D6A3A3236AC596D0.png" manifest:media-type="image/png"/>
  <manifest:file-entry manifest:full-path="Pictures/100000010000017E0000009FFA958E3BB8A848C1.png" manifest:media-type="image/png"/>
  <manifest:file-entry manifest:full-path="Pictures/100000010000011F00000063DDA17958AC7D7858.png" manifest:media-type="image/png"/>
  <manifest:file-entry manifest:full-path="Pictures/10000001000003EF000001A9A054D945567BFF1F.png" manifest:media-type="image/png"/>
  <manifest:file-entry manifest:full-path="Pictures/10000001000001DE0000001E274991C7FC1C9572.png" manifest:media-type="image/png"/>
  <manifest:file-entry manifest:full-path="Pictures/10000001000001E7000000902398DCAF85578DB1.png" manifest:media-type="image/png"/>
  <manifest:file-entry manifest:full-path="Pictures/10000001000001180000008940A633F48746844E.png" manifest:media-type="image/png"/>
  <manifest:file-entry manifest:full-path="Pictures/100000010000022700000037A7B36D527B0691C6.png" manifest:media-type="image/png"/>
  <manifest:file-entry manifest:full-path="Pictures/100000010000017D000000928A6ED775439083D5.png" manifest:media-type="image/png"/>
  <manifest:file-entry manifest:full-path="Pictures/10000001000000D60000006FBB5E6FF55361C890.png" manifest:media-type="image/png"/>
  <manifest:file-entry manifest:full-path="Pictures/10000001000001E8000000CC420125102BEBC201.png" manifest:media-type="image/png"/>
  <manifest:file-entry manifest:full-path="Pictures/100000010000011E0000008557A7DFD18BA1E98E.png" manifest:media-type="image/png"/>
  <manifest:file-entry manifest:full-path="Pictures/100000010000020C0000009A1C86BBB62064B110.png" manifest:media-type="image/png"/>
  <manifest:file-entry manifest:full-path="Pictures/100000010000011F0000008CF148B6AB3D619AC3.png" manifest:media-type="image/png"/>
  <manifest:file-entry manifest:full-path="Pictures/1000000100000211000000A89B750B98E80DF102.png" manifest:media-type="image/png"/>
  <manifest:file-entry manifest:full-path="Pictures/10000001000001410000002281017EFF6986B167.png" manifest:media-type="image/png"/>
  <manifest:file-entry manifest:full-path="Pictures/10000001000001610000004474E63AE108B5B58B.png" manifest:media-type="image/png"/>
  <manifest:file-entry manifest:full-path="Pictures/100000010000012000000054BBC218192741595A.png" manifest:media-type="image/png"/>
  <manifest:file-entry manifest:full-path="Pictures/1000000100000172000000C96A7A130B4B2357A3.png" manifest:media-type="image/png"/>
  <manifest:file-entry manifest:full-path="Pictures/1000000100000120000000451441564023E8CE5B.png" manifest:media-type="image/png"/>
  <manifest:file-entry manifest:full-path="Pictures/10000001000001CA000000E5C337218FD866F340.png" manifest:media-type="image/png"/>
  <manifest:file-entry manifest:full-path="Pictures/10000001000000C1000000361AC8530CEF30904C.png" manifest:media-type="image/png"/>
  <manifest:file-entry manifest:full-path="Pictures/100000010000017C000000B92037FAFFB2D718B0.png" manifest:media-type="image/png"/>
  <manifest:file-entry manifest:full-path="Pictures/100000010000011F000000741944C4DD02EBB9BA.png" manifest:media-type="image/png"/>
  <manifest:file-entry manifest:full-path="Pictures/10000001000001130000004A9F4DD235FAB843EE.png" manifest:media-type="image/png"/>
  <manifest:file-entry manifest:full-path="Pictures/100000010000022600000160BBC4143B01C81ADC.png" manifest:media-type="image/png"/>
  <manifest:file-entry manifest:full-path="Pictures/1000000100000152000000740985A0A56D64DA1E.png" manifest:media-type="image/png"/>
  <manifest:file-entry manifest:full-path="Pictures/10000001000001E800000062E00C4349690D0346.png" manifest:media-type="image/png"/>
  <manifest:file-entry manifest:full-path="Pictures/1000000100000116000000B817D8A5F1DA2A1929.png" manifest:media-type="image/png"/>
  <manifest:file-entry manifest:full-path="Pictures/100000010000011B0000007820DE9BF2E2393E86.png" manifest:media-type="image/png"/>
  <manifest:file-entry manifest:full-path="Pictures/10000001000001AE000000C88BA0788860917367.png" manifest:media-type="image/png"/>
  <manifest:file-entry manifest:full-path="Pictures/100000010000011D0000004686EC4396D4BE707E.png" manifest:media-type="image/png"/>
  <manifest:file-entry manifest:full-path="Pictures/100000010000012A000000CA936A7FE3FB79A28D.png" manifest:media-type="image/png"/>
  <manifest:file-entry manifest:full-path="Pictures/100000010000011500000046C64A799B7153F9D8.png" manifest:media-type="image/png"/>
  <manifest:file-entry manifest:full-path="Pictures/10000001000001EC000000D7719FC8BA797E9D75.png" manifest:media-type="image/png"/>
  <manifest:file-entry manifest:full-path="Pictures/10000001000001B6000000E2EC34157C92ECF80B.png" manifest:media-type="image/png"/>
  <manifest:file-entry manifest:full-path="Pictures/100000010000025D0000006E8A444993FFA882CC.png" manifest:media-type="image/png"/>
  <manifest:file-entry manifest:full-path="Pictures/1000000100000119000001705F8BE190926386F1.png" manifest:media-type="image/png"/>
  <manifest:file-entry manifest:full-path="Pictures/10000001000000E60000004026972471953CFD41.png" manifest:media-type="image/png"/>
  <manifest:file-entry manifest:full-path="Pictures/10000001000001E2000001B846E711E524F6FC73.png" manifest:media-type="image/png"/>
  <manifest:file-entry manifest:full-path="Pictures/10000001000001010000009ED647FEED183F88F9.png" manifest:media-type="image/png"/>
  <manifest:file-entry manifest:full-path="Pictures/1000000100000115000000CC71C6DE3056477904.png" manifest:media-type="image/png"/>
  <manifest:file-entry manifest:full-path="Pictures/1000000100000232000000CD6159412858E126A7.png" manifest:media-type="image/png"/>
  <manifest:file-entry manifest:full-path="Pictures/10000001000001A30000002BC630C4D9E1DAC3DD.png" manifest:media-type="image/png"/>
  <manifest:file-entry manifest:full-path="Pictures/100000010000009B0000001E72F0F3764B21BC6B.png" manifest:media-type="image/png"/>
  <manifest:file-entry manifest:full-path="Pictures/100000010000011900000029B6B9D58712F10204.png" manifest:media-type="image/png"/>
  <manifest:file-entry manifest:full-path="Pictures/10000001000001CD00000125503DE8BFAEA28C1E.png" manifest:media-type="image/png"/>
  <manifest:file-entry manifest:full-path="Pictures/1000000100000270000000722381969D9168005B.png" manifest:media-type="image/png"/>
  <manifest:file-entry manifest:full-path="Pictures/10000001000002E2000000B6FE693DC8262A30D3.png" manifest:media-type="image/png"/>
  <manifest:file-entry manifest:full-path="Pictures/100000010000021900000077ADEE4E04A3393120.png" manifest:media-type="image/png"/>
  <manifest:file-entry manifest:full-path="Pictures/1000000100000235000000991189224566E91315.png" manifest:media-type="image/png"/>
  <manifest:file-entry manifest:full-path="Pictures/100000010000011C0000002BF70E0655E3A9135B.png" manifest:media-type="image/png"/>
  <manifest:file-entry manifest:full-path="Pictures/100000010000011A0000005DBBA9A0B7423F297E.png" manifest:media-type="image/png"/>
  <manifest:file-entry manifest:full-path="Pictures/10000001000001E30000008C8C173B70E87D985A.png" manifest:media-type="image/png"/>
  <manifest:file-entry manifest:full-path="Pictures/10000001000001EE000000A3819300D89C538938.png" manifest:media-type="image/png"/>
  <manifest:file-entry manifest:full-path="Pictures/1000000100000220000000999A5A6853160BE2A1.png" manifest:media-type="image/png"/>
  <manifest:file-entry manifest:full-path="Pictures/10000001000002340000004B2AC73DD187557810.png" manifest:media-type="image/png"/>
  <manifest:file-entry manifest:full-path="Pictures/100000010000011800000064325A7CD4BD713901.png" manifest:media-type="image/png"/>
  <manifest:file-entry manifest:full-path="Pictures/10000001000001E9000000DE8E4F57D6654B7292.png" manifest:media-type="image/png"/>
  <manifest:file-entry manifest:full-path="Pictures/10000001000001E50000010BAB4CFE832806AD36.png" manifest:media-type="image/png"/>
  <manifest:file-entry manifest:full-path="Pictures/1000000100000205000001101063EEB069C8727B.png" manifest:media-type="image/png"/>
  <manifest:file-entry manifest:full-path="Pictures/1000000100000114000000CC25E7D16369DF31D0.png" manifest:media-type="image/png"/>
  <manifest:file-entry manifest:full-path="Pictures/1000000100000114000000A1AABB7552A08AD4AB.png" manifest:media-type="image/png"/>
  <manifest:file-entry manifest:full-path="Pictures/10000001000000720000005C6640207AEA532F98.png" manifest:media-type="image/png"/>
  <manifest:file-entry manifest:full-path="Pictures/100000010000011A0000004AA45B0CE860A17E19.png" manifest:media-type="image/png"/>
  <manifest:file-entry manifest:full-path="Pictures/10000001000001850000002EC912DDB8C7358E1F.png" manifest:media-type="image/png"/>
  <manifest:file-entry manifest:full-path="Pictures/10000001000000740000004850187C9BFF08D6C9.png" manifest:media-type="image/png"/>
  <manifest:file-entry manifest:full-path="Pictures/100000010000014A000000EB3B23C18DFBFD0D39.png" manifest:media-type="image/png"/>
  <manifest:file-entry manifest:full-path="Pictures/1000000100000119000000710BF9D0C0E709A445.png" manifest:media-type="image/png"/>
  <manifest:file-entry manifest:full-path="Pictures/10000001000001120000009BAC70A247C05A22BB.png" manifest:media-type="image/png"/>
  <manifest:file-entry manifest:full-path="Pictures/10000001000001D900000067E9E5E50D5FBD6355.png" manifest:media-type="image/png"/>
  <manifest:file-entry manifest:full-path="Pictures/1000000100000276000001F212C51B8B6351C11E.png" manifest:media-type="image/png"/>
  <manifest:file-entry manifest:full-path="Pictures/10000001000001DE000001271A5F591A30C2FEB5.png" manifest:media-type="image/png"/>
  <manifest:file-entry manifest:full-path="Pictures/100000010000011C00000030DC2795C98DC6159C.png" manifest:media-type="image/png"/>
  <manifest:file-entry manifest:full-path="Pictures/100000010000012B00000030DEAD7452A1DDCD8D.png" manifest:media-type="image/png"/>
  <manifest:file-entry manifest:full-path="Pictures/10000001000001960000006F2BBC001339B12E6C.png" manifest:media-type="image/png"/>
  <manifest:file-entry manifest:full-path="Pictures/100000010000011E000000556F20C9D9652A1950.png" manifest:media-type="image/png"/>
  <manifest:file-entry manifest:full-path="Pictures/10000001000001E5000000A08D0F5C1BC8029B3D.png" manifest:media-type="image/png"/>
  <manifest:file-entry manifest:full-path="Pictures/100000010000011B000000613D3F184EB12DCEE4.png" manifest:media-type="image/png"/>
  <manifest:file-entry manifest:full-path="Pictures/10000001000000FD00000021E512B6455D9188DA.png" manifest:media-type="image/png"/>
  <manifest:file-entry manifest:full-path="Pictures/100000010000012E00000050B211F9915489D679.png" manifest:media-type="image/png"/>
  <manifest:file-entry manifest:full-path="Pictures/10000001000001D60000005CA6CE44677EE0F765.png" manifest:media-type="image/png"/>
  <manifest:file-entry manifest:full-path="Pictures/10000001000001AA00000075D8F2F823C18EFE5D.png" manifest:media-type="image/png"/>
  <manifest:file-entry manifest:full-path="Pictures/100000010000018E0000001F7209D4379CA1BDEF.png" manifest:media-type="image/png"/>
  <manifest:file-entry manifest:full-path="Pictures/1000000100000226000000B1CD62A0982496178A.png" manifest:media-type="image/png"/>
  <manifest:file-entry manifest:full-path="Pictures/10000001000001DF0000008F8D13609611B50BC5.png" manifest:media-type="image/png"/>
  <manifest:file-entry manifest:full-path="Pictures/10000001000001B9000000B98905247FBFC1834E.png" manifest:media-type="image/png"/>
  <manifest:file-entry manifest:full-path="Pictures/100000010000012E0000003D216B394D570849B6.png" manifest:media-type="image/png"/>
  <manifest:file-entry manifest:full-path="Pictures/10000001000002170000009D72454F84AE863B1B.png" manifest:media-type="image/png"/>
  <manifest:file-entry manifest:full-path="Pictures/100000010000025B000000C669A87B72D88F4C40.png" manifest:media-type="image/png"/>
  <manifest:file-entry manifest:full-path="Pictures/10000001000001150000010F1AC205EC7E6B457C.png" manifest:media-type="image/png"/>
  <manifest:file-entry manifest:full-path="Pictures/1000000100000211000000B545DB02030FDDA051.png" manifest:media-type="image/png"/>
  <manifest:file-entry manifest:full-path="Pictures/100000010000022100000072AEC4A994D93FA83E.png" manifest:media-type="image/png"/>
  <manifest:file-entry manifest:full-path="Pictures/10000001000002220000009DA1C80A4EC2304561.png" manifest:media-type="image/png"/>
  <manifest:file-entry manifest:full-path="Pictures/100000010000017C0000005DDEA3DCF79C4B9133.png" manifest:media-type="image/png"/>
  <manifest:file-entry manifest:full-path="Pictures/10000001000002560000008B0795001AA937B1F3.png" manifest:media-type="image/png"/>
  <manifest:file-entry manifest:full-path="Pictures/1000000100000237000000D13429ACA4BC3F172A.png" manifest:media-type="image/png"/>
  <manifest:file-entry manifest:full-path="Pictures/10000001000001420000006025C82DEFF29FF950.png" manifest:media-type="image/png"/>
  <manifest:file-entry manifest:full-path="Pictures/10000001000002AA0000010E313DF3D892679E69.png" manifest:media-type="image/png"/>
  <manifest:file-entry manifest:full-path="Pictures/100000010000011D00000068589A04987D0EDC04.png" manifest:media-type="image/png"/>
  <manifest:file-entry manifest:full-path="Pictures/10000001000002FD0000004AA8068BF3E378108F.png" manifest:media-type="image/png"/>
  <manifest:file-entry manifest:full-path="Pictures/10000001000002DE000000785832282E2FE00BAA.png" manifest:media-type="image/png"/>
  <manifest:file-entry manifest:full-path="Pictures/10000001000000E90000001A3ED8959C460B7386.png" manifest:media-type="image/png"/>
  <manifest:file-entry manifest:full-path="Pictures/10000001000001A600000062D96C7F33ADD9DF50.png" manifest:media-type="image/png"/>
  <manifest:file-entry manifest:full-path="Pictures/1000000100000167000000196004321E31842CD5.png" manifest:media-type="image/png"/>
  <manifest:file-entry manifest:full-path="Pictures/10000001000001F80000005EF020FED661EA487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Mono" svg:font-family="Free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line-height="150%" fo:text-align="justify" style:justify-single-word="false"/>
      <style:text-properties fo:font-variant="small-caps" style:font-name="FreeMono" fo:font-weight="bold" officeooo:rsid="00023b10" officeooo:paragraph-rsid="00023b10" style:font-weight-asian="bold" style:font-weight-complex="bold"/>
    </style:style>
    <style:style style:name="P2" style:family="paragraph" style:parent-style-name="Standard">
      <style:paragraph-properties fo:line-height="150%" fo:text-align="justify" style:justify-single-word="false"/>
      <style:text-properties fo:font-variant="small-caps" style:font-name="FreeMono" fo:font-weight="bold" officeooo:rsid="00023b10" officeooo:paragraph-rsid="000551db" style:font-weight-asian="bold" style:font-weight-complex="bold"/>
    </style:style>
    <style:style style:name="P3" style:family="paragraph" style:parent-style-name="Standard">
      <style:paragraph-properties fo:line-height="150%" fo:text-align="justify" style:justify-single-word="false"/>
      <style:text-properties fo:font-variant="small-caps" style:font-name="FreeMono" fo:font-weight="bold" officeooo:rsid="007cfacd" officeooo:paragraph-rsid="007cfacd" style:font-weight-asian="bold" style:font-weight-complex="bold"/>
    </style:style>
    <style:style style:name="P4" style:family="paragraph" style:parent-style-name="Standard">
      <style:paragraph-properties fo:line-height="150%" fo:text-align="justify" style:justify-single-word="false"/>
      <style:text-properties fo:font-variant="small-caps" style:font-name="FreeMono" fo:font-weight="bold" officeooo:rsid="0090bbc5" officeooo:paragraph-rsid="0090bbc5" style:font-weight-asian="bold" style:font-weight-complex="bold"/>
    </style:style>
    <style:style style:name="P5"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00551db" officeooo:paragraph-rsid="000f44e1" style:font-style-asian="normal" style:font-weight-asian="bold" style:font-style-complex="normal" style:font-weight-complex="bold"/>
    </style:style>
    <style:style style:name="P6" style:family="paragraph" style:parent-style-name="Standard">
      <style:paragraph-properties fo:line-height="150%" fo:text-align="justify" style:justify-single-word="false" fo:break-before="page"/>
      <style:text-properties fo:font-variant="small-caps" style:font-name="FreeMono" fo:language="es" fo:country="ES" fo:font-style="normal" style:text-underline-style="solid" style:text-underline-width="auto" style:text-underline-color="font-color" fo:font-weight="bold" officeooo:rsid="000551db" officeooo:paragraph-rsid="0010c31b" style:font-style-asian="normal" style:font-weight-asian="bold" style:font-style-complex="normal" style:font-weight-complex="bold"/>
    </style:style>
    <style:style style:name="P7"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010c31b" officeooo:paragraph-rsid="0010c31b" style:font-style-asian="normal" style:font-weight-asian="bold" style:font-style-complex="normal" style:font-weight-complex="bold"/>
    </style:style>
    <style:style style:name="P8"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01338e9" officeooo:paragraph-rsid="001338e9" style:font-style-asian="normal" style:font-weight-asian="bold" style:font-style-complex="normal" style:font-weight-complex="bold"/>
    </style:style>
    <style:style style:name="P9"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00f44e1" officeooo:paragraph-rsid="0014b6bd" style:font-style-asian="normal" style:font-weight-asian="bold" style:font-style-complex="normal" style:font-weight-complex="bold"/>
    </style:style>
    <style:style style:name="P10"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014b6bd" officeooo:paragraph-rsid="002a29d1" style:font-style-asian="normal" style:font-weight-asian="bold" style:font-style-complex="normal" style:font-weight-complex="bold"/>
    </style:style>
    <style:style style:name="P11"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05f2fe3" officeooo:paragraph-rsid="005f2fe3" style:font-style-asian="normal" style:font-weight-asian="bold" style:font-style-complex="normal" style:font-weight-complex="bold"/>
    </style:style>
    <style:style style:name="P12"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0dbd609" officeooo:paragraph-rsid="00dbd609" style:font-style-asian="normal" style:font-weight-asian="bold" style:font-style-complex="normal" style:font-weight-complex="bold"/>
    </style:style>
    <style:style style:name="P13"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0dbd609" officeooo:paragraph-rsid="010929b1" style:font-style-asian="normal" style:font-weight-asian="bold" style:font-style-complex="normal" style:font-weight-complex="bold"/>
    </style:style>
    <style:style style:name="P14"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10929b1" officeooo:paragraph-rsid="010929b1" style:font-style-asian="normal" style:font-weight-asian="bold" style:font-style-complex="normal" style:font-weight-complex="bold"/>
    </style:style>
    <style:style style:name="P15"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109961c" officeooo:paragraph-rsid="0109961c" style:font-style-asian="normal" style:font-weight-asian="bold" style:font-style-complex="normal" style:font-weight-complex="bold"/>
    </style:style>
    <style:style style:name="P16"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10a9999" officeooo:paragraph-rsid="010a9999" style:font-style-asian="normal" style:font-weight-asian="bold" style:font-style-complex="normal" style:font-weight-complex="bold"/>
    </style:style>
    <style:style style:name="P17"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10b43a4" officeooo:paragraph-rsid="010b43a4" style:font-style-asian="normal" style:font-weight-asian="bold" style:font-style-complex="normal" style:font-weight-complex="bold"/>
    </style:style>
    <style:style style:name="P18"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10dc5e0" officeooo:paragraph-rsid="010dc5e0" style:font-style-asian="normal" style:font-weight-asian="bold" style:font-style-complex="normal" style:font-weight-complex="bold"/>
    </style:style>
    <style:style style:name="P19"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10ef68b" officeooo:paragraph-rsid="010ef68b" style:font-style-asian="normal" style:font-weight-asian="bold" style:font-style-complex="normal" style:font-weight-complex="bold"/>
    </style:style>
    <style:style style:name="P20"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1136c6e" officeooo:paragraph-rsid="01136c6e" style:font-style-asian="normal" style:font-weight-asian="bold" style:font-style-complex="normal" style:font-weight-complex="bold"/>
    </style:style>
    <style:style style:name="P21"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114578a" officeooo:paragraph-rsid="0114578a" style:font-style-asian="normal" style:font-weight-asian="bold" style:font-style-complex="normal" style:font-weight-complex="bold"/>
    </style:style>
    <style:style style:name="P22"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116468e" officeooo:paragraph-rsid="0116468e" style:font-style-asian="normal" style:font-weight-asian="bold" style:font-style-complex="normal" style:font-weight-complex="bold"/>
    </style:style>
    <style:style style:name="P23"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normal" officeooo:rsid="0014b6bd" officeooo:paragraph-rsid="0014b6bd" style:font-style-asian="normal" style:font-weight-asian="normal" style:font-style-complex="normal" style:font-weight-complex="normal"/>
    </style:style>
    <style:style style:name="P24"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bold" officeooo:rsid="002ed7ca" officeooo:paragraph-rsid="002ed7ca" style:font-style-asian="normal" style:font-weight-asian="bold" style:font-style-complex="normal" style:font-weight-complex="bold"/>
    </style:style>
    <style:style style:name="P25"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bold" officeooo:rsid="00511d24" officeooo:paragraph-rsid="00511d24" style:font-style-asian="normal" style:font-weight-asian="bold" style:font-style-complex="normal" style:font-weight-complex="bold"/>
    </style:style>
    <style:style style:name="P26"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bold" officeooo:rsid="00560d4b" officeooo:paragraph-rsid="00560d4b" style:font-style-asian="normal" style:font-weight-asian="bold" style:font-style-complex="normal" style:font-weight-complex="bold"/>
    </style:style>
    <style:style style:name="P27"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bold" officeooo:rsid="005d6071" officeooo:paragraph-rsid="005d6071" style:font-style-asian="normal" style:font-weight-asian="bold" style:font-style-complex="normal" style:font-weight-complex="bold"/>
    </style:style>
    <style:style style:name="P28"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bold" officeooo:rsid="00680300" officeooo:paragraph-rsid="00680300" style:font-style-asian="normal" style:font-weight-asian="bold" style:font-style-complex="normal" style:font-weight-complex="bold"/>
    </style:style>
    <style:style style:name="P29"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bold" officeooo:rsid="00adf159" officeooo:paragraph-rsid="00adf159" style:font-style-asian="normal" style:font-weight-asian="bold" style:font-style-complex="normal" style:font-weight-complex="bold"/>
    </style:style>
    <style:style style:name="P30"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bold" officeooo:rsid="00c1e7fb" officeooo:paragraph-rsid="00c1e7fb" style:font-style-asian="normal" style:font-weight-asian="bold" style:font-style-complex="normal" style:font-weight-complex="bold"/>
    </style:style>
    <style:style style:name="P31"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bold" officeooo:rsid="00d14c58" officeooo:paragraph-rsid="00d14c58" style:font-style-asian="normal" style:font-weight-asian="bold" style:font-style-complex="normal" style:font-weight-complex="bold"/>
    </style:style>
    <style:style style:name="P32"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bold" officeooo:rsid="00e1f15b" officeooo:paragraph-rsid="00e1f15b" style:font-style-asian="normal" style:font-weight-asian="bold" style:font-style-complex="normal" style:font-weight-complex="bold"/>
    </style:style>
    <style:style style:name="P33"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bold" officeooo:rsid="01019cce" officeooo:paragraph-rsid="01019cce" style:font-style-asian="normal" style:font-weight-asian="bold" style:font-style-complex="normal" style:font-weight-complex="bold"/>
    </style:style>
    <style:style style:name="P34"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bold" officeooo:rsid="00f020ad" officeooo:paragraph-rsid="00f3451c" style:font-style-asian="normal" style:font-weight-asian="bold" style:font-style-complex="normal" style:font-weight-complex="bold"/>
    </style:style>
    <style:style style:name="P35"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bold" officeooo:rsid="01251ecb" officeooo:paragraph-rsid="01251ecb" style:font-style-asian="normal" style:font-weight-asian="bold" style:font-style-complex="normal" style:font-weight-complex="bold"/>
    </style:style>
    <style:style style:name="P36"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bold" officeooo:rsid="013ba88d" officeooo:paragraph-rsid="013ba88d" style:font-style-asian="normal" style:font-weight-asian="bold" style:font-style-complex="normal" style:font-weight-complex="bold"/>
    </style:style>
    <style:style style:name="P37"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bold" officeooo:rsid="015f031b" officeooo:paragraph-rsid="015f031b" style:font-style-asian="normal" style:font-weight-asian="bold" style:font-style-complex="normal" style:font-weight-complex="bold"/>
    </style:style>
    <style:style style:name="P38" style:family="paragraph" style:parent-style-name="Standard">
      <style:paragraph-properties fo:line-height="150%" fo:text-align="justify" style:justify-single-word="false"/>
      <style:text-properties fo:font-variant="small-caps" style:font-name="FreeMono" fo:language="es" fo:country="ES" fo:font-style="italic" style:text-underline-style="none" fo:font-weight="bold" officeooo:rsid="014e6b17" officeooo:paragraph-rsid="014e6b17" style:font-style-asian="italic" style:font-weight-asian="bold" style:font-style-complex="italic" style:font-weight-complex="bold"/>
    </style:style>
    <style:style style:name="P39" style:family="paragraph" style:parent-style-name="Standard">
      <style:paragraph-properties fo:line-height="150%" fo:text-align="justify" style:justify-single-word="false"/>
      <style:text-properties fo:font-variant="small-caps" style:font-name="FreeMono" fo:language="en" fo:country="US" fo:font-style="normal" style:text-underline-style="solid" style:text-underline-width="auto" style:text-underline-color="font-color" fo:font-weight="bold" officeooo:rsid="0014b6bd" officeooo:paragraph-rsid="0023defd" style:font-style-asian="normal" style:font-weight-asian="bold" style:font-style-complex="normal" style:font-weight-complex="bold"/>
    </style:style>
    <style:style style:name="P40" style:family="paragraph" style:parent-style-name="Standard">
      <style:paragraph-properties fo:line-height="150%" fo:text-align="justify" style:justify-single-word="false"/>
      <style:text-properties fo:font-variant="small-caps" style:font-name="FreeMono" fo:language="en" fo:country="US" fo:font-style="normal" style:text-underline-style="solid" style:text-underline-width="auto" style:text-underline-color="font-color" fo:font-weight="bold" officeooo:rsid="0023defd" officeooo:paragraph-rsid="0023defd" style:font-style-asian="normal" style:font-weight-asian="bold" style:font-style-complex="normal" style:font-weight-complex="bold"/>
    </style:style>
    <style:style style:name="P41" style:family="paragraph" style:parent-style-name="Standard">
      <style:paragraph-properties fo:line-height="150%" fo:text-align="justify" style:justify-single-word="false"/>
      <style:text-properties fo:font-variant="small-caps" style:font-name="FreeMono" fo:font-style="normal" style:text-underline-style="none" fo:font-weight="bold" officeooo:rsid="00373a36" officeooo:paragraph-rsid="00428161" style:font-style-asian="normal" style:font-weight-asian="bold" style:font-style-complex="normal" style:font-weight-complex="bold"/>
    </style:style>
    <style:style style:name="P42" style:family="paragraph" style:parent-style-name="Standard">
      <style:paragraph-properties fo:line-height="150%" fo:text-align="justify" style:justify-single-word="false"/>
      <style:text-properties fo:font-variant="small-caps" style:font-name="FreeMono" fo:font-style="normal" style:text-underline-style="none" fo:font-weight="normal" officeooo:rsid="00428161" officeooo:paragraph-rsid="00428161" style:font-style-asian="normal" style:font-weight-asian="normal" style:font-style-complex="normal" style:font-weight-complex="normal"/>
    </style:style>
    <style:style style:name="P43" style:family="paragraph" style:parent-style-name="Standard">
      <style:paragraph-properties fo:line-height="150%" fo:text-align="justify" style:justify-single-word="false"/>
      <style:text-properties fo:font-variant="small-caps" style:font-name="FreeMono" fo:font-style="normal" style:text-underline-style="none" fo:font-weight="normal" officeooo:rsid="00436dd8" officeooo:paragraph-rsid="00436dd8" style:font-style-asian="normal" style:font-weight-asian="normal" style:font-style-complex="normal" style:font-weight-complex="normal"/>
    </style:style>
    <style:style style:name="P44" style:family="paragraph" style:parent-style-name="Standard">
      <style:paragraph-properties fo:line-height="150%" fo:text-align="justify" style:justify-single-word="false" fo:break-before="page"/>
      <style:text-properties fo:font-variant="small-caps" style:font-name="FreeMono" fo:font-style="normal" style:text-underline-style="solid" style:text-underline-width="auto" style:text-underline-color="font-color" fo:font-weight="bold" officeooo:rsid="000f44e1" officeooo:paragraph-rsid="000f44e1" style:font-style-asian="normal" style:font-weight-asian="bold" style:font-style-complex="normal" style:font-weight-complex="bold"/>
    </style:style>
    <style:style style:name="P45" style:family="paragraph" style:parent-style-name="Standard" style:master-page-name="">
      <style:paragraph-properties fo:line-height="150%" fo:text-align="justify" style:justify-single-word="false" style:page-number="auto"/>
      <style:text-properties fo:font-variant="small-caps" style:font-name="FreeMono" style:text-underline-style="solid" style:text-underline-width="auto" style:text-underline-color="font-color" fo:font-weight="bold" officeooo:rsid="000551db" officeooo:paragraph-rsid="000551db" style:font-weight-asian="bold" style:font-weight-complex="bold"/>
    </style:style>
    <style:style style:name="P46" style:family="paragraph" style:parent-style-name="Standard">
      <style:paragraph-properties fo:line-height="150%" fo:text-align="justify" style:justify-single-word="false"/>
      <style:text-properties fo:font-variant="small-caps" fo:font-weight="bold" officeooo:rsid="00373a36" officeooo:paragraph-rsid="00373a36" style:font-weight-asian="bold" style:font-weight-complex="bold"/>
    </style:style>
    <style:style style:name="P47" style:family="paragraph" style:parent-style-name="Standard">
      <style:paragraph-properties fo:line-height="150%" fo:text-align="justify" style:justify-single-word="false"/>
      <style:text-properties fo:font-variant="small-caps" fo:font-weight="bold" officeooo:rsid="00511d24" officeooo:paragraph-rsid="00511d24" style:font-weight-asian="bold" style:font-weight-complex="bold"/>
    </style:style>
    <style:style style:name="P48" style:family="paragraph" style:parent-style-name="Standard">
      <style:paragraph-properties fo:line-height="150%" fo:text-align="justify" style:justify-single-word="false"/>
      <style:text-properties fo:font-variant="small-caps" fo:font-weight="normal" officeooo:rsid="002f1a78" officeooo:paragraph-rsid="002f1a78" style:font-weight-asian="normal" style:font-weight-complex="normal"/>
    </style:style>
    <style:style style:name="P49" style:family="paragraph" style:parent-style-name="Standard">
      <style:paragraph-properties fo:line-height="150%" fo:text-align="justify" style:justify-single-word="false"/>
      <style:text-properties fo:font-variant="small-caps" style:text-underline-style="none" fo:font-weight="bold" officeooo:rsid="00f3451c" officeooo:paragraph-rsid="00f3451c" style:font-weight-asian="bold" style:font-weight-complex="bold"/>
    </style:style>
    <style:style style:name="P50" style:family="paragraph" style:parent-style-name="Standard">
      <style:paragraph-properties fo:line-height="150%" fo:text-align="justify" style:justify-single-word="false"/>
      <style:text-properties style:font-name="FreeMono" officeooo:rsid="00023b10" officeooo:paragraph-rsid="00023b10"/>
    </style:style>
    <style:style style:name="P51" style:family="paragraph" style:parent-style-name="Standard">
      <style:paragraph-properties fo:line-height="150%" fo:text-align="justify" style:justify-single-word="false"/>
      <style:text-properties style:font-name="FreeMono" officeooo:rsid="000551db" officeooo:paragraph-rsid="000551db"/>
    </style:style>
    <style:style style:name="P52" style:family="paragraph" style:parent-style-name="Standard">
      <style:paragraph-properties fo:line-height="150%" fo:text-align="justify" style:justify-single-word="false"/>
      <style:text-properties style:font-name="FreeMono" fo:font-style="normal" officeooo:rsid="00088caa" officeooo:paragraph-rsid="00088caa" style:font-style-asian="normal" style:font-style-complex="normal"/>
    </style:style>
    <style:style style:name="P53" style:family="paragraph" style:parent-style-name="Standard">
      <style:paragraph-properties fo:line-height="150%" fo:text-align="justify" style:justify-single-word="false"/>
      <style:text-properties style:font-name="FreeMono" fo:font-style="normal" officeooo:rsid="000a74d7" officeooo:paragraph-rsid="000a74d7" style:font-style-asian="normal" style:font-style-complex="normal"/>
    </style:style>
    <style:style style:name="P54" style:family="paragraph" style:parent-style-name="Standard">
      <style:paragraph-properties fo:line-height="150%" fo:text-align="justify" style:justify-single-word="false"/>
      <style:text-properties style:font-name="FreeMono" fo:font-style="normal" officeooo:rsid="000bcfb4" officeooo:paragraph-rsid="000bcfb4" style:font-style-asian="normal" style:font-style-complex="normal"/>
    </style:style>
    <style:style style:name="P55" style:family="paragraph" style:parent-style-name="Standard">
      <style:paragraph-properties fo:line-height="150%" fo:text-align="justify" style:justify-single-word="false"/>
      <style:text-properties style:font-name="FreeMono" fo:font-style="italic" officeooo:rsid="00074ef7" officeooo:paragraph-rsid="000551db" style:font-style-asian="italic" style:font-style-complex="italic"/>
    </style:style>
    <style:style style:name="P56" style:family="paragraph" style:parent-style-name="Standard">
      <style:paragraph-properties fo:line-height="150%" fo:text-align="justify" style:justify-single-word="false"/>
      <style:text-properties style:font-name="FreeMono" fo:language="en" fo:country="US" fo:font-style="italic" officeooo:rsid="000bcfb4" officeooo:paragraph-rsid="000bcfb4" style:font-style-asian="italic" style:font-style-complex="italic"/>
    </style:style>
    <style:style style:name="P57" style:family="paragraph" style:parent-style-name="Standard">
      <style:paragraph-properties fo:line-height="150%" fo:text-align="justify" style:justify-single-word="false"/>
      <style:text-properties style:font-name="FreeMono" fo:language="en" fo:country="US" fo:font-style="normal" officeooo:rsid="000f44e1" officeooo:paragraph-rsid="000f44e1" style:font-style-asian="normal" style:font-style-complex="normal"/>
    </style:style>
    <style:style style:name="P58" style:family="paragraph" style:parent-style-name="Standard">
      <style:paragraph-properties fo:line-height="150%" fo:text-align="justify" style:justify-single-word="false"/>
      <style:text-properties style:font-name="FreeMono" fo:language="es" fo:country="ES" fo:font-style="normal" officeooo:rsid="000bcfb4" officeooo:paragraph-rsid="000bcfb4" style:font-style-asian="normal" style:font-style-complex="normal"/>
    </style:style>
    <style:style style:name="P59" style:family="paragraph" style:parent-style-name="Standard">
      <style:paragraph-properties fo:line-height="150%" fo:text-align="justify" style:justify-single-word="false"/>
      <style:text-properties style:font-name="FreeMono" fo:language="es" fo:country="ES" fo:font-style="normal" officeooo:rsid="000d1f2c" officeooo:paragraph-rsid="000d1f2c" style:font-style-asian="normal" style:font-style-complex="normal"/>
    </style:style>
    <style:style style:name="P60" style:family="paragraph" style:parent-style-name="Standard">
      <style:paragraph-properties fo:line-height="150%" fo:text-align="justify" style:justify-single-word="false"/>
      <style:text-properties style:font-name="FreeMono" fo:language="es" fo:country="ES" fo:font-style="normal" officeooo:rsid="000e29bf" officeooo:paragraph-rsid="000e29bf" style:font-style-asian="normal" style:font-style-complex="normal"/>
    </style:style>
    <style:style style:name="P61" style:family="paragraph" style:parent-style-name="Standard">
      <style:paragraph-properties fo:line-height="150%" fo:text-align="justify" style:justify-single-word="false"/>
      <style:text-properties style:font-name="FreeMono" fo:language="es" fo:country="ES" fo:font-style="normal" officeooo:rsid="000f44e1" officeooo:paragraph-rsid="000f44e1" style:font-style-asian="normal" style:font-style-complex="normal"/>
    </style:style>
    <style:style style:name="P62" style:family="paragraph" style:parent-style-name="Standard">
      <style:paragraph-properties fo:line-height="150%" fo:text-align="justify" style:justify-single-word="false"/>
      <style:text-properties style:font-name="FreeMono" fo:language="es" fo:country="ES" fo:font-style="italic" officeooo:rsid="000bcfb4" officeooo:paragraph-rsid="000bcfb4" style:font-style-asian="italic" style:font-style-complex="italic"/>
    </style:style>
    <style:style style:name="P63" style:family="paragraph" style:parent-style-name="Standard">
      <style:paragraph-properties fo:line-height="150%" fo:text-align="justify" style:justify-single-word="false"/>
      <style:text-properties style:font-name="FreeMono" officeooo:rsid="007479e2" officeooo:paragraph-rsid="007479e2"/>
    </style:style>
    <style:style style:name="P64" style:family="paragraph" style:parent-style-name="Standard">
      <style:paragraph-properties fo:line-height="150%" fo:text-align="justify" style:justify-single-word="false"/>
      <style:text-properties style:font-name="FreeMono" officeooo:rsid="007959a0" officeooo:paragraph-rsid="007959a0"/>
    </style:style>
    <style:style style:name="P65" style:family="paragraph" style:parent-style-name="Standard">
      <style:paragraph-properties fo:line-height="150%" fo:text-align="justify" style:justify-single-word="false"/>
      <style:text-properties style:font-name="FreeMono" fo:font-weight="bold" officeooo:rsid="007959a0" officeooo:paragraph-rsid="007959a0" style:font-weight-asian="bold" style:font-weight-complex="bold"/>
    </style:style>
    <style:style style:name="P66" style:family="paragraph" style:parent-style-name="Standard">
      <style:paragraph-properties fo:line-height="150%" fo:text-align="justify" style:justify-single-word="false"/>
      <style:text-properties style:font-name="FreeMono" fo:font-weight="bold" officeooo:rsid="007abc17" officeooo:paragraph-rsid="007abc17" style:font-weight-asian="bold" style:font-weight-complex="bold"/>
    </style:style>
    <style:style style:name="P67" style:family="paragraph" style:parent-style-name="Standard">
      <style:paragraph-properties fo:line-height="150%" fo:text-align="justify" style:justify-single-word="false"/>
      <style:text-properties style:font-name="FreeMono" fo:font-weight="bold" officeooo:rsid="007b33c3" officeooo:paragraph-rsid="007b33c3" style:font-weight-asian="bold" style:font-weight-complex="bold"/>
    </style:style>
    <style:style style:name="P68" style:family="paragraph" style:parent-style-name="Standard">
      <style:paragraph-properties fo:line-height="150%" fo:text-align="justify" style:justify-single-word="false"/>
      <style:text-properties style:font-name="FreeMono" fo:font-weight="bold" officeooo:rsid="00853caa" officeooo:paragraph-rsid="00853caa" style:font-weight-asian="bold" style:font-weight-complex="bold"/>
    </style:style>
    <style:style style:name="P69" style:family="paragraph" style:parent-style-name="Standard">
      <style:paragraph-properties fo:line-height="150%" fo:text-align="justify" style:justify-single-word="false"/>
      <style:text-properties style:font-name="FreeMono" fo:font-weight="bold" officeooo:rsid="0085ce3f" officeooo:paragraph-rsid="0085ce3f" style:font-weight-asian="bold" style:font-weight-complex="bold"/>
    </style:style>
    <style:style style:name="P70" style:family="paragraph" style:parent-style-name="Standard">
      <style:paragraph-properties fo:line-height="150%" fo:text-align="justify" style:justify-single-word="false"/>
      <style:text-properties style:font-name="FreeMono" fo:font-weight="bold" officeooo:rsid="008df3f0" officeooo:paragraph-rsid="008df3f0" style:font-weight-asian="bold" style:font-weight-complex="bold"/>
    </style:style>
    <style:style style:name="P71" style:family="paragraph" style:parent-style-name="Standard">
      <style:paragraph-properties fo:line-height="150%" fo:text-align="justify" style:justify-single-word="false"/>
      <style:text-properties style:font-name="FreeMono" fo:font-weight="bold" officeooo:rsid="008acda1" officeooo:paragraph-rsid="008acda1" style:font-weight-asian="bold" style:font-weight-complex="bold"/>
    </style:style>
    <style:style style:name="P72" style:family="paragraph" style:parent-style-name="Standard">
      <style:paragraph-properties fo:line-height="150%" fo:text-align="justify" style:justify-single-word="false"/>
      <style:text-properties style:font-name="FreeMono" officeooo:rsid="007abc17" officeooo:paragraph-rsid="007abc17"/>
    </style:style>
    <style:style style:name="P73" style:family="paragraph" style:parent-style-name="Standard">
      <style:paragraph-properties fo:line-height="150%" fo:text-align="justify" style:justify-single-word="false"/>
      <style:text-properties style:font-name="FreeMono" officeooo:rsid="007b33c3" officeooo:paragraph-rsid="007b33c3"/>
    </style:style>
    <style:style style:name="P74" style:family="paragraph" style:parent-style-name="Standard">
      <style:paragraph-properties fo:line-height="150%" fo:text-align="justify" style:justify-single-word="false"/>
      <style:text-properties style:font-name="FreeMono" fo:font-weight="normal" officeooo:rsid="007abc17" officeooo:paragraph-rsid="007abc17" style:font-weight-asian="normal" style:font-weight-complex="normal"/>
    </style:style>
    <style:style style:name="P75" style:family="paragraph" style:parent-style-name="Standard">
      <style:paragraph-properties fo:line-height="150%" fo:text-align="justify" style:justify-single-word="false"/>
      <style:text-properties style:font-name="FreeMono" officeooo:rsid="007cfacd" officeooo:paragraph-rsid="007cfacd"/>
    </style:style>
    <style:style style:name="P76" style:family="paragraph" style:parent-style-name="Standard">
      <style:paragraph-properties fo:line-height="150%" fo:text-align="justify" style:justify-single-word="false"/>
      <style:text-properties style:font-name="FreeMono" officeooo:rsid="007e251c" officeooo:paragraph-rsid="007e251c"/>
    </style:style>
    <style:style style:name="P77" style:family="paragraph" style:parent-style-name="Standard">
      <style:paragraph-properties fo:line-height="150%" fo:text-align="justify" style:justify-single-word="false"/>
      <style:text-properties style:font-name="FreeMono" officeooo:rsid="007ed73e" officeooo:paragraph-rsid="007ed73e"/>
    </style:style>
    <style:style style:name="P78" style:family="paragraph" style:parent-style-name="Standard">
      <style:paragraph-properties fo:line-height="150%" fo:text-align="justify" style:justify-single-word="false"/>
      <style:text-properties style:font-name="FreeMono" officeooo:rsid="007f724d" officeooo:paragraph-rsid="007f724d"/>
    </style:style>
    <style:style style:name="P79" style:family="paragraph" style:parent-style-name="Standard">
      <style:paragraph-properties fo:line-height="150%" fo:text-align="justify" style:justify-single-word="false"/>
      <style:text-properties style:font-name="FreeMono" officeooo:rsid="00853caa" officeooo:paragraph-rsid="00853caa"/>
    </style:style>
    <style:style style:name="P80" style:family="paragraph" style:parent-style-name="Standard">
      <style:paragraph-properties fo:line-height="150%" fo:text-align="justify" style:justify-single-word="false"/>
      <style:text-properties style:font-name="FreeMono" officeooo:rsid="0085ce3f" officeooo:paragraph-rsid="00853caa"/>
    </style:style>
    <style:style style:name="P81" style:family="paragraph" style:parent-style-name="Standard">
      <style:paragraph-properties fo:line-height="150%" fo:text-align="justify" style:justify-single-word="false"/>
      <style:text-properties style:font-name="FreeMono" officeooo:rsid="0085ce3f" officeooo:paragraph-rsid="0085ce3f"/>
    </style:style>
    <style:style style:name="P82" style:family="paragraph" style:parent-style-name="Standard">
      <style:paragraph-properties fo:line-height="150%" fo:text-align="justify" style:justify-single-word="false"/>
      <style:text-properties style:font-name="FreeMono" officeooo:rsid="00894624" officeooo:paragraph-rsid="00894624"/>
    </style:style>
    <style:style style:name="P83" style:family="paragraph" style:parent-style-name="Standard">
      <style:paragraph-properties fo:line-height="150%" fo:text-align="justify" style:justify-single-word="false"/>
      <style:text-properties style:font-name="FreeMono" officeooo:rsid="008acda1" officeooo:paragraph-rsid="00894624"/>
    </style:style>
    <style:style style:name="P84" style:family="paragraph" style:parent-style-name="Standard">
      <style:paragraph-properties fo:line-height="150%" fo:text-align="justify" style:justify-single-word="false"/>
      <style:text-properties style:font-name="FreeMono" officeooo:rsid="008acda1" officeooo:paragraph-rsid="008acda1"/>
    </style:style>
    <style:style style:name="P85" style:family="paragraph" style:parent-style-name="Standard">
      <style:paragraph-properties fo:line-height="150%" fo:text-align="justify" style:justify-single-word="false" fo:break-before="page"/>
      <style:text-properties style:font-name="FreeMono" officeooo:rsid="008acda1" officeooo:paragraph-rsid="008acda1"/>
    </style:style>
    <style:style style:name="P86" style:family="paragraph" style:parent-style-name="Standard">
      <style:paragraph-properties fo:line-height="150%" fo:text-align="justify" style:justify-single-word="false"/>
      <style:text-properties style:font-name="FreeMono" officeooo:rsid="008df3f0" officeooo:paragraph-rsid="008df3f0"/>
    </style:style>
    <style:style style:name="P87" style:family="paragraph" style:parent-style-name="Standard">
      <style:paragraph-properties fo:line-height="150%" fo:text-align="justify" style:justify-single-word="false"/>
      <style:text-properties style:font-name="FreeMono" officeooo:rsid="008f449f" officeooo:paragraph-rsid="008f449f"/>
    </style:style>
    <style:style style:name="P88" style:family="paragraph" style:parent-style-name="Standard">
      <style:paragraph-properties fo:line-height="150%" fo:text-align="justify" style:justify-single-word="false"/>
      <style:text-properties style:font-name="FreeMono" officeooo:rsid="0090bbc5" officeooo:paragraph-rsid="0090bbc5"/>
    </style:style>
    <style:style style:name="P89" style:family="paragraph" style:parent-style-name="Standard">
      <style:paragraph-properties fo:line-height="150%" fo:text-align="justify" style:justify-single-word="false"/>
      <style:text-properties style:font-name="FreeMono" officeooo:rsid="0090f060" officeooo:paragraph-rsid="0090f060"/>
    </style:style>
    <style:style style:name="P90" style:family="paragraph" style:parent-style-name="Standard">
      <style:paragraph-properties fo:line-height="150%" fo:text-align="justify" style:justify-single-word="false"/>
      <style:text-properties style:font-name="FreeMono" officeooo:rsid="009732af" officeooo:paragraph-rsid="009732af"/>
    </style:style>
    <style:style style:name="P91" style:family="paragraph" style:parent-style-name="Standard">
      <style:paragraph-properties fo:line-height="150%" fo:text-align="justify" style:justify-single-word="false"/>
      <style:text-properties style:font-name="FreeMono" officeooo:rsid="0098a313" officeooo:paragraph-rsid="0098a313"/>
    </style:style>
    <style:style style:name="P92" style:family="paragraph" style:parent-style-name="Standard">
      <style:paragraph-properties fo:line-height="150%" fo:text-align="justify" style:justify-single-word="false"/>
      <style:text-properties officeooo:paragraph-rsid="0014b6bd"/>
    </style:style>
    <style:style style:name="P93" style:family="paragraph" style:parent-style-name="Standard">
      <style:paragraph-properties fo:line-height="150%" fo:text-align="justify" style:justify-single-word="false"/>
      <style:text-properties officeooo:paragraph-rsid="0016a055"/>
    </style:style>
    <style:style style:name="P94" style:family="paragraph" style:parent-style-name="Standard">
      <style:paragraph-properties fo:line-height="150%" fo:text-align="justify" style:justify-single-word="false"/>
      <style:text-properties officeooo:paragraph-rsid="00224474"/>
    </style:style>
    <style:style style:name="P95" style:family="paragraph" style:parent-style-name="Standard">
      <style:paragraph-properties fo:line-height="150%" fo:text-align="justify" style:justify-single-word="false"/>
      <style:text-properties officeooo:paragraph-rsid="0023defd"/>
    </style:style>
    <style:style style:name="P96" style:family="paragraph" style:parent-style-name="Standard">
      <style:paragraph-properties fo:line-height="150%" fo:text-align="justify" style:justify-single-word="false"/>
      <style:text-properties officeooo:paragraph-rsid="0037a94c"/>
    </style:style>
    <style:style style:name="P97" style:family="paragraph" style:parent-style-name="Standard">
      <style:paragraph-properties fo:line-height="150%" fo:text-align="justify" style:justify-single-word="false"/>
      <style:text-properties officeooo:paragraph-rsid="00492d00"/>
    </style:style>
    <style:style style:name="P98" style:family="paragraph" style:parent-style-name="Standard">
      <style:paragraph-properties fo:line-height="150%" fo:text-align="justify" style:justify-single-word="false"/>
      <style:text-properties officeooo:paragraph-rsid="004b4845"/>
    </style:style>
    <style:style style:name="P99" style:family="paragraph" style:parent-style-name="Standard">
      <style:paragraph-properties fo:line-height="150%" fo:text-align="justify" style:justify-single-word="false"/>
      <style:text-properties officeooo:paragraph-rsid="00519b5b"/>
    </style:style>
    <style:style style:name="P100" style:family="paragraph" style:parent-style-name="Standard">
      <style:paragraph-properties fo:line-height="150%" fo:text-align="justify" style:justify-single-word="false"/>
      <style:text-properties officeooo:paragraph-rsid="00523497"/>
    </style:style>
    <style:style style:name="P101" style:family="paragraph" style:parent-style-name="Standard">
      <style:paragraph-properties fo:line-height="150%" fo:text-align="justify" style:justify-single-word="false"/>
      <style:text-properties officeooo:paragraph-rsid="0055a4e7"/>
    </style:style>
    <style:style style:name="P102" style:family="paragraph" style:parent-style-name="Standard">
      <style:paragraph-properties fo:line-height="150%" fo:text-align="justify" style:justify-single-word="false"/>
      <style:text-properties officeooo:paragraph-rsid="00565b90"/>
    </style:style>
    <style:style style:name="P103" style:family="paragraph" style:parent-style-name="Standard">
      <style:paragraph-properties fo:line-height="150%" fo:text-align="justify" style:justify-single-word="false"/>
      <style:text-properties officeooo:paragraph-rsid="0058390f"/>
    </style:style>
    <style:style style:name="P104" style:family="paragraph" style:parent-style-name="Standard">
      <style:paragraph-properties fo:line-height="150%" fo:text-align="justify" style:justify-single-word="false"/>
      <style:text-properties officeooo:paragraph-rsid="0059cd64"/>
    </style:style>
    <style:style style:name="P105" style:family="paragraph" style:parent-style-name="Standard">
      <style:paragraph-properties fo:line-height="150%" fo:text-align="justify" style:justify-single-word="false"/>
      <style:text-properties officeooo:paragraph-rsid="005a754d"/>
    </style:style>
    <style:style style:name="P106" style:family="paragraph" style:parent-style-name="Standard">
      <style:paragraph-properties fo:line-height="150%" fo:text-align="justify" style:justify-single-word="false"/>
      <style:text-properties officeooo:paragraph-rsid="005b6c21"/>
    </style:style>
    <style:style style:name="P107" style:family="paragraph" style:parent-style-name="Standard">
      <style:paragraph-properties fo:line-height="150%" fo:text-align="justify" style:justify-single-word="false"/>
      <style:text-properties officeooo:paragraph-rsid="005d6071"/>
    </style:style>
    <style:style style:name="P108" style:family="paragraph" style:parent-style-name="Standard">
      <style:paragraph-properties fo:line-height="150%" fo:text-align="justify" style:justify-single-word="false"/>
      <style:text-properties officeooo:paragraph-rsid="005f2fe3"/>
    </style:style>
    <style:style style:name="P109" style:family="paragraph" style:parent-style-name="Standard">
      <style:paragraph-properties fo:line-height="150%" fo:text-align="justify" style:justify-single-word="false"/>
      <style:text-properties officeooo:paragraph-rsid="005f734f"/>
    </style:style>
    <style:style style:name="P110" style:family="paragraph" style:parent-style-name="Standard">
      <style:paragraph-properties fo:line-height="150%" fo:text-align="justify" style:justify-single-word="false"/>
      <style:text-properties officeooo:paragraph-rsid="006515ba"/>
    </style:style>
    <style:style style:name="P111" style:family="paragraph" style:parent-style-name="Standard">
      <style:paragraph-properties fo:line-height="150%" fo:text-align="justify" style:justify-single-word="false"/>
      <style:text-properties officeooo:paragraph-rsid="0066196d"/>
    </style:style>
    <style:style style:name="P112" style:family="paragraph" style:parent-style-name="Standard">
      <style:paragraph-properties fo:line-height="150%" fo:text-align="justify" style:justify-single-word="false"/>
      <style:text-properties officeooo:paragraph-rsid="00674185"/>
    </style:style>
    <style:style style:name="P113" style:family="paragraph" style:parent-style-name="Standard">
      <style:paragraph-properties fo:line-height="150%" fo:text-align="justify" style:justify-single-word="false"/>
      <style:text-properties officeooo:paragraph-rsid="00680300"/>
    </style:style>
    <style:style style:name="P114" style:family="paragraph" style:parent-style-name="Standard">
      <style:paragraph-properties fo:line-height="150%" fo:text-align="justify" style:justify-single-word="false"/>
      <style:text-properties officeooo:paragraph-rsid="006c74bb"/>
    </style:style>
    <style:style style:name="P115" style:family="paragraph" style:parent-style-name="Standard">
      <style:paragraph-properties fo:line-height="150%" fo:text-align="justify" style:justify-single-word="false"/>
      <style:text-properties officeooo:paragraph-rsid="0076b7cb"/>
    </style:style>
    <style:style style:name="P116" style:family="paragraph" style:parent-style-name="Standard">
      <style:paragraph-properties fo:line-height="150%" fo:text-align="justify" style:justify-single-word="false"/>
      <style:text-properties officeooo:paragraph-rsid="00773b85"/>
    </style:style>
    <style:style style:name="P117" style:family="paragraph" style:parent-style-name="Standard">
      <style:paragraph-properties fo:line-height="150%" fo:text-align="justify" style:justify-single-word="false">
        <style:tab-stops>
          <style:tab-stop style:position="1.757cm"/>
        </style:tab-stops>
      </style:paragraph-properties>
      <style:text-properties officeooo:paragraph-rsid="007abc17"/>
    </style:style>
    <style:style style:name="P118" style:family="paragraph" style:parent-style-name="Standard">
      <style:paragraph-properties fo:line-height="150%" fo:text-align="justify" style:justify-single-word="false"/>
      <style:text-properties officeooo:paragraph-rsid="007b33c3"/>
    </style:style>
    <style:style style:name="P119" style:family="paragraph" style:parent-style-name="Standard">
      <style:paragraph-properties fo:line-height="150%" fo:text-align="justify" style:justify-single-word="false"/>
      <style:text-properties officeooo:paragraph-rsid="007cfacd"/>
    </style:style>
    <style:style style:name="P120" style:family="paragraph" style:parent-style-name="Standard">
      <style:paragraph-properties fo:line-height="150%" fo:text-align="justify" style:justify-single-word="false"/>
      <style:text-properties officeooo:paragraph-rsid="007f724d"/>
    </style:style>
    <style:style style:name="P121" style:family="paragraph" style:parent-style-name="Standard">
      <style:paragraph-properties fo:line-height="150%" fo:text-align="justify" style:justify-single-word="false"/>
      <style:text-properties officeooo:paragraph-rsid="00853caa"/>
    </style:style>
    <style:style style:name="P122" style:family="paragraph" style:parent-style-name="Standard">
      <style:paragraph-properties fo:line-height="150%" fo:text-align="justify" style:justify-single-word="false"/>
      <style:text-properties officeooo:paragraph-rsid="0090f060"/>
    </style:style>
    <style:style style:name="P123" style:family="paragraph" style:parent-style-name="Standard">
      <style:paragraph-properties fo:line-height="150%" fo:text-align="justify" style:justify-single-word="false"/>
      <style:text-properties officeooo:paragraph-rsid="0098e03d"/>
    </style:style>
    <style:style style:name="P124" style:family="paragraph" style:parent-style-name="Standard">
      <style:paragraph-properties fo:line-height="150%" fo:text-align="justify" style:justify-single-word="false"/>
      <style:text-properties officeooo:paragraph-rsid="009cd106"/>
    </style:style>
    <style:style style:name="P125" style:family="paragraph" style:parent-style-name="Standard">
      <style:paragraph-properties fo:line-height="150%" fo:text-align="justify" style:justify-single-word="false"/>
      <style:text-properties officeooo:paragraph-rsid="009d238d"/>
    </style:style>
    <style:style style:name="P126" style:family="paragraph" style:parent-style-name="Standard">
      <style:paragraph-properties fo:line-height="150%" fo:text-align="justify" style:justify-single-word="false"/>
      <style:text-properties officeooo:paragraph-rsid="009f155b"/>
    </style:style>
    <style:style style:name="P127" style:family="paragraph" style:parent-style-name="Standard">
      <style:paragraph-properties fo:line-height="150%" fo:text-align="justify" style:justify-single-word="false"/>
      <style:text-properties officeooo:paragraph-rsid="00a11f99"/>
    </style:style>
    <style:style style:name="P128" style:family="paragraph" style:parent-style-name="Standard">
      <style:paragraph-properties fo:line-height="150%" fo:text-align="justify" style:justify-single-word="false"/>
      <style:text-properties officeooo:paragraph-rsid="00a152fc"/>
    </style:style>
    <style:style style:name="P129" style:family="paragraph" style:parent-style-name="Standard">
      <style:paragraph-properties fo:line-height="150%" fo:text-align="justify" style:justify-single-word="false"/>
      <style:text-properties officeooo:paragraph-rsid="00ac1c27"/>
    </style:style>
    <style:style style:name="P130" style:family="paragraph" style:parent-style-name="Standard">
      <style:paragraph-properties fo:line-height="150%" fo:text-align="justify" style:justify-single-word="false"/>
      <style:text-properties officeooo:paragraph-rsid="00adf159"/>
    </style:style>
    <style:style style:name="P131" style:family="paragraph" style:parent-style-name="Standard">
      <style:paragraph-properties fo:line-height="150%" fo:text-align="justify" style:justify-single-word="false"/>
      <style:text-properties officeooo:paragraph-rsid="00b50ba4"/>
    </style:style>
    <style:style style:name="P132" style:family="paragraph" style:parent-style-name="Standard">
      <style:paragraph-properties fo:line-height="150%" fo:text-align="justify" style:justify-single-word="false"/>
      <style:text-properties officeooo:paragraph-rsid="00b61ffb"/>
    </style:style>
    <style:style style:name="P133" style:family="paragraph" style:parent-style-name="Standard">
      <style:paragraph-properties fo:line-height="150%" fo:text-align="justify" style:justify-single-word="false"/>
      <style:text-properties officeooo:paragraph-rsid="00b81675"/>
    </style:style>
    <style:style style:name="P134" style:family="paragraph" style:parent-style-name="Standard">
      <style:paragraph-properties fo:line-height="150%" fo:text-align="justify" style:justify-single-word="false"/>
      <style:text-properties officeooo:paragraph-rsid="00bdf979"/>
    </style:style>
    <style:style style:name="P135" style:family="paragraph" style:parent-style-name="Standard">
      <style:paragraph-properties fo:line-height="150%" fo:text-align="justify" style:justify-single-word="false"/>
      <style:text-properties officeooo:paragraph-rsid="00be7b1f"/>
    </style:style>
    <style:style style:name="P136" style:family="paragraph" style:parent-style-name="Standard">
      <style:paragraph-properties fo:line-height="150%" fo:text-align="justify" style:justify-single-word="false"/>
      <style:text-properties officeooo:paragraph-rsid="00c0725d"/>
    </style:style>
    <style:style style:name="P137" style:family="paragraph" style:parent-style-name="Standard">
      <style:paragraph-properties fo:line-height="150%" fo:text-align="justify" style:justify-single-word="false"/>
      <style:text-properties officeooo:paragraph-rsid="00c79bdb"/>
    </style:style>
    <style:style style:name="P138" style:family="paragraph" style:parent-style-name="Standard">
      <style:paragraph-properties fo:line-height="150%" fo:text-align="justify" style:justify-single-word="false"/>
      <style:text-properties officeooo:paragraph-rsid="00c819ff"/>
    </style:style>
    <style:style style:name="P139" style:family="paragraph" style:parent-style-name="Standard">
      <style:paragraph-properties fo:line-height="150%" fo:text-align="justify" style:justify-single-word="false"/>
      <style:text-properties officeooo:paragraph-rsid="00c9a2ac"/>
    </style:style>
    <style:style style:name="P140" style:family="paragraph" style:parent-style-name="Standard">
      <style:paragraph-properties fo:line-height="150%" fo:text-align="justify" style:justify-single-word="false"/>
      <style:text-properties officeooo:paragraph-rsid="00d14c58"/>
    </style:style>
    <style:style style:name="P141" style:family="paragraph" style:parent-style-name="Standard">
      <style:paragraph-properties fo:line-height="150%" fo:text-align="justify" style:justify-single-word="false"/>
      <style:text-properties officeooo:paragraph-rsid="00d1bb6e"/>
    </style:style>
    <style:style style:name="P142" style:family="paragraph" style:parent-style-name="Standard">
      <style:paragraph-properties fo:line-height="150%" fo:text-align="justify" style:justify-single-word="false"/>
      <style:text-properties officeooo:paragraph-rsid="00e1f15b"/>
    </style:style>
    <style:style style:name="P143" style:family="paragraph" style:parent-style-name="Standard">
      <style:paragraph-properties fo:line-height="150%" fo:text-align="justify" style:justify-single-word="false"/>
      <style:text-properties officeooo:paragraph-rsid="00e38fb5"/>
    </style:style>
    <style:style style:name="P144" style:family="paragraph" style:parent-style-name="Standard">
      <style:paragraph-properties fo:line-height="150%" fo:text-align="justify" style:justify-single-word="false"/>
      <style:text-properties officeooo:paragraph-rsid="00e855e9"/>
    </style:style>
    <style:style style:name="P145" style:family="paragraph" style:parent-style-name="Standard">
      <style:paragraph-properties fo:line-height="150%" fo:text-align="justify" style:justify-single-word="false"/>
      <style:text-properties officeooo:paragraph-rsid="00e9d081"/>
    </style:style>
    <style:style style:name="P146" style:family="paragraph" style:parent-style-name="Standard">
      <style:paragraph-properties fo:line-height="150%" fo:text-align="justify" style:justify-single-word="false">
        <style:tab-stops/>
      </style:paragraph-properties>
      <style:text-properties officeooo:paragraph-rsid="00eb403d"/>
    </style:style>
    <style:style style:name="P147" style:family="paragraph" style:parent-style-name="Standard">
      <style:paragraph-properties fo:line-height="150%" fo:text-align="justify" style:justify-single-word="false"/>
      <style:text-properties officeooo:paragraph-rsid="00eccebf"/>
    </style:style>
    <style:style style:name="P148" style:family="paragraph" style:parent-style-name="Standard">
      <style:paragraph-properties fo:line-height="150%" fo:text-align="justify" style:justify-single-word="false"/>
      <style:text-properties officeooo:paragraph-rsid="00f01a44"/>
    </style:style>
    <style:style style:name="P149" style:family="paragraph" style:parent-style-name="Standard">
      <style:paragraph-properties fo:line-height="150%" fo:text-align="justify" style:justify-single-word="false"/>
      <style:text-properties officeooo:paragraph-rsid="00f3451c"/>
    </style:style>
    <style:style style:name="P15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0551db" officeooo:paragraph-rsid="0010c31b" style:font-style-asian="normal" style:font-weight-asian="normal" style:font-style-complex="normal" style:font-weight-complex="normal"/>
    </style:style>
    <style:style style:name="P15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10c31b" officeooo:paragraph-rsid="0010c31b" style:font-style-asian="normal" style:font-weight-asian="normal" style:font-style-complex="normal" style:font-weight-complex="normal"/>
    </style:style>
    <style:style style:name="P15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120f49" officeooo:paragraph-rsid="00120f49" style:font-style-asian="normal" style:font-weight-asian="normal" style:font-style-complex="normal" style:font-weight-complex="normal"/>
    </style:style>
    <style:style style:name="P15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1338e9" officeooo:paragraph-rsid="0014b6bd" style:font-style-asian="normal" style:font-weight-asian="normal" style:font-style-complex="normal" style:font-weight-complex="normal"/>
    </style:style>
    <style:style style:name="P15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14b6bd" officeooo:paragraph-rsid="0014b6bd" style:font-style-asian="normal" style:font-weight-asian="normal" style:font-style-complex="normal" style:font-weight-complex="normal"/>
    </style:style>
    <style:style style:name="P15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16a055" officeooo:paragraph-rsid="0016a055" style:font-style-asian="normal" style:font-weight-asian="normal" style:font-style-complex="normal" style:font-weight-complex="normal"/>
    </style:style>
    <style:style style:name="P15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19d784" officeooo:paragraph-rsid="0019d784" style:font-style-asian="normal" style:font-weight-asian="normal" style:font-style-complex="normal" style:font-weight-complex="normal"/>
    </style:style>
    <style:style style:name="P15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1c7741" officeooo:paragraph-rsid="001c7741" style:font-style-asian="normal" style:font-weight-asian="normal" style:font-style-complex="normal" style:font-weight-complex="normal"/>
    </style:style>
    <style:style style:name="P15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1d0821" officeooo:paragraph-rsid="001d0821" style:font-style-asian="normal" style:font-weight-asian="normal" style:font-style-complex="normal" style:font-weight-complex="normal"/>
    </style:style>
    <style:style style:name="P15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1efb97" officeooo:paragraph-rsid="001efb97" style:font-style-asian="normal" style:font-weight-asian="normal" style:font-style-complex="normal" style:font-weight-complex="normal"/>
    </style:style>
    <style:style style:name="P16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1f7a96" officeooo:paragraph-rsid="001f7a96" style:font-style-asian="normal" style:font-weight-asian="normal" style:font-style-complex="normal" style:font-weight-complex="normal"/>
    </style:style>
    <style:style style:name="P16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1fd63e" officeooo:paragraph-rsid="001f7a96" style:font-style-asian="normal" style:font-weight-asian="normal" style:font-style-complex="normal" style:font-weight-complex="normal"/>
    </style:style>
    <style:style style:name="P16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1fd63e" officeooo:paragraph-rsid="001fd63e" style:font-style-asian="normal" style:font-weight-asian="normal" style:font-style-complex="normal" style:font-weight-complex="normal"/>
    </style:style>
    <style:style style:name="P163" style:family="paragraph" style:parent-style-name="Standard">
      <style:paragraph-properties fo:line-height="150%" fo:text-align="justify" style:justify-single-word="false" fo:break-before="page"/>
      <style:text-properties fo:font-variant="normal" fo:text-transform="none" style:font-name="FreeMono" fo:language="es" fo:country="ES" fo:font-style="normal" style:text-underline-style="none" fo:font-weight="normal" officeooo:rsid="001fd63e" officeooo:paragraph-rsid="001fd63e" style:font-style-asian="normal" style:font-weight-asian="normal" style:font-style-complex="normal" style:font-weight-complex="normal"/>
    </style:style>
    <style:style style:name="P16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09146" officeooo:paragraph-rsid="00209146" style:font-style-asian="normal" style:font-weight-asian="normal" style:font-style-complex="normal" style:font-weight-complex="normal"/>
    </style:style>
    <style:style style:name="P16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24474" officeooo:paragraph-rsid="00224474" style:font-style-asian="normal" style:font-weight-asian="normal" style:font-style-complex="normal" style:font-weight-complex="normal"/>
    </style:style>
    <style:style style:name="P16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3defd" officeooo:paragraph-rsid="0023defd" style:font-style-asian="normal" style:font-weight-asian="normal" style:font-style-complex="normal" style:font-weight-complex="normal"/>
    </style:style>
    <style:style style:name="P16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582c5" officeooo:paragraph-rsid="002582c5" style:font-style-asian="normal" style:font-weight-asian="normal" style:font-style-complex="normal" style:font-weight-complex="normal"/>
    </style:style>
    <style:style style:name="P16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65baa" officeooo:paragraph-rsid="00265baa" style:font-style-asian="normal" style:font-weight-asian="normal" style:font-style-complex="normal" style:font-weight-complex="normal"/>
    </style:style>
    <style:style style:name="P16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76b86" officeooo:paragraph-rsid="00276b86" style:font-style-asian="normal" style:font-weight-asian="normal" style:font-style-complex="normal" style:font-weight-complex="normal"/>
    </style:style>
    <style:style style:name="P17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874b8" officeooo:paragraph-rsid="002874b8" style:font-style-asian="normal" style:font-weight-asian="normal" style:font-style-complex="normal" style:font-weight-complex="normal"/>
    </style:style>
    <style:style style:name="P17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bff2a" officeooo:paragraph-rsid="002a29d1" style:font-style-asian="normal" style:font-weight-asian="normal" style:font-style-complex="normal" style:font-weight-complex="normal"/>
    </style:style>
    <style:style style:name="P17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bff2a" officeooo:paragraph-rsid="002bff2a" style:font-style-asian="normal" style:font-weight-asian="normal" style:font-style-complex="normal" style:font-weight-complex="normal"/>
    </style:style>
    <style:style style:name="P17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c9740" officeooo:paragraph-rsid="002c9740" style:font-style-asian="normal" style:font-weight-asian="normal" style:font-style-complex="normal" style:font-weight-complex="normal"/>
    </style:style>
    <style:style style:name="P17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e6f35" officeooo:paragraph-rsid="002e6f35" style:font-style-asian="normal" style:font-weight-asian="normal" style:font-style-complex="normal" style:font-weight-complex="normal"/>
    </style:style>
    <style:style style:name="P17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ed7ca" officeooo:paragraph-rsid="002ed7ca" style:font-style-asian="normal" style:font-weight-asian="normal" style:font-style-complex="normal" style:font-weight-complex="normal"/>
    </style:style>
    <style:style style:name="P17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f1a78" officeooo:paragraph-rsid="002f1a78" style:font-style-asian="normal" style:font-weight-asian="normal" style:font-style-complex="normal" style:font-weight-complex="normal"/>
    </style:style>
    <style:style style:name="P17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31d4d8" officeooo:paragraph-rsid="0031d4d8" style:font-style-asian="normal" style:font-weight-asian="normal" style:font-style-complex="normal" style:font-weight-complex="normal"/>
    </style:style>
    <style:style style:name="P17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33623d" officeooo:paragraph-rsid="0034423f" style:font-style-asian="normal" style:font-weight-asian="normal" style:font-style-complex="normal" style:font-weight-complex="normal"/>
    </style:style>
    <style:style style:name="P17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34423f" officeooo:paragraph-rsid="0034423f" style:font-style-asian="normal" style:font-weight-asian="normal" style:font-style-complex="normal" style:font-weight-complex="normal"/>
    </style:style>
    <style:style style:name="P18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357683" officeooo:paragraph-rsid="00357683" style:font-style-asian="normal" style:font-weight-asian="normal" style:font-style-complex="normal" style:font-weight-complex="normal"/>
    </style:style>
    <style:style style:name="P18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372b4c" officeooo:paragraph-rsid="00372b4c" style:font-style-asian="normal" style:font-weight-asian="normal" style:font-style-complex="normal" style:font-weight-complex="normal"/>
    </style:style>
    <style:style style:name="P18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373a36" officeooo:paragraph-rsid="00372b4c" style:font-style-asian="normal" style:font-weight-asian="normal" style:font-style-complex="normal" style:font-weight-complex="normal"/>
    </style:style>
    <style:style style:name="P18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373a36" officeooo:paragraph-rsid="00373a36" style:font-style-asian="normal" style:font-weight-asian="normal" style:font-style-complex="normal" style:font-weight-complex="normal"/>
    </style:style>
    <style:style style:name="P18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448ebf" officeooo:paragraph-rsid="00448ebf" style:font-style-asian="normal" style:font-weight-asian="normal" style:font-style-complex="normal" style:font-weight-complex="normal"/>
    </style:style>
    <style:style style:name="P18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46b0dc" officeooo:paragraph-rsid="0046b0dc" style:font-style-asian="normal" style:font-weight-asian="normal" style:font-style-complex="normal" style:font-weight-complex="normal"/>
    </style:style>
    <style:style style:name="P18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482e87" officeooo:paragraph-rsid="00482e87" style:font-style-asian="normal" style:font-weight-asian="normal" style:font-style-complex="normal" style:font-weight-complex="normal"/>
    </style:style>
    <style:style style:name="P18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492d00" officeooo:paragraph-rsid="00492d00" style:font-style-asian="normal" style:font-weight-asian="normal" style:font-style-complex="normal" style:font-weight-complex="normal"/>
    </style:style>
    <style:style style:name="P18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4aa6ac" officeooo:paragraph-rsid="004aa6ac" style:font-style-asian="normal" style:font-weight-asian="normal" style:font-style-complex="normal" style:font-weight-complex="normal"/>
    </style:style>
    <style:style style:name="P18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4aadda" officeooo:paragraph-rsid="004aadda" style:font-style-asian="normal" style:font-weight-asian="normal" style:font-style-complex="normal" style:font-weight-complex="normal"/>
    </style:style>
    <style:style style:name="P19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4b4845" officeooo:paragraph-rsid="004b4845" style:font-style-asian="normal" style:font-weight-asian="normal" style:font-style-complex="normal" style:font-weight-complex="normal"/>
    </style:style>
    <style:style style:name="P19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4c9c36" officeooo:paragraph-rsid="004b4845" style:font-style-asian="normal" style:font-weight-asian="normal" style:font-style-complex="normal" style:font-weight-complex="normal"/>
    </style:style>
    <style:style style:name="P19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4fb6ae" officeooo:paragraph-rsid="004fb6ae" style:font-style-asian="normal" style:font-weight-asian="normal" style:font-style-complex="normal" style:font-weight-complex="normal"/>
    </style:style>
    <style:style style:name="P19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11d24" officeooo:paragraph-rsid="00511d24" style:font-style-asian="normal" style:font-weight-asian="normal" style:font-style-complex="normal" style:font-weight-complex="normal"/>
    </style:style>
    <style:style style:name="P19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19b5b" officeooo:paragraph-rsid="00519b5b" style:font-style-asian="normal" style:font-weight-asian="normal" style:font-style-complex="normal" style:font-weight-complex="normal"/>
    </style:style>
    <style:style style:name="P19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23497" officeooo:paragraph-rsid="00523497" style:font-style-asian="normal" style:font-weight-asian="normal" style:font-style-complex="normal" style:font-weight-complex="normal"/>
    </style:style>
    <style:style style:name="P19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2f5a5" officeooo:paragraph-rsid="0052f5a5" style:font-style-asian="normal" style:font-weight-asian="normal" style:font-style-complex="normal" style:font-weight-complex="normal"/>
    </style:style>
    <style:style style:name="P19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3e31b" officeooo:paragraph-rsid="0053e31b" style:font-style-asian="normal" style:font-weight-asian="normal" style:font-style-complex="normal" style:font-weight-complex="normal"/>
    </style:style>
    <style:style style:name="P19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3ebee" officeooo:paragraph-rsid="0053ebee" style:font-style-asian="normal" style:font-weight-asian="normal" style:font-style-complex="normal" style:font-weight-complex="normal"/>
    </style:style>
    <style:style style:name="P19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5a4e7" officeooo:paragraph-rsid="0055a4e7" style:font-style-asian="normal" style:font-weight-asian="normal" style:font-style-complex="normal" style:font-weight-complex="normal"/>
    </style:style>
    <style:style style:name="P20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60d4b" officeooo:paragraph-rsid="00560d4b" style:font-style-asian="normal" style:font-weight-asian="normal" style:font-style-complex="normal" style:font-weight-complex="normal"/>
    </style:style>
    <style:style style:name="P20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65b90" officeooo:paragraph-rsid="00565b90" style:font-style-asian="normal" style:font-weight-asian="normal" style:font-style-complex="normal" style:font-weight-complex="normal"/>
    </style:style>
    <style:style style:name="P20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7c5e4" officeooo:paragraph-rsid="00565b90" style:font-style-asian="normal" style:font-weight-asian="normal" style:font-style-complex="normal" style:font-weight-complex="normal"/>
    </style:style>
    <style:style style:name="P20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7c5e4" officeooo:paragraph-rsid="0057c5e4" style:font-style-asian="normal" style:font-weight-asian="normal" style:font-style-complex="normal" style:font-weight-complex="normal"/>
    </style:style>
    <style:style style:name="P20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8390f" officeooo:paragraph-rsid="0058390f" style:font-style-asian="normal" style:font-weight-asian="normal" style:font-style-complex="normal" style:font-weight-complex="normal"/>
    </style:style>
    <style:style style:name="P20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9cd64" officeooo:paragraph-rsid="0059cd64" style:font-style-asian="normal" style:font-weight-asian="normal" style:font-style-complex="normal" style:font-weight-complex="normal"/>
    </style:style>
    <style:style style:name="P20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b6c21" officeooo:paragraph-rsid="005a754d" style:font-style-asian="normal" style:font-weight-asian="normal" style:font-style-complex="normal" style:font-weight-complex="normal"/>
    </style:style>
    <style:style style:name="P20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b6c21" officeooo:paragraph-rsid="005b6c21" style:font-style-asian="normal" style:font-weight-asian="normal" style:font-style-complex="normal" style:font-weight-complex="normal"/>
    </style:style>
    <style:style style:name="P20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d6071" officeooo:paragraph-rsid="005d6071" style:font-style-asian="normal" style:font-weight-asian="normal" style:font-style-complex="normal" style:font-weight-complex="normal"/>
    </style:style>
    <style:style style:name="P20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da4ee" officeooo:paragraph-rsid="005da4ee" style:font-style-asian="normal" style:font-weight-asian="normal" style:font-style-complex="normal" style:font-weight-complex="normal"/>
    </style:style>
    <style:style style:name="P21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f2fe3" officeooo:paragraph-rsid="005f2fe3" style:font-style-asian="normal" style:font-weight-asian="normal" style:font-style-complex="normal" style:font-weight-complex="normal"/>
    </style:style>
    <style:style style:name="P21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f2fe3" officeooo:paragraph-rsid="0098e03d" style:font-style-asian="normal" style:font-weight-asian="normal" style:font-style-complex="normal" style:font-weight-complex="normal"/>
    </style:style>
    <style:style style:name="P21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f734f" officeooo:paragraph-rsid="005f2fe3" style:font-style-asian="normal" style:font-weight-asian="normal" style:font-style-complex="normal" style:font-weight-complex="normal"/>
    </style:style>
    <style:style style:name="P21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f734f" officeooo:paragraph-rsid="005f734f" style:font-style-asian="normal" style:font-weight-asian="normal" style:font-style-complex="normal" style:font-weight-complex="normal"/>
    </style:style>
    <style:style style:name="P21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fd22b" officeooo:paragraph-rsid="005fd22b" style:font-style-asian="normal" style:font-weight-asian="normal" style:font-style-complex="normal" style:font-weight-complex="normal"/>
    </style:style>
    <style:style style:name="P21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11d6c" officeooo:paragraph-rsid="005fd22b" style:font-style-asian="normal" style:font-weight-asian="normal" style:font-style-complex="normal" style:font-weight-complex="normal"/>
    </style:style>
    <style:style style:name="P21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11d6c" officeooo:paragraph-rsid="00611d6c" style:font-style-asian="normal" style:font-weight-asian="normal" style:font-style-complex="normal" style:font-weight-complex="normal"/>
    </style:style>
    <style:style style:name="P21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292ff" officeooo:paragraph-rsid="006292ff" style:font-style-asian="normal" style:font-weight-asian="normal" style:font-style-complex="normal" style:font-weight-complex="normal"/>
    </style:style>
    <style:style style:name="P21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43075" officeooo:paragraph-rsid="006292ff" style:font-style-asian="normal" style:font-weight-asian="normal" style:font-style-complex="normal" style:font-weight-complex="normal"/>
    </style:style>
    <style:style style:name="P21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43075" officeooo:paragraph-rsid="00643075" style:font-style-asian="normal" style:font-weight-asian="normal" style:font-style-complex="normal" style:font-weight-complex="normal"/>
    </style:style>
    <style:style style:name="P22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515ba" officeooo:paragraph-rsid="006515ba" style:font-style-asian="normal" style:font-weight-asian="normal" style:font-style-complex="normal" style:font-weight-complex="normal"/>
    </style:style>
    <style:style style:name="P22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6196d" officeooo:paragraph-rsid="0066196d" style:font-style-asian="normal" style:font-weight-asian="normal" style:font-style-complex="normal" style:font-weight-complex="normal"/>
    </style:style>
    <style:style style:name="P22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74185" officeooo:paragraph-rsid="00674185" style:font-style-asian="normal" style:font-weight-asian="normal" style:font-style-complex="normal" style:font-weight-complex="normal"/>
    </style:style>
    <style:style style:name="P22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80300" officeooo:paragraph-rsid="00680300" style:font-style-asian="normal" style:font-weight-asian="normal" style:font-style-complex="normal" style:font-weight-complex="normal"/>
    </style:style>
    <style:style style:name="P22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8dcbe" officeooo:paragraph-rsid="0068dcbe" style:font-style-asian="normal" style:font-weight-asian="normal" style:font-style-complex="normal" style:font-weight-complex="normal"/>
    </style:style>
    <style:style style:name="P22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8e3da" officeooo:paragraph-rsid="0068e3da" style:font-style-asian="normal" style:font-weight-asian="normal" style:font-style-complex="normal" style:font-weight-complex="normal"/>
    </style:style>
    <style:style style:name="P22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c74bb" officeooo:paragraph-rsid="006c74bb" style:font-style-asian="normal" style:font-weight-asian="normal" style:font-style-complex="normal" style:font-weight-complex="normal"/>
    </style:style>
    <style:style style:name="P22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d14ee" officeooo:paragraph-rsid="006d14ee" style:font-style-asian="normal" style:font-weight-asian="normal" style:font-style-complex="normal" style:font-weight-complex="normal"/>
    </style:style>
    <style:style style:name="P22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729530" officeooo:paragraph-rsid="00729530" style:font-style-asian="normal" style:font-weight-asian="normal" style:font-style-complex="normal" style:font-weight-complex="normal"/>
    </style:style>
    <style:style style:name="P22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7479e2" officeooo:paragraph-rsid="007479e2" style:font-style-asian="normal" style:font-weight-asian="normal" style:font-style-complex="normal" style:font-weight-complex="normal"/>
    </style:style>
    <style:style style:name="P23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7514d1" officeooo:paragraph-rsid="0076b7cb" style:font-style-asian="normal" style:font-weight-asian="normal" style:font-style-complex="normal" style:font-weight-complex="normal"/>
    </style:style>
    <style:style style:name="P23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76b7cb" officeooo:paragraph-rsid="0076b7cb" style:font-style-asian="normal" style:font-weight-asian="normal" style:font-style-complex="normal" style:font-weight-complex="normal"/>
    </style:style>
    <style:style style:name="P23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76c536" officeooo:paragraph-rsid="0076c536" style:font-style-asian="normal" style:font-weight-asian="normal" style:font-style-complex="normal" style:font-weight-complex="normal"/>
    </style:style>
    <style:style style:name="P23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98e03d" officeooo:paragraph-rsid="0098e03d" style:font-style-asian="normal" style:font-weight-asian="normal" style:font-style-complex="normal" style:font-weight-complex="normal"/>
    </style:style>
    <style:style style:name="P23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9a0ec0" officeooo:paragraph-rsid="009a0ec0" style:font-style-asian="normal" style:font-weight-asian="normal" style:font-style-complex="normal" style:font-weight-complex="normal"/>
    </style:style>
    <style:style style:name="P23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9a0ec0" officeooo:paragraph-rsid="009b83f3" style:font-style-asian="normal" style:font-weight-asian="normal" style:font-style-complex="normal" style:font-weight-complex="normal"/>
    </style:style>
    <style:style style:name="P23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9b83f3" officeooo:paragraph-rsid="009b83f3" style:font-style-asian="normal" style:font-weight-asian="normal" style:font-style-complex="normal" style:font-weight-complex="normal"/>
    </style:style>
    <style:style style:name="P23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9cd106" officeooo:paragraph-rsid="009cd106" style:font-style-asian="normal" style:font-weight-asian="normal" style:font-style-complex="normal" style:font-weight-complex="normal"/>
    </style:style>
    <style:style style:name="P23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9d238d" officeooo:paragraph-rsid="009d238d" style:font-style-asian="normal" style:font-weight-asian="normal" style:font-style-complex="normal" style:font-weight-complex="normal"/>
    </style:style>
    <style:style style:name="P23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9f155b" officeooo:paragraph-rsid="009f155b" style:font-style-asian="normal" style:font-weight-asian="normal" style:font-style-complex="normal" style:font-weight-complex="normal"/>
    </style:style>
    <style:style style:name="P24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9f155b" officeooo:paragraph-rsid="009d238d" style:font-style-asian="normal" style:font-weight-asian="normal" style:font-style-complex="normal" style:font-weight-complex="normal"/>
    </style:style>
    <style:style style:name="P24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9f155b" officeooo:paragraph-rsid="009feb5d" style:font-style-asian="normal" style:font-weight-asian="normal" style:font-style-complex="normal" style:font-weight-complex="normal"/>
    </style:style>
    <style:style style:name="P24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9feb5d" officeooo:paragraph-rsid="009feb5d" style:font-style-asian="normal" style:font-weight-asian="normal" style:font-style-complex="normal" style:font-weight-complex="normal"/>
    </style:style>
    <style:style style:name="P24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11f99" officeooo:paragraph-rsid="009feb5d" style:font-style-asian="normal" style:font-weight-asian="normal" style:font-style-complex="normal" style:font-weight-complex="normal"/>
    </style:style>
    <style:style style:name="P24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11f99" officeooo:paragraph-rsid="00a11f99" style:font-style-asian="normal" style:font-weight-asian="normal" style:font-style-complex="normal" style:font-weight-complex="normal"/>
    </style:style>
    <style:style style:name="P24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152fc" officeooo:paragraph-rsid="00a152fc" style:font-style-asian="normal" style:font-weight-asian="normal" style:font-style-complex="normal" style:font-weight-complex="normal"/>
    </style:style>
    <style:style style:name="P24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28aec" officeooo:paragraph-rsid="00a28aec" style:font-style-asian="normal" style:font-weight-asian="normal" style:font-style-complex="normal" style:font-weight-complex="normal"/>
    </style:style>
    <style:style style:name="P24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40bea" officeooo:paragraph-rsid="00a40bea" style:font-style-asian="normal" style:font-weight-asian="normal" style:font-style-complex="normal" style:font-weight-complex="normal"/>
    </style:style>
    <style:style style:name="P24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7242d" officeooo:paragraph-rsid="00a5626f" style:font-style-asian="normal" style:font-weight-asian="normal" style:font-style-complex="normal" style:font-weight-complex="normal"/>
    </style:style>
    <style:style style:name="P24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7dc4e" officeooo:paragraph-rsid="00a7dc4e" style:font-style-asian="normal" style:font-weight-asian="normal" style:font-style-complex="normal" style:font-weight-complex="normal"/>
    </style:style>
    <style:style style:name="P25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85551" officeooo:paragraph-rsid="00a85551" style:font-style-asian="normal" style:font-weight-asian="normal" style:font-style-complex="normal" style:font-weight-complex="normal"/>
    </style:style>
    <style:style style:name="P25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8feec" officeooo:paragraph-rsid="00a8feec" style:font-style-asian="normal" style:font-weight-asian="normal" style:font-style-complex="normal" style:font-weight-complex="normal"/>
    </style:style>
    <style:style style:name="P25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a336e" officeooo:paragraph-rsid="00aa336e" style:font-style-asian="normal" style:font-weight-asian="normal" style:font-style-complex="normal" style:font-weight-complex="normal"/>
    </style:style>
    <style:style style:name="P25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c1c27" officeooo:paragraph-rsid="00ac1c27" style:font-style-asian="normal" style:font-weight-asian="normal" style:font-style-complex="normal" style:font-weight-complex="normal"/>
    </style:style>
    <style:style style:name="P25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c363f" officeooo:paragraph-rsid="00ac363f" style:font-style-asian="normal" style:font-weight-asian="normal" style:font-style-complex="normal" style:font-weight-complex="normal"/>
    </style:style>
    <style:style style:name="P25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df159" officeooo:paragraph-rsid="00adf159" style:font-style-asian="normal" style:font-weight-asian="normal" style:font-style-complex="normal" style:font-weight-complex="normal"/>
    </style:style>
    <style:style style:name="P25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e8b0f" officeooo:paragraph-rsid="00ae8b0f" style:font-style-asian="normal" style:font-weight-asian="normal" style:font-style-complex="normal" style:font-weight-complex="normal"/>
    </style:style>
    <style:style style:name="P25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ffb95" officeooo:paragraph-rsid="00affb95" style:font-style-asian="normal" style:font-weight-asian="normal" style:font-style-complex="normal" style:font-weight-complex="normal"/>
    </style:style>
    <style:style style:name="P25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b33066" officeooo:paragraph-rsid="00b33066" style:font-style-asian="normal" style:font-weight-asian="normal" style:font-style-complex="normal" style:font-weight-complex="normal"/>
    </style:style>
    <style:style style:name="P25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b50ba4" officeooo:paragraph-rsid="00b50ba4" style:font-style-asian="normal" style:font-weight-asian="normal" style:font-style-complex="normal" style:font-weight-complex="normal"/>
    </style:style>
    <style:style style:name="P260" style:family="paragraph" style:parent-style-name="Standard">
      <style:paragraph-properties fo:line-height="150%" fo:text-align="justify" style:justify-single-word="false" fo:break-before="page"/>
      <style:text-properties fo:font-variant="normal" fo:text-transform="none" style:font-name="FreeMono" fo:language="es" fo:country="ES" fo:font-style="normal" style:text-underline-style="none" fo:font-weight="normal" officeooo:rsid="00b50ba4" officeooo:paragraph-rsid="00b50ba4" style:font-style-asian="normal" style:font-weight-asian="normal" style:font-style-complex="normal" style:font-weight-complex="normal"/>
    </style:style>
    <style:style style:name="P26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b50ba4" officeooo:paragraph-rsid="00b559e5" style:font-style-asian="normal" style:font-weight-asian="normal" style:font-style-complex="normal" style:font-weight-complex="normal"/>
    </style:style>
    <style:style style:name="P26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b50ba4" officeooo:paragraph-rsid="00b61ffb" style:font-style-asian="normal" style:font-weight-asian="normal" style:font-style-complex="normal" style:font-weight-complex="normal"/>
    </style:style>
    <style:style style:name="P26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b559e5" officeooo:paragraph-rsid="00b559e5" style:font-style-asian="normal" style:font-weight-asian="normal" style:font-style-complex="normal" style:font-weight-complex="normal"/>
    </style:style>
    <style:style style:name="P26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b61ffb" officeooo:paragraph-rsid="00b61ffb" style:font-style-asian="normal" style:font-weight-asian="normal" style:font-style-complex="normal" style:font-weight-complex="normal"/>
    </style:style>
    <style:style style:name="P26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b81675" officeooo:paragraph-rsid="00b81675" style:font-style-asian="normal" style:font-weight-asian="normal" style:font-style-complex="normal" style:font-weight-complex="normal"/>
    </style:style>
    <style:style style:name="P26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ba54c2" officeooo:paragraph-rsid="00ba54c2" style:font-style-asian="normal" style:font-weight-asian="normal" style:font-style-complex="normal" style:font-weight-complex="normal"/>
    </style:style>
    <style:style style:name="P26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bdf979" officeooo:paragraph-rsid="00bdf979" style:font-style-asian="normal" style:font-weight-asian="normal" style:font-style-complex="normal" style:font-weight-complex="normal"/>
    </style:style>
    <style:style style:name="P26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be7b1f" officeooo:paragraph-rsid="00be7b1f" style:font-style-asian="normal" style:font-weight-asian="normal" style:font-style-complex="normal" style:font-weight-complex="normal"/>
    </style:style>
    <style:style style:name="P26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be7b1f" officeooo:paragraph-rsid="00c0725d" style:font-style-asian="normal" style:font-weight-asian="normal" style:font-style-complex="normal" style:font-weight-complex="normal"/>
    </style:style>
    <style:style style:name="P27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0725d" officeooo:paragraph-rsid="00c0725d" style:font-style-asian="normal" style:font-weight-asian="normal" style:font-style-complex="normal" style:font-weight-complex="normal"/>
    </style:style>
    <style:style style:name="P27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1e7fb" officeooo:paragraph-rsid="00c1e7fb" style:font-style-asian="normal" style:font-weight-asian="normal" style:font-style-complex="normal" style:font-weight-complex="normal"/>
    </style:style>
    <style:style style:name="P27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36c5b" officeooo:paragraph-rsid="00c36c5b" style:font-style-asian="normal" style:font-weight-asian="normal" style:font-style-complex="normal" style:font-weight-complex="normal"/>
    </style:style>
    <style:style style:name="P27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6ee01" officeooo:paragraph-rsid="00c6ee01" style:font-style-asian="normal" style:font-weight-asian="normal" style:font-style-complex="normal" style:font-weight-complex="normal"/>
    </style:style>
    <style:style style:name="P27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6ee01" officeooo:paragraph-rsid="00c79bdb" style:font-style-asian="normal" style:font-weight-asian="normal" style:font-style-complex="normal" style:font-weight-complex="normal"/>
    </style:style>
    <style:style style:name="P27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79bdb" officeooo:paragraph-rsid="00c6ee01" style:font-style-asian="normal" style:font-weight-asian="normal" style:font-style-complex="normal" style:font-weight-complex="normal"/>
    </style:style>
    <style:style style:name="P27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79bdb" officeooo:paragraph-rsid="00c79bdb" style:font-style-asian="normal" style:font-weight-asian="normal" style:font-style-complex="normal" style:font-weight-complex="normal"/>
    </style:style>
    <style:style style:name="P27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819ff" officeooo:paragraph-rsid="00c819ff" style:font-style-asian="normal" style:font-weight-asian="normal" style:font-style-complex="normal" style:font-weight-complex="normal"/>
    </style:style>
    <style:style style:name="P27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9a2ac" officeooo:paragraph-rsid="00c819ff" style:font-style-asian="normal" style:font-weight-asian="normal" style:font-style-complex="normal" style:font-weight-complex="normal"/>
    </style:style>
    <style:style style:name="P27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9a2ac" officeooo:paragraph-rsid="00c9a2ac" style:font-style-asian="normal" style:font-weight-asian="normal" style:font-style-complex="normal" style:font-weight-complex="normal"/>
    </style:style>
    <style:style style:name="P28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a2ab4" officeooo:paragraph-rsid="00c9a2ac" style:font-style-asian="normal" style:font-weight-asian="normal" style:font-style-complex="normal" style:font-weight-complex="normal"/>
    </style:style>
    <style:style style:name="P28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a2ab4" officeooo:paragraph-rsid="00ca2ab4" style:font-style-asian="normal" style:font-weight-asian="normal" style:font-style-complex="normal" style:font-weight-complex="normal"/>
    </style:style>
    <style:style style:name="P28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bf159" officeooo:paragraph-rsid="00cbf159" style:font-style-asian="normal" style:font-weight-asian="normal" style:font-style-complex="normal" style:font-weight-complex="normal"/>
    </style:style>
    <style:style style:name="P28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d83d0" officeooo:paragraph-rsid="00cd179d" style:font-style-asian="normal" style:font-weight-asian="normal" style:font-style-complex="normal" style:font-weight-complex="normal"/>
    </style:style>
    <style:style style:name="P28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d83d0" officeooo:paragraph-rsid="00cd83d0" style:font-style-asian="normal" style:font-weight-asian="normal" style:font-style-complex="normal" style:font-weight-complex="normal"/>
    </style:style>
    <style:style style:name="P28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e10ed" officeooo:paragraph-rsid="00cd83d0" style:font-style-asian="normal" style:font-weight-asian="normal" style:font-style-complex="normal" style:font-weight-complex="normal"/>
    </style:style>
    <style:style style:name="P28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e10ed" officeooo:paragraph-rsid="00ce10ed" style:font-style-asian="normal" style:font-weight-asian="normal" style:font-style-complex="normal" style:font-weight-complex="normal"/>
    </style:style>
    <style:style style:name="P28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d04d91" officeooo:paragraph-rsid="00cfd742" style:font-style-asian="normal" style:font-weight-asian="normal" style:font-style-complex="normal" style:font-weight-complex="normal"/>
    </style:style>
    <style:style style:name="P28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d14c58" officeooo:paragraph-rsid="00d04d91" style:font-style-asian="normal" style:font-weight-asian="normal" style:font-style-complex="normal" style:font-weight-complex="normal"/>
    </style:style>
    <style:style style:name="P28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d14c58" officeooo:paragraph-rsid="00d14c58" style:font-style-asian="normal" style:font-weight-asian="normal" style:font-style-complex="normal" style:font-weight-complex="normal"/>
    </style:style>
    <style:style style:name="P29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d1bb6e" officeooo:paragraph-rsid="00d14c58" style:font-style-asian="normal" style:font-weight-asian="normal" style:font-style-complex="normal" style:font-weight-complex="normal"/>
    </style:style>
    <style:style style:name="P29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d1bb6e" officeooo:paragraph-rsid="00d1bb6e" style:font-style-asian="normal" style:font-weight-asian="normal" style:font-style-complex="normal" style:font-weight-complex="normal"/>
    </style:style>
    <style:style style:name="P29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dbd609" officeooo:paragraph-rsid="00dbd609" style:font-style-asian="normal" style:font-weight-asian="normal" style:font-style-complex="normal" style:font-weight-complex="normal"/>
    </style:style>
    <style:style style:name="P29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dbd609" officeooo:paragraph-rsid="010929b1" style:font-style-asian="normal" style:font-weight-asian="normal" style:font-style-complex="normal" style:font-weight-complex="normal"/>
    </style:style>
    <style:style style:name="P29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dc5443" officeooo:paragraph-rsid="00dc5443" style:font-style-asian="normal" style:font-weight-asian="normal" style:font-style-complex="normal" style:font-weight-complex="normal"/>
    </style:style>
    <style:style style:name="P29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dd4eb1" officeooo:paragraph-rsid="00dd4eb1" style:font-style-asian="normal" style:font-weight-asian="normal" style:font-style-complex="normal" style:font-weight-complex="normal"/>
    </style:style>
    <style:style style:name="P29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ddc872" officeooo:paragraph-rsid="00ddc872" style:font-style-asian="normal" style:font-weight-asian="normal" style:font-style-complex="normal" style:font-weight-complex="normal"/>
    </style:style>
    <style:style style:name="P29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de3dd9" officeooo:paragraph-rsid="00de3dd9" style:font-style-asian="normal" style:font-weight-asian="normal" style:font-style-complex="normal" style:font-weight-complex="normal"/>
    </style:style>
    <style:style style:name="P29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de8626" officeooo:paragraph-rsid="00de8626" style:font-style-asian="normal" style:font-weight-asian="normal" style:font-style-complex="normal" style:font-weight-complex="normal"/>
    </style:style>
    <style:style style:name="P29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df43af" officeooo:paragraph-rsid="00df43af" style:font-style-asian="normal" style:font-weight-asian="normal" style:font-style-complex="normal" style:font-weight-complex="normal"/>
    </style:style>
    <style:style style:name="P30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e03e19" officeooo:paragraph-rsid="00e03e19" style:font-style-asian="normal" style:font-weight-asian="normal" style:font-style-complex="normal" style:font-weight-complex="normal"/>
    </style:style>
    <style:style style:name="P30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e1f15b" officeooo:paragraph-rsid="00e1f15b" style:font-style-asian="normal" style:font-weight-asian="normal" style:font-style-complex="normal" style:font-weight-complex="normal"/>
    </style:style>
    <style:style style:name="P30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e38fb5" officeooo:paragraph-rsid="00e38fb5" style:font-style-asian="normal" style:font-weight-asian="normal" style:font-style-complex="normal" style:font-weight-complex="normal"/>
    </style:style>
    <style:style style:name="P30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e58992" officeooo:paragraph-rsid="00e58992" style:font-style-asian="normal" style:font-weight-asian="normal" style:font-style-complex="normal" style:font-weight-complex="normal"/>
    </style:style>
    <style:style style:name="P30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e58992" officeooo:paragraph-rsid="00e38fb5" style:font-style-asian="normal" style:font-weight-asian="normal" style:font-style-complex="normal" style:font-weight-complex="normal"/>
    </style:style>
    <style:style style:name="P30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e75631" officeooo:paragraph-rsid="00e75631" style:font-style-asian="normal" style:font-weight-asian="normal" style:font-style-complex="normal" style:font-weight-complex="normal"/>
    </style:style>
    <style:style style:name="P30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e9d081" officeooo:paragraph-rsid="00e9d081" style:font-style-asian="normal" style:font-weight-asian="normal" style:font-style-complex="normal" style:font-weight-complex="normal"/>
    </style:style>
    <style:style style:name="P30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eb0f20" officeooo:paragraph-rsid="00eb0f20" style:font-style-asian="normal" style:font-weight-asian="normal" style:font-style-complex="normal" style:font-weight-complex="normal"/>
    </style:style>
    <style:style style:name="P308" style:family="paragraph" style:parent-style-name="Standard">
      <style:paragraph-properties fo:line-height="150%" fo:text-align="justify" style:justify-single-word="false">
        <style:tab-stops/>
      </style:paragraph-properties>
      <style:text-properties fo:font-variant="normal" fo:text-transform="none" style:font-name="FreeMono" fo:language="es" fo:country="ES" fo:font-style="normal" style:text-underline-style="none" fo:font-weight="normal" officeooo:rsid="00eb403d" officeooo:paragraph-rsid="00eb403d" style:font-style-asian="normal" style:font-weight-asian="normal" style:font-style-complex="normal" style:font-weight-complex="normal"/>
    </style:style>
    <style:style style:name="P30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ef2b38" officeooo:paragraph-rsid="00ef2b38" style:font-style-asian="normal" style:font-weight-asian="normal" style:font-style-complex="normal" style:font-weight-complex="normal"/>
    </style:style>
    <style:style style:name="P31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f01a44" officeooo:paragraph-rsid="00f01a44" style:font-style-asian="normal" style:font-weight-asian="normal" style:font-style-complex="normal" style:font-weight-complex="normal"/>
    </style:style>
    <style:style style:name="P31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f01a44" officeooo:paragraph-rsid="00fa624a" style:font-style-asian="normal" style:font-weight-asian="normal" style:font-style-complex="normal" style:font-weight-complex="normal"/>
    </style:style>
    <style:style style:name="P31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f020ad" officeooo:paragraph-rsid="00f020ad" style:font-style-asian="normal" style:font-weight-asian="normal" style:font-style-complex="normal" style:font-weight-complex="normal"/>
    </style:style>
    <style:style style:name="P31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f179ea" officeooo:paragraph-rsid="00f179ea" style:font-style-asian="normal" style:font-weight-asian="normal" style:font-style-complex="normal" style:font-weight-complex="normal"/>
    </style:style>
    <style:style style:name="P31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f3451c" officeooo:paragraph-rsid="00f3451c" style:font-style-asian="normal" style:font-weight-asian="normal" style:font-style-complex="normal" style:font-weight-complex="normal"/>
    </style:style>
    <style:style style:name="P31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f4567b" officeooo:paragraph-rsid="00f3451c" style:font-style-asian="normal" style:font-weight-asian="normal" style:font-style-complex="normal" style:font-weight-complex="normal"/>
    </style:style>
    <style:style style:name="P31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f4567b" officeooo:paragraph-rsid="00f4567b" style:font-style-asian="normal" style:font-weight-asian="normal" style:font-style-complex="normal" style:font-weight-complex="normal"/>
    </style:style>
    <style:style style:name="P31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f91dbb" officeooo:paragraph-rsid="00f91dbb" style:font-style-asian="normal" style:font-weight-asian="normal" style:font-style-complex="normal" style:font-weight-complex="normal"/>
    </style:style>
    <style:style style:name="P31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fa624a" officeooo:paragraph-rsid="00fa624a" style:font-style-asian="normal" style:font-weight-asian="normal" style:font-style-complex="normal" style:font-weight-complex="normal"/>
    </style:style>
    <style:style style:name="P31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fc87ce" officeooo:paragraph-rsid="00fc87ce" style:font-style-asian="normal" style:font-weight-asian="normal" style:font-style-complex="normal" style:font-weight-complex="normal"/>
    </style:style>
    <style:style style:name="P32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fdcafc" officeooo:paragraph-rsid="00fdcafc" style:font-style-asian="normal" style:font-weight-asian="normal" style:font-style-complex="normal" style:font-weight-complex="normal"/>
    </style:style>
    <style:style style:name="P32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ffa116" officeooo:paragraph-rsid="00ffa116" style:font-style-asian="normal" style:font-weight-asian="normal" style:font-style-complex="normal" style:font-weight-complex="normal"/>
    </style:style>
    <style:style style:name="P32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ffb117" officeooo:paragraph-rsid="00ffb117" style:font-style-asian="normal" style:font-weight-asian="normal" style:font-style-complex="normal" style:font-weight-complex="normal"/>
    </style:style>
    <style:style style:name="P32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019cce" officeooo:paragraph-rsid="01019cce" style:font-style-asian="normal" style:font-weight-asian="normal" style:font-style-complex="normal" style:font-weight-complex="normal"/>
    </style:style>
    <style:style style:name="P32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03733b" officeooo:paragraph-rsid="0103733b" style:font-style-asian="normal" style:font-weight-asian="normal" style:font-style-complex="normal" style:font-weight-complex="normal"/>
    </style:style>
    <style:style style:name="P32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09961c" officeooo:paragraph-rsid="010929b1" style:font-style-asian="normal" style:font-weight-asian="normal" style:font-style-complex="normal" style:font-weight-complex="normal"/>
    </style:style>
    <style:style style:name="P32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0a9999" officeooo:paragraph-rsid="0109961c" style:font-style-asian="normal" style:font-weight-asian="normal" style:font-style-complex="normal" style:font-weight-complex="normal"/>
    </style:style>
    <style:style style:name="P32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0a9999" officeooo:paragraph-rsid="010a9999" style:font-style-asian="normal" style:font-weight-asian="normal" style:font-style-complex="normal" style:font-weight-complex="normal"/>
    </style:style>
    <style:style style:name="P32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0b43a4" officeooo:paragraph-rsid="010b43a4" style:font-style-asian="normal" style:font-weight-asian="normal" style:font-style-complex="normal" style:font-weight-complex="normal"/>
    </style:style>
    <style:style style:name="P32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0cb2d8" officeooo:paragraph-rsid="010b43a4" style:font-style-asian="normal" style:font-weight-asian="normal" style:font-style-complex="normal" style:font-weight-complex="normal"/>
    </style:style>
    <style:style style:name="P33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0dc5e0" officeooo:paragraph-rsid="010dc5e0" style:font-style-asian="normal" style:font-weight-asian="normal" style:font-style-complex="normal" style:font-weight-complex="normal"/>
    </style:style>
    <style:style style:name="P33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0ef68b" officeooo:paragraph-rsid="010dc5e0" style:font-style-asian="normal" style:font-weight-asian="normal" style:font-style-complex="normal" style:font-weight-complex="normal"/>
    </style:style>
    <style:style style:name="P33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0ef68b" officeooo:paragraph-rsid="010ef68b" style:font-style-asian="normal" style:font-weight-asian="normal" style:font-style-complex="normal" style:font-weight-complex="normal"/>
    </style:style>
    <style:style style:name="P33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11aa11" officeooo:paragraph-rsid="0111aa11" style:font-style-asian="normal" style:font-weight-asian="normal" style:font-style-complex="normal" style:font-weight-complex="normal"/>
    </style:style>
    <style:style style:name="P33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136c6e" officeooo:paragraph-rsid="01136c6e" style:font-style-asian="normal" style:font-weight-asian="normal" style:font-style-complex="normal" style:font-weight-complex="normal"/>
    </style:style>
    <style:style style:name="P33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14578a" officeooo:paragraph-rsid="0114578a" style:font-style-asian="normal" style:font-weight-asian="normal" style:font-style-complex="normal" style:font-weight-complex="normal"/>
    </style:style>
    <style:style style:name="P33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16468e" officeooo:paragraph-rsid="0116468e" style:font-style-asian="normal" style:font-weight-asian="normal" style:font-style-complex="normal" style:font-weight-complex="normal"/>
    </style:style>
    <style:style style:name="P33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16e67f" officeooo:paragraph-rsid="0116e67f" style:font-style-asian="normal" style:font-weight-asian="normal" style:font-style-complex="normal" style:font-weight-complex="normal"/>
    </style:style>
    <style:style style:name="P33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17df15" officeooo:paragraph-rsid="0117df15" style:font-style-asian="normal" style:font-weight-asian="normal" style:font-style-complex="normal" style:font-weight-complex="normal"/>
    </style:style>
    <style:style style:name="P33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18fa01" officeooo:paragraph-rsid="0118fa01" style:font-style-asian="normal" style:font-weight-asian="normal" style:font-style-complex="normal" style:font-weight-complex="normal"/>
    </style:style>
    <style:style style:name="P34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1988e0" officeooo:paragraph-rsid="011988e0" style:font-style-asian="normal" style:font-weight-asian="normal" style:font-style-complex="normal" style:font-weight-complex="normal"/>
    </style:style>
    <style:style style:name="P34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1a610f" officeooo:paragraph-rsid="011a610f" style:font-style-asian="normal" style:font-weight-asian="normal" style:font-style-complex="normal" style:font-weight-complex="normal"/>
    </style:style>
    <style:style style:name="P34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1c5d4f" officeooo:paragraph-rsid="011c5d4f" style:font-style-asian="normal" style:font-weight-asian="normal" style:font-style-complex="normal" style:font-weight-complex="normal"/>
    </style:style>
    <style:style style:name="P34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1e53c4" officeooo:paragraph-rsid="011e53c4" style:font-style-asian="normal" style:font-weight-asian="normal" style:font-style-complex="normal" style:font-weight-complex="normal"/>
    </style:style>
    <style:style style:name="P34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1efa6d" officeooo:paragraph-rsid="011efa6d" style:font-style-asian="normal" style:font-weight-asian="normal" style:font-style-complex="normal" style:font-weight-complex="normal"/>
    </style:style>
    <style:style style:name="P34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1ff36e" officeooo:paragraph-rsid="011ff36e" style:font-style-asian="normal" style:font-weight-asian="normal" style:font-style-complex="normal" style:font-weight-complex="normal"/>
    </style:style>
    <style:style style:name="P34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21af26" officeooo:paragraph-rsid="0121af26" style:font-style-asian="normal" style:font-weight-asian="normal" style:font-style-complex="normal" style:font-weight-complex="normal"/>
    </style:style>
    <style:style style:name="P34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238e99" officeooo:paragraph-rsid="01238e99" style:font-style-asian="normal" style:font-weight-asian="normal" style:font-style-complex="normal" style:font-weight-complex="normal"/>
    </style:style>
    <style:style style:name="P34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23a265" officeooo:paragraph-rsid="0123a265" style:font-style-asian="normal" style:font-weight-asian="normal" style:font-style-complex="normal" style:font-weight-complex="normal"/>
    </style:style>
    <style:style style:name="P34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251ecb" officeooo:paragraph-rsid="01251ecb" style:font-style-asian="normal" style:font-weight-asian="normal" style:font-style-complex="normal" style:font-weight-complex="normal"/>
    </style:style>
    <style:style style:name="P35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26eea0" officeooo:paragraph-rsid="0126eea0" style:font-style-asian="normal" style:font-weight-asian="normal" style:font-style-complex="normal" style:font-weight-complex="normal"/>
    </style:style>
    <style:style style:name="P35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2bb24f" officeooo:paragraph-rsid="012bb24f" style:font-style-asian="normal" style:font-weight-asian="normal" style:font-style-complex="normal" style:font-weight-complex="normal"/>
    </style:style>
    <style:style style:name="P35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2d6a7d" officeooo:paragraph-rsid="012d6a7d" style:font-style-asian="normal" style:font-weight-asian="normal" style:font-style-complex="normal" style:font-weight-complex="normal"/>
    </style:style>
    <style:style style:name="P35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2e8bd5" officeooo:paragraph-rsid="012e8bd5" style:font-style-asian="normal" style:font-weight-asian="normal" style:font-style-complex="normal" style:font-weight-complex="normal"/>
    </style:style>
    <style:style style:name="P35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2fea29" officeooo:paragraph-rsid="012fea29" style:font-style-asian="normal" style:font-weight-asian="normal" style:font-style-complex="normal" style:font-weight-complex="normal"/>
    </style:style>
    <style:style style:name="P35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31cbb4" officeooo:paragraph-rsid="0131cbb4" style:font-style-asian="normal" style:font-weight-asian="normal" style:font-style-complex="normal" style:font-weight-complex="normal"/>
    </style:style>
    <style:style style:name="P35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330e50" officeooo:paragraph-rsid="01330e50" style:font-style-asian="normal" style:font-weight-asian="normal" style:font-style-complex="normal" style:font-weight-complex="normal"/>
    </style:style>
    <style:style style:name="P35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33f848" officeooo:paragraph-rsid="0133f848" style:font-style-asian="normal" style:font-weight-asian="normal" style:font-style-complex="normal" style:font-weight-complex="normal"/>
    </style:style>
    <style:style style:name="P35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35babf" officeooo:paragraph-rsid="0135babf" style:font-style-asian="normal" style:font-weight-asian="normal" style:font-style-complex="normal" style:font-weight-complex="normal"/>
    </style:style>
    <style:style style:name="P35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378795" officeooo:paragraph-rsid="01378795" style:font-style-asian="normal" style:font-weight-asian="normal" style:font-style-complex="normal" style:font-weight-complex="normal"/>
    </style:style>
    <style:style style:name="P36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38bf6b" officeooo:paragraph-rsid="0138bf6b" style:font-style-asian="normal" style:font-weight-asian="normal" style:font-style-complex="normal" style:font-weight-complex="normal"/>
    </style:style>
    <style:style style:name="P36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3aa3f2" officeooo:paragraph-rsid="013aa3f2" style:font-style-asian="normal" style:font-weight-asian="normal" style:font-style-complex="normal" style:font-weight-complex="normal"/>
    </style:style>
    <style:style style:name="P36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3ba88d" officeooo:paragraph-rsid="013ba88d" style:font-style-asian="normal" style:font-weight-asian="normal" style:font-style-complex="normal" style:font-weight-complex="normal"/>
    </style:style>
    <style:style style:name="P36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3ce333" officeooo:paragraph-rsid="013ce333" style:font-style-asian="normal" style:font-weight-asian="normal" style:font-style-complex="normal" style:font-weight-complex="normal"/>
    </style:style>
    <style:style style:name="P36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3e599e" officeooo:paragraph-rsid="013e599e" style:font-style-asian="normal" style:font-weight-asian="normal" style:font-style-complex="normal" style:font-weight-complex="normal"/>
    </style:style>
    <style:style style:name="P36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43a7c5" officeooo:paragraph-rsid="0143a7c5" style:font-style-asian="normal" style:font-weight-asian="normal" style:font-style-complex="normal" style:font-weight-complex="normal"/>
    </style:style>
    <style:style style:name="P36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43b790" officeooo:paragraph-rsid="0143b790" style:font-style-asian="normal" style:font-weight-asian="normal" style:font-style-complex="normal" style:font-weight-complex="normal"/>
    </style:style>
    <style:style style:name="P36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440923" officeooo:paragraph-rsid="01440923" style:font-style-asian="normal" style:font-weight-asian="normal" style:font-style-complex="normal" style:font-weight-complex="normal"/>
    </style:style>
    <style:style style:name="P36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44720b" officeooo:paragraph-rsid="0144720b" style:font-style-asian="normal" style:font-weight-asian="normal" style:font-style-complex="normal" style:font-weight-complex="normal"/>
    </style:style>
    <style:style style:name="P36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457ddd" officeooo:paragraph-rsid="01457ddd" style:font-style-asian="normal" style:font-weight-asian="normal" style:font-style-complex="normal" style:font-weight-complex="normal"/>
    </style:style>
    <style:style style:name="P37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45ce31" officeooo:paragraph-rsid="0145ce31" style:font-style-asian="normal" style:font-weight-asian="normal" style:font-style-complex="normal" style:font-weight-complex="normal"/>
    </style:style>
    <style:style style:name="P37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479e83" officeooo:paragraph-rsid="01479e83" style:font-style-asian="normal" style:font-weight-asian="normal" style:font-style-complex="normal" style:font-weight-complex="normal"/>
    </style:style>
    <style:style style:name="P37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481271" officeooo:paragraph-rsid="01481271" style:font-style-asian="normal" style:font-weight-asian="normal" style:font-style-complex="normal" style:font-weight-complex="normal"/>
    </style:style>
    <style:style style:name="P37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49c2b1" officeooo:paragraph-rsid="0149c2b1" style:font-style-asian="normal" style:font-weight-asian="normal" style:font-style-complex="normal" style:font-weight-complex="normal"/>
    </style:style>
    <style:style style:name="P37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4a6b94" officeooo:paragraph-rsid="014a6b94" style:font-style-asian="normal" style:font-weight-asian="normal" style:font-style-complex="normal" style:font-weight-complex="normal"/>
    </style:style>
    <style:style style:name="P37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4cb86f" officeooo:paragraph-rsid="014c6640" style:font-style-asian="normal" style:font-weight-asian="normal" style:font-style-complex="normal" style:font-weight-complex="normal"/>
    </style:style>
    <style:style style:name="P37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4cb86f" officeooo:paragraph-rsid="014e6b17" style:font-style-asian="normal" style:font-weight-asian="normal" style:font-style-complex="normal" style:font-weight-complex="normal"/>
    </style:style>
    <style:style style:name="P37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4e6b17" officeooo:paragraph-rsid="014e6b17" style:font-style-asian="normal" style:font-weight-asian="normal" style:font-style-complex="normal" style:font-weight-complex="normal"/>
    </style:style>
    <style:style style:name="P37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53acf1" officeooo:paragraph-rsid="0153acf1" style:font-style-asian="normal" style:font-weight-asian="normal" style:font-style-complex="normal" style:font-weight-complex="normal"/>
    </style:style>
    <style:style style:name="P37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54b68b" officeooo:paragraph-rsid="0154b68b" style:font-style-asian="normal" style:font-weight-asian="normal" style:font-style-complex="normal" style:font-weight-complex="normal"/>
    </style:style>
    <style:style style:name="P38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57b518" officeooo:paragraph-rsid="0157b518" style:font-style-asian="normal" style:font-weight-asian="normal" style:font-style-complex="normal" style:font-weight-complex="normal"/>
    </style:style>
    <style:style style:name="P38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591e2c" officeooo:paragraph-rsid="01591e2c" style:font-style-asian="normal" style:font-weight-asian="normal" style:font-style-complex="normal" style:font-weight-complex="normal"/>
    </style:style>
    <style:style style:name="P38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5aa0a8" officeooo:paragraph-rsid="015aa0a8" style:font-style-asian="normal" style:font-weight-asian="normal" style:font-style-complex="normal" style:font-weight-complex="normal"/>
    </style:style>
    <style:style style:name="P38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5b2ad8" officeooo:paragraph-rsid="015b2ad8" style:font-style-asian="normal" style:font-weight-asian="normal" style:font-style-complex="normal" style:font-weight-complex="normal"/>
    </style:style>
    <style:style style:name="P38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5be327" officeooo:paragraph-rsid="015be327" style:font-style-asian="normal" style:font-weight-asian="normal" style:font-style-complex="normal" style:font-weight-complex="normal"/>
    </style:style>
    <style:style style:name="P38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5c66b7" officeooo:paragraph-rsid="015c66b7" style:font-style-asian="normal" style:font-weight-asian="normal" style:font-style-complex="normal" style:font-weight-complex="normal"/>
    </style:style>
    <style:style style:name="P38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5d5561" officeooo:paragraph-rsid="015d5561" style:font-style-asian="normal" style:font-weight-asian="normal" style:font-style-complex="normal" style:font-weight-complex="normal"/>
    </style:style>
    <style:style style:name="P38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5f031b" officeooo:paragraph-rsid="015f031b" style:font-style-asian="normal" style:font-weight-asian="normal" style:font-style-complex="normal" style:font-weight-complex="normal"/>
    </style:style>
    <style:style style:name="P38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5f7748" officeooo:paragraph-rsid="015f7748" style:font-style-asian="normal" style:font-weight-asian="normal" style:font-style-complex="normal" style:font-weight-complex="normal"/>
    </style:style>
    <style:style style:name="P38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63ce51" officeooo:paragraph-rsid="0163ce51" style:font-style-asian="normal" style:font-weight-asian="normal" style:font-style-complex="normal" style:font-weight-complex="normal"/>
    </style:style>
    <style:style style:name="P39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0f44e1" officeooo:paragraph-rsid="0019d784" style:font-style-asian="normal" style:font-weight-asian="bold" style:font-style-complex="normal" style:font-weight-complex="bold"/>
    </style:style>
    <style:style style:name="P39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1a8a40" officeooo:paragraph-rsid="001a8a40" style:font-style-asian="normal" style:font-weight-asian="bold" style:font-style-complex="normal" style:font-weight-complex="bold"/>
    </style:style>
    <style:style style:name="P39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1d0821" officeooo:paragraph-rsid="001d0821" style:font-style-asian="normal" style:font-weight-asian="bold" style:font-style-complex="normal" style:font-weight-complex="bold"/>
    </style:style>
    <style:style style:name="P39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1efb97" officeooo:paragraph-rsid="001efb97" style:font-style-asian="normal" style:font-weight-asian="bold" style:font-style-complex="normal" style:font-weight-complex="bold"/>
    </style:style>
    <style:style style:name="P39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1f7a96" officeooo:paragraph-rsid="001f7a96" style:font-style-asian="normal" style:font-weight-asian="bold" style:font-style-complex="normal" style:font-weight-complex="bold"/>
    </style:style>
    <style:style style:name="P39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1fd63e" officeooo:paragraph-rsid="001fd63e" style:font-style-asian="normal" style:font-weight-asian="bold" style:font-style-complex="normal" style:font-weight-complex="bold"/>
    </style:style>
    <style:style style:name="P39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209146" officeooo:paragraph-rsid="00209146" style:font-style-asian="normal" style:font-weight-asian="bold" style:font-style-complex="normal" style:font-weight-complex="bold"/>
    </style:style>
    <style:style style:name="P39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2bff2a" officeooo:paragraph-rsid="002c9740" style:font-style-asian="normal" style:font-weight-asian="bold" style:font-style-complex="normal" style:font-weight-complex="bold"/>
    </style:style>
    <style:style style:name="P39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2e6f35" officeooo:paragraph-rsid="002e6f35" style:font-style-asian="normal" style:font-weight-asian="bold" style:font-style-complex="normal" style:font-weight-complex="bold"/>
    </style:style>
    <style:style style:name="P39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372b4c" officeooo:paragraph-rsid="00372b4c" style:font-style-asian="normal" style:font-weight-asian="bold" style:font-style-complex="normal" style:font-weight-complex="bold"/>
    </style:style>
    <style:style style:name="P40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492d00" officeooo:paragraph-rsid="00492d00" style:font-style-asian="normal" style:font-weight-asian="bold" style:font-style-complex="normal" style:font-weight-complex="bold"/>
    </style:style>
    <style:style style:name="P40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4aadda" officeooo:paragraph-rsid="004aadda" style:font-style-asian="normal" style:font-weight-asian="bold" style:font-style-complex="normal" style:font-weight-complex="bold"/>
    </style:style>
    <style:style style:name="P40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4b4845" officeooo:paragraph-rsid="004b4845" style:font-style-asian="normal" style:font-weight-asian="bold" style:font-style-complex="normal" style:font-weight-complex="bold"/>
    </style:style>
    <style:style style:name="P40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52f5a5" officeooo:paragraph-rsid="0052f5a5" style:font-style-asian="normal" style:font-weight-asian="bold" style:font-style-complex="normal" style:font-weight-complex="bold"/>
    </style:style>
    <style:style style:name="P40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55a4e7" officeooo:paragraph-rsid="0055a4e7" style:font-style-asian="normal" style:font-weight-asian="bold" style:font-style-complex="normal" style:font-weight-complex="bold"/>
    </style:style>
    <style:style style:name="P40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565b90" officeooo:paragraph-rsid="00565b90" style:font-style-asian="normal" style:font-weight-asian="bold" style:font-style-complex="normal" style:font-weight-complex="bold"/>
    </style:style>
    <style:style style:name="P40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57c5e4" officeooo:paragraph-rsid="0057c5e4" style:font-style-asian="normal" style:font-weight-asian="bold" style:font-style-complex="normal" style:font-weight-complex="bold"/>
    </style:style>
    <style:style style:name="P40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59cd64" officeooo:paragraph-rsid="0059cd64" style:font-style-asian="normal" style:font-weight-asian="bold" style:font-style-complex="normal" style:font-weight-complex="bold"/>
    </style:style>
    <style:style style:name="P40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5b6c21" officeooo:paragraph-rsid="005b6c21" style:font-style-asian="normal" style:font-weight-asian="bold" style:font-style-complex="normal" style:font-weight-complex="bold"/>
    </style:style>
    <style:style style:name="P40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5d6071" officeooo:paragraph-rsid="005d6071" style:font-style-asian="normal" style:font-weight-asian="bold" style:font-style-complex="normal" style:font-weight-complex="bold"/>
    </style:style>
    <style:style style:name="P41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5f734f" officeooo:paragraph-rsid="005f734f" style:font-style-asian="normal" style:font-weight-asian="bold" style:font-style-complex="normal" style:font-weight-complex="bold"/>
    </style:style>
    <style:style style:name="P41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6292ff" officeooo:paragraph-rsid="006292ff" style:font-style-asian="normal" style:font-weight-asian="bold" style:font-style-complex="normal" style:font-weight-complex="bold"/>
    </style:style>
    <style:style style:name="P41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643075" officeooo:paragraph-rsid="00643075" style:font-style-asian="normal" style:font-weight-asian="bold" style:font-style-complex="normal" style:font-weight-complex="bold"/>
    </style:style>
    <style:style style:name="P41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66196d" officeooo:paragraph-rsid="0066196d" style:font-style-asian="normal" style:font-weight-asian="bold" style:font-style-complex="normal" style:font-weight-complex="bold"/>
    </style:style>
    <style:style style:name="P41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674185" officeooo:paragraph-rsid="00674185" style:font-style-asian="normal" style:font-weight-asian="bold" style:font-style-complex="normal" style:font-weight-complex="bold"/>
    </style:style>
    <style:style style:name="P41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6c74bb" officeooo:paragraph-rsid="006c74bb" style:font-style-asian="normal" style:font-weight-asian="bold" style:font-style-complex="normal" style:font-weight-complex="bold"/>
    </style:style>
    <style:style style:name="P41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6d14ee" officeooo:paragraph-rsid="006d14ee" style:font-style-asian="normal" style:font-weight-asian="bold" style:font-style-complex="normal" style:font-weight-complex="bold"/>
    </style:style>
    <style:style style:name="P41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9b83f3" officeooo:paragraph-rsid="009b83f3" style:font-style-asian="normal" style:font-weight-asian="bold" style:font-style-complex="normal" style:font-weight-complex="bold"/>
    </style:style>
    <style:style style:name="P41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9cd106" officeooo:paragraph-rsid="009cd106" style:font-style-asian="normal" style:font-weight-asian="bold" style:font-style-complex="normal" style:font-weight-complex="bold"/>
    </style:style>
    <style:style style:name="P41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9feb5d" officeooo:paragraph-rsid="009feb5d" style:font-style-asian="normal" style:font-weight-asian="bold" style:font-style-complex="normal" style:font-weight-complex="bold"/>
    </style:style>
    <style:style style:name="P42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a11f99" officeooo:paragraph-rsid="00a11f99" style:font-style-asian="normal" style:font-weight-asian="bold" style:font-style-complex="normal" style:font-weight-complex="bold"/>
    </style:style>
    <style:style style:name="P42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a5626f" officeooo:paragraph-rsid="00a5626f" style:font-style-asian="normal" style:font-weight-asian="bold" style:font-style-complex="normal" style:font-weight-complex="bold"/>
    </style:style>
    <style:style style:name="P42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b33066" officeooo:paragraph-rsid="00b33066" style:font-style-asian="normal" style:font-weight-asian="bold" style:font-style-complex="normal" style:font-weight-complex="bold"/>
    </style:style>
    <style:style style:name="P42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b559e5" officeooo:paragraph-rsid="00b559e5" style:font-style-asian="normal" style:font-weight-asian="bold" style:font-style-complex="normal" style:font-weight-complex="bold"/>
    </style:style>
    <style:style style:name="P42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b81675" officeooo:paragraph-rsid="00b81675" style:font-style-asian="normal" style:font-weight-asian="bold" style:font-style-complex="normal" style:font-weight-complex="bold"/>
    </style:style>
    <style:style style:name="P42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bdf979" officeooo:paragraph-rsid="00be7b1f" style:font-style-asian="normal" style:font-weight-asian="bold" style:font-style-complex="normal" style:font-weight-complex="bold"/>
    </style:style>
    <style:style style:name="P42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be7b1f" officeooo:paragraph-rsid="00be7b1f" style:font-style-asian="normal" style:font-weight-asian="bold" style:font-style-complex="normal" style:font-weight-complex="bold"/>
    </style:style>
    <style:style style:name="P42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c6ee01" officeooo:paragraph-rsid="00c6ee01" style:font-style-asian="normal" style:font-weight-asian="bold" style:font-style-complex="normal" style:font-weight-complex="bold"/>
    </style:style>
    <style:style style:name="P42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ca2ab4" officeooo:paragraph-rsid="00ca2ab4" style:font-style-asian="normal" style:font-weight-asian="bold" style:font-style-complex="normal" style:font-weight-complex="bold"/>
    </style:style>
    <style:style style:name="P42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dc5443" officeooo:paragraph-rsid="00dc5443" style:font-style-asian="normal" style:font-weight-asian="bold" style:font-style-complex="normal" style:font-weight-complex="bold"/>
    </style:style>
    <style:style style:name="P43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dd4eb1" officeooo:paragraph-rsid="00dd4eb1" style:font-style-asian="normal" style:font-weight-asian="bold" style:font-style-complex="normal" style:font-weight-complex="bold"/>
    </style:style>
    <style:style style:name="P43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de3dd9" officeooo:paragraph-rsid="00de3dd9" style:font-style-asian="normal" style:font-weight-asian="bold" style:font-style-complex="normal" style:font-weight-complex="bold"/>
    </style:style>
    <style:style style:name="P43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e03e19" officeooo:paragraph-rsid="00e03e19" style:font-style-asian="normal" style:font-weight-asian="bold" style:font-style-complex="normal" style:font-weight-complex="bold"/>
    </style:style>
    <style:style style:name="P43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e38fb5" officeooo:paragraph-rsid="00e38fb5" style:font-style-asian="normal" style:font-weight-asian="bold" style:font-style-complex="normal" style:font-weight-complex="bold"/>
    </style:style>
    <style:style style:name="P43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e58992" officeooo:paragraph-rsid="00e58992" style:font-style-asian="normal" style:font-weight-asian="bold" style:font-style-complex="normal" style:font-weight-complex="bold"/>
    </style:style>
    <style:style style:name="P43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e75631" officeooo:paragraph-rsid="00e75631" style:font-style-asian="normal" style:font-weight-asian="bold" style:font-style-complex="normal" style:font-weight-complex="bold"/>
    </style:style>
    <style:style style:name="P436" style:family="paragraph" style:parent-style-name="Standard">
      <style:paragraph-properties fo:line-height="150%" fo:text-align="justify" style:justify-single-word="false" fo:break-before="page"/>
      <style:text-properties fo:font-variant="normal" fo:text-transform="none" style:font-name="FreeMono" fo:language="es" fo:country="ES" fo:font-style="normal" style:text-underline-style="none" fo:font-weight="bold" officeooo:rsid="0058390f" officeooo:paragraph-rsid="0058390f" style:font-style-asian="normal" style:font-weight-asian="bold" style:font-style-complex="normal" style:font-weight-complex="bold"/>
    </style:style>
    <style:style style:name="P43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f179ea" officeooo:paragraph-rsid="00f179ea" style:font-style-asian="normal" style:font-weight-asian="bold" style:font-style-complex="normal" style:font-weight-complex="bold"/>
    </style:style>
    <style:style style:name="P43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f91dbb" officeooo:paragraph-rsid="00f91dbb" style:font-style-asian="normal" style:font-weight-asian="bold" style:font-style-complex="normal" style:font-weight-complex="bold"/>
    </style:style>
    <style:style style:name="P43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fa624a" officeooo:paragraph-rsid="00fa624a" style:font-style-asian="normal" style:font-weight-asian="bold" style:font-style-complex="normal" style:font-weight-complex="bold"/>
    </style:style>
    <style:style style:name="P44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fdcafc" officeooo:paragraph-rsid="00fdcafc" style:font-style-asian="normal" style:font-weight-asian="bold" style:font-style-complex="normal" style:font-weight-complex="bold"/>
    </style:style>
    <style:style style:name="P44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ffa116" officeooo:paragraph-rsid="00ffa116" style:font-style-asian="normal" style:font-weight-asian="bold" style:font-style-complex="normal" style:font-weight-complex="bold"/>
    </style:style>
    <style:style style:name="P44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0a9999" officeooo:paragraph-rsid="010a9999" style:font-style-asian="normal" style:font-weight-asian="bold" style:font-style-complex="normal" style:font-weight-complex="bold"/>
    </style:style>
    <style:style style:name="P44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0b43a4" officeooo:paragraph-rsid="010b43a4" style:font-style-asian="normal" style:font-weight-asian="bold" style:font-style-complex="normal" style:font-weight-complex="bold"/>
    </style:style>
    <style:style style:name="P44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11aa11" officeooo:paragraph-rsid="0111aa11" style:font-style-asian="normal" style:font-weight-asian="bold" style:font-style-complex="normal" style:font-weight-complex="bold"/>
    </style:style>
    <style:style style:name="P44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136c6e" officeooo:paragraph-rsid="01136c6e" style:font-style-asian="normal" style:font-weight-asian="bold" style:font-style-complex="normal" style:font-weight-complex="bold"/>
    </style:style>
    <style:style style:name="P44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14578a" officeooo:paragraph-rsid="0114578a" style:font-style-asian="normal" style:font-weight-asian="bold" style:font-style-complex="normal" style:font-weight-complex="bold"/>
    </style:style>
    <style:style style:name="P44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16e67f" officeooo:paragraph-rsid="0116e67f" style:font-style-asian="normal" style:font-weight-asian="bold" style:font-style-complex="normal" style:font-weight-complex="bold"/>
    </style:style>
    <style:style style:name="P44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1988e0" officeooo:paragraph-rsid="011988e0" style:font-style-asian="normal" style:font-weight-asian="bold" style:font-style-complex="normal" style:font-weight-complex="bold"/>
    </style:style>
    <style:style style:name="P44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1efa6d" officeooo:paragraph-rsid="011efa6d" style:font-style-asian="normal" style:font-weight-asian="bold" style:font-style-complex="normal" style:font-weight-complex="bold"/>
    </style:style>
    <style:style style:name="P45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238e99" officeooo:paragraph-rsid="01238e99" style:font-style-asian="normal" style:font-weight-asian="bold" style:font-style-complex="normal" style:font-weight-complex="bold"/>
    </style:style>
    <style:style style:name="P45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2bb24f" officeooo:paragraph-rsid="012bb24f" style:font-style-asian="normal" style:font-weight-asian="bold" style:font-style-complex="normal" style:font-weight-complex="bold"/>
    </style:style>
    <style:style style:name="P45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2e8bd5" officeooo:paragraph-rsid="012e8bd5" style:font-style-asian="normal" style:font-weight-asian="bold" style:font-style-complex="normal" style:font-weight-complex="bold"/>
    </style:style>
    <style:style style:name="P45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35babf" officeooo:paragraph-rsid="0135babf" style:font-style-asian="normal" style:font-weight-asian="bold" style:font-style-complex="normal" style:font-weight-complex="bold"/>
    </style:style>
    <style:style style:name="P45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38bf6b" officeooo:paragraph-rsid="0138bf6b" style:font-style-asian="normal" style:font-weight-asian="bold" style:font-style-complex="normal" style:font-weight-complex="bold"/>
    </style:style>
    <style:style style:name="P45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43a7c5" officeooo:paragraph-rsid="0143a7c5" style:font-style-asian="normal" style:font-weight-asian="bold" style:font-style-complex="normal" style:font-weight-complex="bold"/>
    </style:style>
    <style:style style:name="P45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440923" officeooo:paragraph-rsid="01440923" style:font-style-asian="normal" style:font-weight-asian="bold" style:font-style-complex="normal" style:font-weight-complex="bold"/>
    </style:style>
    <style:style style:name="P45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49c2b1" officeooo:paragraph-rsid="0149c2b1" style:font-style-asian="normal" style:font-weight-asian="bold" style:font-style-complex="normal" style:font-weight-complex="bold"/>
    </style:style>
    <style:style style:name="P45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53acf1" officeooo:paragraph-rsid="0153acf1" style:font-style-asian="normal" style:font-weight-asian="bold" style:font-style-complex="normal" style:font-weight-complex="bold"/>
    </style:style>
    <style:style style:name="P45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591e2c" officeooo:paragraph-rsid="01591e2c" style:font-style-asian="normal" style:font-weight-asian="bold" style:font-style-complex="normal" style:font-weight-complex="bold"/>
    </style:style>
    <style:style style:name="P46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5b2ad8" officeooo:paragraph-rsid="015b2ad8" style:font-style-asian="normal" style:font-weight-asian="bold" style:font-style-complex="normal" style:font-weight-complex="bold"/>
    </style:style>
    <style:style style:name="P46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63ce51" officeooo:paragraph-rsid="0163ce51" style:font-style-asian="normal" style:font-weight-asian="bold" style:font-style-complex="normal" style:font-weight-complex="bold"/>
    </style:style>
    <style:style style:name="P462" style:family="paragraph" style:parent-style-name="Standard">
      <style:paragraph-properties fo:line-height="150%" fo:text-align="justify" style:justify-single-word="false"/>
      <style:text-properties fo:font-variant="normal" fo:text-transform="none" style:font-name="FreeMono" fo:language="es" fo:country="ES" fo:font-style="italic" style:text-underline-style="none" fo:font-weight="normal" officeooo:rsid="004aa6ac" officeooo:paragraph-rsid="004aa6ac" style:font-style-asian="italic" style:font-weight-asian="normal" style:font-style-complex="italic" style:font-weight-complex="normal"/>
    </style:style>
    <style:style style:name="P463" style:family="paragraph" style:parent-style-name="Standard">
      <style:paragraph-properties fo:line-height="150%" fo:text-align="justify" style:justify-single-word="false"/>
      <style:text-properties fo:font-variant="normal" fo:text-transform="none" style:font-name="FreeMono" fo:language="es" fo:country="ES" fo:font-style="italic" style:text-underline-style="none" fo:font-weight="normal" officeooo:rsid="006515ba" officeooo:paragraph-rsid="006515ba" style:font-style-asian="italic" style:font-weight-asian="normal" style:font-style-complex="italic" style:font-weight-complex="normal"/>
    </style:style>
    <style:style style:name="P464" style:family="paragraph" style:parent-style-name="Standard">
      <style:paragraph-properties fo:line-height="150%" fo:text-align="justify" style:justify-single-word="false"/>
      <style:text-properties fo:font-variant="normal" fo:text-transform="none" style:font-name="FreeMono" fo:language="es" fo:country="ES" fo:font-style="italic" style:text-underline-style="none" fo:font-weight="normal" officeooo:rsid="00680300" officeooo:paragraph-rsid="00680300" style:font-style-asian="italic" style:font-weight-asian="normal" style:font-style-complex="italic" style:font-weight-complex="normal"/>
    </style:style>
    <style:style style:name="P465" style:family="paragraph" style:parent-style-name="Standard">
      <style:paragraph-properties fo:line-height="150%" fo:text-align="justify" style:justify-single-word="false"/>
      <style:text-properties fo:font-variant="normal" fo:text-transform="none" style:font-name="FreeMono" fo:language="es" fo:country="ES" fo:font-style="italic" style:text-underline-style="none" fo:font-weight="normal" officeooo:rsid="006c74bb" officeooo:paragraph-rsid="006c74bb" style:font-style-asian="italic" style:font-weight-asian="normal" style:font-style-complex="italic" style:font-weight-complex="normal"/>
    </style:style>
    <style:style style:name="P466" style:family="paragraph" style:parent-style-name="Standard">
      <style:paragraph-properties fo:line-height="150%" fo:text-align="justify" style:justify-single-word="false"/>
      <style:text-properties fo:font-variant="normal" fo:text-transform="none" style:font-name="FreeMono" fo:language="es" fo:country="ES" fo:font-style="italic" style:text-underline-style="none" fo:font-weight="normal" officeooo:rsid="00b33066" officeooo:paragraph-rsid="00b33066" style:font-style-asian="italic" style:font-weight-asian="normal" style:font-style-complex="italic" style:font-weight-complex="normal"/>
    </style:style>
    <style:style style:name="P467" style:family="paragraph" style:parent-style-name="Standard">
      <style:paragraph-properties fo:line-height="150%" fo:text-align="justify" style:justify-single-word="false"/>
      <style:text-properties fo:font-variant="normal" fo:text-transform="none" style:font-name="FreeMono" fo:language="es" fo:country="ES" fo:font-style="italic" style:text-underline-style="none" fo:font-weight="normal" officeooo:rsid="014a6b94" officeooo:paragraph-rsid="014a6b94" style:font-style-asian="italic" style:font-weight-asian="normal" style:font-style-complex="italic" style:font-weight-complex="normal"/>
    </style:style>
    <style:style style:name="P468" style:family="paragraph" style:parent-style-name="Standard">
      <style:paragraph-properties fo:line-height="150%" fo:text-align="justify" style:justify-single-word="false"/>
      <style:text-properties fo:font-variant="normal" fo:text-transform="none" style:font-name="FreeMono" fo:language="es" fo:country="ES" fo:font-style="italic" style:text-underline-style="none" fo:font-weight="normal" officeooo:rsid="014c6640" officeooo:paragraph-rsid="014c6640" style:font-style-asian="italic" style:font-weight-asian="normal" style:font-style-complex="italic" style:font-weight-complex="normal"/>
    </style:style>
    <style:style style:name="P469" style:family="paragraph" style:parent-style-name="Standard">
      <style:paragraph-properties fo:line-height="150%" fo:text-align="justify" style:justify-single-word="false"/>
      <style:text-properties fo:font-variant="normal" fo:text-transform="none" style:font-name="FreeMono" fo:language="es" fo:country="ES" fo:font-style="italic" style:text-underline-style="none" fo:font-weight="normal" officeooo:rsid="014e6b17" officeooo:paragraph-rsid="014e6b17" style:font-style-asian="italic" style:font-weight-asian="normal" style:font-style-complex="italic" style:font-weight-complex="normal"/>
    </style:style>
    <style:style style:name="P470" style:family="paragraph" style:parent-style-name="Standard">
      <style:paragraph-properties fo:line-height="150%" fo:text-align="justify" style:justify-single-word="false"/>
      <style:text-properties fo:font-variant="normal" fo:text-transform="none" style:font-name="FreeMono" fo:language="en" fo:country="US" fo:font-style="normal" style:text-underline-style="none" fo:font-weight="normal" officeooo:rsid="0014b6bd" officeooo:paragraph-rsid="0023defd" style:font-style-asian="normal" style:font-weight-asian="normal" style:font-style-complex="normal" style:font-weight-complex="normal"/>
    </style:style>
    <style:style style:name="P471" style:family="paragraph" style:parent-style-name="Standard">
      <style:paragraph-properties fo:line-height="150%" fo:text-align="justify" style:justify-single-word="false"/>
      <style:text-properties fo:font-variant="normal" fo:text-transform="none" style:font-name="FreeMono" style:text-underline-style="none" fo:font-weight="normal" officeooo:rsid="0037ee6a" officeooo:paragraph-rsid="0037ee6a" style:font-weight-asian="normal" style:font-weight-complex="normal"/>
    </style:style>
    <style:style style:name="P472" style:family="paragraph" style:parent-style-name="Standard">
      <style:paragraph-properties fo:line-height="150%" fo:text-align="justify" style:justify-single-word="false"/>
      <style:text-properties fo:font-variant="normal" fo:text-transform="none" style:font-name="FreeMono" style:text-underline-style="none" fo:font-weight="normal" officeooo:rsid="00391582" officeooo:paragraph-rsid="00391582" style:font-weight-asian="normal" style:font-weight-complex="normal"/>
    </style:style>
    <style:style style:name="P473" style:family="paragraph" style:parent-style-name="Standard">
      <style:paragraph-properties fo:line-height="150%" fo:text-align="justify" style:justify-single-word="false"/>
      <style:text-properties fo:font-variant="normal" fo:text-transform="none" style:font-name="FreeMono" style:text-underline-style="none" fo:font-weight="normal" officeooo:rsid="003ae7e0" officeooo:paragraph-rsid="00391582" style:font-weight-asian="normal" style:font-weight-complex="normal"/>
    </style:style>
    <style:style style:name="P474" style:family="paragraph" style:parent-style-name="Standard">
      <style:paragraph-properties fo:line-height="150%" fo:text-align="justify" style:justify-single-word="false"/>
      <style:text-properties fo:font-variant="normal" fo:text-transform="none" style:font-name="FreeMono" style:text-underline-style="none" fo:font-weight="normal" officeooo:rsid="003ae7e0" officeooo:paragraph-rsid="003ae7e0" style:font-weight-asian="normal" style:font-weight-complex="normal"/>
    </style:style>
    <style:style style:name="P475" style:family="paragraph" style:parent-style-name="Standard">
      <style:paragraph-properties fo:line-height="150%" fo:text-align="justify" style:justify-single-word="false"/>
      <style:text-properties fo:font-variant="normal" fo:text-transform="none" style:font-name="FreeMono" style:text-underline-style="none" fo:font-weight="normal" officeooo:rsid="003b2b3b" officeooo:paragraph-rsid="003b2b3b" style:font-weight-asian="normal" style:font-weight-complex="normal"/>
    </style:style>
    <style:style style:name="P476" style:family="paragraph" style:parent-style-name="Standard">
      <style:paragraph-properties fo:line-height="150%" fo:text-align="justify" style:justify-single-word="false"/>
      <style:text-properties fo:font-variant="normal" fo:text-transform="none" style:font-name="FreeMono" style:text-underline-style="none" fo:font-weight="normal" officeooo:rsid="003cc79d" officeooo:paragraph-rsid="003cc79d" style:font-weight-asian="normal" style:font-weight-complex="normal"/>
    </style:style>
    <style:style style:name="P477" style:family="paragraph" style:parent-style-name="Standard">
      <style:paragraph-properties fo:line-height="150%" fo:text-align="justify" style:justify-single-word="false"/>
      <style:text-properties fo:font-variant="normal" fo:text-transform="none" style:font-name="FreeMono" style:text-underline-style="none" fo:font-weight="normal" officeooo:rsid="003d1949" officeooo:paragraph-rsid="003d1949" style:font-weight-asian="normal" style:font-weight-complex="normal"/>
    </style:style>
    <style:style style:name="P478" style:family="paragraph" style:parent-style-name="Standard">
      <style:paragraph-properties fo:line-height="150%" fo:text-align="justify" style:justify-single-word="false"/>
      <style:text-properties fo:font-variant="normal" fo:text-transform="none" style:font-name="FreeMono" style:text-underline-style="none" fo:font-weight="bold" officeooo:rsid="00391582" officeooo:paragraph-rsid="00391582" style:font-weight-asian="bold" style:font-weight-complex="bold"/>
    </style:style>
    <style:style style:name="P479" style:family="paragraph" style:parent-style-name="Standard">
      <style:paragraph-properties fo:line-height="150%" fo:text-align="justify" style:justify-single-word="false"/>
      <style:text-properties fo:font-variant="normal" fo:text-transform="none" style:font-name="FreeMono" fo:font-style="normal" style:text-underline-style="none" fo:font-weight="normal" officeooo:rsid="003b2b3b" officeooo:paragraph-rsid="003b2b3b" style:font-style-asian="normal" style:font-weight-asian="normal" style:font-style-complex="normal" style:font-weight-complex="normal"/>
    </style:style>
    <style:style style:name="P480" style:family="paragraph" style:parent-style-name="Standard">
      <style:paragraph-properties fo:line-height="150%" fo:text-align="justify" style:justify-single-word="false"/>
      <style:text-properties fo:font-variant="normal" fo:text-transform="none" style:font-name="FreeMono" fo:font-style="normal" style:text-underline-style="none" fo:font-weight="normal" officeooo:rsid="003c1cc7" officeooo:paragraph-rsid="003c1cc7" style:font-style-asian="normal" style:font-weight-asian="normal" style:font-style-complex="normal" style:font-weight-complex="normal"/>
    </style:style>
    <style:style style:name="P481" style:family="paragraph" style:parent-style-name="Standard">
      <style:paragraph-properties fo:line-height="150%" fo:text-align="justify" style:justify-single-word="false"/>
      <style:text-properties fo:font-variant="normal" fo:text-transform="none" style:font-name="FreeMono" fo:font-style="normal" style:text-underline-style="none" fo:font-weight="normal" officeooo:rsid="003cc79d" officeooo:paragraph-rsid="003cc79d" style:font-style-asian="normal" style:font-weight-asian="normal" style:font-style-complex="normal" style:font-weight-complex="normal"/>
    </style:style>
    <style:style style:name="P482" style:family="paragraph" style:parent-style-name="Standard">
      <style:paragraph-properties fo:line-height="150%" fo:text-align="justify" style:justify-single-word="false"/>
      <style:text-properties fo:font-variant="normal" fo:text-transform="none" style:font-name="FreeMono" fo:font-style="normal" style:text-underline-style="none" fo:font-weight="normal" officeooo:rsid="003d1949" officeooo:paragraph-rsid="003d1949" style:font-style-asian="normal" style:font-weight-asian="normal" style:font-style-complex="normal" style:font-weight-complex="normal"/>
    </style:style>
    <style:style style:name="P483" style:family="paragraph" style:parent-style-name="Standard">
      <style:paragraph-properties fo:line-height="150%" fo:text-align="justify" style:justify-single-word="false"/>
      <style:text-properties fo:font-variant="normal" fo:text-transform="none" style:font-name="FreeMono" fo:font-style="normal" style:text-underline-style="none" fo:font-weight="normal" officeooo:rsid="0040c898" officeooo:paragraph-rsid="0040c898" style:font-style-asian="normal" style:font-weight-asian="normal" style:font-style-complex="normal" style:font-weight-complex="normal"/>
    </style:style>
    <style:style style:name="P484" style:family="paragraph" style:parent-style-name="Standard">
      <style:paragraph-properties fo:line-height="150%" fo:text-align="justify" style:justify-single-word="false"/>
      <style:text-properties fo:font-variant="normal" fo:text-transform="none" style:font-name="FreeMono" fo:font-style="normal" style:text-underline-style="none" fo:font-weight="normal" officeooo:rsid="0040f1b6" officeooo:paragraph-rsid="0040f1b6" style:font-style-asian="normal" style:font-weight-asian="normal" style:font-style-complex="normal" style:font-weight-complex="normal"/>
    </style:style>
    <style:style style:name="P485" style:family="paragraph" style:parent-style-name="Standard">
      <style:paragraph-properties fo:line-height="150%" fo:text-align="justify" style:justify-single-word="false"/>
      <style:text-properties fo:font-variant="normal" fo:text-transform="none" style:font-name="FreeMono" fo:font-style="normal" style:text-underline-style="none" fo:font-weight="normal" officeooo:rsid="00428161" officeooo:paragraph-rsid="00428161" style:font-style-asian="normal" style:font-weight-asian="normal" style:font-style-complex="normal" style:font-weight-complex="normal"/>
    </style:style>
    <style:style style:name="P486" style:family="paragraph" style:parent-style-name="Standard">
      <style:paragraph-properties fo:line-height="150%" fo:text-align="justify" style:justify-single-word="false"/>
      <style:text-properties fo:font-variant="normal" fo:text-transform="none" style:font-name="FreeMono" fo:font-style="normal" style:text-underline-style="none" fo:font-weight="bold" officeooo:rsid="003cc79d" officeooo:paragraph-rsid="003cc79d" style:font-style-asian="normal" style:font-weight-asian="bold" style:font-style-complex="normal" style:font-weight-complex="bold"/>
    </style:style>
    <style:style style:name="P487" style:family="paragraph" style:parent-style-name="Standard">
      <style:paragraph-properties fo:line-height="150%" fo:text-align="justify" style:justify-single-word="false"/>
      <style:text-properties fo:font-variant="normal" fo:text-transform="none" style:font-name="FreeMono" fo:font-style="normal" style:text-underline-style="none" fo:font-weight="bold" officeooo:rsid="003d1949" officeooo:paragraph-rsid="003d1949" style:font-style-asian="normal" style:font-weight-asian="bold" style:font-style-complex="normal" style:font-weight-complex="bold"/>
    </style:style>
    <style:style style:name="P488" style:family="paragraph" style:parent-style-name="Standard">
      <style:paragraph-properties fo:line-height="150%" fo:text-align="justify" style:justify-single-word="false"/>
      <style:text-properties fo:font-variant="normal" fo:text-transform="none" style:font-name="FreeMono" fo:font-style="normal" style:text-underline-style="none" fo:font-weight="bold" officeooo:rsid="0040c898" officeooo:paragraph-rsid="0040c898" style:font-style-asian="normal" style:font-weight-asian="bold" style:font-style-complex="normal" style:font-weight-complex="bold"/>
    </style:style>
    <style:style style:name="P489" style:family="paragraph" style:parent-style-name="Standard">
      <style:paragraph-properties fo:line-height="150%" fo:text-align="justify" style:justify-single-word="false"/>
      <style:text-properties fo:font-variant="normal" fo:text-transform="none" style:font-name="FreeMono" fo:font-style="italic" style:text-underline-style="none" fo:font-weight="normal" officeooo:rsid="0040c898" officeooo:paragraph-rsid="0040c898" style:font-style-asian="italic" style:font-weight-asian="normal" style:font-style-complex="italic" style:font-weight-complex="normal"/>
    </style:style>
    <style:style style:name="P490" style:family="paragraph" style:parent-style-name="Standard">
      <style:paragraph-properties fo:line-height="150%" fo:text-align="justify" style:justify-single-word="false"/>
      <style:text-properties fo:font-weight="bold" officeooo:rsid="001c7741" officeooo:paragraph-rsid="001c7741" style:font-weight-asian="bold" style:font-weight-complex="bold"/>
    </style:style>
    <style:style style:name="P491" style:family="paragraph" style:parent-style-name="Standard">
      <style:paragraph-properties fo:line-height="150%" fo:text-align="justify" style:justify-single-word="false"/>
      <style:text-properties fo:font-weight="bold" officeooo:rsid="001efb97" officeooo:paragraph-rsid="001efb97" style:font-weight-asian="bold" style:font-weight-complex="bold"/>
    </style:style>
    <style:style style:name="P492" style:family="paragraph" style:parent-style-name="Standard">
      <style:paragraph-properties fo:line-height="150%" fo:text-align="justify" style:justify-single-word="false"/>
      <style:text-properties fo:font-weight="bold" officeooo:rsid="001f7a96" officeooo:paragraph-rsid="001f7a96" style:font-weight-asian="bold" style:font-weight-complex="bold"/>
    </style:style>
    <style:style style:name="P493" style:family="paragraph" style:parent-style-name="Standard">
      <style:paragraph-properties fo:line-height="150%" fo:text-align="justify" style:justify-single-word="false"/>
      <style:text-properties fo:font-weight="bold" officeooo:rsid="001fd63e" officeooo:paragraph-rsid="001fd63e" style:font-weight-asian="bold" style:font-weight-complex="bold"/>
    </style:style>
    <style:style style:name="P494" style:family="paragraph" style:parent-style-name="Standard">
      <style:paragraph-properties fo:line-height="150%" fo:text-align="justify" style:justify-single-word="false"/>
      <style:text-properties fo:font-weight="bold" officeooo:rsid="00209146" officeooo:paragraph-rsid="00209146" style:font-weight-asian="bold" style:font-weight-complex="bold"/>
    </style:style>
    <style:style style:name="P495" style:family="paragraph" style:parent-style-name="Standard">
      <style:paragraph-properties fo:line-height="150%" fo:text-align="justify" style:justify-single-word="false"/>
      <style:text-properties fo:font-weight="bold" officeooo:rsid="002bff2a" officeooo:paragraph-rsid="002bff2a" style:font-weight-asian="bold" style:font-weight-complex="bold"/>
    </style:style>
    <style:style style:name="P496" style:family="paragraph" style:parent-style-name="Standard">
      <style:paragraph-properties fo:line-height="150%" fo:text-align="justify" style:justify-single-word="false"/>
      <style:text-properties fo:font-weight="bold" officeooo:rsid="00372b4c" officeooo:paragraph-rsid="00372b4c" style:font-weight-asian="bold" style:font-weight-complex="bold"/>
    </style:style>
    <style:style style:name="P497" style:family="paragraph" style:parent-style-name="Standard">
      <style:paragraph-properties fo:line-height="150%" fo:text-align="justify" style:justify-single-word="false"/>
      <style:text-properties fo:font-weight="bold" officeooo:rsid="00391582" officeooo:paragraph-rsid="00391582" style:font-weight-asian="bold" style:font-weight-complex="bold"/>
    </style:style>
    <style:style style:name="P498" style:family="paragraph" style:parent-style-name="Standard">
      <style:paragraph-properties fo:line-height="150%" fo:text-align="justify" style:justify-single-word="false"/>
      <style:text-properties fo:font-weight="bold" officeooo:rsid="003ae7e0" officeooo:paragraph-rsid="003ae7e0" style:font-weight-asian="bold" style:font-weight-complex="bold"/>
    </style:style>
    <style:style style:name="P499" style:family="paragraph" style:parent-style-name="Standard">
      <style:paragraph-properties fo:line-height="150%" fo:text-align="justify" style:justify-single-word="false"/>
      <style:text-properties fo:font-weight="bold" officeooo:rsid="0052f5a5" officeooo:paragraph-rsid="0052f5a5" style:font-weight-asian="bold" style:font-weight-complex="bold"/>
    </style:style>
    <style:style style:name="P500" style:family="paragraph" style:parent-style-name="Standard">
      <style:paragraph-properties fo:line-height="150%" fo:text-align="justify" style:justify-single-word="false"/>
      <style:text-properties fo:font-weight="bold" officeooo:rsid="0076b7cb" officeooo:paragraph-rsid="0076b7cb" style:font-weight-asian="bold" style:font-weight-complex="bold"/>
    </style:style>
    <style:style style:name="P501" style:family="paragraph" style:parent-style-name="Standard">
      <style:paragraph-properties fo:line-height="150%" fo:text-align="justify" style:justify-single-word="false"/>
      <style:text-properties fo:font-weight="bold" officeooo:rsid="00be7b1f" officeooo:paragraph-rsid="00be7b1f" style:font-weight-asian="bold" style:font-weight-complex="bold"/>
    </style:style>
    <style:style style:name="P502" style:family="paragraph" style:parent-style-name="Standard">
      <style:paragraph-properties fo:line-height="150%" fo:text-align="justify" style:justify-single-word="false"/>
      <style:text-properties fo:font-weight="bold" officeooo:rsid="00eb0f20" officeooo:paragraph-rsid="00eb0f20" style:font-weight-asian="bold" style:font-weight-complex="bold"/>
    </style:style>
    <style:style style:name="P503" style:family="paragraph" style:parent-style-name="Standard">
      <style:paragraph-properties fo:line-height="150%" fo:text-align="justify" style:justify-single-word="false"/>
      <style:text-properties fo:font-weight="bold" officeooo:rsid="00f01a44" officeooo:paragraph-rsid="00f01a44" style:font-weight-asian="bold" style:font-weight-complex="bold"/>
    </style:style>
    <style:style style:name="P504" style:family="paragraph" style:parent-style-name="Standard">
      <style:paragraph-properties fo:line-height="150%" fo:text-align="justify" style:justify-single-word="false"/>
      <style:text-properties fo:font-weight="bold" officeooo:rsid="00f020ad" officeooo:paragraph-rsid="00f020ad" style:font-weight-asian="bold" style:font-weight-complex="bold"/>
    </style:style>
    <style:style style:name="P505" style:family="paragraph" style:parent-style-name="Standard">
      <style:paragraph-properties fo:line-height="150%" fo:text-align="justify" style:justify-single-word="false"/>
      <style:text-properties officeooo:rsid="00265baa" officeooo:paragraph-rsid="00265baa"/>
    </style:style>
    <style:style style:name="P506" style:family="paragraph" style:parent-style-name="Standard">
      <style:paragraph-properties fo:line-height="150%" fo:text-align="justify" style:justify-single-word="false"/>
      <style:text-properties officeooo:rsid="002a29d1" officeooo:paragraph-rsid="002a29d1"/>
    </style:style>
    <style:style style:name="P507" style:family="paragraph" style:parent-style-name="Standard">
      <style:paragraph-properties fo:line-height="150%" fo:text-align="justify" style:justify-single-word="false"/>
      <style:text-properties officeooo:rsid="0033623d" officeooo:paragraph-rsid="0034423f"/>
    </style:style>
    <style:style style:name="P508" style:family="paragraph" style:parent-style-name="Standard">
      <style:paragraph-properties fo:line-height="150%" fo:text-align="justify" style:justify-single-word="false"/>
      <style:text-properties officeooo:rsid="0034423f" officeooo:paragraph-rsid="0034423f"/>
    </style:style>
    <style:style style:name="P509" style:family="paragraph" style:parent-style-name="Standard">
      <style:paragraph-properties fo:line-height="150%" fo:text-align="justify" style:justify-single-word="false"/>
      <style:text-properties officeooo:rsid="00357683" officeooo:paragraph-rsid="00357683"/>
    </style:style>
    <style:style style:name="P510" style:family="paragraph" style:parent-style-name="Standard">
      <style:paragraph-properties fo:line-height="150%" fo:text-align="justify" style:justify-single-word="false"/>
      <style:text-properties officeooo:rsid="00372b4c" officeooo:paragraph-rsid="00372b4c"/>
    </style:style>
    <style:style style:name="P511" style:family="paragraph" style:parent-style-name="Standard">
      <style:paragraph-properties fo:line-height="150%" fo:text-align="justify" style:justify-single-word="false"/>
      <style:text-properties officeooo:rsid="00373a36" officeooo:paragraph-rsid="00373a36"/>
    </style:style>
    <style:style style:name="P512" style:family="paragraph" style:parent-style-name="Standard">
      <style:paragraph-properties fo:line-height="150%" fo:text-align="justify" style:justify-single-word="false"/>
      <style:text-properties officeooo:rsid="0037ee6a" officeooo:paragraph-rsid="0037ee6a"/>
    </style:style>
    <style:style style:name="P513" style:family="paragraph" style:parent-style-name="Standard">
      <style:paragraph-properties fo:line-height="150%" fo:text-align="justify" style:justify-single-word="false"/>
      <style:text-properties officeooo:rsid="00391582" officeooo:paragraph-rsid="00391582"/>
    </style:style>
    <style:style style:name="P514" style:family="paragraph" style:parent-style-name="Standard">
      <style:paragraph-properties fo:line-height="150%" fo:text-align="justify" style:justify-single-word="false"/>
      <style:text-properties officeooo:rsid="00492d00" officeooo:paragraph-rsid="00492d00"/>
    </style:style>
    <style:style style:name="P515" style:family="paragraph" style:parent-style-name="Standard">
      <style:paragraph-properties fo:line-height="150%" fo:text-align="justify" style:justify-single-word="false"/>
      <style:text-properties officeooo:rsid="004aa6ac" officeooo:paragraph-rsid="004aa6ac"/>
    </style:style>
    <style:style style:name="P516" style:family="paragraph" style:parent-style-name="Standard">
      <style:paragraph-properties fo:line-height="150%" fo:text-align="justify" style:justify-single-word="false"/>
      <style:text-properties officeooo:rsid="004b4845" officeooo:paragraph-rsid="004b4845"/>
    </style:style>
    <style:style style:name="P517" style:family="paragraph" style:parent-style-name="Standard">
      <style:paragraph-properties fo:line-height="150%" fo:text-align="justify" style:justify-single-word="false"/>
      <style:text-properties officeooo:rsid="004fb6ae" officeooo:paragraph-rsid="004fb6ae"/>
    </style:style>
    <style:style style:name="P518" style:family="paragraph" style:parent-style-name="Standard">
      <style:paragraph-properties fo:line-height="150%" fo:text-align="justify" style:justify-single-word="false"/>
      <style:text-properties officeooo:rsid="0052f5a5" officeooo:paragraph-rsid="0052f5a5"/>
    </style:style>
    <style:style style:name="P519" style:family="paragraph" style:parent-style-name="Standard">
      <style:paragraph-properties fo:line-height="150%" fo:text-align="justify" style:justify-single-word="false"/>
      <style:text-properties officeooo:rsid="0053e31b" officeooo:paragraph-rsid="0053e31b"/>
    </style:style>
    <style:style style:name="P520" style:family="paragraph" style:parent-style-name="Standard">
      <style:paragraph-properties fo:line-height="150%" fo:text-align="justify" style:justify-single-word="false"/>
      <style:text-properties officeooo:rsid="0057c5e4" officeooo:paragraph-rsid="0057c5e4"/>
    </style:style>
    <style:style style:name="P521" style:family="paragraph" style:parent-style-name="Standard">
      <style:paragraph-properties fo:line-height="150%" fo:text-align="justify" style:justify-single-word="false"/>
      <style:text-properties officeooo:rsid="005d6071" officeooo:paragraph-rsid="005da4ee"/>
    </style:style>
    <style:style style:name="P522" style:family="paragraph" style:parent-style-name="Standard">
      <style:paragraph-properties fo:line-height="150%" fo:text-align="justify" style:justify-single-word="false"/>
      <style:text-properties officeooo:rsid="005f734f" officeooo:paragraph-rsid="005f734f"/>
    </style:style>
    <style:style style:name="P523" style:family="paragraph" style:parent-style-name="Standard">
      <style:paragraph-properties fo:line-height="150%" fo:text-align="justify" style:justify-single-word="false"/>
      <style:text-properties officeooo:rsid="005fd22b" officeooo:paragraph-rsid="005fd22b"/>
    </style:style>
    <style:style style:name="P524" style:family="paragraph" style:parent-style-name="Standard">
      <style:paragraph-properties fo:line-height="150%" fo:text-align="justify" style:justify-single-word="false"/>
      <style:text-properties officeooo:rsid="00611d6c" officeooo:paragraph-rsid="005fd22b"/>
    </style:style>
    <style:style style:name="P525" style:family="paragraph" style:parent-style-name="Standard">
      <style:paragraph-properties fo:line-height="150%" fo:text-align="justify" style:justify-single-word="false"/>
      <style:text-properties officeooo:rsid="00611d6c" officeooo:paragraph-rsid="00611d6c"/>
    </style:style>
    <style:style style:name="P526" style:family="paragraph" style:parent-style-name="Standard">
      <style:paragraph-properties fo:line-height="150%" fo:text-align="justify" style:justify-single-word="false"/>
      <style:text-properties officeooo:rsid="006292ff" officeooo:paragraph-rsid="006292ff"/>
    </style:style>
    <style:style style:name="P527" style:family="paragraph" style:parent-style-name="Standard">
      <style:paragraph-properties fo:line-height="150%" fo:text-align="justify" style:justify-single-word="false"/>
      <style:text-properties officeooo:rsid="00643075" officeooo:paragraph-rsid="00643075"/>
    </style:style>
    <style:style style:name="P528" style:family="paragraph" style:parent-style-name="Standard">
      <style:paragraph-properties fo:line-height="150%" fo:text-align="justify" style:justify-single-word="false"/>
      <style:text-properties officeooo:rsid="0066196d" officeooo:paragraph-rsid="0066196d"/>
    </style:style>
    <style:style style:name="P529" style:family="paragraph" style:parent-style-name="Standard">
      <style:paragraph-properties fo:line-height="150%" fo:text-align="justify" style:justify-single-word="false"/>
      <style:text-properties officeooo:rsid="00680300" officeooo:paragraph-rsid="00680300"/>
    </style:style>
    <style:style style:name="P530" style:family="paragraph" style:parent-style-name="Standard">
      <style:paragraph-properties fo:line-height="150%" fo:text-align="justify" style:justify-single-word="false"/>
      <style:text-properties officeooo:rsid="0068e3da" officeooo:paragraph-rsid="0068e3da"/>
    </style:style>
    <style:style style:name="P531" style:family="paragraph" style:parent-style-name="Standard">
      <style:paragraph-properties fo:line-height="150%" fo:text-align="justify" style:justify-single-word="false"/>
      <style:text-properties officeooo:rsid="006d14ee" officeooo:paragraph-rsid="006d14ee"/>
    </style:style>
    <style:style style:name="P532" style:family="paragraph" style:parent-style-name="Standard">
      <style:paragraph-properties fo:line-height="150%" fo:text-align="justify" style:justify-single-word="false"/>
      <style:text-properties officeooo:rsid="006ec1a8" officeooo:paragraph-rsid="006ec1a8"/>
    </style:style>
    <style:style style:name="P533" style:family="paragraph" style:parent-style-name="Standard">
      <style:paragraph-properties fo:line-height="150%" fo:text-align="justify" style:justify-single-word="false"/>
      <style:text-properties officeooo:rsid="007479e2" officeooo:paragraph-rsid="007479e2"/>
    </style:style>
    <style:style style:name="P534" style:family="paragraph" style:parent-style-name="Standard">
      <style:paragraph-properties fo:line-height="150%" fo:text-align="justify" style:justify-single-word="false"/>
      <style:text-properties officeooo:rsid="0076c536" officeooo:paragraph-rsid="0076c536"/>
    </style:style>
    <style:style style:name="P535" style:family="paragraph" style:parent-style-name="Standard">
      <style:paragraph-properties fo:line-height="150%" fo:text-align="justify" style:justify-single-word="false"/>
      <style:text-properties officeooo:rsid="007b33c3" officeooo:paragraph-rsid="007b33c3"/>
    </style:style>
    <style:style style:name="P536" style:family="paragraph" style:parent-style-name="Standard">
      <style:paragraph-properties fo:line-height="150%" fo:text-align="justify" style:justify-single-word="false"/>
      <style:text-properties officeooo:rsid="007cfacd" officeooo:paragraph-rsid="007cfacd"/>
    </style:style>
    <style:style style:name="P537" style:family="paragraph" style:parent-style-name="Standard">
      <style:paragraph-properties fo:line-height="150%" fo:text-align="justify" style:justify-single-word="false"/>
      <style:text-properties officeooo:rsid="007e251c" officeooo:paragraph-rsid="007e251c"/>
    </style:style>
    <style:style style:name="P538" style:family="paragraph" style:parent-style-name="Standard">
      <style:paragraph-properties fo:line-height="150%" fo:text-align="justify" style:justify-single-word="false"/>
      <style:text-properties officeooo:rsid="007ed73e" officeooo:paragraph-rsid="007ed73e"/>
    </style:style>
    <style:style style:name="P539" style:family="paragraph" style:parent-style-name="Standard">
      <style:paragraph-properties fo:line-height="150%" fo:text-align="justify" style:justify-single-word="false"/>
      <style:text-properties officeooo:rsid="00894624" officeooo:paragraph-rsid="00894624"/>
    </style:style>
    <style:style style:name="P540" style:family="paragraph" style:parent-style-name="Standard">
      <style:paragraph-properties fo:line-height="150%" fo:text-align="justify" style:justify-single-word="false"/>
      <style:text-properties officeooo:rsid="008c0d0a" officeooo:paragraph-rsid="008c0d0a"/>
    </style:style>
    <style:style style:name="P541" style:family="paragraph" style:parent-style-name="Standard">
      <style:paragraph-properties fo:line-height="150%" fo:text-align="justify" style:justify-single-word="false"/>
      <style:text-properties officeooo:rsid="0090bbc5" officeooo:paragraph-rsid="0090bbc5"/>
    </style:style>
    <style:style style:name="P542" style:family="paragraph" style:parent-style-name="Standard">
      <style:paragraph-properties fo:line-height="150%" fo:text-align="justify" style:justify-single-word="false"/>
      <style:text-properties officeooo:rsid="009732af" officeooo:paragraph-rsid="009732af"/>
    </style:style>
    <style:style style:name="P543" style:family="paragraph" style:parent-style-name="Standard">
      <style:paragraph-properties fo:line-height="150%" fo:text-align="justify" style:justify-single-word="false"/>
      <style:text-properties officeooo:rsid="0098e03d" officeooo:paragraph-rsid="0098e03d"/>
    </style:style>
    <style:style style:name="P544" style:family="paragraph" style:parent-style-name="Standard">
      <style:paragraph-properties fo:line-height="150%" fo:text-align="justify" style:justify-single-word="false"/>
      <style:text-properties officeooo:rsid="009b83f3" officeooo:paragraph-rsid="009b83f3"/>
    </style:style>
    <style:style style:name="P545" style:family="paragraph" style:parent-style-name="Standard">
      <style:paragraph-properties fo:line-height="150%" fo:text-align="justify" style:justify-single-word="false"/>
      <style:text-properties officeooo:rsid="009cd106" officeooo:paragraph-rsid="009cd106"/>
    </style:style>
    <style:style style:name="P546" style:family="paragraph" style:parent-style-name="Standard">
      <style:paragraph-properties fo:line-height="150%" fo:text-align="justify" style:justify-single-word="false"/>
      <style:text-properties officeooo:rsid="009d238d" officeooo:paragraph-rsid="009d238d"/>
    </style:style>
    <style:style style:name="P547" style:family="paragraph" style:parent-style-name="Standard">
      <style:paragraph-properties fo:line-height="150%" fo:text-align="justify" style:justify-single-word="false"/>
      <style:text-properties officeooo:rsid="009feb5d" officeooo:paragraph-rsid="009feb5d"/>
    </style:style>
    <style:style style:name="P548" style:family="paragraph" style:parent-style-name="Standard">
      <style:paragraph-properties fo:line-height="150%" fo:text-align="justify" style:justify-single-word="false"/>
      <style:text-properties officeooo:rsid="00a152fc" officeooo:paragraph-rsid="00a152fc"/>
    </style:style>
    <style:style style:name="P549" style:family="paragraph" style:parent-style-name="Standard">
      <style:paragraph-properties fo:line-height="150%" fo:text-align="justify" style:justify-single-word="false"/>
      <style:text-properties officeooo:rsid="00a40bea" officeooo:paragraph-rsid="00a40bea"/>
    </style:style>
    <style:style style:name="P550" style:family="paragraph" style:parent-style-name="Standard">
      <style:paragraph-properties fo:line-height="150%" fo:text-align="justify" style:justify-single-word="false"/>
      <style:text-properties officeooo:rsid="00a5626f" officeooo:paragraph-rsid="00a5626f"/>
    </style:style>
    <style:style style:name="P551" style:family="paragraph" style:parent-style-name="Standard">
      <style:paragraph-properties fo:line-height="150%" fo:text-align="justify" style:justify-single-word="false"/>
      <style:text-properties officeooo:rsid="00adf159" officeooo:paragraph-rsid="00adf159"/>
    </style:style>
    <style:style style:name="P552" style:family="paragraph" style:parent-style-name="Standard">
      <style:paragraph-properties fo:line-height="150%" fo:text-align="justify" style:justify-single-word="false"/>
      <style:text-properties officeooo:rsid="00b559e5" officeooo:paragraph-rsid="00b559e5"/>
    </style:style>
    <style:style style:name="P553" style:family="paragraph" style:parent-style-name="Standard">
      <style:paragraph-properties fo:line-height="150%" fo:text-align="justify" style:justify-single-word="false"/>
      <style:text-properties officeooo:rsid="00b81675" officeooo:paragraph-rsid="00b81675"/>
    </style:style>
    <style:style style:name="P554" style:family="paragraph" style:parent-style-name="Standard">
      <style:paragraph-properties fo:line-height="150%" fo:text-align="justify" style:justify-single-word="false"/>
      <style:text-properties officeooo:rsid="00be7b1f" officeooo:paragraph-rsid="00be7b1f"/>
    </style:style>
    <style:style style:name="P555" style:family="paragraph" style:parent-style-name="Standard">
      <style:paragraph-properties fo:line-height="150%" fo:text-align="justify" style:justify-single-word="false"/>
      <style:text-properties officeooo:rsid="00c0725d" officeooo:paragraph-rsid="00c0725d"/>
    </style:style>
    <style:style style:name="P556" style:family="paragraph" style:parent-style-name="Standard">
      <style:paragraph-properties fo:line-height="150%" fo:text-align="justify" style:justify-single-word="false"/>
      <style:text-properties officeooo:rsid="00c1e7fb" officeooo:paragraph-rsid="00c1e7fb"/>
    </style:style>
    <style:style style:name="P557" style:family="paragraph" style:parent-style-name="Standard">
      <style:paragraph-properties fo:line-height="150%" fo:text-align="justify" style:justify-single-word="false"/>
      <style:text-properties officeooo:rsid="00c36c5b" officeooo:paragraph-rsid="00c36c5b"/>
    </style:style>
    <style:style style:name="P558" style:family="paragraph" style:parent-style-name="Standard">
      <style:paragraph-properties fo:line-height="150%" fo:text-align="justify" style:justify-single-word="false"/>
      <style:text-properties officeooo:rsid="00c79bdb" officeooo:paragraph-rsid="00c79bdb"/>
    </style:style>
    <style:style style:name="P559" style:family="paragraph" style:parent-style-name="Standard">
      <style:paragraph-properties fo:line-height="150%" fo:text-align="justify" style:justify-single-word="false"/>
      <style:text-properties officeooo:rsid="00c819ff" officeooo:paragraph-rsid="00c819ff"/>
    </style:style>
    <style:style style:name="P560" style:family="paragraph" style:parent-style-name="Standard">
      <style:paragraph-properties fo:line-height="150%" fo:text-align="justify" style:justify-single-word="false"/>
      <style:text-properties officeooo:rsid="00c9a2ac" officeooo:paragraph-rsid="00c9a2ac"/>
    </style:style>
    <style:style style:name="P561" style:family="paragraph" style:parent-style-name="Standard">
      <style:paragraph-properties fo:line-height="150%" fo:text-align="justify" style:justify-single-word="false"/>
      <style:text-properties officeooo:rsid="00ca2ab4" officeooo:paragraph-rsid="00ca2ab4"/>
    </style:style>
    <style:style style:name="P562" style:family="paragraph" style:parent-style-name="Standard">
      <style:paragraph-properties fo:line-height="150%" fo:text-align="justify" style:justify-single-word="false"/>
      <style:text-properties officeooo:rsid="00cd179d" officeooo:paragraph-rsid="00cd179d"/>
    </style:style>
    <style:style style:name="P563" style:family="paragraph" style:parent-style-name="Standard">
      <style:paragraph-properties fo:line-height="150%" fo:text-align="justify" style:justify-single-word="false"/>
      <style:text-properties officeooo:rsid="00cd83d0" officeooo:paragraph-rsid="00cd83d0"/>
    </style:style>
    <style:style style:name="P564" style:family="paragraph" style:parent-style-name="Standard">
      <style:paragraph-properties fo:line-height="150%" fo:text-align="justify" style:justify-single-word="false"/>
      <style:text-properties officeooo:rsid="00ce5fff" officeooo:paragraph-rsid="00ce5fff"/>
    </style:style>
    <style:style style:name="P565" style:family="paragraph" style:parent-style-name="Standard">
      <style:paragraph-properties fo:line-height="150%" fo:text-align="justify" style:justify-single-word="false"/>
      <style:text-properties officeooo:rsid="00cfd742" officeooo:paragraph-rsid="00cfd742"/>
    </style:style>
    <style:style style:name="P566" style:family="paragraph" style:parent-style-name="Standard">
      <style:paragraph-properties fo:line-height="150%" fo:text-align="justify" style:justify-single-word="false"/>
      <style:text-properties officeooo:rsid="00d04d91" officeooo:paragraph-rsid="00d04d91"/>
    </style:style>
    <style:style style:name="P567" style:family="paragraph" style:parent-style-name="Standard">
      <style:paragraph-properties fo:line-height="150%" fo:text-align="justify" style:justify-single-word="false"/>
      <style:text-properties officeooo:rsid="00d14c58" officeooo:paragraph-rsid="00d14c58"/>
    </style:style>
    <style:style style:name="P568" style:family="paragraph" style:parent-style-name="Standard">
      <style:paragraph-properties fo:line-height="150%" fo:text-align="justify" style:justify-single-word="false"/>
      <style:text-properties officeooo:rsid="00d1bb6e" officeooo:paragraph-rsid="00d1bb6e"/>
    </style:style>
    <style:style style:name="P569" style:family="paragraph" style:parent-style-name="Standard">
      <style:paragraph-properties fo:line-height="150%" fo:text-align="justify" style:justify-single-word="false"/>
      <style:text-properties officeooo:rsid="00e1f15b" officeooo:paragraph-rsid="00e1f15b"/>
    </style:style>
    <style:style style:name="P570" style:family="paragraph" style:parent-style-name="Standard">
      <style:paragraph-properties fo:line-height="150%" fo:text-align="justify" style:justify-single-word="false"/>
      <style:text-properties officeooo:rsid="00e9d081" officeooo:paragraph-rsid="00e9d081"/>
    </style:style>
    <style:style style:name="P571" style:family="paragraph" style:parent-style-name="Standard">
      <style:paragraph-properties fo:line-height="150%" fo:text-align="justify" style:justify-single-word="false"/>
      <style:text-properties officeooo:rsid="00eb0f20" officeooo:paragraph-rsid="00eb0f20"/>
    </style:style>
    <style:style style:name="P572" style:family="paragraph" style:parent-style-name="Standard">
      <style:paragraph-properties fo:line-height="150%" fo:text-align="justify" style:justify-single-word="false">
        <style:tab-stops/>
      </style:paragraph-properties>
      <style:text-properties officeooo:rsid="00eb0f20" officeooo:paragraph-rsid="00eb403d"/>
    </style:style>
    <style:style style:name="P573" style:family="paragraph" style:parent-style-name="Standard">
      <style:paragraph-properties fo:line-height="150%" fo:text-align="justify" style:justify-single-word="false"/>
      <style:text-properties officeooo:rsid="00ee3431" officeooo:paragraph-rsid="00ee3431"/>
    </style:style>
    <style:style style:name="P574" style:family="paragraph" style:parent-style-name="Standard">
      <style:paragraph-properties fo:line-height="150%" fo:text-align="justify" style:justify-single-word="false"/>
      <style:text-properties officeooo:rsid="00ef2b38" officeooo:paragraph-rsid="00ef2b38"/>
    </style:style>
    <style:style style:name="P575" style:family="paragraph" style:parent-style-name="Standard">
      <style:paragraph-properties fo:line-height="150%" fo:text-align="justify" style:justify-single-word="false"/>
      <style:text-properties officeooo:rsid="00f01a44" officeooo:paragraph-rsid="00f01a44"/>
    </style:style>
    <style:style style:name="P576" style:family="paragraph" style:parent-style-name="Standard">
      <style:paragraph-properties fo:line-height="150%" fo:text-align="justify" style:justify-single-word="false"/>
      <style:text-properties officeooo:rsid="00f020ad" officeooo:paragraph-rsid="00f020ad"/>
    </style:style>
    <style:style style:name="P577" style:family="paragraph" style:parent-style-name="Standard">
      <style:paragraph-properties fo:line-height="150%" fo:text-align="justify" style:justify-single-word="false"/>
      <style:text-properties officeooo:rsid="00f179ea" officeooo:paragraph-rsid="00f179ea"/>
    </style:style>
    <style:style style:name="P578" style:family="paragraph" style:parent-style-name="Standard">
      <style:paragraph-properties fo:line-height="150%" fo:text-align="justify" style:justify-single-word="false"/>
      <style:text-properties officeooo:rsid="00f3451c" officeooo:paragraph-rsid="00f3451c"/>
    </style:style>
    <style:style style:name="P579" style:family="paragraph" style:parent-style-name="Standard">
      <style:paragraph-properties fo:line-height="150%" fo:text-align="justify" style:justify-single-word="false"/>
      <style:text-properties officeooo:rsid="00f4567b" officeooo:paragraph-rsid="00f4567b"/>
    </style:style>
    <style:style style:name="P580" style:family="paragraph" style:parent-style-name="Standard" style:list-style-name="L1">
      <style:paragraph-properties fo:line-height="150%" fo:text-align="justify" style:justify-single-word="false"/>
      <style:text-properties fo:font-variant="small-caps" style:font-name="FreeMono" fo:language="en" fo:country="US" fo:font-style="normal" style:text-underline-style="solid" style:text-underline-width="auto" style:text-underline-color="font-color" fo:font-weight="bold" officeooo:rsid="002582c5" officeooo:paragraph-rsid="002582c5" style:font-style-asian="normal" style:font-weight-asian="bold" style:font-style-complex="normal" style:font-weight-complex="bold"/>
    </style:style>
    <style:style style:name="P581" style:family="paragraph" style:parent-style-name="Standard" style:list-style-name="L2">
      <style:paragraph-properties fo:line-height="150%" fo:text-align="justify" style:justify-single-word="false"/>
      <style:text-properties fo:font-variant="small-caps" style:font-name="FreeMono" fo:language="en" fo:country="US" fo:font-style="normal" style:text-underline-style="solid" style:text-underline-width="auto" style:text-underline-color="font-color" fo:font-weight="bold" officeooo:rsid="002582c5" officeooo:paragraph-rsid="00265baa" style:font-style-asian="normal" style:font-weight-asian="bold" style:font-style-complex="normal" style:font-weight-complex="bold"/>
    </style:style>
    <style:style style:name="P582" style:family="paragraph" style:parent-style-name="Standard" style:list-style-name="L4">
      <style:paragraph-properties fo:line-height="150%" fo:text-align="justify" style:justify-single-word="false"/>
      <style:text-properties fo:font-variant="small-caps" fo:font-weight="normal" officeooo:rsid="002f1a78" officeooo:paragraph-rsid="002f1a78" style:font-weight-asian="normal" style:font-weight-complex="normal"/>
    </style:style>
    <style:style style:name="P583" style:family="paragraph" style:parent-style-name="Standard" style:list-style-name="L5">
      <style:paragraph-properties fo:line-height="150%" fo:text-align="justify" style:justify-single-word="false"/>
      <style:text-properties fo:font-variant="small-caps" fo:font-weight="bold" officeooo:rsid="00511d24" officeooo:paragraph-rsid="00511d24" style:font-weight-asian="bold" style:font-weight-complex="bold"/>
    </style:style>
    <style:style style:name="P584" style:family="paragraph" style:parent-style-name="Standard" style:list-style-name="L1">
      <style:paragraph-properties fo:line-height="150%" fo:text-align="justify" style:justify-single-word="false"/>
      <style:text-properties fo:font-variant="normal" fo:text-transform="none" style:font-name="FreeMono" fo:language="es" fo:country="ES" fo:font-style="normal" style:text-underline-style="none" fo:font-weight="normal" officeooo:rsid="002582c5" officeooo:paragraph-rsid="002582c5" style:font-style-asian="normal" style:font-weight-asian="normal" style:font-style-complex="normal" style:font-weight-complex="normal"/>
    </style:style>
    <style:style style:name="P585" style:family="paragraph" style:parent-style-name="Standard" style:list-style-name="L2">
      <style:paragraph-properties fo:line-height="150%" fo:text-align="justify" style:justify-single-word="false"/>
      <style:text-properties fo:font-variant="normal" fo:text-transform="none" style:font-name="FreeMono" fo:language="es" fo:country="ES" fo:font-style="normal" style:text-underline-style="none" fo:font-weight="normal" officeooo:rsid="00265baa" officeooo:paragraph-rsid="00265baa" style:font-style-asian="normal" style:font-weight-asian="normal" style:font-style-complex="normal" style:font-weight-complex="normal"/>
    </style:style>
    <style:style style:name="P586" style:family="paragraph" style:parent-style-name="Standard" style:list-style-name="L3">
      <style:paragraph-properties fo:line-height="150%" fo:text-align="justify" style:justify-single-word="false"/>
      <style:text-properties fo:font-variant="normal" fo:text-transform="none" style:font-name="FreeMono" fo:language="es" fo:country="ES" fo:font-style="normal" style:text-underline-style="none" fo:font-weight="normal" officeooo:rsid="00276b86" officeooo:paragraph-rsid="00276b86" style:font-style-asian="normal" style:font-weight-asian="normal" style:font-style-complex="normal" style:font-weight-complex="normal"/>
    </style:style>
    <style:style style:name="P587" style:family="paragraph" style:parent-style-name="Standard" style:list-style-name="L3">
      <style:paragraph-properties fo:line-height="150%" fo:text-align="justify" style:justify-single-word="false"/>
      <style:text-properties fo:font-variant="normal" fo:text-transform="none" style:font-name="FreeMono" fo:language="es" fo:country="ES" fo:font-style="normal" style:text-underline-style="none" fo:font-weight="normal" officeooo:rsid="002874b8" officeooo:paragraph-rsid="002874b8" style:font-style-asian="normal" style:font-weight-asian="normal" style:font-style-complex="normal" style:font-weight-complex="normal"/>
    </style:style>
    <style:style style:name="P588" style:family="paragraph" style:parent-style-name="Standard" style:list-style-name="L4">
      <style:paragraph-properties fo:line-height="150%" fo:text-align="justify" style:justify-single-word="false"/>
      <style:text-properties fo:font-variant="normal" fo:text-transform="none" style:font-name="FreeMono" fo:language="es" fo:country="ES" fo:font-style="normal" style:text-underline-style="none" fo:font-weight="normal" officeooo:rsid="002f1a78" officeooo:paragraph-rsid="002f1a78" style:font-style-asian="normal" style:font-weight-asian="normal" style:font-style-complex="normal" style:font-weight-complex="normal"/>
    </style:style>
    <style:style style:name="P589" style:family="paragraph" style:parent-style-name="Standard" style:list-style-name="L6">
      <style:paragraph-properties fo:line-height="150%" fo:text-align="justify" style:justify-single-word="false"/>
      <style:text-properties fo:font-variant="normal" fo:text-transform="none" style:font-name="FreeMono" fo:language="es" fo:country="ES" fo:font-style="normal" style:text-underline-style="none" fo:font-weight="normal" officeooo:rsid="00519b5b" officeooo:paragraph-rsid="00519b5b" style:font-style-asian="normal" style:font-weight-asian="normal" style:font-style-complex="normal" style:font-weight-complex="normal"/>
    </style:style>
    <style:style style:name="P590" style:family="paragraph" style:parent-style-name="Standard" style:list-style-name="L7">
      <style:paragraph-properties fo:line-height="150%" fo:text-align="justify" style:justify-single-word="false"/>
      <style:text-properties fo:font-variant="normal" fo:text-transform="none" style:font-name="FreeMono" fo:language="es" fo:country="ES" fo:font-style="normal" style:text-underline-style="none" fo:font-weight="normal" officeooo:rsid="00560d4b" officeooo:paragraph-rsid="00560d4b" style:font-style-asian="normal" style:font-weight-asian="normal" style:font-style-complex="normal" style:font-weight-complex="normal"/>
    </style:style>
    <style:style style:name="P591" style:family="paragraph" style:parent-style-name="Standard" style:list-style-name="L8">
      <style:paragraph-properties fo:line-height="150%" fo:text-align="justify" style:justify-single-word="false"/>
      <style:text-properties fo:font-variant="normal" fo:text-transform="none" style:font-name="FreeMono" fo:language="es" fo:country="ES" fo:font-style="normal" style:text-underline-style="none" fo:font-weight="normal" officeooo:rsid="0068dcbe" officeooo:paragraph-rsid="0068dcbe" style:font-style-asian="normal" style:font-weight-asian="normal" style:font-style-complex="normal" style:font-weight-complex="normal"/>
    </style:style>
    <style:style style:name="P592" style:family="paragraph" style:parent-style-name="Standard" style:list-style-name="L9">
      <style:paragraph-properties fo:line-height="150%" fo:text-align="justify" style:justify-single-word="false"/>
      <style:text-properties fo:font-variant="normal" fo:text-transform="none" style:font-name="FreeMono" fo:language="es" fo:country="ES" fo:font-style="normal" style:text-underline-style="none" fo:font-weight="normal" officeooo:rsid="0068e3da" officeooo:paragraph-rsid="0068e3da" style:font-style-asian="normal" style:font-weight-asian="normal" style:font-style-complex="normal" style:font-weight-complex="normal"/>
    </style:style>
    <style:style style:name="P593" style:family="paragraph" style:parent-style-name="Standard" style:list-style-name="L10">
      <style:paragraph-properties fo:line-height="150%" fo:text-align="justify" style:justify-single-word="false"/>
      <style:text-properties fo:font-variant="normal" fo:text-transform="none" style:font-name="FreeMono" fo:language="es" fo:country="ES" fo:font-style="normal" style:text-underline-style="none" fo:font-weight="normal" officeooo:rsid="0076b7cb" officeooo:paragraph-rsid="0076b7cb" style:font-style-asian="normal" style:font-weight-asian="normal" style:font-style-complex="normal" style:font-weight-complex="normal"/>
    </style:style>
    <style:style style:name="P594" style:family="paragraph" style:parent-style-name="Standard" style:list-style-name="L20">
      <style:paragraph-properties fo:line-height="150%" fo:text-align="justify" style:justify-single-word="false"/>
      <style:text-properties fo:font-variant="normal" fo:text-transform="none" style:font-name="FreeMono" fo:language="es" fo:country="ES" fo:font-style="normal" style:text-underline-style="none" fo:font-weight="normal" officeooo:rsid="00affb95" officeooo:paragraph-rsid="00affb95" style:font-style-asian="normal" style:font-weight-asian="normal" style:font-style-complex="normal" style:font-weight-complex="normal"/>
    </style:style>
    <style:style style:name="P595" style:family="paragraph" style:parent-style-name="Standard" style:list-style-name="L21">
      <style:paragraph-properties fo:line-height="150%" fo:text-align="justify" style:justify-single-word="false"/>
      <style:text-properties fo:font-variant="normal" fo:text-transform="none" style:font-name="FreeMono" fo:language="es" fo:country="ES" fo:font-style="normal" style:text-underline-style="none" fo:font-weight="normal" officeooo:rsid="00c36c5b" officeooo:paragraph-rsid="00c36c5b" style:font-style-asian="normal" style:font-weight-asian="normal" style:font-style-complex="normal" style:font-weight-complex="normal"/>
    </style:style>
    <style:style style:name="P596" style:family="paragraph" style:parent-style-name="Standard" style:list-style-name="L22">
      <style:paragraph-properties fo:line-height="150%" fo:text-align="justify" style:justify-single-word="false"/>
      <style:text-properties fo:font-variant="normal" fo:text-transform="none" style:font-name="FreeMono" fo:language="es" fo:country="ES" fo:font-style="normal" style:text-underline-style="none" fo:font-weight="normal" officeooo:rsid="00c36c5b" officeooo:paragraph-rsid="00c36c5b" style:font-style-asian="normal" style:font-weight-asian="normal" style:font-style-complex="normal" style:font-weight-complex="normal"/>
    </style:style>
    <style:style style:name="P597" style:family="paragraph" style:parent-style-name="Standard" style:list-style-name="L23">
      <style:paragraph-properties fo:line-height="150%" fo:text-align="justify" style:justify-single-word="false"/>
      <style:text-properties fo:font-variant="normal" fo:text-transform="none" style:font-name="FreeMono" fo:language="es" fo:country="ES" fo:font-style="normal" style:text-underline-style="none" fo:font-weight="normal" officeooo:rsid="00f4567b" officeooo:paragraph-rsid="00f4567b" style:font-style-asian="normal" style:font-weight-asian="normal" style:font-style-complex="normal" style:font-weight-complex="normal"/>
    </style:style>
    <style:style style:name="P59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63fcdc" officeooo:paragraph-rsid="0163fcdc" style:font-style-asian="normal" style:font-weight-asian="normal" style:font-style-complex="normal" style:font-weight-complex="normal"/>
    </style:style>
    <style:style style:name="P59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65e1ab" officeooo:paragraph-rsid="0165e1ab" style:font-style-asian="normal" style:font-weight-asian="normal" style:font-style-complex="normal" style:font-weight-complex="normal"/>
    </style:style>
    <style:style style:name="P60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5aa0a8" officeooo:paragraph-rsid="015aa0a8" style:font-style-asian="normal" style:font-weight-asian="normal" style:font-style-complex="normal" style:font-weight-complex="normal"/>
    </style:style>
    <style:style style:name="P60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5aa0a8" officeooo:paragraph-rsid="016e9df8" style:font-style-asian="normal" style:font-weight-asian="normal" style:font-style-complex="normal" style:font-weight-complex="normal"/>
    </style:style>
    <style:style style:name="P60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662a6e" officeooo:paragraph-rsid="01662a6e" style:font-style-asian="normal" style:font-weight-asian="normal" style:font-style-complex="normal" style:font-weight-complex="normal"/>
    </style:style>
    <style:style style:name="P60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66f1f2" officeooo:paragraph-rsid="0166f1f2" style:font-style-asian="normal" style:font-weight-asian="normal" style:font-style-complex="normal" style:font-weight-complex="normal"/>
    </style:style>
    <style:style style:name="P60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670f0d" officeooo:paragraph-rsid="01670f0d" style:font-style-asian="normal" style:font-weight-asian="normal" style:font-style-complex="normal" style:font-weight-complex="normal"/>
    </style:style>
    <style:style style:name="P60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673f85" officeooo:paragraph-rsid="01673f85" style:font-style-asian="normal" style:font-weight-asian="normal" style:font-style-complex="normal" style:font-weight-complex="normal"/>
    </style:style>
    <style:style style:name="P60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68f512" officeooo:paragraph-rsid="0168f512" style:font-style-asian="normal" style:font-weight-asian="normal" style:font-style-complex="normal" style:font-weight-complex="normal"/>
    </style:style>
    <style:style style:name="P60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69f11f" officeooo:paragraph-rsid="0169f11f" style:font-style-asian="normal" style:font-weight-asian="normal" style:font-style-complex="normal" style:font-weight-complex="normal"/>
    </style:style>
    <style:style style:name="P60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6b9d90" officeooo:paragraph-rsid="016b9d90" style:font-style-asian="normal" style:font-weight-asian="normal" style:font-style-complex="normal" style:font-weight-complex="normal"/>
    </style:style>
    <style:style style:name="P60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6d7c02" officeooo:paragraph-rsid="016d7c02" style:font-style-asian="normal" style:font-weight-asian="normal" style:font-style-complex="normal" style:font-weight-complex="normal"/>
    </style:style>
    <style:style style:name="P61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6e86ca" officeooo:paragraph-rsid="016e86ca" style:font-style-asian="normal" style:font-weight-asian="normal" style:font-style-complex="normal" style:font-weight-complex="normal"/>
    </style:style>
    <style:style style:name="P61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6e9df8" officeooo:paragraph-rsid="016e9df8" style:font-style-asian="normal" style:font-weight-asian="normal" style:font-style-complex="normal" style:font-weight-complex="normal"/>
    </style:style>
    <style:style style:name="P61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65e1ab" officeooo:paragraph-rsid="0165e1ab" style:font-style-asian="normal" style:font-weight-asian="bold" style:font-style-complex="normal" style:font-weight-complex="bold"/>
    </style:style>
    <style:style style:name="P613" style:family="paragraph" style:parent-style-name="Standard">
      <style:paragraph-properties fo:line-height="150%" fo:text-align="justify" style:justify-single-word="false" fo:break-before="page"/>
      <style:text-properties fo:font-variant="normal" fo:text-transform="none" style:font-name="FreeMono" fo:language="es" fo:country="ES" fo:font-style="normal" style:text-underline-style="none" fo:font-weight="bold" officeooo:rsid="0165e1ab" officeooo:paragraph-rsid="0165e1ab" style:font-style-asian="normal" style:font-weight-asian="bold" style:font-style-complex="normal" style:font-weight-complex="bold"/>
    </style:style>
    <style:style style:name="P61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66f1f2" officeooo:paragraph-rsid="0166f1f2" style:font-style-asian="normal" style:font-weight-asian="bold" style:font-style-complex="normal" style:font-weight-complex="bold"/>
    </style:style>
    <style:style style:name="P61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670f0d" officeooo:paragraph-rsid="01670f0d" style:font-style-asian="normal" style:font-weight-asian="bold" style:font-style-complex="normal" style:font-weight-complex="bold"/>
    </style:style>
    <style:style style:name="P61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68f512" officeooo:paragraph-rsid="0168f512" style:font-style-asian="normal" style:font-weight-asian="bold" style:font-style-complex="normal" style:font-weight-complex="bold"/>
    </style:style>
    <style:style style:name="P61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69f11f" officeooo:paragraph-rsid="0169f11f" style:font-style-asian="normal" style:font-weight-asian="bold" style:font-style-complex="normal" style:font-weight-complex="bold"/>
    </style:style>
    <style:style style:name="P61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6b9d90" officeooo:paragraph-rsid="016b9d90" style:font-style-asian="normal" style:font-weight-asian="bold" style:font-style-complex="normal" style:font-weight-complex="bold"/>
    </style:style>
    <style:style style:name="P619" style:family="paragraph" style:parent-style-name="Standard" style:list-style-name="L3">
      <style:paragraph-properties fo:line-height="150%" fo:text-align="justify" style:justify-single-word="false"/>
      <style:text-properties officeooo:paragraph-rsid="00276b86"/>
    </style:style>
    <style:style style:name="P620" style:family="paragraph" style:parent-style-name="Standard" style:list-style-name="L5">
      <style:paragraph-properties fo:line-height="150%" fo:text-align="justify" style:justify-single-word="false"/>
      <style:text-properties officeooo:paragraph-rsid="00511d24"/>
    </style:style>
    <style:style style:name="P621" style:family="paragraph" style:parent-style-name="Standard" style:list-style-name="L6">
      <style:paragraph-properties fo:line-height="150%" fo:text-align="justify" style:justify-single-word="false"/>
      <style:text-properties officeooo:paragraph-rsid="00519b5b"/>
    </style:style>
    <style:style style:name="P622" style:family="paragraph" style:parent-style-name="Standard" style:list-style-name="L14">
      <style:paragraph-properties fo:line-height="150%" fo:text-align="justify" style:justify-single-word="false"/>
      <style:text-properties officeooo:paragraph-rsid="007ed73e"/>
    </style:style>
    <style:style style:name="P623" style:family="paragraph" style:parent-style-name="Standard" style:list-style-name="L18">
      <style:paragraph-properties fo:line-height="150%" fo:text-align="justify" style:justify-single-word="false"/>
      <style:text-properties officeooo:paragraph-rsid="0090bbc5"/>
    </style:style>
    <style:style style:name="P624" style:family="paragraph" style:parent-style-name="Standard" style:list-style-name="L18">
      <style:paragraph-properties fo:line-height="150%" fo:text-align="justify" style:justify-single-word="false"/>
      <style:text-properties officeooo:paragraph-rsid="0090f060"/>
    </style:style>
    <style:style style:name="P625" style:family="paragraph" style:parent-style-name="Standard" style:list-style-name="L19">
      <style:paragraph-properties fo:line-height="150%" fo:text-align="justify" style:justify-single-word="false"/>
      <style:text-properties officeooo:paragraph-rsid="0090f060"/>
    </style:style>
    <style:style style:name="P626" style:family="paragraph" style:parent-style-name="Standard" style:list-style-name="L3">
      <style:paragraph-properties fo:line-height="150%" fo:text-align="justify" style:justify-single-word="false"/>
      <style:text-properties officeooo:rsid="002874b8" officeooo:paragraph-rsid="002874b8"/>
    </style:style>
    <style:style style:name="P627" style:family="paragraph" style:parent-style-name="Standard" style:list-style-name="L6">
      <style:paragraph-properties fo:line-height="150%" fo:text-align="justify" style:justify-single-word="false"/>
      <style:text-properties officeooo:rsid="00519b5b" officeooo:paragraph-rsid="00519b5b"/>
    </style:style>
    <style:style style:name="P628" style:family="paragraph" style:parent-style-name="Standard" style:list-style-name="L7">
      <style:paragraph-properties fo:line-height="150%" fo:text-align="justify" style:justify-single-word="false"/>
      <style:text-properties officeooo:rsid="00560d4b" officeooo:paragraph-rsid="00560d4b"/>
    </style:style>
    <style:style style:name="P629" style:family="paragraph" style:parent-style-name="Standard" style:list-style-name="L8">
      <style:paragraph-properties fo:line-height="150%" fo:text-align="justify" style:justify-single-word="false"/>
      <style:text-properties officeooo:rsid="0068dcbe" officeooo:paragraph-rsid="0068dcbe"/>
    </style:style>
    <style:style style:name="P630" style:family="paragraph" style:parent-style-name="Standard" style:list-style-name="L9">
      <style:paragraph-properties fo:line-height="150%" fo:text-align="justify" style:justify-single-word="false"/>
      <style:text-properties officeooo:rsid="0068e3da" officeooo:paragraph-rsid="0068e3da"/>
    </style:style>
    <style:style style:name="P631" style:family="paragraph" style:parent-style-name="Standard" style:list-style-name="L11">
      <style:paragraph-properties fo:line-height="150%" fo:text-align="justify" style:justify-single-word="false"/>
      <style:text-properties style:font-name="FreeMono" officeooo:rsid="007cfacd" officeooo:paragraph-rsid="007cfacd"/>
    </style:style>
    <style:style style:name="P632" style:family="paragraph" style:parent-style-name="Standard" style:list-style-name="L12">
      <style:paragraph-properties fo:line-height="150%" fo:text-align="justify" style:justify-single-word="false"/>
      <style:text-properties style:font-name="FreeMono" officeooo:rsid="007e251c" officeooo:paragraph-rsid="007e251c"/>
    </style:style>
    <style:style style:name="P633" style:family="paragraph" style:parent-style-name="Standard" style:list-style-name="L13">
      <style:paragraph-properties fo:line-height="150%" fo:text-align="justify" style:justify-single-word="false"/>
      <style:text-properties style:font-name="FreeMono" officeooo:rsid="007ed73e" officeooo:paragraph-rsid="007ed73e"/>
    </style:style>
    <style:style style:name="P634" style:family="paragraph" style:parent-style-name="Standard" style:list-style-name="L14">
      <style:paragraph-properties fo:line-height="150%" fo:text-align="justify" style:justify-single-word="false"/>
      <style:text-properties style:font-name="FreeMono" officeooo:rsid="007ed73e" officeooo:paragraph-rsid="007ed73e"/>
    </style:style>
    <style:style style:name="P635" style:family="paragraph" style:parent-style-name="Standard" style:list-style-name="L15">
      <style:paragraph-properties fo:line-height="150%" fo:text-align="justify" style:justify-single-word="false"/>
      <style:text-properties style:font-name="FreeMono" officeooo:rsid="007f724d" officeooo:paragraph-rsid="007f724d"/>
    </style:style>
    <style:style style:name="P636" style:family="paragraph" style:parent-style-name="Standard" style:list-style-name="L17">
      <style:paragraph-properties fo:line-height="150%" fo:text-align="justify" style:justify-single-word="false"/>
      <style:text-properties style:font-name="FreeMono" officeooo:rsid="0090bbc5" officeooo:paragraph-rsid="0090bbc5"/>
    </style:style>
    <style:style style:name="P637" style:family="paragraph" style:parent-style-name="Standard" style:list-style-name="L18">
      <style:paragraph-properties fo:line-height="150%" fo:text-align="justify" style:justify-single-word="false"/>
      <style:text-properties style:font-name="FreeMono" officeooo:rsid="0090bbc5" officeooo:paragraph-rsid="0090bbc5"/>
    </style:style>
    <style:style style:name="P638" style:family="paragraph" style:parent-style-name="Standard" style:list-style-name="L18">
      <style:paragraph-properties fo:line-height="150%" fo:text-align="justify" style:justify-single-word="false"/>
      <style:text-properties style:font-name="FreeMono" officeooo:rsid="0090f060" officeooo:paragraph-rsid="0090f060"/>
    </style:style>
    <style:style style:name="P639" style:family="paragraph" style:parent-style-name="Standard" style:list-style-name="L19">
      <style:paragraph-properties fo:line-height="150%" fo:text-align="justify" style:justify-single-word="false"/>
      <style:text-properties style:font-name="FreeMono" officeooo:rsid="0090f060" officeooo:paragraph-rsid="0090f060"/>
    </style:style>
    <style:style style:name="P640" style:family="paragraph" style:parent-style-name="Standard" style:list-style-name="L11">
      <style:paragraph-properties fo:line-height="150%" fo:text-align="justify" style:justify-single-word="false"/>
      <style:text-properties officeooo:rsid="007e251c" officeooo:paragraph-rsid="007e251c"/>
    </style:style>
    <style:style style:name="P641" style:family="paragraph" style:parent-style-name="Standard" style:list-style-name="L12">
      <style:paragraph-properties fo:line-height="150%" fo:text-align="justify" style:justify-single-word="false"/>
      <style:text-properties officeooo:rsid="007e251c" officeooo:paragraph-rsid="007e251c"/>
    </style:style>
    <style:style style:name="P642" style:family="paragraph" style:parent-style-name="Standard" style:list-style-name="L16">
      <style:paragraph-properties fo:line-height="150%" fo:text-align="justify" style:justify-single-word="false"/>
      <style:text-properties officeooo:rsid="0090bbc5" officeooo:paragraph-rsid="0090bbc5"/>
    </style:style>
    <style:style style:name="P643" style:family="paragraph" style:parent-style-name="Standard" style:list-style-name="L21">
      <style:paragraph-properties fo:line-height="150%" fo:text-align="justify" style:justify-single-word="false"/>
      <style:text-properties officeooo:rsid="00c1e7fb" officeooo:paragraph-rsid="00c1e7fb"/>
    </style:style>
    <style:style style:name="P644" style:family="paragraph">
      <style:paragraph-properties fo:text-align="center"/>
    </style:style>
    <style:style style:name="T1" style:family="text">
      <style:text-properties fo:font-style="italic" style:font-style-asian="italic" style:font-style-complex="italic"/>
    </style:style>
    <style:style style:name="T2" style:family="text">
      <style:text-properties fo:font-style="italic" officeooo:rsid="00074ef7" style:font-style-asian="italic" style:font-style-complex="italic"/>
    </style:style>
    <style:style style:name="T3" style:family="text">
      <style:text-properties fo:font-style="italic" officeooo:rsid="000d1125" style:font-style-asian="italic" style:font-style-complex="italic"/>
    </style:style>
    <style:style style:name="T4" style:family="text">
      <style:text-properties fo:font-style="italic" officeooo:rsid="000e29bf" style:font-style-asian="italic" style:font-style-complex="italic"/>
    </style:style>
    <style:style style:name="T5" style:family="text">
      <style:text-properties fo:font-style="italic" officeooo:rsid="007abc17" style:font-style-asian="italic" style:font-style-complex="italic"/>
    </style:style>
    <style:style style:name="T6" style:family="text">
      <style:text-properties fo:font-style="italic" officeooo:rsid="00aa336e" style:font-style-asian="italic" style:font-style-complex="italic"/>
    </style:style>
    <style:style style:name="T7" style:family="text">
      <style:text-properties fo:font-style="italic" officeooo:rsid="00dca0ce" style:font-style-asian="italic" style:font-style-complex="italic"/>
    </style:style>
    <style:style style:name="T8" style:family="text">
      <style:text-properties fo:font-style="italic" officeooo:rsid="01019cce" style:font-style-asian="italic" style:font-style-complex="italic"/>
    </style:style>
    <style:style style:name="T9" style:family="text">
      <style:text-properties fo:font-style="italic" officeooo:rsid="0118fa01" style:font-style-asian="italic" style:font-style-complex="italic"/>
    </style:style>
    <style:style style:name="T10" style:family="text">
      <style:text-properties fo:font-style="italic" officeooo:rsid="011e53c4" style:font-style-asian="italic" style:font-style-complex="italic"/>
    </style:style>
    <style:style style:name="T11" style:family="text">
      <style:text-properties fo:font-style="italic" officeooo:rsid="011efa6d" style:font-style-asian="italic" style:font-style-complex="italic"/>
    </style:style>
    <style:style style:name="T12" style:family="text">
      <style:text-properties fo:font-style="italic" officeooo:rsid="011ff36e" style:font-style-asian="italic" style:font-style-complex="italic"/>
    </style:style>
    <style:style style:name="T13" style:family="text">
      <style:text-properties fo:font-style="italic" officeooo:rsid="0121af26" style:font-style-asian="italic" style:font-style-complex="italic"/>
    </style:style>
    <style:style style:name="T14" style:family="text">
      <style:text-properties fo:font-style="italic" officeooo:rsid="01330e50" style:font-style-asian="italic" style:font-style-complex="italic"/>
    </style:style>
    <style:style style:name="T15" style:family="text">
      <style:text-properties fo:font-style="italic" officeooo:rsid="0133f848" style:font-style-asian="italic" style:font-style-complex="italic"/>
    </style:style>
    <style:style style:name="T16" style:family="text">
      <style:text-properties fo:font-style="italic" officeooo:rsid="015be327" style:font-style-asian="italic" style:font-style-complex="italic"/>
    </style:style>
    <style:style style:name="T17" style:family="text">
      <style:text-properties fo:font-style="italic" officeooo:rsid="01662a6e" style:font-style-asian="italic" style:font-style-complex="italic"/>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fo:font-style="italic" fo:font-weight="bold" officeooo:rsid="00074ef7" style:font-style-asian="italic" style:font-weight-asian="bold" style:font-style-complex="italic" style:font-weight-complex="bold"/>
    </style:style>
    <style:style style:name="T20" style:family="text">
      <style:text-properties fo:font-style="normal" style:font-style-asian="normal" style:font-style-complex="normal"/>
    </style:style>
    <style:style style:name="T21" style:family="text">
      <style:text-properties fo:font-style="normal" officeooo:rsid="00074ef7" style:font-style-asian="normal" style:font-style-complex="normal"/>
    </style:style>
    <style:style style:name="T22" style:family="text">
      <style:text-properties fo:font-style="normal" officeooo:rsid="014c6640" style:font-style-asian="normal" style:font-style-complex="normal"/>
    </style:style>
    <style:style style:name="T23" style:family="text">
      <style:text-properties fo:font-style="normal" officeooo:rsid="014cb86f" style:font-style-asian="normal" style:font-style-complex="normal"/>
    </style:style>
    <style:style style:name="T24" style:family="text">
      <style:text-properties fo:font-style="normal" fo:font-weight="bold" officeooo:rsid="00074ef7" style:font-style-asian="normal" style:font-weight-asian="bold" style:font-style-complex="normal" style:font-weight-complex="bold"/>
    </style:style>
    <style:style style:name="T25" style:family="text">
      <style:text-properties fo:font-weight="bold" style:font-weight-asian="bold" style:font-weight-complex="bold"/>
    </style:style>
    <style:style style:name="T26" style:family="text">
      <style:text-properties fo:language="en" fo:country="US"/>
    </style:style>
    <style:style style:name="T27" style:family="text">
      <style:text-properties fo:language="en" fo:country="US" fo:font-style="italic" style:font-style-asian="italic" style:font-style-complex="italic"/>
    </style:style>
    <style:style style:name="T28" style:family="text">
      <style:text-properties fo:language="en" fo:country="US" officeooo:rsid="0014b6bd"/>
    </style:style>
    <style:style style:name="T29" style:family="text">
      <style:text-properties officeooo:rsid="000d1125"/>
    </style:style>
    <style:style style:name="T30" style:family="text">
      <style:text-properties officeooo:rsid="000e29bf"/>
    </style:style>
    <style:style style:name="T31" style:family="text">
      <style:text-properties officeooo:rsid="0010c31b"/>
    </style:style>
    <style:style style:name="T32" style:family="text">
      <style:text-properties fo:font-variant="normal" fo:text-transform="none" style:text-underline-style="none"/>
    </style:style>
    <style:style style:name="T33" style:family="text">
      <style:text-properties fo:font-variant="normal" fo:text-transform="none" style:text-underline-style="none" fo:font-weight="normal" style:font-weight-asian="normal" style:font-weight-complex="normal"/>
    </style:style>
    <style:style style:name="T34" style:family="text">
      <style:text-properties fo:font-variant="normal" fo:text-transform="none" style:text-underline-style="none" fo:font-weight="normal" officeooo:rsid="0109961c" style:font-weight-asian="normal" style:font-weight-complex="normal"/>
    </style:style>
    <style:style style:name="T35" style:family="text">
      <style:text-properties fo:font-variant="normal" fo:text-transform="none" style:text-underline-style="none" fo:font-weight="normal" officeooo:rsid="010a9999" style:font-weight-asian="normal" style:font-weight-complex="normal"/>
    </style:style>
    <style:style style:name="T36" style:family="text">
      <style:text-properties fo:font-variant="normal" fo:text-transform="none" style:text-underline-style="none" fo:font-weight="normal" officeooo:rsid="010b43a4" style:font-weight-asian="normal" style:font-weight-complex="normal"/>
    </style:style>
    <style:style style:name="T37" style:family="text">
      <style:text-properties fo:font-variant="normal" fo:text-transform="none" style:text-underline-style="none" fo:font-weight="normal" officeooo:rsid="010cb2d8" style:font-weight-asian="normal" style:font-weight-complex="normal"/>
    </style:style>
    <style:style style:name="T38" style:family="text">
      <style:text-properties fo:font-variant="normal" fo:text-transform="none" style:text-underline-style="none" fo:font-weight="normal" officeooo:rsid="010ef68b" style:font-weight-asian="normal" style:font-weight-complex="normal"/>
    </style:style>
    <style:style style:name="T39" style:family="text">
      <style:text-properties fo:font-variant="normal" fo:text-transform="none" style:text-underline-style="none" fo:font-weight="normal" officeooo:rsid="011019ab" style:font-weight-asian="normal" style:font-weight-complex="normal"/>
    </style:style>
    <style:style style:name="T40" style:family="text">
      <style:text-properties fo:font-variant="normal" fo:text-transform="none" fo:font-style="italic" style:text-underline-style="none" fo:font-weight="normal" style:font-style-asian="italic" style:font-weight-asian="normal" style:font-style-complex="italic" style:font-weight-complex="normal"/>
    </style:style>
    <style:style style:name="T41" style:family="text">
      <style:text-properties fo:font-variant="normal" fo:text-transform="none" fo:font-style="italic" style:text-underline-style="none" fo:font-weight="normal" officeooo:rsid="010b43a4" style:font-style-asian="italic" style:font-weight-asian="normal" style:font-style-complex="italic" style:font-weight-complex="normal"/>
    </style:style>
    <style:style style:name="T42" style:family="text">
      <style:text-properties fo:font-variant="normal" fo:text-transform="none" fo:font-style="italic" style:text-underline-style="none" fo:font-weight="normal" officeooo:rsid="010cb2d8" style:font-style-asian="italic" style:font-weight-asian="normal" style:font-style-complex="italic" style:font-weight-complex="normal"/>
    </style:style>
    <style:style style:name="T43" style:family="text">
      <style:text-properties fo:font-variant="normal" fo:text-transform="none" fo:font-style="italic" style:text-underline-style="none" fo:font-weight="normal" officeooo:rsid="010ef68b" style:font-style-asian="italic" style:font-weight-asian="normal" style:font-style-complex="italic" style:font-weight-complex="normal"/>
    </style:style>
    <style:style style:name="T44" style:family="text">
      <style:text-properties fo:font-variant="normal" fo:text-transform="none" fo:font-style="italic" style:text-underline-style="none" style:font-style-asian="italic" style:font-style-complex="italic"/>
    </style:style>
    <style:style style:name="T45" style:family="text">
      <style:text-properties fo:font-variant="normal" fo:text-transform="none" fo:font-style="italic" style:text-underline-style="none" officeooo:rsid="010cb2d8" style:font-style-asian="italic" style:font-style-complex="italic"/>
    </style:style>
    <style:style style:name="T46" style:family="text">
      <style:text-properties fo:font-variant="normal" fo:text-transform="none" style:font-name="FreeMono" fo:language="es" fo:country="ES" fo:font-style="normal" style:text-underline-style="none" fo:font-weight="normal" style:font-style-asian="normal" style:font-weight-asian="normal" style:font-style-complex="normal" style:font-weight-complex="normal"/>
    </style:style>
    <style:style style:name="T47" style:family="text">
      <style:text-properties fo:font-variant="normal" fo:text-transform="none" style:font-name="FreeMono" fo:language="es" fo:country="ES" fo:font-style="normal" style:text-underline-style="none" fo:font-weight="normal" officeooo:rsid="0014b6bd" style:font-style-asian="normal" style:font-weight-asian="normal" style:font-style-complex="normal" style:font-weight-complex="normal"/>
    </style:style>
    <style:style style:name="T48" style:family="text">
      <style:text-properties fo:font-variant="normal" fo:text-transform="none" style:font-name="FreeMono" fo:language="es" fo:country="ES" fo:font-style="normal" style:text-underline-style="none" fo:font-weight="normal" officeooo:rsid="0016a055" style:font-style-asian="normal" style:font-weight-asian="normal" style:font-style-complex="normal" style:font-weight-complex="normal"/>
    </style:style>
    <style:style style:name="T49" style:family="text">
      <style:text-properties fo:font-variant="normal" fo:text-transform="none" style:font-name="FreeMono" fo:language="es" fo:country="ES" fo:font-style="normal" style:text-underline-style="none" fo:font-weight="normal" officeooo:rsid="001fd63e" style:font-style-asian="normal" style:font-weight-asian="normal" style:font-style-complex="normal" style:font-weight-complex="normal"/>
    </style:style>
    <style:style style:name="T50" style:family="text">
      <style:text-properties fo:font-variant="normal" fo:text-transform="none" style:font-name="FreeMono" fo:language="es" fo:country="ES" fo:font-style="normal" style:text-underline-style="none" fo:font-weight="normal" officeooo:rsid="00224474" style:font-style-asian="normal" style:font-weight-asian="normal" style:font-style-complex="normal" style:font-weight-complex="normal"/>
    </style:style>
    <style:style style:name="T51" style:family="text">
      <style:text-properties fo:font-variant="normal" fo:text-transform="none" style:font-name="FreeMono" fo:language="es" fo:country="ES" fo:font-style="normal" style:text-underline-style="none" fo:font-weight="normal" officeooo:rsid="0023defd" style:font-style-asian="normal" style:font-weight-asian="normal" style:font-style-complex="normal" style:font-weight-complex="normal"/>
    </style:style>
    <style:style style:name="T52" style:family="text">
      <style:text-properties fo:font-variant="normal" fo:text-transform="none" style:font-name="FreeMono" fo:language="es" fo:country="ES" fo:font-style="normal" style:text-underline-style="none" fo:font-weight="normal" officeooo:rsid="002582c5" style:font-style-asian="normal" style:font-weight-asian="normal" style:font-style-complex="normal" style:font-weight-complex="normal"/>
    </style:style>
    <style:style style:name="T53" style:family="text">
      <style:text-properties fo:font-variant="normal" fo:text-transform="none" style:font-name="FreeMono" fo:language="es" fo:country="ES" fo:font-style="normal" style:text-underline-style="none" fo:font-weight="normal" officeooo:rsid="00276b86" style:font-style-asian="normal" style:font-weight-asian="normal" style:font-style-complex="normal" style:font-weight-complex="normal"/>
    </style:style>
    <style:style style:name="T54" style:family="text">
      <style:text-properties fo:font-variant="normal" fo:text-transform="none" style:font-name="FreeMono" fo:language="es" fo:country="ES" fo:font-style="normal" style:text-underline-style="none" fo:font-weight="normal" officeooo:rsid="002874b8" style:font-style-asian="normal" style:font-weight-asian="normal" style:font-style-complex="normal" style:font-weight-complex="normal"/>
    </style:style>
    <style:style style:name="T55" style:family="text">
      <style:text-properties fo:font-variant="normal" fo:text-transform="none" style:font-name="FreeMono" fo:language="es" fo:country="ES" fo:font-style="normal" style:text-underline-style="none" fo:font-weight="normal" officeooo:rsid="002bff2a" style:font-style-asian="normal" style:font-weight-asian="normal" style:font-style-complex="normal" style:font-weight-complex="normal"/>
    </style:style>
    <style:style style:name="T56" style:family="text">
      <style:text-properties fo:font-variant="normal" fo:text-transform="none" style:font-name="FreeMono" fo:language="es" fo:country="ES" fo:font-style="normal" style:text-underline-style="none" fo:font-weight="normal" officeooo:rsid="0031d4d8" style:font-style-asian="normal" style:font-weight-asian="normal" style:font-style-complex="normal" style:font-weight-complex="normal"/>
    </style:style>
    <style:style style:name="T57" style:family="text">
      <style:text-properties fo:font-variant="normal" fo:text-transform="none" style:font-name="FreeMono" fo:language="es" fo:country="ES" fo:font-style="normal" style:text-underline-style="none" fo:font-weight="normal" officeooo:rsid="0033623d" style:font-style-asian="normal" style:font-weight-asian="normal" style:font-style-complex="normal" style:font-weight-complex="normal"/>
    </style:style>
    <style:style style:name="T58" style:family="text">
      <style:text-properties fo:font-variant="normal" fo:text-transform="none" style:font-name="FreeMono" fo:language="es" fo:country="ES" fo:font-style="normal" style:text-underline-style="none" fo:font-weight="normal" officeooo:rsid="00373a36" style:font-style-asian="normal" style:font-weight-asian="normal" style:font-style-complex="normal" style:font-weight-complex="normal"/>
    </style:style>
    <style:style style:name="T59" style:family="text">
      <style:text-properties fo:font-variant="normal" fo:text-transform="none" style:font-name="FreeMono" fo:language="es" fo:country="ES" fo:font-style="normal" style:text-underline-style="none" fo:font-weight="normal" officeooo:rsid="0037a94c" style:font-style-asian="normal" style:font-weight-asian="normal" style:font-style-complex="normal" style:font-weight-complex="normal"/>
    </style:style>
    <style:style style:name="T60" style:family="text">
      <style:text-properties fo:font-variant="normal" fo:text-transform="none" style:font-name="FreeMono" fo:language="es" fo:country="ES" fo:font-style="normal" style:text-underline-style="none" fo:font-weight="normal" officeooo:rsid="00492d00" style:font-style-asian="normal" style:font-weight-asian="normal" style:font-style-complex="normal" style:font-weight-complex="normal"/>
    </style:style>
    <style:style style:name="T61" style:family="text">
      <style:text-properties fo:font-variant="normal" fo:text-transform="none" style:font-name="FreeMono" fo:language="es" fo:country="ES" fo:font-style="normal" style:text-underline-style="none" fo:font-weight="normal" officeooo:rsid="004b4845" style:font-style-asian="normal" style:font-weight-asian="normal" style:font-style-complex="normal" style:font-weight-complex="normal"/>
    </style:style>
    <style:style style:name="T62" style:family="text">
      <style:text-properties fo:font-variant="normal" fo:text-transform="none" style:font-name="FreeMono" fo:language="es" fo:country="ES" fo:font-style="normal" style:text-underline-style="none" fo:font-weight="normal" officeooo:rsid="004c9c36" style:font-style-asian="normal" style:font-weight-asian="normal" style:font-style-complex="normal" style:font-weight-complex="normal"/>
    </style:style>
    <style:style style:name="T63" style:family="text">
      <style:text-properties fo:font-variant="normal" fo:text-transform="none" style:font-name="FreeMono" fo:language="es" fo:country="ES" fo:font-style="normal" style:text-underline-style="none" fo:font-weight="normal" officeooo:rsid="00511d24" style:font-style-asian="normal" style:font-weight-asian="normal" style:font-style-complex="normal" style:font-weight-complex="normal"/>
    </style:style>
    <style:style style:name="T64" style:family="text">
      <style:text-properties fo:font-variant="normal" fo:text-transform="none" style:font-name="FreeMono" fo:language="es" fo:country="ES" fo:font-style="normal" style:text-underline-style="none" fo:font-weight="normal" officeooo:rsid="00519b5b" style:font-style-asian="normal" style:font-weight-asian="normal" style:font-style-complex="normal" style:font-weight-complex="normal"/>
    </style:style>
    <style:style style:name="T65" style:family="text">
      <style:text-properties fo:font-variant="normal" fo:text-transform="none" style:font-name="FreeMono" fo:language="es" fo:country="ES" fo:font-style="normal" style:text-underline-style="none" fo:font-weight="normal" officeooo:rsid="00523497" style:font-style-asian="normal" style:font-weight-asian="normal" style:font-style-complex="normal" style:font-weight-complex="normal"/>
    </style:style>
    <style:style style:name="T66" style:family="text">
      <style:text-properties fo:font-variant="normal" fo:text-transform="none" style:font-name="FreeMono" fo:language="es" fo:country="ES" fo:font-style="normal" style:text-underline-style="none" fo:font-weight="normal" officeooo:rsid="0052f5a5" style:font-style-asian="normal" style:font-weight-asian="normal" style:font-style-complex="normal" style:font-weight-complex="normal"/>
    </style:style>
    <style:style style:name="T67" style:family="text">
      <style:text-properties fo:font-variant="normal" fo:text-transform="none" style:font-name="FreeMono" fo:language="es" fo:country="ES" fo:font-style="normal" style:text-underline-style="none" fo:font-weight="normal" officeooo:rsid="0053e31b" style:font-style-asian="normal" style:font-weight-asian="normal" style:font-style-complex="normal" style:font-weight-complex="normal"/>
    </style:style>
    <style:style style:name="T68" style:family="text">
      <style:text-properties fo:font-variant="normal" fo:text-transform="none" style:font-name="FreeMono" fo:language="es" fo:country="ES" fo:font-style="normal" style:text-underline-style="none" fo:font-weight="normal" officeooo:rsid="0055a4e7" style:font-style-asian="normal" style:font-weight-asian="normal" style:font-style-complex="normal" style:font-weight-complex="normal"/>
    </style:style>
    <style:style style:name="T69" style:family="text">
      <style:text-properties fo:font-variant="normal" fo:text-transform="none" style:font-name="FreeMono" fo:language="es" fo:country="ES" fo:font-style="normal" style:text-underline-style="none" fo:font-weight="normal" officeooo:rsid="00565b90" style:font-style-asian="normal" style:font-weight-asian="normal" style:font-style-complex="normal" style:font-weight-complex="normal"/>
    </style:style>
    <style:style style:name="T70" style:family="text">
      <style:text-properties fo:font-variant="normal" fo:text-transform="none" style:font-name="FreeMono" fo:language="es" fo:country="ES" fo:font-style="normal" style:text-underline-style="none" fo:font-weight="normal" officeooo:rsid="0057c5e4" style:font-style-asian="normal" style:font-weight-asian="normal" style:font-style-complex="normal" style:font-weight-complex="normal"/>
    </style:style>
    <style:style style:name="T71" style:family="text">
      <style:text-properties fo:font-variant="normal" fo:text-transform="none" style:font-name="FreeMono" fo:language="es" fo:country="ES" fo:font-style="normal" style:text-underline-style="none" fo:font-weight="normal" officeooo:rsid="0058390f" style:font-style-asian="normal" style:font-weight-asian="normal" style:font-style-complex="normal" style:font-weight-complex="normal"/>
    </style:style>
    <style:style style:name="T72" style:family="text">
      <style:text-properties fo:font-variant="normal" fo:text-transform="none" style:font-name="FreeMono" fo:language="es" fo:country="ES" fo:font-style="normal" style:text-underline-style="none" fo:font-weight="normal" officeooo:rsid="0059cd64" style:font-style-asian="normal" style:font-weight-asian="normal" style:font-style-complex="normal" style:font-weight-complex="normal"/>
    </style:style>
    <style:style style:name="T73" style:family="text">
      <style:text-properties fo:font-variant="normal" fo:text-transform="none" style:font-name="FreeMono" fo:language="es" fo:country="ES" fo:font-style="normal" style:text-underline-style="none" fo:font-weight="normal" officeooo:rsid="005a754d" style:font-style-asian="normal" style:font-weight-asian="normal" style:font-style-complex="normal" style:font-weight-complex="normal"/>
    </style:style>
    <style:style style:name="T74" style:family="text">
      <style:text-properties fo:font-variant="normal" fo:text-transform="none" style:font-name="FreeMono" fo:language="es" fo:country="ES" fo:font-style="normal" style:text-underline-style="none" fo:font-weight="normal" officeooo:rsid="005b6c21" style:font-style-asian="normal" style:font-weight-asian="normal" style:font-style-complex="normal" style:font-weight-complex="normal"/>
    </style:style>
    <style:style style:name="T75" style:family="text">
      <style:text-properties fo:font-variant="normal" fo:text-transform="none" style:font-name="FreeMono" fo:language="es" fo:country="ES" fo:font-style="normal" style:text-underline-style="none" fo:font-weight="normal" officeooo:rsid="005d6071" style:font-style-asian="normal" style:font-weight-asian="normal" style:font-style-complex="normal" style:font-weight-complex="normal"/>
    </style:style>
    <style:style style:name="T76" style:family="text">
      <style:text-properties fo:font-variant="normal" fo:text-transform="none" style:font-name="FreeMono" fo:language="es" fo:country="ES" fo:font-style="normal" style:text-underline-style="none" fo:font-weight="normal" officeooo:rsid="005da4ee" style:font-style-asian="normal" style:font-weight-asian="normal" style:font-style-complex="normal" style:font-weight-complex="normal"/>
    </style:style>
    <style:style style:name="T77" style:family="text">
      <style:text-properties fo:font-variant="normal" fo:text-transform="none" style:font-name="FreeMono" fo:language="es" fo:country="ES" fo:font-style="normal" style:text-underline-style="none" fo:font-weight="normal" officeooo:rsid="005f2fe3" style:font-style-asian="normal" style:font-weight-asian="normal" style:font-style-complex="normal" style:font-weight-complex="normal"/>
    </style:style>
    <style:style style:name="T78" style:family="text">
      <style:text-properties fo:font-variant="normal" fo:text-transform="none" style:font-name="FreeMono" fo:language="es" fo:country="ES" fo:font-style="normal" style:text-underline-style="none" fo:font-weight="normal" officeooo:rsid="005f734f" style:font-style-asian="normal" style:font-weight-asian="normal" style:font-style-complex="normal" style:font-weight-complex="normal"/>
    </style:style>
    <style:style style:name="T79" style:family="text">
      <style:text-properties fo:font-variant="normal" fo:text-transform="none" style:font-name="FreeMono" fo:language="es" fo:country="ES" fo:font-style="normal" style:text-underline-style="none" fo:font-weight="normal" officeooo:rsid="006292ff" style:font-style-asian="normal" style:font-weight-asian="normal" style:font-style-complex="normal" style:font-weight-complex="normal"/>
    </style:style>
    <style:style style:name="T80" style:family="text">
      <style:text-properties fo:font-variant="normal" fo:text-transform="none" style:font-name="FreeMono" fo:language="es" fo:country="ES" fo:font-style="normal" style:text-underline-style="none" fo:font-weight="normal" officeooo:rsid="00643075" style:font-style-asian="normal" style:font-weight-asian="normal" style:font-style-complex="normal" style:font-weight-complex="normal"/>
    </style:style>
    <style:style style:name="T81" style:family="text">
      <style:text-properties fo:font-variant="normal" fo:text-transform="none" style:font-name="FreeMono" fo:language="es" fo:country="ES" fo:font-style="normal" style:text-underline-style="none" fo:font-weight="normal" officeooo:rsid="006515ba" style:font-style-asian="normal" style:font-weight-asian="normal" style:font-style-complex="normal" style:font-weight-complex="normal"/>
    </style:style>
    <style:style style:name="T82" style:family="text">
      <style:text-properties fo:font-variant="normal" fo:text-transform="none" style:font-name="FreeMono" fo:language="es" fo:country="ES" fo:font-style="normal" style:text-underline-style="none" fo:font-weight="normal" officeooo:rsid="0066196d" style:font-style-asian="normal" style:font-weight-asian="normal" style:font-style-complex="normal" style:font-weight-complex="normal"/>
    </style:style>
    <style:style style:name="T83" style:family="text">
      <style:text-properties fo:font-variant="normal" fo:text-transform="none" style:font-name="FreeMono" fo:language="es" fo:country="ES" fo:font-style="normal" style:text-underline-style="none" fo:font-weight="normal" officeooo:rsid="00674185" style:font-style-asian="normal" style:font-weight-asian="normal" style:font-style-complex="normal" style:font-weight-complex="normal"/>
    </style:style>
    <style:style style:name="T84" style:family="text">
      <style:text-properties fo:font-variant="normal" fo:text-transform="none" style:font-name="FreeMono" fo:language="es" fo:country="ES" fo:font-style="normal" style:text-underline-style="none" fo:font-weight="normal" officeooo:rsid="0068dcbe" style:font-style-asian="normal" style:font-weight-asian="normal" style:font-style-complex="normal" style:font-weight-complex="normal"/>
    </style:style>
    <style:style style:name="T85" style:family="text">
      <style:text-properties fo:font-variant="normal" fo:text-transform="none" style:font-name="FreeMono" fo:language="es" fo:country="ES" fo:font-style="normal" style:text-underline-style="none" fo:font-weight="normal" officeooo:rsid="00680300" style:font-style-asian="normal" style:font-weight-asian="normal" style:font-style-complex="normal" style:font-weight-complex="normal"/>
    </style:style>
    <style:style style:name="T86" style:family="text">
      <style:text-properties fo:font-variant="normal" fo:text-transform="none" style:font-name="FreeMono" fo:language="es" fo:country="ES" fo:font-style="normal" style:text-underline-style="none" fo:font-weight="normal" officeooo:rsid="006c74bb" style:font-style-asian="normal" style:font-weight-asian="normal" style:font-style-complex="normal" style:font-weight-complex="normal"/>
    </style:style>
    <style:style style:name="T87" style:family="text">
      <style:text-properties fo:font-variant="normal" fo:text-transform="none" style:font-name="FreeMono" fo:language="es" fo:country="ES" fo:font-style="normal" style:text-underline-style="none" fo:font-weight="normal" officeooo:rsid="007514d1" style:font-style-asian="normal" style:font-weight-asian="normal" style:font-style-complex="normal" style:font-weight-complex="normal"/>
    </style:style>
    <style:style style:name="T88" style:family="text">
      <style:text-properties fo:font-variant="normal" fo:text-transform="none" style:font-name="FreeMono" fo:language="es" fo:country="ES" fo:font-style="normal" style:text-underline-style="none" fo:font-weight="normal" officeooo:rsid="0076b7cb" style:font-style-asian="normal" style:font-weight-asian="normal" style:font-style-complex="normal" style:font-weight-complex="normal"/>
    </style:style>
    <style:style style:name="T89" style:family="text">
      <style:text-properties fo:font-variant="normal" fo:text-transform="none" style:font-name="FreeMono" fo:language="es" fo:country="ES" fo:font-style="normal" style:text-underline-style="none" fo:font-weight="normal" officeooo:rsid="009cd106" style:font-style-asian="normal" style:font-weight-asian="normal" style:font-style-complex="normal" style:font-weight-complex="normal"/>
    </style:style>
    <style:style style:name="T90" style:family="text">
      <style:text-properties fo:font-variant="normal" fo:text-transform="none" style:font-name="FreeMono" fo:language="es" fo:country="ES" fo:font-style="normal" style:text-underline-style="none" fo:font-weight="normal" officeooo:rsid="009d238d" style:font-style-asian="normal" style:font-weight-asian="normal" style:font-style-complex="normal" style:font-weight-complex="normal"/>
    </style:style>
    <style:style style:name="T91" style:family="text">
      <style:text-properties fo:font-variant="normal" fo:text-transform="none" style:font-name="FreeMono" fo:language="es" fo:country="ES" fo:font-style="normal" style:text-underline-style="none" fo:font-weight="normal" officeooo:rsid="009f155b" style:font-style-asian="normal" style:font-weight-asian="normal" style:font-style-complex="normal" style:font-weight-complex="normal"/>
    </style:style>
    <style:style style:name="T92" style:family="text">
      <style:text-properties fo:font-variant="normal" fo:text-transform="none" style:font-name="FreeMono" fo:language="es" fo:country="ES" fo:font-style="normal" style:text-underline-style="none" fo:font-weight="normal" officeooo:rsid="009feb5d" style:font-style-asian="normal" style:font-weight-asian="normal" style:font-style-complex="normal" style:font-weight-complex="normal"/>
    </style:style>
    <style:style style:name="T93" style:family="text">
      <style:text-properties fo:font-variant="normal" fo:text-transform="none" style:font-name="FreeMono" fo:language="es" fo:country="ES" fo:font-style="normal" style:text-underline-style="none" fo:font-weight="normal" officeooo:rsid="00a11f99" style:font-style-asian="normal" style:font-weight-asian="normal" style:font-style-complex="normal" style:font-weight-complex="normal"/>
    </style:style>
    <style:style style:name="T94" style:family="text">
      <style:text-properties fo:font-variant="normal" fo:text-transform="none" style:font-name="FreeMono" fo:language="es" fo:country="ES" fo:font-style="normal" style:text-underline-style="none" fo:font-weight="normal" officeooo:rsid="00a152fc" style:font-style-asian="normal" style:font-weight-asian="normal" style:font-style-complex="normal" style:font-weight-complex="normal"/>
    </style:style>
    <style:style style:name="T95" style:family="text">
      <style:text-properties fo:font-variant="normal" fo:text-transform="none" style:font-name="FreeMono" fo:language="es" fo:country="ES" fo:font-style="normal" style:text-underline-style="none" fo:font-weight="normal" officeooo:rsid="00a7242d" style:font-style-asian="normal" style:font-weight-asian="normal" style:font-style-complex="normal" style:font-weight-complex="normal"/>
    </style:style>
    <style:style style:name="T96" style:family="text">
      <style:text-properties fo:font-variant="normal" fo:text-transform="none" style:font-name="FreeMono" fo:language="es" fo:country="ES" fo:font-style="normal" style:text-underline-style="none" fo:font-weight="normal" officeooo:rsid="00ac1c27" style:font-style-asian="normal" style:font-weight-asian="normal" style:font-style-complex="normal" style:font-weight-complex="normal"/>
    </style:style>
    <style:style style:name="T97" style:family="text">
      <style:text-properties fo:font-variant="normal" fo:text-transform="none" style:font-name="FreeMono" fo:language="es" fo:country="ES" fo:font-style="normal" style:text-underline-style="none" fo:font-weight="normal" officeooo:rsid="00adf159" style:font-style-asian="normal" style:font-weight-asian="normal" style:font-style-complex="normal" style:font-weight-complex="normal"/>
    </style:style>
    <style:style style:name="T98" style:family="text">
      <style:text-properties fo:font-variant="normal" fo:text-transform="none" style:font-name="FreeMono" fo:language="es" fo:country="ES" fo:font-style="normal" style:text-underline-style="none" fo:font-weight="normal" officeooo:rsid="00b50ba4" style:font-style-asian="normal" style:font-weight-asian="normal" style:font-style-complex="normal" style:font-weight-complex="normal"/>
    </style:style>
    <style:style style:name="T99" style:family="text">
      <style:text-properties fo:font-variant="normal" fo:text-transform="none" style:font-name="FreeMono" fo:language="es" fo:country="ES" fo:font-style="normal" style:text-underline-style="none" fo:font-weight="normal" officeooo:rsid="00b559e5" style:font-style-asian="normal" style:font-weight-asian="normal" style:font-style-complex="normal" style:font-weight-complex="normal"/>
    </style:style>
    <style:style style:name="T100" style:family="text">
      <style:text-properties fo:font-variant="normal" fo:text-transform="none" style:font-name="FreeMono" fo:language="es" fo:country="ES" fo:font-style="normal" style:text-underline-style="none" fo:font-weight="normal" officeooo:rsid="00b61ffb" style:font-style-asian="normal" style:font-weight-asian="normal" style:font-style-complex="normal" style:font-weight-complex="normal"/>
    </style:style>
    <style:style style:name="T101" style:family="text">
      <style:text-properties fo:font-variant="normal" fo:text-transform="none" style:font-name="FreeMono" fo:language="es" fo:country="ES" fo:font-style="normal" style:text-underline-style="none" fo:font-weight="normal" officeooo:rsid="00b81675" style:font-style-asian="normal" style:font-weight-asian="normal" style:font-style-complex="normal" style:font-weight-complex="normal"/>
    </style:style>
    <style:style style:name="T102" style:family="text">
      <style:text-properties fo:font-variant="normal" fo:text-transform="none" style:font-name="FreeMono" fo:language="es" fo:country="ES" fo:font-style="normal" style:text-underline-style="none" fo:font-weight="normal" officeooo:rsid="00bdf979" style:font-style-asian="normal" style:font-weight-asian="normal" style:font-style-complex="normal" style:font-weight-complex="normal"/>
    </style:style>
    <style:style style:name="T103" style:family="text">
      <style:text-properties fo:font-variant="normal" fo:text-transform="none" style:font-name="FreeMono" fo:language="es" fo:country="ES" fo:font-style="normal" style:text-underline-style="none" fo:font-weight="normal" officeooo:rsid="00be7b1f" style:font-style-asian="normal" style:font-weight-asian="normal" style:font-style-complex="normal" style:font-weight-complex="normal"/>
    </style:style>
    <style:style style:name="T104" style:family="text">
      <style:text-properties fo:font-variant="normal" fo:text-transform="none" style:font-name="FreeMono" fo:language="es" fo:country="ES" fo:font-style="normal" style:text-underline-style="none" fo:font-weight="normal" officeooo:rsid="00c0725d" style:font-style-asian="normal" style:font-weight-asian="normal" style:font-style-complex="normal" style:font-weight-complex="normal"/>
    </style:style>
    <style:style style:name="T105" style:family="text">
      <style:text-properties fo:font-variant="normal" fo:text-transform="none" style:font-name="FreeMono" fo:language="es" fo:country="ES" fo:font-style="normal" style:text-underline-style="none" fo:font-weight="normal" officeooo:rsid="00c6ee01" style:font-style-asian="normal" style:font-weight-asian="normal" style:font-style-complex="normal" style:font-weight-complex="normal"/>
    </style:style>
    <style:style style:name="T106" style:family="text">
      <style:text-properties fo:font-variant="normal" fo:text-transform="none" style:font-name="FreeMono" fo:language="es" fo:country="ES" fo:font-style="normal" style:text-underline-style="none" fo:font-weight="normal" officeooo:rsid="00c79bdb" style:font-style-asian="normal" style:font-weight-asian="normal" style:font-style-complex="normal" style:font-weight-complex="normal"/>
    </style:style>
    <style:style style:name="T107" style:family="text">
      <style:text-properties fo:font-variant="normal" fo:text-transform="none" style:font-name="FreeMono" fo:language="es" fo:country="ES" fo:font-style="normal" style:text-underline-style="none" fo:font-weight="normal" officeooo:rsid="00c819ff" style:font-style-asian="normal" style:font-weight-asian="normal" style:font-style-complex="normal" style:font-weight-complex="normal"/>
    </style:style>
    <style:style style:name="T108" style:family="text">
      <style:text-properties fo:font-variant="normal" fo:text-transform="none" style:font-name="FreeMono" fo:language="es" fo:country="ES" fo:font-style="normal" style:text-underline-style="none" fo:font-weight="normal" officeooo:rsid="00c9a2ac" style:font-style-asian="normal" style:font-weight-asian="normal" style:font-style-complex="normal" style:font-weight-complex="normal"/>
    </style:style>
    <style:style style:name="T109" style:family="text">
      <style:text-properties fo:font-variant="normal" fo:text-transform="none" style:font-name="FreeMono" fo:language="es" fo:country="ES" fo:font-style="normal" style:text-underline-style="none" fo:font-weight="normal" officeooo:rsid="00ca2ab4" style:font-style-asian="normal" style:font-weight-asian="normal" style:font-style-complex="normal" style:font-weight-complex="normal"/>
    </style:style>
    <style:style style:name="T110" style:family="text">
      <style:text-properties fo:font-variant="normal" fo:text-transform="none" style:font-name="FreeMono" fo:language="es" fo:country="ES" fo:font-style="normal" style:text-underline-style="none" fo:font-weight="normal" officeooo:rsid="00cd83d0" style:font-style-asian="normal" style:font-weight-asian="normal" style:font-style-complex="normal" style:font-weight-complex="normal"/>
    </style:style>
    <style:style style:name="T111" style:family="text">
      <style:text-properties fo:font-variant="normal" fo:text-transform="none" style:font-name="FreeMono" fo:language="es" fo:country="ES" fo:font-style="normal" style:text-underline-style="none" fo:font-weight="normal" officeooo:rsid="00ce10ed" style:font-style-asian="normal" style:font-weight-asian="normal" style:font-style-complex="normal" style:font-weight-complex="normal"/>
    </style:style>
    <style:style style:name="T112" style:family="text">
      <style:text-properties fo:font-variant="normal" fo:text-transform="none" style:font-name="FreeMono" fo:language="es" fo:country="ES" fo:font-style="normal" style:text-underline-style="none" fo:font-weight="normal" officeooo:rsid="00cfd742" style:font-style-asian="normal" style:font-weight-asian="normal" style:font-style-complex="normal" style:font-weight-complex="normal"/>
    </style:style>
    <style:style style:name="T113" style:family="text">
      <style:text-properties fo:font-variant="normal" fo:text-transform="none" style:font-name="FreeMono" fo:language="es" fo:country="ES" fo:font-style="normal" style:text-underline-style="none" fo:font-weight="normal" officeooo:rsid="00d04d91" style:font-style-asian="normal" style:font-weight-asian="normal" style:font-style-complex="normal" style:font-weight-complex="normal"/>
    </style:style>
    <style:style style:name="T114" style:family="text">
      <style:text-properties fo:font-variant="normal" fo:text-transform="none" style:font-name="FreeMono" fo:language="es" fo:country="ES" fo:font-style="normal" style:text-underline-style="none" fo:font-weight="normal" officeooo:rsid="00d14c58" style:font-style-asian="normal" style:font-weight-asian="normal" style:font-style-complex="normal" style:font-weight-complex="normal"/>
    </style:style>
    <style:style style:name="T115" style:family="text">
      <style:text-properties fo:font-variant="normal" fo:text-transform="none" style:font-name="FreeMono" fo:language="es" fo:country="ES" fo:font-style="normal" style:text-underline-style="none" fo:font-weight="normal" officeooo:rsid="00d1bb6e" style:font-style-asian="normal" style:font-weight-asian="normal" style:font-style-complex="normal" style:font-weight-complex="normal"/>
    </style:style>
    <style:style style:name="T116" style:family="text">
      <style:text-properties fo:font-variant="normal" fo:text-transform="none" style:font-name="FreeMono" fo:language="es" fo:country="ES" fo:font-style="normal" style:text-underline-style="none" fo:font-weight="normal" officeooo:rsid="00d2b4fb" style:font-style-asian="normal" style:font-weight-asian="normal" style:font-style-complex="normal" style:font-weight-complex="normal"/>
    </style:style>
    <style:style style:name="T117" style:family="text">
      <style:text-properties fo:font-variant="normal" fo:text-transform="none" style:font-name="FreeMono" fo:language="es" fo:country="ES" fo:font-style="normal" style:text-underline-style="none" fo:font-weight="normal" officeooo:rsid="00e1f15b" style:font-style-asian="normal" style:font-weight-asian="normal" style:font-style-complex="normal" style:font-weight-complex="normal"/>
    </style:style>
    <style:style style:name="T118" style:family="text">
      <style:text-properties fo:font-variant="normal" fo:text-transform="none" style:font-name="FreeMono" fo:language="es" fo:country="ES" fo:font-style="normal" style:text-underline-style="none" fo:font-weight="normal" officeooo:rsid="00e38fb5" style:font-style-asian="normal" style:font-weight-asian="normal" style:font-style-complex="normal" style:font-weight-complex="normal"/>
    </style:style>
    <style:style style:name="T119" style:family="text">
      <style:text-properties fo:font-variant="normal" fo:text-transform="none" style:font-name="FreeMono" fo:language="es" fo:country="ES" fo:font-style="normal" style:text-underline-style="none" fo:font-weight="normal" officeooo:rsid="00e58992" style:font-style-asian="normal" style:font-weight-asian="normal" style:font-style-complex="normal" style:font-weight-complex="normal"/>
    </style:style>
    <style:style style:name="T120" style:family="text">
      <style:text-properties fo:font-variant="normal" fo:text-transform="none" style:font-name="FreeMono" fo:language="es" fo:country="ES" fo:font-style="normal" style:text-underline-style="none" fo:font-weight="normal" officeooo:rsid="00e855e9" style:font-style-asian="normal" style:font-weight-asian="normal" style:font-style-complex="normal" style:font-weight-complex="normal"/>
    </style:style>
    <style:style style:name="T121" style:family="text">
      <style:text-properties fo:font-variant="normal" fo:text-transform="none" style:font-name="FreeMono" fo:language="es" fo:country="ES" fo:font-style="normal" style:text-underline-style="none" fo:font-weight="normal" officeooo:rsid="00e9d081" style:font-style-asian="normal" style:font-weight-asian="normal" style:font-style-complex="normal" style:font-weight-complex="normal"/>
    </style:style>
    <style:style style:name="T122" style:family="text">
      <style:text-properties fo:font-variant="normal" fo:text-transform="none" style:font-name="FreeMono" fo:language="es" fo:country="ES" fo:font-style="normal" style:text-underline-style="none" fo:font-weight="normal" officeooo:rsid="00eb403d" style:font-style-asian="normal" style:font-weight-asian="normal" style:font-style-complex="normal" style:font-weight-complex="normal"/>
    </style:style>
    <style:style style:name="T123" style:family="text">
      <style:text-properties fo:font-variant="normal" fo:text-transform="none" style:font-name="FreeMono" fo:language="es" fo:country="ES" fo:font-style="normal" style:text-underline-style="none" fo:font-weight="normal" officeooo:rsid="00eccebf" style:font-style-asian="normal" style:font-weight-asian="normal" style:font-style-complex="normal" style:font-weight-complex="normal"/>
    </style:style>
    <style:style style:name="T124" style:family="text">
      <style:text-properties fo:font-variant="normal" fo:text-transform="none" style:font-name="FreeMono" fo:language="es" fo:country="ES" fo:font-style="normal" style:text-underline-style="none" fo:font-weight="normal" officeooo:rsid="00ee3431" style:font-style-asian="normal" style:font-weight-asian="normal" style:font-style-complex="normal" style:font-weight-complex="normal"/>
    </style:style>
    <style:style style:name="T125" style:family="text">
      <style:text-properties fo:font-variant="normal" fo:text-transform="none" style:font-name="FreeMono" fo:language="es" fo:country="ES" fo:font-style="normal" style:text-underline-style="none" fo:font-weight="normal" officeooo:rsid="00ef2b38" style:font-style-asian="normal" style:font-weight-asian="normal" style:font-style-complex="normal" style:font-weight-complex="normal"/>
    </style:style>
    <style:style style:name="T126" style:family="text">
      <style:text-properties fo:font-variant="normal" fo:text-transform="none" style:font-name="FreeMono" fo:language="es" fo:country="ES" fo:font-style="normal" style:text-underline-style="none" fo:font-weight="normal" officeooo:rsid="00f01a44" style:font-style-asian="normal" style:font-weight-asian="normal" style:font-style-complex="normal" style:font-weight-complex="normal"/>
    </style:style>
    <style:style style:name="T127" style:family="text">
      <style:text-properties fo:font-variant="normal" fo:text-transform="none" style:font-name="FreeMono" fo:language="es" fo:country="ES" fo:font-style="normal" style:text-underline-style="none" fo:font-weight="normal" officeooo:rsid="00f020ad" style:font-style-asian="normal" style:font-weight-asian="normal" style:font-style-complex="normal" style:font-weight-complex="normal"/>
    </style:style>
    <style:style style:name="T128" style:family="text">
      <style:text-properties fo:font-variant="normal" fo:text-transform="none" style:font-name="FreeMono" fo:language="es" fo:country="ES" fo:font-style="normal" style:text-underline-style="none" fo:font-weight="normal" officeooo:rsid="00f3451c" style:font-style-asian="normal" style:font-weight-asian="normal" style:font-style-complex="normal" style:font-weight-complex="normal"/>
    </style:style>
    <style:style style:name="T129" style:family="text">
      <style:text-properties fo:font-variant="normal" fo:text-transform="none" style:font-name="FreeMono" fo:language="es" fo:country="ES" fo:font-style="normal" style:text-underline-style="none" fo:font-weight="normal" officeooo:rsid="00f4567b" style:font-style-asian="normal" style:font-weight-asian="normal" style:font-style-complex="normal" style:font-weight-complex="normal"/>
    </style:style>
    <style:style style:name="T130" style:family="text">
      <style:text-properties fo:font-variant="normal" fo:text-transform="none" style:font-name="FreeMono" fo:language="es" fo:country="ES" fo:font-style="normal" style:text-underline-style="none" fo:font-weight="normal" officeooo:rsid="00f66634" style:font-style-asian="normal" style:font-weight-asian="normal" style:font-style-complex="normal" style:font-weight-complex="normal"/>
    </style:style>
    <style:style style:name="T131" style:family="text">
      <style:text-properties fo:font-variant="normal" fo:text-transform="none" style:font-name="FreeMono" fo:language="es" fo:country="ES" fo:font-style="normal" style:text-underline-style="none" style:font-style-asian="normal" style:font-style-complex="normal"/>
    </style:style>
    <style:style style:name="T132" style:family="text">
      <style:text-properties fo:font-variant="normal" fo:text-transform="none" style:font-name="FreeMono" fo:language="es" fo:country="ES" fo:font-style="normal" style:text-underline-style="none" officeooo:rsid="00523497" style:font-style-asian="normal" style:font-style-complex="normal"/>
    </style:style>
    <style:style style:name="T133" style:family="text">
      <style:text-properties fo:font-variant="normal" fo:text-transform="none" style:font-name="FreeMono" fo:language="es" fo:country="ES" fo:font-style="normal" style:text-underline-style="none" officeooo:rsid="007514d1" style:font-style-asian="normal" style:font-style-complex="normal"/>
    </style:style>
    <style:style style:name="T134" style:family="text">
      <style:text-properties fo:font-variant="normal" fo:text-transform="none" style:font-name="FreeMono" fo:language="es" fo:country="ES" fo:font-style="normal" style:text-underline-style="none" officeooo:rsid="00bdf979" style:font-style-asian="normal" style:font-style-complex="normal"/>
    </style:style>
    <style:style style:name="T135" style:family="text">
      <style:text-properties fo:font-variant="normal" fo:text-transform="none" style:font-name="FreeMono" fo:language="es" fo:country="ES" fo:font-style="normal" style:text-underline-style="none" fo:font-weight="bold" style:font-style-asian="normal" style:font-weight-asian="bold" style:font-style-complex="normal" style:font-weight-complex="bold"/>
    </style:style>
    <style:style style:name="T136" style:family="text">
      <style:text-properties fo:font-variant="normal" fo:text-transform="none" style:font-name="FreeMono" fo:language="es" fo:country="ES" fo:font-style="normal" style:text-underline-style="none" fo:font-weight="bold" officeooo:rsid="00ac1c27" style:font-style-asian="normal" style:font-weight-asian="bold" style:font-style-complex="normal" style:font-weight-complex="bold"/>
    </style:style>
    <style:style style:name="T137" style:family="text">
      <style:text-properties fo:font-variant="normal" fo:text-transform="none" style:font-name="FreeMono" fo:language="es" fo:country="ES" fo:font-style="normal" style:text-underline-style="none" fo:font-weight="bold" officeooo:rsid="00f020ad" style:font-style-asian="normal" style:font-weight-asian="bold" style:font-style-complex="normal" style:font-weight-complex="bold"/>
    </style:style>
    <style:style style:name="T138" style:family="text">
      <style:text-properties fo:font-variant="normal" fo:text-transform="none" style:font-name="FreeMono" fo:language="es" fo:country="ES" fo:font-style="italic" style:text-underline-style="none" fo:font-weight="normal" style:font-style-asian="italic" style:font-weight-asian="normal" style:font-style-complex="italic" style:font-weight-complex="normal"/>
    </style:style>
    <style:style style:name="T139" style:family="text">
      <style:text-properties fo:font-variant="normal" fo:text-transform="none" style:font-name="FreeMono" fo:language="es" fo:country="ES" fo:font-style="italic" style:text-underline-style="none" fo:font-weight="normal" officeooo:rsid="0014b6bd" style:font-style-asian="italic" style:font-weight-asian="normal" style:font-style-complex="italic" style:font-weight-complex="normal"/>
    </style:style>
    <style:style style:name="T140" style:family="text">
      <style:text-properties fo:font-variant="normal" fo:text-transform="none" style:font-name="FreeMono" fo:language="es" fo:country="ES" fo:font-style="italic" style:text-underline-style="none" fo:font-weight="normal" officeooo:rsid="0016a055" style:font-style-asian="italic" style:font-weight-asian="normal" style:font-style-complex="italic" style:font-weight-complex="normal"/>
    </style:style>
    <style:style style:name="T141" style:family="text">
      <style:text-properties fo:font-variant="normal" fo:text-transform="none" style:font-name="FreeMono" fo:language="es" fo:country="ES" fo:font-style="italic" style:text-underline-style="none" fo:font-weight="normal" officeooo:rsid="00224474" style:font-style-asian="italic" style:font-weight-asian="normal" style:font-style-complex="italic" style:font-weight-complex="normal"/>
    </style:style>
    <style:style style:name="T142" style:family="text">
      <style:text-properties fo:font-variant="normal" fo:text-transform="none" style:font-name="FreeMono" fo:language="es" fo:country="ES" fo:font-style="italic" style:text-underline-style="none" fo:font-weight="normal" officeooo:rsid="0023defd" style:font-style-asian="italic" style:font-weight-asian="normal" style:font-style-complex="italic" style:font-weight-complex="normal"/>
    </style:style>
    <style:style style:name="T143" style:family="text">
      <style:text-properties fo:font-variant="normal" fo:text-transform="none" style:font-name="FreeMono" fo:language="es" fo:country="ES" fo:font-style="italic" style:text-underline-style="none" fo:font-weight="normal" officeooo:rsid="00276b86" style:font-style-asian="italic" style:font-weight-asian="normal" style:font-style-complex="italic" style:font-weight-complex="normal"/>
    </style:style>
    <style:style style:name="T144" style:family="text">
      <style:text-properties fo:font-variant="normal" fo:text-transform="none" style:font-name="FreeMono" fo:language="es" fo:country="ES" fo:font-style="italic" style:text-underline-style="none" fo:font-weight="normal" officeooo:rsid="00373a36" style:font-style-asian="italic" style:font-weight-asian="normal" style:font-style-complex="italic" style:font-weight-complex="normal"/>
    </style:style>
    <style:style style:name="T145" style:family="text">
      <style:text-properties fo:font-variant="normal" fo:text-transform="none" style:font-name="FreeMono" fo:language="es" fo:country="ES" fo:font-style="italic" style:text-underline-style="none" fo:font-weight="normal" officeooo:rsid="00492d00" style:font-style-asian="italic" style:font-weight-asian="normal" style:font-style-complex="italic" style:font-weight-complex="normal"/>
    </style:style>
    <style:style style:name="T146" style:family="text">
      <style:text-properties fo:font-variant="normal" fo:text-transform="none" style:font-name="FreeMono" fo:language="es" fo:country="ES" fo:font-style="italic" style:text-underline-style="none" fo:font-weight="normal" officeooo:rsid="00511d24" style:font-style-asian="italic" style:font-weight-asian="normal" style:font-style-complex="italic" style:font-weight-complex="normal"/>
    </style:style>
    <style:style style:name="T147" style:family="text">
      <style:text-properties fo:font-variant="normal" fo:text-transform="none" style:font-name="FreeMono" fo:language="es" fo:country="ES" fo:font-style="italic" style:text-underline-style="none" fo:font-weight="normal" officeooo:rsid="00519b5b" style:font-style-asian="italic" style:font-weight-asian="normal" style:font-style-complex="italic" style:font-weight-complex="normal"/>
    </style:style>
    <style:style style:name="T148" style:family="text">
      <style:text-properties fo:font-variant="normal" fo:text-transform="none" style:font-name="FreeMono" fo:language="es" fo:country="ES" fo:font-style="italic" style:text-underline-style="none" fo:font-weight="normal" officeooo:rsid="00523497" style:font-style-asian="italic" style:font-weight-asian="normal" style:font-style-complex="italic" style:font-weight-complex="normal"/>
    </style:style>
    <style:style style:name="T149" style:family="text">
      <style:text-properties fo:font-variant="normal" fo:text-transform="none" style:font-name="FreeMono" fo:language="es" fo:country="ES" fo:font-style="italic" style:text-underline-style="none" fo:font-weight="normal" officeooo:rsid="0055a4e7" style:font-style-asian="italic" style:font-weight-asian="normal" style:font-style-complex="italic" style:font-weight-complex="normal"/>
    </style:style>
    <style:style style:name="T150" style:family="text">
      <style:text-properties fo:font-variant="normal" fo:text-transform="none" style:font-name="FreeMono" fo:language="es" fo:country="ES" fo:font-style="italic" style:text-underline-style="none" fo:font-weight="normal" officeooo:rsid="005da4ee" style:font-style-asian="italic" style:font-weight-asian="normal" style:font-style-complex="italic" style:font-weight-complex="normal"/>
    </style:style>
    <style:style style:name="T151" style:family="text">
      <style:text-properties fo:font-variant="normal" fo:text-transform="none" style:font-name="FreeMono" fo:language="es" fo:country="ES" fo:font-style="italic" style:text-underline-style="none" fo:font-weight="normal" officeooo:rsid="005f734f" style:font-style-asian="italic" style:font-weight-asian="normal" style:font-style-complex="italic" style:font-weight-complex="normal"/>
    </style:style>
    <style:style style:name="T152" style:family="text">
      <style:text-properties fo:font-variant="normal" fo:text-transform="none" style:font-name="FreeMono" fo:language="es" fo:country="ES" fo:font-style="italic" style:text-underline-style="none" fo:font-weight="normal" officeooo:rsid="006515ba" style:font-style-asian="italic" style:font-weight-asian="normal" style:font-style-complex="italic" style:font-weight-complex="normal"/>
    </style:style>
    <style:style style:name="T153" style:family="text">
      <style:text-properties fo:font-variant="normal" fo:text-transform="none" style:font-name="FreeMono" fo:language="es" fo:country="ES" fo:font-style="italic" style:text-underline-style="none" fo:font-weight="normal" officeooo:rsid="0066196d" style:font-style-asian="italic" style:font-weight-asian="normal" style:font-style-complex="italic" style:font-weight-complex="normal"/>
    </style:style>
    <style:style style:name="T154" style:family="text">
      <style:text-properties fo:font-variant="normal" fo:text-transform="none" style:font-name="FreeMono" fo:language="es" fo:country="ES" fo:font-style="italic" style:text-underline-style="none" fo:font-weight="normal" officeooo:rsid="00674185" style:font-style-asian="italic" style:font-weight-asian="normal" style:font-style-complex="italic" style:font-weight-complex="normal"/>
    </style:style>
    <style:style style:name="T155" style:family="text">
      <style:text-properties fo:font-variant="normal" fo:text-transform="none" style:font-name="FreeMono" fo:language="es" fo:country="ES" fo:font-style="italic" style:text-underline-style="none" fo:font-weight="normal" officeooo:rsid="006c74bb" style:font-style-asian="italic" style:font-weight-asian="normal" style:font-style-complex="italic" style:font-weight-complex="normal"/>
    </style:style>
    <style:style style:name="T156" style:family="text">
      <style:text-properties fo:font-variant="normal" fo:text-transform="none" style:font-name="FreeMono" fo:language="es" fo:country="ES" fo:font-style="italic" style:text-underline-style="none" fo:font-weight="normal" officeooo:rsid="007514d1" style:font-style-asian="italic" style:font-weight-asian="normal" style:font-style-complex="italic" style:font-weight-complex="normal"/>
    </style:style>
    <style:style style:name="T157" style:family="text">
      <style:text-properties fo:font-variant="normal" fo:text-transform="none" style:font-name="FreeMono" fo:language="es" fo:country="ES" fo:font-style="italic" style:text-underline-style="none" fo:font-weight="normal" officeooo:rsid="0076b7cb" style:font-style-asian="italic" style:font-weight-asian="normal" style:font-style-complex="italic" style:font-weight-complex="normal"/>
    </style:style>
    <style:style style:name="T158" style:family="text">
      <style:text-properties fo:font-variant="normal" fo:text-transform="none" style:font-name="FreeMono" fo:language="es" fo:country="ES" fo:font-style="italic" style:text-underline-style="none" fo:font-weight="normal" officeooo:rsid="009cd106" style:font-style-asian="italic" style:font-weight-asian="normal" style:font-style-complex="italic" style:font-weight-complex="normal"/>
    </style:style>
    <style:style style:name="T159" style:family="text">
      <style:text-properties fo:font-variant="normal" fo:text-transform="none" style:font-name="FreeMono" fo:language="es" fo:country="ES" fo:font-style="italic" style:text-underline-style="none" fo:font-weight="normal" officeooo:rsid="009d238d" style:font-style-asian="italic" style:font-weight-asian="normal" style:font-style-complex="italic" style:font-weight-complex="normal"/>
    </style:style>
    <style:style style:name="T160" style:family="text">
      <style:text-properties fo:font-variant="normal" fo:text-transform="none" style:font-name="FreeMono" fo:language="es" fo:country="ES" fo:font-style="italic" style:text-underline-style="none" fo:font-weight="normal" officeooo:rsid="009f155b" style:font-style-asian="italic" style:font-weight-asian="normal" style:font-style-complex="italic" style:font-weight-complex="normal"/>
    </style:style>
    <style:style style:name="T161" style:family="text">
      <style:text-properties fo:font-variant="normal" fo:text-transform="none" style:font-name="FreeMono" fo:language="es" fo:country="ES" fo:font-style="italic" style:text-underline-style="none" fo:font-weight="normal" officeooo:rsid="00a11f99" style:font-style-asian="italic" style:font-weight-asian="normal" style:font-style-complex="italic" style:font-weight-complex="normal"/>
    </style:style>
    <style:style style:name="T162" style:family="text">
      <style:text-properties fo:font-variant="normal" fo:text-transform="none" style:font-name="FreeMono" fo:language="es" fo:country="ES" fo:font-style="italic" style:text-underline-style="none" fo:font-weight="normal" officeooo:rsid="00adf159" style:font-style-asian="italic" style:font-weight-asian="normal" style:font-style-complex="italic" style:font-weight-complex="normal"/>
    </style:style>
    <style:style style:name="T163" style:family="text">
      <style:text-properties fo:font-variant="normal" fo:text-transform="none" style:font-name="FreeMono" fo:language="es" fo:country="ES" fo:font-style="italic" style:text-underline-style="none" fo:font-weight="normal" officeooo:rsid="00b50ba4" style:font-style-asian="italic" style:font-weight-asian="normal" style:font-style-complex="italic" style:font-weight-complex="normal"/>
    </style:style>
    <style:style style:name="T164" style:family="text">
      <style:text-properties fo:font-variant="normal" fo:text-transform="none" style:font-name="FreeMono" fo:language="es" fo:country="ES" fo:font-style="italic" style:text-underline-style="none" fo:font-weight="normal" officeooo:rsid="00b81675" style:font-style-asian="italic" style:font-weight-asian="normal" style:font-style-complex="italic" style:font-weight-complex="normal"/>
    </style:style>
    <style:style style:name="T165" style:family="text">
      <style:text-properties fo:font-variant="normal" fo:text-transform="none" style:font-name="FreeMono" fo:language="es" fo:country="ES" fo:font-style="italic" style:text-underline-style="none" fo:font-weight="normal" officeooo:rsid="00bdf979" style:font-style-asian="italic" style:font-weight-asian="normal" style:font-style-complex="italic" style:font-weight-complex="normal"/>
    </style:style>
    <style:style style:name="T166" style:family="text">
      <style:text-properties fo:font-variant="normal" fo:text-transform="none" style:font-name="FreeMono" fo:language="es" fo:country="ES" fo:font-style="italic" style:text-underline-style="none" fo:font-weight="normal" officeooo:rsid="00be7b1f" style:font-style-asian="italic" style:font-weight-asian="normal" style:font-style-complex="italic" style:font-weight-complex="normal"/>
    </style:style>
    <style:style style:name="T167" style:family="text">
      <style:text-properties fo:font-variant="normal" fo:text-transform="none" style:font-name="FreeMono" fo:language="es" fo:country="ES" fo:font-style="italic" style:text-underline-style="none" fo:font-weight="normal" officeooo:rsid="00c0725d" style:font-style-asian="italic" style:font-weight-asian="normal" style:font-style-complex="italic" style:font-weight-complex="normal"/>
    </style:style>
    <style:style style:name="T168" style:family="text">
      <style:text-properties fo:font-variant="normal" fo:text-transform="none" style:font-name="FreeMono" fo:language="es" fo:country="ES" fo:font-style="italic" style:text-underline-style="none" fo:font-weight="normal" officeooo:rsid="00c819ff" style:font-style-asian="italic" style:font-weight-asian="normal" style:font-style-complex="italic" style:font-weight-complex="normal"/>
    </style:style>
    <style:style style:name="T169" style:family="text">
      <style:text-properties fo:font-variant="normal" fo:text-transform="none" style:font-name="FreeMono" fo:language="es" fo:country="ES" fo:font-style="italic" style:text-underline-style="none" fo:font-weight="normal" officeooo:rsid="00c9a2ac" style:font-style-asian="italic" style:font-weight-asian="normal" style:font-style-complex="italic" style:font-weight-complex="normal"/>
    </style:style>
    <style:style style:name="T170" style:family="text">
      <style:text-properties fo:font-variant="normal" fo:text-transform="none" style:font-name="FreeMono" fo:language="es" fo:country="ES" fo:font-style="italic" style:text-underline-style="none" fo:font-weight="normal" officeooo:rsid="00d14c58" style:font-style-asian="italic" style:font-weight-asian="normal" style:font-style-complex="italic" style:font-weight-complex="normal"/>
    </style:style>
    <style:style style:name="T171" style:family="text">
      <style:text-properties fo:font-variant="normal" fo:text-transform="none" style:font-name="FreeMono" fo:language="es" fo:country="ES" fo:font-style="italic" style:text-underline-style="none" fo:font-weight="normal" officeooo:rsid="00d1bb6e" style:font-style-asian="italic" style:font-weight-asian="normal" style:font-style-complex="italic" style:font-weight-complex="normal"/>
    </style:style>
    <style:style style:name="T172" style:family="text">
      <style:text-properties fo:font-variant="normal" fo:text-transform="none" style:font-name="FreeMono" fo:language="es" fo:country="ES" fo:font-style="italic" style:text-underline-style="none" fo:font-weight="normal" officeooo:rsid="00e855e9" style:font-style-asian="italic" style:font-weight-asian="normal" style:font-style-complex="italic" style:font-weight-complex="normal"/>
    </style:style>
    <style:style style:name="T173" style:family="text">
      <style:text-properties fo:font-variant="normal" fo:text-transform="none" style:font-name="FreeMono" fo:language="es" fo:country="ES" fo:font-style="italic" style:text-underline-style="none" fo:font-weight="normal" officeooo:rsid="00e9d081" style:font-style-asian="italic" style:font-weight-asian="normal" style:font-style-complex="italic" style:font-weight-complex="normal"/>
    </style:style>
    <style:style style:name="T174" style:family="text">
      <style:text-properties fo:font-variant="normal" fo:text-transform="none" style:font-name="FreeMono" fo:language="es" fo:country="ES" fo:font-style="italic" style:text-underline-style="none" fo:font-weight="normal" officeooo:rsid="00eb403d" style:font-style-asian="italic" style:font-weight-asian="normal" style:font-style-complex="italic" style:font-weight-complex="normal"/>
    </style:style>
    <style:style style:name="T175" style:family="text">
      <style:text-properties fo:font-variant="normal" fo:text-transform="none" style:font-name="FreeMono" fo:language="es" fo:country="ES" fo:font-style="italic" style:text-underline-style="none" fo:font-weight="normal" officeooo:rsid="00eccebf" style:font-style-asian="italic" style:font-weight-asian="normal" style:font-style-complex="italic" style:font-weight-complex="normal"/>
    </style:style>
    <style:style style:name="T176" style:family="text">
      <style:text-properties fo:font-variant="normal" fo:text-transform="none" style:font-name="FreeMono" fo:language="es" fo:country="ES" fo:font-style="italic" style:text-underline-style="none" fo:font-weight="normal" officeooo:rsid="00ee3431" style:font-style-asian="italic" style:font-weight-asian="normal" style:font-style-complex="italic" style:font-weight-complex="normal"/>
    </style:style>
    <style:style style:name="T177" style:family="text">
      <style:text-properties fo:font-variant="normal" fo:text-transform="none" style:font-name="FreeMono" fo:language="es" fo:country="ES" fo:font-style="italic" style:text-underline-style="none" fo:font-weight="normal" officeooo:rsid="00f01a44" style:font-style-asian="italic" style:font-weight-asian="normal" style:font-style-complex="italic" style:font-weight-complex="normal"/>
    </style:style>
    <style:style style:name="T178" style:family="text">
      <style:text-properties fo:font-variant="normal" fo:text-transform="none" style:font-name="FreeMono" fo:language="es" fo:country="ES" fo:font-style="italic" style:text-underline-style="none" fo:font-weight="normal" officeooo:rsid="00f3451c" style:font-style-asian="italic" style:font-weight-asian="normal" style:font-style-complex="italic" style:font-weight-complex="normal"/>
    </style:style>
    <style:style style:name="T179" style:family="text">
      <style:text-properties fo:font-variant="normal" fo:text-transform="none" style:font-name="FreeMono" fo:language="es" fo:country="ES" fo:font-style="italic" style:text-underline-style="none" fo:font-weight="normal" officeooo:rsid="00f4567b" style:font-style-asian="italic" style:font-weight-asian="normal" style:font-style-complex="italic" style:font-weight-complex="normal"/>
    </style:style>
    <style:style style:name="T180" style:family="text">
      <style:text-properties fo:font-variant="normal" fo:text-transform="none" style:font-name="FreeMono" fo:language="es" fo:country="ES" fo:font-style="italic" style:text-underline-style="none" style:font-style-asian="italic" style:font-style-complex="italic"/>
    </style:style>
    <style:style style:name="T181" style:family="text">
      <style:text-properties fo:font-variant="normal" fo:text-transform="none" style:font-name="FreeMono" fo:language="es" fo:country="ES" fo:font-style="italic" style:text-underline-style="none" fo:font-weight="bold" style:font-style-asian="italic" style:font-weight-asian="bold" style:font-style-complex="italic" style:font-weight-complex="bold"/>
    </style:style>
    <style:style style:name="T182" style:family="text">
      <style:text-properties fo:font-variant="normal" fo:text-transform="none" style:font-name="FreeMono" fo:language="es" fo:country="ES" fo:font-style="italic" style:text-underline-style="none" fo:font-weight="bold" officeooo:rsid="00c819ff" style:font-style-asian="italic" style:font-weight-asian="bold" style:font-style-complex="italic" style:font-weight-complex="bold"/>
    </style:style>
    <style:style style:name="T183" style:family="text">
      <style:text-properties fo:font-variant="normal" fo:text-transform="none" style:font-name="FreeMono" fo:language="es" fo:country="ES" fo:font-style="italic" style:text-underline-style="none" fo:font-weight="bold" officeooo:rsid="00f01a44" style:font-style-asian="italic" style:font-weight-asian="bold" style:font-style-complex="italic" style:font-weight-complex="bold"/>
    </style:style>
    <style:style style:name="T184" style:family="text">
      <style:text-properties fo:font-variant="normal" fo:text-transform="none" style:font-name="FreeMono" fo:language="en" fo:country="US" fo:font-style="normal" style:text-underline-style="none" fo:font-weight="normal" style:font-style-asian="normal" style:font-weight-asian="normal" style:font-style-complex="normal" style:font-weight-complex="normal"/>
    </style:style>
    <style:style style:name="T185" style:family="text">
      <style:text-properties fo:font-variant="normal" fo:text-transform="none" style:font-name="FreeMono" style:text-underline-style="none" fo:font-weight="normal" style:font-weight-asian="normal" style:font-weight-complex="normal"/>
    </style:style>
    <style:style style:name="T186" style:family="text">
      <style:text-properties fo:font-variant="normal" fo:text-transform="none" style:font-name="FreeMono" style:text-underline-style="none" fo:font-weight="normal" officeooo:rsid="000551db" style:font-weight-asian="normal" style:font-weight-complex="normal"/>
    </style:style>
    <style:style style:name="T187" style:family="text">
      <style:text-properties fo:font-variant="normal" fo:text-transform="none" style:font-name="FreeMono" style:text-underline-style="none" fo:font-weight="normal" officeooo:rsid="003ae7e0" style:font-weight-asian="normal" style:font-weight-complex="normal"/>
    </style:style>
    <style:style style:name="T188" style:family="text">
      <style:text-properties fo:font-variant="normal" fo:text-transform="none" style:font-name="FreeMono" fo:font-style="italic" style:text-underline-style="none" fo:font-weight="normal" style:font-style-asian="italic" style:font-weight-asian="normal" style:font-style-complex="italic" style:font-weight-complex="normal"/>
    </style:style>
    <style:style style:name="T189" style:family="text">
      <style:text-properties fo:font-variant="normal" fo:text-transform="none" style:font-name="FreeMono" fo:font-style="italic" style:text-underline-style="none" style:font-style-asian="italic" style:font-style-complex="italic"/>
    </style:style>
    <style:style style:name="T190" style:family="text">
      <style:text-properties fo:font-variant="normal" fo:text-transform="none" fo:language="es" fo:country="ES"/>
    </style:style>
    <style:style style:name="T191" style:family="text">
      <style:text-properties fo:font-variant="normal" fo:text-transform="none" fo:language="es" fo:country="ES" style:text-underline-style="none" fo:font-weight="normal" style:font-weight-asian="normal" style:font-weight-complex="normal"/>
    </style:style>
    <style:style style:name="T192" style:family="text">
      <style:text-properties fo:font-variant="normal" fo:text-transform="none" fo:language="es" fo:country="ES" style:text-underline-style="none" fo:font-weight="normal" officeooo:rsid="00265baa" style:font-weight-asian="normal" style:font-weight-complex="normal"/>
    </style:style>
    <style:style style:name="T193" style:family="text">
      <style:text-properties fo:font-variant="normal" fo:text-transform="none" fo:language="es" fo:country="ES" fo:font-style="italic" style:text-underline-style="none" fo:font-weight="normal" style:font-style-asian="italic" style:font-weight-asian="normal" style:font-style-complex="italic" style:font-weight-complex="normal"/>
    </style:style>
    <style:style style:name="T194" style:family="text">
      <style:text-properties fo:font-variant="normal" fo:text-transform="none" fo:language="es" fo:country="ES" fo:font-style="italic" style:font-style-asian="italic" style:font-style-complex="italic"/>
    </style:style>
    <style:style style:name="T195" style:family="text">
      <style:text-properties fo:font-variant="small-caps" style:font-name="FreeMono" fo:language="es" fo:country="ES" fo:font-style="normal" style:text-underline-style="none" fo:font-weight="normal" officeooo:rsid="0014b6bd" style:font-style-asian="normal" style:font-weight-asian="normal" style:font-style-complex="normal" style:font-weight-complex="normal"/>
    </style:style>
    <style:style style:name="T196" style:family="text">
      <style:text-properties fo:font-variant="small-caps" style:font-name="FreeMono" fo:language="es" fo:country="ES" fo:font-style="normal" style:text-underline-style="solid" style:text-underline-width="auto" style:text-underline-color="font-color" fo:font-weight="bold" officeooo:rsid="005f2fe3" style:font-style-asian="normal" style:font-weight-asian="bold" style:font-style-complex="normal" style:font-weight-complex="bold"/>
    </style:style>
    <style:style style:name="T197" style:family="text">
      <style:text-properties fo:font-variant="small-caps" style:font-name="FreeMono" fo:language="es" fo:country="ES" fo:font-style="normal" style:text-underline-style="solid" style:text-underline-width="auto" style:text-underline-color="font-color" fo:font-weight="bold" officeooo:rsid="0098e03d" style:font-style-asian="normal" style:font-weight-asian="bold" style:font-style-complex="normal" style:font-weight-complex="bold"/>
    </style:style>
    <style:style style:name="T198" style:family="text">
      <style:text-properties fo:font-variant="small-caps" style:font-name="FreeMono" style:text-underline-style="solid" style:text-underline-width="auto" style:text-underline-color="font-color" fo:font-weight="bold" officeooo:rsid="0010c31b" style:font-weight-asian="bold" style:font-weight-complex="bold"/>
    </style:style>
    <style:style style:name="T199" style:family="text">
      <style:text-properties fo:font-variant="small-caps" style:font-name="FreeMono" style:text-underline-style="solid" style:text-underline-width="auto" style:text-underline-color="font-color" fo:font-weight="bold" officeooo:rsid="0037a94c" style:font-weight-asian="bold" style:font-weight-complex="bold"/>
    </style:style>
    <style:style style:name="T200" style:family="text">
      <style:text-properties fo:font-variant="small-caps" style:font-name="FreeMono" style:text-underline-style="solid" style:text-underline-width="auto" style:text-underline-color="font-color" fo:font-weight="bold" officeooo:rsid="000551db" style:font-weight-asian="bold" style:font-weight-complex="bold"/>
    </style:style>
    <style:style style:name="T201" style:family="text">
      <style:text-properties fo:language="es" fo:country="ES"/>
    </style:style>
    <style:style style:name="T202" style:family="text">
      <style:text-properties style:font-name="FreeMono"/>
    </style:style>
    <style:style style:name="T203" style:family="text">
      <style:text-properties style:font-name="FreeMono" fo:language="es" fo:country="ES" fo:font-style="normal" style:text-underline-style="none" style:font-style-asian="normal" style:font-style-complex="normal"/>
    </style:style>
    <style:style style:name="T204" style:family="text">
      <style:text-properties style:font-name="FreeMono" fo:language="es" fo:country="ES" fo:font-style="normal" style:font-style-asian="normal" style:font-style-complex="normal"/>
    </style:style>
    <style:style style:name="T205" style:family="text">
      <style:text-properties style:font-name="FreeMono" fo:language="es" fo:country="ES" fo:font-style="normal" officeooo:rsid="00f020ad" style:font-style-asian="normal" style:font-style-complex="normal"/>
    </style:style>
    <style:style style:name="T206" style:family="text">
      <style:text-properties style:font-name="FreeMono" fo:language="en" fo:country="US" fo:font-style="normal" style:text-underline-style="none" style:font-style-asian="normal" style:font-style-complex="normal"/>
    </style:style>
    <style:style style:name="T207" style:family="text">
      <style:text-properties style:font-name="FreeMono" officeooo:rsid="00773b85"/>
    </style:style>
    <style:style style:name="T208" style:family="text">
      <style:text-properties style:font-name="FreeMono" officeooo:rsid="0078cee6"/>
    </style:style>
    <style:style style:name="T209" style:family="text">
      <style:text-properties style:font-name="FreeMono" officeooo:rsid="007959a0"/>
    </style:style>
    <style:style style:name="T210" style:family="text">
      <style:text-properties style:font-name="FreeMono" fo:font-style="italic" style:font-style-asian="italic" style:font-style-complex="italic"/>
    </style:style>
    <style:style style:name="T211" style:family="text">
      <style:text-properties style:font-name="FreeMono" fo:font-style="italic" officeooo:rsid="007959a0" style:font-style-asian="italic" style:font-style-complex="italic"/>
    </style:style>
    <style:style style:name="T212" style:family="text">
      <style:text-properties style:font-name="FreeMono" fo:font-style="italic" officeooo:rsid="007abc17" style:font-style-asian="italic" style:font-style-complex="italic"/>
    </style:style>
    <style:style style:name="T213" style:family="text">
      <style:text-properties style:font-name="FreeMono" fo:font-style="italic" officeooo:rsid="007b33c3" style:font-style-asian="italic" style:font-style-complex="italic"/>
    </style:style>
    <style:style style:name="T214" style:family="text">
      <style:text-properties style:font-name="FreeMono" fo:font-style="italic" officeooo:rsid="007cfacd" style:font-style-asian="italic" style:font-style-complex="italic"/>
    </style:style>
    <style:style style:name="T215" style:family="text">
      <style:text-properties style:font-name="FreeMono" fo:font-style="italic" officeooo:rsid="00853caa" style:font-style-asian="italic" style:font-style-complex="italic"/>
    </style:style>
    <style:style style:name="T216" style:family="text">
      <style:text-properties style:font-name="FreeMono" fo:font-style="italic" officeooo:rsid="0090f060" style:font-style-asian="italic" style:font-style-complex="italic"/>
    </style:style>
    <style:style style:name="T217" style:family="text">
      <style:text-properties style:font-name="FreeMono" officeooo:rsid="007abc17"/>
    </style:style>
    <style:style style:name="T218" style:family="text">
      <style:text-properties style:font-name="FreeMono" fo:font-style="normal" style:font-style-asian="normal" style:font-style-complex="normal"/>
    </style:style>
    <style:style style:name="T219" style:family="text">
      <style:text-properties style:font-name="FreeMono" fo:font-style="normal" officeooo:rsid="007abc17" style:font-style-asian="normal" style:font-style-complex="normal"/>
    </style:style>
    <style:style style:name="T220" style:family="text">
      <style:text-properties style:font-name="FreeMono" fo:font-style="normal" officeooo:rsid="007b33c3" style:font-style-asian="normal" style:font-style-complex="normal"/>
    </style:style>
    <style:style style:name="T221" style:family="text">
      <style:text-properties style:font-name="FreeMono" fo:font-style="normal" officeooo:rsid="007cfacd" style:font-style-asian="normal" style:font-style-complex="normal"/>
    </style:style>
    <style:style style:name="T222" style:family="text">
      <style:text-properties style:font-name="FreeMono" officeooo:rsid="007b33c3"/>
    </style:style>
    <style:style style:name="T223" style:family="text">
      <style:text-properties style:font-name="FreeMono" officeooo:rsid="007cfacd"/>
    </style:style>
    <style:style style:name="T224" style:family="text">
      <style:text-properties style:font-name="FreeMono" officeooo:rsid="007e251c"/>
    </style:style>
    <style:style style:name="T225" style:family="text">
      <style:text-properties style:font-name="FreeMono" officeooo:rsid="007ed73e"/>
    </style:style>
    <style:style style:name="T226" style:family="text">
      <style:text-properties style:font-name="FreeMono" officeooo:rsid="007f724d"/>
    </style:style>
    <style:style style:name="T227" style:family="text">
      <style:text-properties style:font-name="FreeMono" officeooo:rsid="00853caa"/>
    </style:style>
    <style:style style:name="T228" style:family="text">
      <style:text-properties style:font-name="FreeMono" officeooo:rsid="0085ce3f"/>
    </style:style>
    <style:style style:name="T229" style:family="text">
      <style:text-properties style:font-name="FreeMono" officeooo:rsid="008acda1"/>
    </style:style>
    <style:style style:name="T230" style:family="text">
      <style:text-properties style:font-name="FreeMono" officeooo:rsid="0090f060"/>
    </style:style>
    <style:style style:name="T231" style:family="text">
      <style:text-properties style:font-name="FreeMono" officeooo:rsid="00956ef2"/>
    </style:style>
    <style:style style:name="T232" style:family="text">
      <style:text-properties style:font-name="FreeMono" officeooo:rsid="0090bbc5"/>
    </style:style>
    <style:style style:name="T233" style:family="text">
      <style:text-properties officeooo:rsid="004120b0"/>
    </style:style>
    <style:style style:name="T234" style:family="text">
      <style:text-properties officeooo:rsid="00478d78"/>
    </style:style>
    <style:style style:name="T235" style:family="text">
      <style:text-properties officeooo:rsid="007abc17"/>
    </style:style>
    <style:style style:name="T236" style:family="text">
      <style:text-properties officeooo:rsid="00a8feec"/>
    </style:style>
    <style:style style:name="T237" style:family="text">
      <style:text-properties officeooo:rsid="00aa336e"/>
    </style:style>
    <style:style style:name="T238" style:family="text">
      <style:text-properties officeooo:rsid="00ac1c27"/>
    </style:style>
    <style:style style:name="T239" style:family="text">
      <style:text-properties officeooo:rsid="00affb95"/>
    </style:style>
    <style:style style:name="T240" style:family="text">
      <style:text-properties officeooo:rsid="00dc5443"/>
    </style:style>
    <style:style style:name="T241" style:family="text">
      <style:text-properties officeooo:rsid="00dca0ce"/>
    </style:style>
    <style:style style:name="T242" style:family="text">
      <style:text-properties officeooo:rsid="00e03e19"/>
    </style:style>
    <style:style style:name="T243" style:family="text">
      <style:text-properties officeooo:rsid="00e1f15b"/>
    </style:style>
    <style:style style:name="T244" style:family="text">
      <style:text-properties officeooo:rsid="00f91dbb"/>
    </style:style>
    <style:style style:name="T245" style:family="text">
      <style:text-properties officeooo:rsid="00fa624a"/>
    </style:style>
    <style:style style:name="T246" style:family="text">
      <style:text-properties officeooo:rsid="00fdcafc"/>
    </style:style>
    <style:style style:name="T247" style:family="text">
      <style:text-properties officeooo:rsid="00ffa116"/>
    </style:style>
    <style:style style:name="T248" style:family="text">
      <style:text-properties officeooo:rsid="00ffb117"/>
    </style:style>
    <style:style style:name="T249" style:family="text">
      <style:text-properties officeooo:rsid="01019cce"/>
    </style:style>
    <style:style style:name="T250" style:family="text">
      <style:text-properties officeooo:rsid="0103733b"/>
    </style:style>
    <style:style style:name="T251" style:family="text">
      <style:text-properties officeooo:rsid="010929b1"/>
    </style:style>
    <style:style style:name="T252" style:family="text">
      <style:text-properties officeooo:rsid="0117df15"/>
    </style:style>
    <style:style style:name="T253" style:family="text">
      <style:text-properties officeooo:rsid="0118fa01"/>
    </style:style>
    <style:style style:name="T254" style:family="text">
      <style:text-properties officeooo:rsid="011a610f"/>
    </style:style>
    <style:style style:name="T255" style:family="text">
      <style:text-properties officeooo:rsid="011e53c4"/>
    </style:style>
    <style:style style:name="T256" style:family="text">
      <style:text-properties officeooo:rsid="011efa6d"/>
    </style:style>
    <style:style style:name="T257" style:family="text">
      <style:text-properties officeooo:rsid="011ff36e"/>
    </style:style>
    <style:style style:name="T258" style:family="text">
      <style:text-properties officeooo:rsid="0121af26"/>
    </style:style>
    <style:style style:name="T259" style:family="text">
      <style:text-properties officeooo:rsid="01251ecb"/>
    </style:style>
    <style:style style:name="T260" style:family="text">
      <style:text-properties officeooo:rsid="0126eea0"/>
    </style:style>
    <style:style style:name="T261" style:family="text">
      <style:text-properties officeooo:rsid="012e8bd5"/>
    </style:style>
    <style:style style:name="T262" style:family="text">
      <style:text-properties officeooo:rsid="01330e50"/>
    </style:style>
    <style:style style:name="T263" style:family="text">
      <style:text-properties officeooo:rsid="0133f848"/>
    </style:style>
    <style:style style:name="T264" style:family="text">
      <style:text-properties officeooo:rsid="0138bf6b"/>
    </style:style>
    <style:style style:name="T265" style:family="text">
      <style:text-properties officeooo:rsid="013e599e"/>
    </style:style>
    <style:style style:name="T266" style:family="text">
      <style:text-properties officeooo:rsid="013e6873"/>
    </style:style>
    <style:style style:name="T267" style:family="text">
      <style:text-properties officeooo:rsid="01454cd4"/>
    </style:style>
    <style:style style:name="T268" style:family="text">
      <style:text-properties officeooo:rsid="01479e83"/>
    </style:style>
    <style:style style:name="T269" style:family="text">
      <style:text-properties officeooo:rsid="014a6b94"/>
    </style:style>
    <style:style style:name="T270" style:family="text">
      <style:text-properties officeooo:rsid="014c6640"/>
    </style:style>
    <style:style style:name="T271" style:family="text">
      <style:text-properties officeooo:rsid="0151ad88"/>
    </style:style>
    <style:style style:name="T272" style:family="text">
      <style:text-properties officeooo:rsid="01535c57"/>
    </style:style>
    <style:style style:name="T273" style:family="text">
      <style:text-properties officeooo:rsid="0154b68b"/>
    </style:style>
    <style:style style:name="T274" style:family="text">
      <style:text-properties officeooo:rsid="01569b32"/>
    </style:style>
    <style:style style:name="T275" style:family="text">
      <style:text-properties officeooo:rsid="015aa0a8"/>
    </style:style>
    <style:style style:name="T276" style:family="text">
      <style:text-properties officeooo:rsid="015be327"/>
    </style:style>
    <style:style style:name="T277" style:family="text">
      <style:text-properties officeooo:rsid="015d5561"/>
    </style:style>
    <style:style style:name="T278" style:family="text">
      <style:text-properties officeooo:rsid="015ed68f"/>
    </style:style>
    <style:style style:name="T279" style:family="text">
      <style:text-properties officeooo:rsid="0162de50"/>
    </style:style>
    <style:style style:name="T280" style:family="text">
      <style:text-properties officeooo:rsid="0165e1ab"/>
    </style:style>
    <style:style style:name="T281" style:family="text">
      <style:text-properties officeooo:rsid="01662a6e"/>
    </style:style>
    <style:style style:name="T282" style:family="text">
      <style:text-properties officeooo:rsid="01673f85"/>
    </style:style>
    <style:style style:name="T283" style:family="text">
      <style:text-properties officeooo:rsid="016b9d90"/>
    </style:style>
    <style:style style:name="T284" style:family="text">
      <style:text-properties officeooo:rsid="016d7c02"/>
    </style:style>
    <style:style style:name="T285" style:family="text">
      <style:text-properties officeooo:rsid="016e86c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style:style style:name="gr1" style:family="graphic">
      <style:graphic-properties svg:stroke-width="0.101cm" svg:stroke-color="#ff0000" draw:marker-start-width="0.499cm" draw:marker-end="Arrow" draw:marker-end-width="0.3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text:span text:style-name="T31">Capítulo 2. </text:span>Variables.</text:p>
      <text:p text:style-name="P50"/>
      <text:p text:style-name="P1">Strings</text:p>
      <text:p text:style-name="P50"/>
      <text:p text:style-name="P50">Un <text:span text:style-name="T1">string</text:span> o cadena, es una serie de caracteres. Todo lo que esté entre comillas, <text:span text:style-name="T25">Python</text:span> lo considera una cadena y puedes usar comillas simples o dobles alrededor de cadenas como estas:</text:p>
      <text:p text:style-name="P50"/>
      <text:p text:style-name="P50"><draw:frame draw:style-name="fr1" draw:name="Imagen1" text:anchor-type="char" svg:x="6.013cm" svg:y="0.191cm" svg:width="4.974cm" svg:height="1.429cm" draw:z-index="0"><draw:image xlink:href="Pictures/10000001000000BC000000369CF6BAFA567A42AA.png" xlink:type="simple" xlink:show="embed" xlink:actuate="onLoad" draw:mime-type="image/png"/></draw:frame></text:p>
      <text:p text:style-name="P50"/>
      <text:p text:style-name="P50"/>
      <text:p text:style-name="P50"/>
      <text:p text:style-name="P50"/>
      <text:p text:style-name="P50">Esta flexibilidad nos permite utilizar comillas y apóstrofes dentro de las cadenas:</text:p>
      <text:p text:style-name="P50"/>
      <text:p text:style-name="P50"><draw:frame draw:style-name="fr2" draw:name="Imagen2" text:anchor-type="char" svg:width="14.923cm" svg:height="1.984cm" draw:z-index="1"><draw:image xlink:href="Pictures/10000001000002340000004B2AC73DD187557810.png" xlink:type="simple" xlink:show="embed" xlink:actuate="onLoad" draw:mime-type="image/png"/></draw:frame></text:p>
      <text:p text:style-name="P50"/>
      <text:p text:style-name="P2">Modificando cadenas con métodos</text:p>
      <text:p text:style-name="P50"/>
      <text:p text:style-name="P51">Veamos el siguiente ejemplo:</text:p>
      <text:p text:style-name="P51"/>
      <text:p text:style-name="P51"><draw:frame draw:style-name="fr2" draw:name="Imagen3" text:anchor-type="char" svg:width="5.106cm" svg:height="1.429cm" draw:z-index="2"><draw:image xlink:href="Pictures/10000001000000C1000000361AC8530CEF30904C.png" xlink:type="simple" xlink:show="embed" xlink:actuate="onLoad" draw:mime-type="image/png"/></draw:frame></text:p>
      <text:p text:style-name="P50"/>
      <text:p text:style-name="P50"/>
      <text:p text:style-name="P51">El método <text:span text:style-name="T1">title()</text:span> aparece después de la variable en la llamada a la función <text:span text:style-name="T1">print()</text:span><text:span text:style-name="T20">. </text:span><text:span text:style-name="T21">El punto después de </text:span><text:span text:style-name="T2">name</text:span><text:span text:style-name="T21"> en </text:span><text:span text:style-name="T19">name.title()</text:span><text:span text:style-name="T21"> le dice </text:span><text:span text:style-name="T24">Python</text:span><text:span text:style-name="T21"> que haga que el método </text:span><text:span text:style-name="T2">title()</text:span><text:span text:style-name="T21"> actúe sobre la variable name</text:span><text:span text:style-name="T2">.</text:span><text:span text:style-name="T21"> A cada método lo siguen un par de paréntesis porque los métodos suelen necesitar información adicional para hacer su trabajo y esa información se proporciona dentro de los paréntesis.</text:span></text:p>
      <text:p text:style-name="P55"/>
      <text:p text:style-name="P52">Eliminación de espacios en blanco</text:p>
      <text:p text:style-name="P52"/>
      <text:p text:style-name="P52"/>
      <text:p text:style-name="P44">Ejercicios – <text:span text:style-name="T28">try it yourself</text:span></text:p>
      <text:p text:style-name="P53">2-3. Personal message: Utiliza una variable para representar el nombre de una persona e imprime un mensaje a esa persona. Tu mensaje debería ser algo simple como, ¿Qué tal Juan, no tienes cojones de seguir cuando llegas a lo difícil de Python?</text:p>
      <text:p text:style-name="P53">2-4. Name cases: Utiliza una variable para representar el nombre de una persona e imprime el nombre de esa persona en mayúsculas, minúsculas y modo <text:span text:style-name="T1">title()</text:span> (El primer carácter de cada cadena en mayúscula).</text:p>
      <text:p text:style-name="P54">2-5. Famous quote: Encuentra una cita de una persona famosa que admires. Imprime la cita y el nombre de su autor. Tu salida debe parecerse a lo siguiente, incluidas las comillas:</text:p>
      <text:p text:style-name="P54"><text:tab/> </text:p>
      <text:p text:style-name="P54"><text:tab/> <text:span text:style-name="T27">Albert Einstein once said, “A person who never made a</text:span></text:p>
      <text:p text:style-name="P56"><text:tab/> mistake never tried anything new.”</text:p>
      <text:p text:style-name="P62"/>
      <text:p text:style-name="P58">2-6. Famous quote 2: Repite el ejercicio 2.5 pero esta vez representa el nombre de una persona famosa utilizando una variable llamada <text:span text:style-name="T1">famous_person</text:span> Compón tu mensaje y represéntalo con una nueva variable llamada <text:span text:style-name="T1">message</text:span>. Imprime tu mensaje.</text:p>
      <text:p text:style-name="P58"/>
      <text:p text:style-name="P58">2-7. <text:span text:style-name="T29">Stripping names: Utiliza una variable para representar el nombre de una persona e incluye caracteres de espacio en blanco al principio y al final del nombre. Asegúrate de utilizas cada combinación de caracteres ‘\t’ y ‘\n’ al menos una vez. Imprime el nombre una vez de tal modo que se muestren los espacios en blanco alrededor del nombre. Luego imprime el nombre utilizando las tres funciones de stripping </text:span><text:span text:style-name="T3">lstrip()</text:span><text:span text:style-name="T29">, </text:span><text:span text:style-name="T3">rstrip()</text:span><text:span text:style-name="T29"> y </text:span><text:span text:style-name="T3">strip()</text:span><text:span text:style-name="T29">.</text:span></text:p>
      <text:p text:style-name="P58"/>
      <text:p text:style-name="P59">2-8. Number eigth: <text:span text:style-name="T30">E</text:span>scribe operaciones de suma, resta, multiplicación y división cuyo resultado de siempre 8. <text:span text:style-name="T30">Asegúrate de incluir las operaciones en una llamada a </text:span><text:span text:style-name="T4">print()</text:span><text:span text:style-name="T30"> para ver los resultados. Podrías crear cuatro líneas que se parezcan a esta:</text:span></text:p>
      <text:p text:style-name="P59"><text:tab/><text:span text:style-name="T4">print(5 + 3)</text:span></text:p>
      <text:p text:style-name="P60">La salida deberían ser simplemente cuatro líneas donde aparezca el número 8 en cada línea.</text:p>
      <text:p text:style-name="P60"/>
      <text:p text:style-name="P60">2-9. Favorite number: Utiliza una variable para representar tu número favorito. Luego, usando esa variable, crea un mensaje que revele tu número favorito. Imprime ese mensaje.</text:p>
      <text:p text:style-name="P5"><text:soft-page-break/>El Zen de Python</text:p>
      <text:p text:style-name="P57">The Zen of Python, by Tim Peters</text:p>
      <text:p text:style-name="P57"/>
      <text:p text:style-name="P57">Beautiful is better than ugly.</text:p>
      <text:p text:style-name="P57">Explicit is better than implicit.</text:p>
      <text:p text:style-name="P57">Simple is better than complex.</text:p>
      <text:p text:style-name="P57">Complex is better than complicated.</text:p>
      <text:p text:style-name="P57">Flat is better than nested.</text:p>
      <text:p text:style-name="P57">Sparse is better than dense.</text:p>
      <text:p text:style-name="P57">Readability counts.</text:p>
      <text:p text:style-name="P57">Special cases aren't special enough to break the rules.</text:p>
      <text:p text:style-name="P57">Although practicality beats purity.</text:p>
      <text:p text:style-name="P57">Errors should never pass silently.</text:p>
      <text:p text:style-name="P57">Unless explicitly silenced.</text:p>
      <text:p text:style-name="P57">In the face of ambiguity, refuse the temptation to guess.</text:p>
      <text:p text:style-name="P57">There should be one-- and preferably only one --obvious way to do it.</text:p>
      <text:p text:style-name="P57">Although that way may not be obvious at first unless you're Dutch.</text:p>
      <text:p text:style-name="P57">Now is better than never.</text:p>
      <text:p text:style-name="P57">Although never is often better than *right* now.</text:p>
      <text:p text:style-name="P57">If the implementation is hard to explain, it's a bad idea.</text:p>
      <text:p text:style-name="P57">If the implementation is easy to explain, it may be a good idea.</text:p>
      <text:p text:style-name="P57">Namespaces are one honking great idea -- let's do more of those!</text:p>
      <text:p text:style-name="P61"/>
      <text:p text:style-name="P61"/>
      <text:p text:style-name="P6">Capítulo 3. Listas.</text:p>
      <text:p text:style-name="P150"/>
      <text:p text:style-name="P7"><text:span text:style-name="T33">Una lista es una colección de elementos en un orden en particular. <text:s/>Puedes hacer una lista que incluya las letras del alfabeto, los dígitos del 0 al 9 o los nombres de todas las personas de tu familia. Puedes poner cualquier cosa que quieras en una lista y los elementos que pongas en ella no tienen por qué estar relacionados de una forma en particular. Puesto que una lista contiene normalmente más de un elemento, es una buena idea hacer plural el nombre de tu lista tal como “</text:span><text:span text:style-name="T40">cartas</text:span><text:span text:style-name="T33">”, “</text:span><text:span text:style-name="T40">números</text:span><text:span text:style-name="T33">” o “</text:span><text:span text:style-name="T40">nombres</text:span><text:span text:style-name="T33">”.</text:span></text:p>
      <text:p text:style-name="P151"/>
      <text:p text:style-name="P151">En Python los corchetes indican que es una lista y sus elementos individuales están separados por comas. A continuación un simple ejemplo de una lista que contiene tipos de bicicletas:</text:p>
      <text:p text:style-name="P151"><draw:frame draw:style-name="fr1" draw:name="Imagen4" text:anchor-type="char" svg:x="2.092cm" svg:y="0.235cm" svg:width="12.779cm" svg:height="1.799cm" draw:z-index="3"><draw:image xlink:href="Pictures/10000001000001E300000044D09E4C45080F14A6.png" xlink:type="simple" xlink:show="embed" xlink:actuate="onLoad" draw:mime-type="image/png"/></draw:frame></text:p>
      <text:p text:style-name="P151"/>
      <text:p text:style-name="P151"/>
      <text:p text:style-name="P151"/>
      <text:p text:style-name="P151">Si le pides a Python que imprima una lista, Python devolverá la representación de la lista incluyendo los corchetes:</text:p>
      <text:p text:style-name="P151"/>
      <text:p text:style-name="P151"><draw:frame draw:style-name="fr2" draw:name="Imagen5" text:anchor-type="char" svg:width="10.53cm" svg:height="1.931cm" draw:z-index="4"><draw:image xlink:href="Pictures/100000010000018E000000499D06F4E6233E2061.png" xlink:type="simple" xlink:show="embed" xlink:actuate="onLoad" draw:mime-type="image/png"/></draw:frame></text:p>
      <text:p text:style-name="P151"/>
      <text:p text:style-name="P151"/>
      <text:p text:style-name="P151"/>
      <text:p text:style-name="P151"/>
      <text:p text:style-name="P152">Puesto que esta no es la salida que los usuarios quieren ver, aprendamos cómo acceder a los elementos individuales en una lista.</text:p>
      <text:p text:style-name="P152"/>
      <text:p text:style-name="P152">Las listas son colecciones ordenadas, por lo que puedes acceder a cualquier elemento en una lista diciéndole a Python la posición, o índice, o el elemento deseado. Para acceder a un elemento de la lista, escribe el nombre de la lista seguido del indice encerrado entre corchetes.</text:p>
      <text:p text:style-name="P152"/>
      <text:p text:style-name="P152"><draw:frame draw:style-name="fr1" draw:name="Imagen6" text:anchor-type="char" svg:x="6.223cm" svg:y="-0.138cm" svg:width="4.101cm" svg:height="0.794cm" draw:z-index="5"><draw:image xlink:href="Pictures/100000010000009B0000001E72F0F3764B21BC6B.png" xlink:type="simple" xlink:show="embed" xlink:actuate="onLoad" draw:mime-type="image/png"/></draw:frame></text:p>
      <text:p text:style-name="P152"/>
      <text:p text:style-name="P152"><draw:frame draw:style-name="fr1" draw:name="Imagen7" text:anchor-type="char" svg:x="5.83cm" svg:y="0cm" svg:width="5.039cm" svg:height="1.312cm" draw:z-index="6"><draw:image xlink:href="Pictures/10000001000001200000004B56C29D53A00FEEAA.png" xlink:type="simple" xlink:show="embed" xlink:actuate="onLoad" draw:mime-type="image/png"/></draw:frame></text:p>
      <text:p text:style-name="P152"/>
      <text:p text:style-name="P8"><text:soft-page-break/><text:span text:style-name="T33">Los índices en una lista comienzan por la posición 0 y no por la posición 1, por lo que hay que tener en cuenta esta circunstancia a la hora de buscar un elemento en una lista. Así pues de la lista anterior, ‘</text:span><text:span text:style-name="T40">trek</text:span><text:span text:style-name="T33">’ estaría en la posición 0, ‘</text:span><text:span text:style-name="T40">cannondale</text:span><text:span text:style-name="T33">’ en la posición uno y así respectivamente.</text:span></text:p>
      <text:p text:style-name="P8"><text:span text:style-name="T33">Si queremos acceder al último elemento de la lista podemos utilizar el índice -1. Supongamos que queremos acceder al elemento <text:s/>‘</text:span><text:span text:style-name="T40">specialized</text:span><text:span text:style-name="T33">’, pues bien podemos hacerlo de varias formas:</text:span></text:p>
      <text:p text:style-name="P8"><text:span text:style-name="T44">bicycles[-1]</text:span><text:span text:style-name="T33"> ó <text:s/></text:span><text:span text:style-name="T44">bicycles[3]</text:span><text:span text:style-name="T33"> ← Puesto que en este caso, el último elemento se encuentra en el índice 3 de la lista.</text:span></text:p>
      <text:p text:style-name="P153"/>
      <text:p text:style-name="P9">Ejercicios – <text:span text:style-name="T28">Try it Yourself</text:span></text:p>
      <text:p text:style-name="P23"/>
      <text:p text:style-name="P92"><text:span text:style-name="T195">3-1. </text:span><text:span text:style-name="T47">Names: Almacena el nombre de unos cuantos amigos en una lista llamada ‘</text:span><text:span text:style-name="T139">names</text:span><text:span text:style-name="T47">’. Imprime el nombre de cada persona accediendo a cada elemento de la lista, uno a la vez.</text:span></text:p>
      <text:p text:style-name="P154">3-2. Greetings: Comienza con la lista utilizada en el ejercicio 3-1, pero en lugar de imprimir el nombre de cada persona, imprime un mensaje para ellos. El texto de cada mensaje debería ser el mismo pero cada mensaje debería estar personalizado con el nombre de la persona.</text:p>
      <text:p text:style-name="P93"><text:span text:style-name="T48">3-3. Your own list: Piensa en tu modo favorito de transporte, como una motocicleta o un coche y haz una lista que almacene varios ejemplos. Utiliza tu lista para imprimir una serie de frases acerca de esos elementos como “</text:span><text:span text:style-name="T140">Me gustaría tener una moto Honda.</text:span><text:span text:style-name="T48">”</text:span></text:p>
      <text:p text:style-name="P155"/>
      <text:p text:style-name="P390">Modificar elementos de una lista</text:p>
      <text:p text:style-name="P156">La sintaxis para modificar un elemento de una lista es muy parecida a la sintaxis para acceder a un elemento de la lista. Para modificar un elemento, utilizamos el nombre de la lista seguido del índice donde se encuentra el elemento que queremos cambiar y a continuación proporcionamos el valor que queremos proporcionar a ese elemento.</text:p>
      <text:p text:style-name="P156"/>
      <text:p text:style-name="P156"><draw:frame draw:style-name="fr1" draw:name="Imagen8" text:anchor-type="char" svg:x="3.805cm" svg:y="-0.145cm" svg:width="9.393cm" svg:height="3.149cm" draw:z-index="7"><draw:image xlink:href="Pictures/1000000100000164000000751022656B391F4AFC.png" xlink:type="simple" xlink:show="embed" xlink:actuate="onLoad" draw:mime-type="image/png"/></draw:frame></text:p>
      <text:p text:style-name="P156"/>
      <text:p text:style-name="P156"/>
      <text:p text:style-name="P156"/>
      <text:p text:style-name="P156"/>
      <text:p text:style-name="P156"/>
      <text:p text:style-name="P391"><text:soft-page-break/>Añadir elementos a una lista.</text:p>
      <text:p text:style-name="P490"><text:span text:style-name="T46">La forma más sencilla de añadir elementos a la lista es con el método </text:span><text:span text:style-name="T138">append()</text:span><text:span text:style-name="T46">. Este método añade elementos siempre al final de la lista.</text:span></text:p>
      <text:p text:style-name="P157"/>
      <text:p text:style-name="P490"><text:span text:style-name="T46">El método </text:span><text:span text:style-name="T138">append()</text:span><text:span text:style-name="T46"> facilita la creación dinámica de listas. Por ejemplo, puedes empezar con una lista vacía e ir añadiendo elementos utilizando una serie de llamadas al método </text:span><text:span text:style-name="T138">append()</text:span><text:span text:style-name="T46">.</text:span></text:p>
      <text:p text:style-name="P157"/>
      <text:p text:style-name="P392">Insertar elementos a una lista.</text:p>
      <text:p text:style-name="P158">Se pueden añadir nuevos elementos en cualquier posición de la lista simplemente especificando el índice donde queremos insertar el nuevo elemento y su correspondiente valor, como se muestra a continuación:</text:p>
      <text:p text:style-name="P158"/>
      <text:p text:style-name="P158"><draw:frame draw:style-name="fr2" draw:name="Imagen10" text:anchor-type="char" svg:width="14.764cm" svg:height="0.582cm" draw:z-index="9"><draw:image xlink:href="Pictures/100000010000022E00000016EAACF7D94FFDA584.png" xlink:type="simple" xlink:show="embed" xlink:actuate="onLoad" draw:mime-type="image/png"/></draw:frame></text:p>
      <text:p text:style-name="P158"><draw:frame draw:style-name="fr1" draw:name="Imagen9" text:anchor-type="char" svg:x="4.725cm" svg:y="-0.192cm" svg:width="7.514cm" svg:height="1.27cm" draw:z-index="8"><draw:image xlink:href="Pictures/100000010000011C00000030DC2795C98DC6159C.png" xlink:type="simple" xlink:show="embed" xlink:actuate="onLoad" draw:mime-type="image/png"/></draw:frame></text:p>
      <text:p text:style-name="P158"/>
      <text:p text:style-name="P158"/>
      <text:p text:style-name="P158"><draw:frame draw:style-name="fr4" draw:name="Imagen11" text:anchor-type="char" svg:width="17cm" svg:height="0.572cm" draw:z-index="10"><draw:image xlink:href="Pictures/100000010000028D00000016E661DFB4A545C56A.png" xlink:type="simple" xlink:show="embed" xlink:actuate="onLoad" draw:mime-type="image/png"/></draw:frame></text:p>
      <text:p text:style-name="P491"><text:span text:style-name="T46">El método </text:span><text:span text:style-name="T138">insert()</text:span><text:span text:style-name="T46"> desplaza cada valor un lugar a la derecha, de tal manera que, como en el ejemplo, el elemento que se encontrara en el índice 2, pasaría ahora a ocupar el índice 3 de la lista y el 2 sería ocupado por el nuevo elemento.</text:span></text:p>
      <text:p text:style-name="P159"/>
      <text:p text:style-name="P393">Eliminar elementos de la lista.</text:p>
      <text:p text:style-name="P159">Supongamos que durante un juego el jugador ha eliminado un alienígena o un usuario de una web quiere eliminar su perfil de nuestro sitio; son ejemplos prácticos que nos pueden llevar a querer eliminar elementos de una lista (un alien menos, la baja de la web de un usuario, etc).</text:p>
      <text:p text:style-name="P159"/>
      <text:p text:style-name="P159">Se pueden eliminar elementos de una lista atendiendo a su posición en la lista o al valor del elemento.</text:p>
      <text:p text:style-name="P159"/>
      <text:p text:style-name="P491"><text:span text:style-name="T46">Si conocemos la posición del elemento que queremos eliminar de la lista podemos utilizar el método </text:span><text:span text:style-name="T138">del</text:span><text:span text:style-name="T46"> en la sentencia en la que deseamos eliminar el elemento:</text:span></text:p>
      <text:p text:style-name="P159"><draw:frame draw:style-name="fr4" draw:name="Imagen12" text:anchor-type="char" svg:width="17cm" svg:height="0.545cm" draw:z-index="11"><draw:image xlink:href="Pictures/100000010000028E00000015F63151581C576934.png" xlink:type="simple" xlink:show="embed" xlink:actuate="onLoad" draw:mime-type="image/png"/></draw:frame><draw:frame draw:style-name="fr1" draw:name="Imagen13" text:anchor-type="char" svg:x="6.486cm" svg:y="0.963cm" svg:width="3.995cm" svg:height="0.741cm" draw:z-index="12"><draw:image xlink:href="Pictures/10000001000000970000001C64C6D43C25428529.png" xlink:type="simple" xlink:show="embed" xlink:actuate="onLoad" draw:mime-type="image/png"/></draw:frame></text:p>
      <text:p text:style-name="P159"><text:soft-page-break/></text:p>
      <text:p text:style-name="P159"><draw:frame draw:style-name="fr1" draw:name="Imagen14" text:anchor-type="char" svg:x="0.762cm" svg:y="-0.046cm" svg:width="15.478cm" svg:height="0.714cm" draw:z-index="13"><draw:image xlink:href="Pictures/10000001000002490000001BD70C6FCB135F45E5.png" xlink:type="simple" xlink:show="embed" xlink:actuate="onLoad" draw:mime-type="image/png"/></draw:frame></text:p>
      <text:p text:style-name="P492"><text:span text:style-name="T46">Como podemos comprobar, la lista antes del método </text:span><text:span text:style-name="T138">del</text:span><text:span text:style-name="T46"> que hemos utilizado para eliminar el elemento ‘</text:span><text:span text:style-name="T138">Hond</text:span><text:span text:style-name="T46">a’ que hay en la posición 5 de la lista, y a continuación se muestra la lista sin el elemento ‘Honda’ que se encontraba en el índice 5 de la lista.</text:span></text:p>
      <text:p text:style-name="P492"><text:span text:style-name="T46">Si queremos eliminar el primer elemento de una lista sea cual sea esta sólo tendremos que indicar el índice 0 en el método </text:span><text:span text:style-name="T138">del</text:span><text:span text:style-name="T46">, por ejemplo:</text:span></text:p>
      <text:p text:style-name="P492"><text:span text:style-name="T138">del motorcycles[0]</text:span><text:span text:style-name="T46">.</text:span></text:p>
      <text:p text:style-name="P160">Una vez que eliminemos un elemento de la lista no podremos volver a recuperarlo.</text:p>
      <text:p text:style-name="P160"/>
      <text:p text:style-name="P394">Eliminar un elemento utilizando el método pop().</text:p>
      <text:p text:style-name="P160">A veces queremos eliminar el valor de un elemento después de eliminarlo de la lista. Por ejemplo, puedes querer obtener la posición x e y de un alien que acaba de ser abatido, así puedes dibujar una explosión en esa posición. En una aplicación web puedes querer eliminar un usuario de la lista de miembros activos y añadir ese usuario a otra lista de miembros inactivos.</text:p>
      <text:p text:style-name="P492"><text:span text:style-name="T46">El método pop() eliminar el último elemento de la lista pero te permite seguir trabajando con él después de eliminarlo. El término <text:s/>pop proviene del concepto de una lista como una pila de elementos </text:span><text:span text:style-name="T49">y sacamos el elemento de la parte superior de la pila. En esta analogía, la parte superior de la pila se corresponde con el final de la lista.</text:span></text:p>
      <text:p text:style-name="P161"/>
      <text:p text:style-name="P163">Popeemos una motocicleta de la lista de motocicletas:</text:p>
      <text:p text:style-name="P162"/>
      <text:p text:style-name="P162"><draw:frame draw:style-name="fr2" draw:name="Imagen15" text:anchor-type="char" svg:width="7.99cm" svg:height="1.614cm" draw:z-index="14"><draw:image xlink:href="Pictures/100000010000012E0000003D216B394D570849B6.png" xlink:type="simple" xlink:show="embed" xlink:actuate="onLoad" draw:mime-type="image/png"/></draw:frame></text:p>
      <text:p text:style-name="P161"/>
      <text:p text:style-name="P160"/>
      <text:p text:style-name="P159"><draw:frame draw:style-name="fr1" draw:name="Imagen16" text:anchor-type="char" svg:x="1.743cm" svg:y="0.3cm" svg:width="13.441cm" svg:height="1.296cm" draw:z-index="15"><draw:image xlink:href="Pictures/10000001000001FC000000310085806344B55BE7.png" xlink:type="simple" xlink:show="embed" xlink:actuate="onLoad" draw:mime-type="image/png"/></draw:frame></text:p>
      <text:p text:style-name="P493"><text:span text:style-name="T46">Como podemos comprobar, hemos almacenado el valor del elemento borrado en la variable </text:span><text:span text:style-name="T138">popped_motorcycle</text:span><text:span text:style-name="T46"> y podemos seguir trabajando con ese valor, como por ejemplo así:</text:span></text:p>
      <text:p text:style-name="P162"><draw:frame draw:style-name="fr1" draw:name="Imagen17" text:anchor-type="char" svg:x="1.503cm" svg:y="0.434cm" svg:width="13.996cm" svg:height="0.873cm" draw:z-index="16"><draw:image xlink:href="Pictures/100000010000021100000021E484BCEF8BBDDC8C.png" xlink:type="simple" xlink:show="embed" xlink:actuate="onLoad" draw:mime-type="image/png"/></draw:frame></text:p>
      <text:p text:style-name="P159"><draw:frame draw:style-name="fr1" draw:name="Imagen18" text:anchor-type="char" svg:x="3.949cm" svg:y="0.945cm" svg:width="9.102cm" svg:height="0.661cm" draw:z-index="17"><draw:image xlink:href="Pictures/100000010000015800000019D8940E417FC623B7.png" xlink:type="simple" xlink:show="embed" xlink:actuate="onLoad" draw:mime-type="image/png"/></draw:frame></text:p>
      <text:p text:style-name="P159"/>
      <text:p text:style-name="P159"/>
      <text:p text:style-name="P395">Popeando elementos de cualquier posición de la lista.</text:p>
      <text:p text:style-name="P494"><text:span text:style-name="T46">Puedes utilizar </text:span><text:span text:style-name="T138">pop()</text:span><text:span text:style-name="T46"> para eliminar un elemento desde cualquier posición de la lista incluyendo el índice del elemento que quieres eliminar entre paréntesis.</text:span></text:p>
      <text:p text:style-name="P164"><draw:frame draw:style-name="fr1" draw:name="Imagen19" text:anchor-type="char" svg:x="1.318cm" svg:y="0.388cm" svg:width="14.552cm" svg:height="1.614cm" draw:z-index="18"><draw:image xlink:href="Pictures/10000001000002260000003D77B94221B4933ECE.png" xlink:type="simple" xlink:show="embed" xlink:actuate="onLoad" draw:mime-type="image/png"/></draw:frame></text:p>
      <text:p text:style-name="P494"><text:span text:style-name="T46">Recuerda que cada vez que utilizas </text:span><text:span text:style-name="T138">pop()</text:span><text:span text:style-name="T46"> el elemento con el que lo hagas no volverá a estar almacenado en la lista.</text:span></text:p>
      <text:p text:style-name="P494"><text:span text:style-name="T46">Si no estás seguro de utilizar la sentencia </text:span><text:span text:style-name="T138">del</text:span><text:span text:style-name="T46"> o el método </text:span><text:span text:style-name="T138">pop(</text:span><text:span text:style-name="T46">), existe una forma muy sencilla de decidirlo: cuando quieras eliminar un elemento de una lista y no lo vayas a volver a necesitar utiliza la sentencia </text:span><text:span text:style-name="T138">del</text:span><text:span text:style-name="T46">, si quieres poder volver a utilizarlos después de eliminarlo, utiliza el método </text:span><text:span text:style-name="T138">pop()</text:span><text:span text:style-name="T46">.</text:span></text:p>
      <text:p text:style-name="P164"/>
      <text:p text:style-name="P396">Eliminar un elemento por su valor.</text:p>
      <text:p text:style-name="P94"><text:span text:style-name="T50">A veces no conocemos la posición del elemento que queremos eliminar de la lista. Si sólo conocemos el valor del elemento que queremos eliminar podemos utilizar el método </text:span><text:span text:style-name="T141">remove()</text:span><text:span text:style-name="T50">.</text:span></text:p>
      <text:p text:style-name="P165"/>
      <text:p text:style-name="P165">Por ejemplo, supongamos que queremos eliminar el valor ‘Yamaha’ de la lista de motocicletas:</text:p>
      <text:p text:style-name="P165"><draw:frame draw:style-name="fr2" draw:name="Imagen20" text:anchor-type="char" svg:width="6.191cm" svg:height="1.799cm" draw:z-index="19"><draw:image xlink:href="Pictures/10000001000000EA00000044C011B2D3ADAF7D08.png" xlink:type="simple" xlink:show="embed" xlink:actuate="onLoad" draw:mime-type="image/png"/></draw:frame></text:p>
      <text:p text:style-name="P165"/>
      <text:p text:style-name="P165"/>
      <text:p text:style-name="P165"><text:soft-page-break/></text:p>
      <text:p text:style-name="P165"><draw:frame draw:style-name="fr1" draw:name="Imagen21" text:anchor-type="char" svg:x="2.799cm" svg:y="-0.185cm" svg:width="11.404cm" svg:height="1.27cm" draw:z-index="20"><draw:image xlink:href="Pictures/10000001000001AF000000309EF657A7A6A8EB7A.png" xlink:type="simple" xlink:show="embed" xlink:actuate="onLoad" draw:mime-type="image/png"/></draw:frame></text:p>
      <text:p text:style-name="P165"/>
      <text:p text:style-name="P165"/>
      <text:p text:style-name="P165">El código anterior le dice a Python dónde aparece ‘Yamaha’ en la lista y elimina ese elemento.</text:p>
      <text:p text:style-name="P165">También puedes utilizar el método remove() para trabajar con el valor eliminado. Vamos a eliminar ‘Ducati’ e imprimir la razón por la que hemos decidido eliminarla:</text:p>
      <text:p text:style-name="P165"/>
      <text:p text:style-name="P165"><draw:frame draw:style-name="fr2" draw:name="Imagen22" text:anchor-type="char" svg:width="13.864cm" svg:height="2.54cm" draw:z-index="21"><draw:image xlink:href="Pictures/100000010000020C000000600BB294B2241C1919.png" xlink:type="simple" xlink:show="embed" xlink:actuate="onLoad" draw:mime-type="image/png"/></draw:frame></text:p>
      <text:p text:style-name="P95"><text:span text:style-name="T51">El método </text:span><text:span text:style-name="T142">removes()</text:span><text:span text:style-name="T51"> sólo elimina la primera coincidencia del valor indicado. Si hubiera más de un elemento con el mismo valor en la lista necesitarías utilizar un bucle para asegurarte de eliminar todas las coincidencias.</text:span></text:p>
      <text:p text:style-name="P166"/>
      <text:p text:style-name="P39"><text:span text:style-name="T201">Ejercicios</text:span> – Try it yourself.</text:p>
      <text:p text:style-name="P470"/>
      <text:p text:style-name="P40"><text:span text:style-name="T33">3-4. Guest List: </text:span><text:span text:style-name="T191">Si pudieras invitar a alguien, vivo o muerto, a cenar, ¿a quién invitarías? Haz una lista que incluya al menos a tres personas a las que te gustaría invitar a cenar. Luego utiliza la lista para imprimir un mensaje a cada persona invitándola a cenar.</text:span></text:p>
      <text:p text:style-name="P167">3-5. Changing Guest List: Has oído que uno de tus invitados no puede venir a cenar así que necesitas preparar otro conjunto de invitaciones. Tendrás que pensar en otra persona a quien invitar.</text:p>
      <text:list xml:id="list3527513043" text:style-name="L1">
        <text:list-item>
          <text:p text:style-name="P580"><text:span text:style-name="T191">Empieza con tu programa desde el ejercicio 3-4. Añade una llamada a </text:span><text:span text:style-name="T193">print()</text:span><text:span text:style-name="T191"> al final de tu programa indicando el nombre del invitado que no va a poder asistir.</text:span></text:p>
        </text:list-item>
        <text:list-item>
          <text:p text:style-name="P584">Modifica la lista reemplazando el nombre de la persona que no puede asistir por el de la nueva persona que has invitado.</text:p>
        </text:list-item>
        <text:list-item>
          <text:p text:style-name="P584">Imprime un segundo conjunto de mensajes de invitación, uno por cada persona que todavía está en tu lista.</text:p>
        </text:list-item>
      </text:list>
      <text:p text:style-name="P505"><text:span text:style-name="T52">3-</text:span><text:span text:style-name="T46">6. More Guests: Acabas de encontrar una mesa más grande para cenar, así que ahora dispones de más espacio. Piensa en tres invitados más para invitarlos a cenar.</text:span></text:p>
      <text:p text:style-name="P168"/>
      <text:list xml:id="list1985599238" text:style-name="L2">
        <text:list-item>
          <text:p text:style-name="P581"><text:soft-page-break/><text:span text:style-name="T191">Empieza con tu programa desde el ejercicio 3-4. Añade una llamada a </text:span><text:span text:style-name="T193">print()</text:span><text:span text:style-name="T191"> al final de tu programa </text:span><text:span text:style-name="T192">informando a la gente de que has encontrado una mesa más grande para la cena.</text:span></text:p>
        </text:list-item>
        <text:list-item>
          <text:p text:style-name="P585">Utiliza insert() para añadir un nuevo invitado al principio de tu lista.</text:p>
        </text:list-item>
        <text:list-item>
          <text:p text:style-name="P585">Utiliza insert() para añadir un nuevo invitado en medio de la lista.</text:p>
        </text:list-item>
        <text:list-item>
          <text:p text:style-name="P585">Utiliza append() para añadir un nuevo invitado al final de la lista.</text:p>
        </text:list-item>
        <text:list-item>
          <text:p text:style-name="P585">Imprime un nuevo conjunto de invitaciones para cada persona de tu lista.</text:p>
        </text:list-item>
      </text:list>
      <text:p text:style-name="P168"/>
      <text:p text:style-name="P169">3-7. Shrinking Guest List: Te acabas de enterar de que tu nueva mesa no estará a tiempo para la cena y que sólo tiene espacio para dos invitados.</text:p>
      <text:list xml:id="list2000132450" text:style-name="L3">
        <text:list-header>
          <text:p text:style-name="P586"/>
        </text:list-header>
        <text:list-item>
          <text:p text:style-name="P586">Empieza con tu programa del ejercicio 3-6. Añade una nueva línea que imprima un mensaje diciendo que sólo puedes invitar a dos personas a cenar.</text:p>
        </text:list-item>
        <text:list-item>
          <text:p text:style-name="P619"><text:span text:style-name="T53">Utiliza </text:span><text:span text:style-name="T143">pop()</text:span><text:span text:style-name="T53"> para eliminar invitados de tu lista de uno en uno hasta que sólo queden dos nombres en tu lista. </text:span><text:span text:style-name="T54">Cada vez que popees un nombre de tu lista imprime un mensaje a esa persona haciéndole saber que sientes mucho no poder invitarla a cenar.</text:span></text:p>
        </text:list-item>
        <text:list-item>
          <text:p text:style-name="P587">Imprime un mensaje a cada una de las dos personas que aún están en tu lista diciéndoles que permanecen invitadas.</text:p>
        </text:list-item>
        <text:list-item>
          <text:p text:style-name="P626"><text:span text:style-name="T46">Utiliza </text:span><text:span text:style-name="T138">del</text:span><text:span text:style-name="T46"> para eliminar los dos últimos nombres de tu lista, así que tienes una lista vacía. Imprime tu lista para asegurarte de que actualmente tienes una lista vacía al final de tu programa.</text:span></text:p>
        </text:list-item>
      </text:list>
      <text:p text:style-name="P170"/>
      <text:p text:style-name="P10">Organizar una lista.</text:p>
      <text:p text:style-name="P10"/>
      <text:p text:style-name="P506"><text:span text:style-name="T46">Con frecuencia las listas se crean con un orden impredecible porque no siempre puedes controlar el orden en que tus usuarios te van a proporcionar los datos. </text:span><text:span text:style-name="T55">A pesar de que esto es inevitable en la mayoría de circunstancias, con frecuencia querrás presentar tu información en un orden en concreto. A veces querrás conservar el orden original de tu lista y otras veces querrás cambiar el orden. <text:s/></text:span><text:soft-page-break/><text:span text:style-name="T55">Python proporciona diferentes maneras de organizar tus listas dependiendo de la situación.</text:span></text:p>
      <text:p text:style-name="P171"/>
      <text:p text:style-name="P495"><text:span text:style-name="T131">Ordenar una lista de forma permanente con el método </text:span><text:span text:style-name="T180">sort()</text:span><text:span text:style-name="T131">.</text:span></text:p>
      <text:p text:style-name="P172"/>
      <text:p text:style-name="P495"><text:span text:style-name="T46">El método </text:span><text:span text:style-name="T138">sort()</text:span><text:span text:style-name="T46"> de Python hace relativamente fácil ordenar una lista. Imagina que tenemos una lista de coches y queremos cambiar el orden de la lista para almacenarlos alfabéticamente. Para hacer la tarea más simple, asumamos que todos los valores de la lista están en minúsculas.</text:span></text:p>
      <text:p text:style-name="P172"><draw:frame draw:style-name="fr1" draw:name="Imagen23" text:anchor-type="char" svg:x="3.911cm" svg:y="0.393cm" svg:width="9.181cm" svg:height="1.799cm" draw:z-index="22"><draw:image xlink:href="Pictures/100000010000015B00000044D817DEBF167D8F3E.png" xlink:type="simple" xlink:show="embed" xlink:actuate="onLoad" draw:mime-type="image/png"/></draw:frame></text:p>
      <text:p text:style-name="P172"/>
      <text:p text:style-name="P172"/>
      <text:p text:style-name="P172"/>
      <text:p text:style-name="P172"/>
      <text:p text:style-name="P172"><draw:frame draw:style-name="fr1" draw:name="Imagen24" text:anchor-type="char" svg:x="4.701cm" svg:y="-0.169cm" svg:width="7.673cm" svg:height="1.799cm" draw:z-index="23"><draw:image xlink:href="Pictures/10000001000001220000004487BB514DD18BEDD1.png" xlink:type="simple" xlink:show="embed" xlink:actuate="onLoad" draw:mime-type="image/png"/></draw:frame></text:p>
      <text:p text:style-name="P172"/>
      <text:p text:style-name="P172"/>
      <text:p text:style-name="P172"/>
      <text:p text:style-name="P397">Ordenar una lista de forma temporal con la función sorted().</text:p>
      <text:p text:style-name="P173">Podemos utilizar la función sorted() cuando queremos mantener el orden original de una lista pero queremos presentarla de forma ordenada. La función sorted() te permite mostrar tu lista en un orden determinado pero que no afecta al orden actual.</text:p>
      <text:p text:style-name="P173">Probemos esta función con la lista de coches:</text:p>
      <text:p text:style-name="P173"/>
      <text:p text:style-name="P173"><draw:frame draw:style-name="fr2" draw:name="Imagen25" text:anchor-type="char" svg:width="9.975cm" svg:height="5.186cm" draw:z-index="24"><draw:image xlink:href="Pictures/1000000100000179000000C417085AB65F5D2FA0.png" xlink:type="simple" xlink:show="embed" xlink:actuate="onLoad" draw:mime-type="image/png"/></draw:frame></text:p>
      <text:p text:style-name="P173"/>
      <text:p text:style-name="P173"/>
      <text:p text:style-name="P173"/>
      <text:p text:style-name="P173"/>
      <text:p text:style-name="P173"/>
      <text:p text:style-name="P173"/>
      <text:p text:style-name="P173"/>
      <text:p text:style-name="P173"/>
      <text:p text:style-name="P173"/>
      <text:p text:style-name="P173"/>
      <text:p text:style-name="P173"><draw:frame draw:style-name="fr1" draw:name="Imagen26" text:anchor-type="char" svg:x="4.625cm" svg:y="0.224cm" svg:width="7.752cm" svg:height="6.138cm" draw:z-index="25"><draw:image xlink:href="Pictures/1000000100000125000000E86AAE480D7E0B06CB.png" xlink:type="simple" xlink:show="embed" xlink:actuate="onLoad" draw:mime-type="image/png"/></draw:frame></text:p>
      <text:p text:style-name="P173"/>
      <text:p text:style-name="P173"/>
      <text:p text:style-name="P173"><text:soft-page-break/></text:p>
      <text:p text:style-name="P173"/>
      <text:p text:style-name="P173"/>
      <text:p text:style-name="P173"/>
      <text:p text:style-name="P173"/>
      <text:p text:style-name="P173"/>
      <text:p text:style-name="P173"/>
      <text:p text:style-name="P173"/>
      <text:p text:style-name="P173"/>
      <text:p text:style-name="P174">Primero imprimimos la lista original ordenada alfabéticamente, después mostramos la lista con el nuevo orden y por último mostramos que la lista aún está almacenada en su orden original.</text:p>
      <text:p text:style-name="P174">Fíjate que la lista todavía está en su orden original a pesar de haber utilizado la función <text:span text:style-name="T1">sorted()</text:span>. La función sorted() puede aceptar el argumento <text:span text:style-name="T1">reverse=True</text:span> si quieres mostrar la lista ordenada alfabéticamente en orden inverso.</text:p>
      <text:p text:style-name="P174"/>
      <text:p text:style-name="P174">NOTA: Ordenar una lista alfabéticamente es más complicado cuando todos los valores no está en minúsculas. Existen muchas formas de interpretar las letras mayúsculas al determinar un orden de clasificación y especificar el orden exacto puede ser más complicado de lo que queremos en este momento. Sin embargo, la mayoría de los enfoques de ordenación se basarán en lo que hemos aprendido en esta lección.</text:p>
      <text:p text:style-name="P174"/>
      <text:p text:style-name="P398">Encontrar la longitud de una lista.</text:p>
      <text:p text:style-name="P174">Puedes encontrar fácilmente la longitud de una lista utilizando la función len(). La lista de este ejemplo tiene cuatro elementos por lo que su longitud es 4.</text:p>
      <text:p text:style-name="P174"><draw:frame draw:style-name="fr1" draw:name="Imagen27" text:anchor-type="char" svg:x="6.595cm" svg:y="0cm" svg:width="3.81cm" svg:height="0.714cm" draw:z-index="26"><draw:image xlink:href="Pictures/10000001000000900000001B71DB58634F37AF05.png" xlink:type="simple" xlink:show="embed" xlink:actuate="onLoad" draw:mime-type="image/png"/></draw:frame></text:p>
      <text:p text:style-name="P174"/>
      <text:p text:style-name="P174"><draw:frame draw:style-name="fr2" draw:name="Imagen28" text:anchor-type="char" svg:width="7.541cm" svg:height="1.852cm" draw:z-index="27"><draw:image xlink:href="Pictures/100000010000011D0000004686EC4396D4BE707E.png" xlink:type="simple" xlink:show="embed" xlink:actuate="onLoad" draw:mime-type="image/png"/></draw:frame></text:p>
      <text:p text:style-name="P174"/>
      <text:p text:style-name="P174"/>
      <text:p text:style-name="P174"/>
      <text:p text:style-name="P174"/>
      <text:p text:style-name="P174"/>
      <text:p text:style-name="P175">Encontrarás la función len() bastante útil cuando necesites identificar el número de aliens que todavía necesitan ser derribados en un juego, determinar la cantidad de datos que tienes <text:soft-page-break/>que administrar en una visualización, o averiguar el número de usuarios registrados en un sitio web entre otras tareas.</text:p>
      <text:p text:style-name="P175"/>
      <text:p text:style-name="P175">NOTA: Python cuenta los elementos de una lista empezando por el uno, así que no deberías encontrarte con ningún error off-by-one determinando la longitud de la lista.</text:p>
      <text:p text:style-name="P175"/>
      <text:p text:style-name="P24">Ejercicios – Try it Yourself.</text:p>
      <text:p text:style-name="P48"><text:span text:style-name="T131">3-8. Seeing the world: </text:span><text:bookmark-start text:name="__DdeLink__783_161892456"/><text:span text:style-name="T131">Piensa al menos cinco lugares en el mundo que te gustaría visitar</text:span><text:bookmark-end text:name="__DdeLink__783_161892456"/><text:span text:style-name="T131">:</text:span></text:p>
      <text:p text:style-name="P176"/>
      <text:list xml:id="list2866329631" text:style-name="L4">
        <text:list-item>
          <text:p text:style-name="P588"><text:bookmark-start text:name="__DdeLink__785_161892456"/>Almacena la localización en una lista. Asegúrate de que la lista no está en orden alfabético.<text:bookmark-end text:name="__DdeLink__785_161892456"/></text:p>
        </text:list-item>
        <text:list-item>
          <text:p text:style-name="P588"><text:bookmark-start text:name="__DdeLink__787_161892456"/>Imprime la lista en su orden original. No te preocupes por imprimir la lista ordenadamente, simplemente imprímelo como una lista de Python sin procesar.<text:bookmark-end text:name="__DdeLink__787_161892456"/></text:p>
        </text:list-item>
        <text:list-item>
          <text:p text:style-name="P582"><text:bookmark-start text:name="__DdeLink__789_161892456"/><text:span text:style-name="T131">Utiliza </text:span><text:span text:style-name="T180">sorted()</text:span><text:span text:style-name="T131"> para imprimir tu lista en orden alfabético sin modificar la lista actual.</text:span><text:bookmark-end text:name="__DdeLink__789_161892456"/></text:p>
        </text:list-item>
        <text:list-item>
          <text:p text:style-name="P588"><text:bookmark-start text:name="__DdeLink__791_161892456"/>Muestra que tu lista permanece en su orden original imprimiéndola.<text:bookmark-end text:name="__DdeLink__791_161892456"/></text:p>
        </text:list-item>
        <text:list-item>
          <text:p text:style-name="P588"><text:bookmark-start text:name="__DdeLink__793_161892456"/>Utiliza sorted para imprimir tu lista en orden alfabético inverso sin cambiar la ordenación de la lista original.<text:bookmark-end text:name="__DdeLink__793_161892456"/></text:p>
        </text:list-item>
        <text:list-item>
          <text:p text:style-name="P588"><text:bookmark-start text:name="__DdeLink__795_161892456"/>Muestra que tu lista todavía se encuentra en el orden original imprimiéndola.<text:bookmark-end text:name="__DdeLink__795_161892456"/></text:p>
        </text:list-item>
        <text:list-item>
          <text:p text:style-name="P582"><text:bookmark-start text:name="__DdeLink__797_161892456"/><text:span text:style-name="T131">Utiliza </text:span><text:span text:style-name="T180">reverse()</text:span><text:span text:style-name="T131"> para cambiar el orden de tu lista. Imprímela para mostrar que el orden ha cambiado.</text:span><text:bookmark-end text:name="__DdeLink__797_161892456"/></text:p>
        </text:list-item>
        <text:list-item>
          <text:p text:style-name="P582"><text:bookmark-start text:name="__DdeLink__799_161892456"/><text:span text:style-name="T131">Utiliza </text:span><text:span text:style-name="T180">reverse()</text:span><text:span text:style-name="T131"> para cambiar de nuevo el orden de la lista. Imprime la lista para mostrar que ha vuelto a su orden original.</text:span><text:bookmark-end text:name="__DdeLink__799_161892456"/></text:p>
        </text:list-item>
        <text:list-item>
          <text:p text:style-name="P582"><text:bookmark-start text:name="__DdeLink__801_161892456"/><text:span text:style-name="T131">Utiliza </text:span><text:span text:style-name="T180">sort()</text:span><text:span text:style-name="T131"> para cambiar la lista que está almacenada en orden alfabético. Imprime la lista para mostrar que el orden ha cambiado.</text:span><text:bookmark-end text:name="__DdeLink__801_161892456"/></text:p>
        </text:list-item>
        <text:list-item>
          <text:p text:style-name="P582"><text:bookmark-start text:name="__DdeLink__803_161892456"/><text:span text:style-name="T131">Utiliza </text:span><text:span text:style-name="T180">sort()</text:span><text:span text:style-name="T131"> para cambiar la lista y almacenarla en orden alfabético inverso. Imprime la lista para mostrar que el orden ha cambiado.</text:span><text:bookmark-end text:name="__DdeLink__803_161892456"/></text:p>
        </text:list-item>
      </text:list>
      <text:p text:style-name="P176"/>
      <text:p text:style-name="P176"/>
      <text:p text:style-name="P177">3-9. Dinner Guests: trabajando con uno de los programas desde los ejercicios 3-4 hasta el 3-7(página 42), utiliza len() para <text:soft-page-break/>imprimir el mensaje indicando la cantidad de gente a la que has invitado a comer.</text:p>
      <text:p text:style-name="P177"/>
      <text:p text:style-name="P507"><text:span text:style-name="T56">3-</text:span><text:span text:style-name="T46">10. Every Function: Piensa en algo que podrías almacenar en una lista. Por ejemplo, podrías hacer una lista de montañas, ríos, países, ciudades, idiomas, o cualquier cosa que te guste. Escribe un programa que genere una lista que contenga esos elementos y luego usa cada función mostrada en este capítulo al menos una vez.</text:span></text:p>
      <text:p text:style-name="P178"/>
      <text:p text:style-name="P508"><text:span text:style-name="T57">F</text:span><text:span text:style-name="T46">unciones utilizadas:</text:span></text:p>
      <text:p text:style-name="P179"/>
      <text:p text:style-name="P179"><text:bookmark-start text:name="__DdeLink__805_161892456"/>print()</text:p>
      <text:p text:style-name="P179">indice[]</text:p>
      <text:p text:style-name="P179">title()</text:p>
      <text:p text:style-name="P179">indice[-1] – Último elemento</text:p>
      <text:p text:style-name="P179">indice[i] = ‘loquesea’ – Modifcar elementos</text:p>
      <text:p text:style-name="P179">list.append() - Añadir al final</text:p>
      <text:p text:style-name="P179">list.insert(posicion, ‘elemento’)</text:p>
      <text:p text:style-name="P179">del list[i] – Eliminar elemento de la lista en la posición i</text:p>
      <text:p text:style-name="P179">lista.pop() - Eliminar usando el valor eliminado</text:p>
      <text:p text:style-name="P179">list.remove[‘nombreDeElemento’]</text:p>
      <text:p text:style-name="P180">list.sort() - ordenar permanentemente</text:p>
      <text:p text:style-name="P180">reverse=True – ordenar a la inversa</text:p>
      <text:p text:style-name="P509"><text:span text:style-name="T56">s</text:span><text:span text:style-name="T46">orted(list) – ordenar temporalemente</text:span></text:p>
      <text:p text:style-name="P180">list.reverse() - ordenar a la inversa permanentemente</text:p>
      <text:p text:style-name="P180">len(list) – longitud de la lista<text:bookmark-end text:name="__DdeLink__805_161892456"/></text:p>
      <text:p text:style-name="P180"/>
      <text:p text:style-name="P399">Evitar errores de índices al trabajar con lìstas.</text:p>
      <text:p text:style-name="P181">Es uno de los errores más comunes cuando se trabaja con listas. Supongamos que tienes una lista de tres elementos y preguntamos por el cuarto.</text:p>
      <text:p text:style-name="P496"><text:span text:style-name="T46">Tendríamos un </text:span><text:span text:style-name="T138">index error</text:span><text:span text:style-name="T46"> o error de índice.</text:span></text:p>
      <text:p text:style-name="P181">Si tienes un index error intenta ajustar el índice por el que estás preguntando. Ejecuta de nuevo el programa y para ver que los resultados son correctos.</text:p>
      <text:p text:style-name="P510"><text:span text:style-name="T46">Ten en cuenta que siempre que quieras acceder al último elemento de la lista hazlo usando índice -1. Esto siempre funciona, incluso si tu lista ha cambiado de tamaño desde la última vez que accediste a ella. </text:span><text:span text:style-name="T58">La única vez que te puede dar error utilizar -1 es si lo utilizas con una lista vacía: </text:span><text:span text:style-name="T144">list[]</text:span><text:span text:style-name="T58">.</text:span></text:p>
      <text:p text:style-name="P182"><text:soft-page-break/></text:p>
      <text:p text:style-name="P511"><text:span text:style-name="T46">NOTA. Si se produce un </text:span><text:span text:style-name="T138">index error</text:span><text:span text:style-name="T46"> y no sabes cómo resolverlo, intenta imprimir tu lista o la longitud de la lista. La lista puede parece más diferente de lo que pensabas, especialmente si ha sido configurada dinámicamente por tu programa. Comprobar la lista actual o el número exacto de elementos de tu lista puede ayudarte a resolver muchos problemas de lógica.</text:span></text:p>
      <text:p text:style-name="P183"/>
      <text:p text:style-name="P46"><text:span text:style-name="T203">Ejercicios – </text:span><text:span text:style-name="T206">Try it Yourself</text:span><text:span text:style-name="T203">.</text:span></text:p>
      <text:p text:style-name="P511"><text:span text:style-name="T46">3-11. </text:span><text:span text:style-name="T184">Intentional</text:span><text:span text:style-name="T46"> Error: </text:span><text:span text:style-name="T59">Si todavía no has recibido un index error en tu programa, intenta provocarlo. Cambia un índice en uno de tus programas para que produzca un error. Asegúrate de corregir el error antes de cerrar tu programa.</text:span></text:p>
      <text:p text:style-name="P181"/>
      <text:p text:style-name="P96"><text:span text:style-name="T198">Capítulo </text:span><text:span text:style-name="T199">4</text:span><text:span text:style-name="T198">. </text:span><text:span text:style-name="T199">Trabajar con listas</text:span><text:span text:style-name="T200">.</text:span></text:p>
      <text:p text:style-name="P512"><text:span text:style-name="T186">A</text:span><text:span text:style-name="T185">prenderemos hacer un bucle para recorrer todos los elementos de la lista con apenas unas pocas líneas de código.</text:span></text:p>
      <text:p text:style-name="P471">Querrás recorrer a menudo todas las entradas de la lista para realizar la misma tarea con cada uno de sus elementos, por ejemplo cuando en un juego quieres mover todos los elementos en la pantalla o mostrar la cabecera de una lista de artículos de en un sitio web.</text:p>
      <text:p text:style-name="P471"/>
      <text:p text:style-name="P471">Supongamos que tenemos una lista de nombres de magos y queremos imprimir cada nombre de la lista. Podríamos mostrar cada nombre de forma individual pero este comportamiento podría causarnos serios problemas.</text:p>
      <text:p text:style-name="P471">Usemos un bucle para imprimir cada nombre de la lista de magos.</text:p>
      <text:p text:style-name="P471"><draw:frame draw:style-name="fr2" draw:name="Imagen29" text:anchor-type="char" svg:width="9.155cm" svg:height="2.434cm" draw:z-index="28"><draw:image xlink:href="Pictures/100000010000015A0000005C23F04FBC7F72D0F0.png" xlink:type="simple" xlink:show="embed" xlink:actuate="onLoad" draw:mime-type="image/png"/></draw:frame></text:p>
      <text:p text:style-name="P471"/>
      <text:p text:style-name="P471"/>
      <text:p text:style-name="P471"/>
      <text:p text:style-name="P471"/>
      <text:p text:style-name="P513"><text:span text:style-name="T185">Este bucle </text:span><text:span text:style-name="T188">for</text:span><text:span text:style-name="T185"> le dice a Python que extraiga un nombre de la lista <text:s/>y lo asocie a la variable </text:span><text:span text:style-name="T188">magician</text:span><text:span text:style-name="T185">. Ya dentro del bucle, la sentencia print imprime el valor que tiene asociado en ese momento la variable magician. Python repite esta sentencia para cada nombre de la lista. Podría ayudarnos a leer este código como: “Para cada mago de la lista de magos, imprime el nombre de mago.” La salida es una simple impresión del nombre de cada mago:</text:span></text:p>
      <text:p text:style-name="P472"><draw:frame draw:style-name="fr2" draw:name="Imagen30" text:anchor-type="char" svg:width="7.594cm" svg:height="2.99cm" draw:z-index="29"><draw:image xlink:href="Pictures/100000010000011F00000071F3059F2B9CF1D42C.png" xlink:type="simple" xlink:show="embed" xlink:actuate="onLoad" draw:mime-type="image/png"/></draw:frame><text:soft-page-break/></text:p>
      <text:p text:style-name="P472"/>
      <text:p text:style-name="P472"/>
      <text:p text:style-name="P472"/>
      <text:p text:style-name="P472"/>
      <text:p text:style-name="P472"/>
      <text:p text:style-name="P478">Mirando el bucle de cerca.</text:p>
      <text:p text:style-name="P472">El concepto de bucle es importante porque is una de las formas más comunes que tiene una computadora de automatizar tareas repetitivas. Python inicialmente lee la primera línea del bucle:</text:p>
      <text:p text:style-name="P472"><draw:frame draw:style-name="fr2" draw:name="Imagen31" text:anchor-type="char" svg:width="5.927cm" svg:height="0.661cm" draw:z-index="30"><draw:image xlink:href="Pictures/10000001000000E000000019BCF7EB51B78BECC4.png" xlink:type="simple" xlink:show="embed" xlink:actuate="onLoad" draw:mime-type="image/png"/></draw:frame></text:p>
      <text:p text:style-name="P472"/>
      <text:p text:style-name="P497"><text:span text:style-name="T185">Esta línea le dice a Python que recupere el primer valor de la lista de magos y lo asocie a la variable </text:span><text:span text:style-name="T188">magician</text:span><text:span text:style-name="T185">. El primer valor es ‘</text:span><text:span text:style-name="T189">alice</text:span><text:span text:style-name="T185">’. Entonces Python lee la siguiente línea:</text:span></text:p>
      <text:p text:style-name="P472"><draw:frame draw:style-name="fr2" draw:name="Imagen32" text:anchor-type="char" svg:width="5.159cm" svg:height="0.635cm" draw:z-index="31"><draw:image xlink:href="Pictures/10000001000000C3000000187DF47526ED56DAF7.png" xlink:type="simple" xlink:show="embed" xlink:actuate="onLoad" draw:mime-type="image/png"/></draw:frame></text:p>
      <text:p text:style-name="P472"/>
      <text:p text:style-name="P497"><text:span text:style-name="T185">Python imprime el valor actual de </text:span><text:span text:style-name="T188">magician</text:span><text:span text:style-name="T185">, que aún es ‘</text:span><text:span text:style-name="T189">alice</text:span><text:span text:style-name="T185">’. </text:span><text:span text:style-name="T187">Puesto que la lista contiene más valores, Python devuelve la primera línea del bucle:</text:span></text:p>
      <text:p text:style-name="P473"><draw:frame draw:style-name="fr2" draw:name="Imagen33" text:anchor-type="char" svg:width="5.927cm" svg:height="0.661cm" draw:z-index="32"><draw:image xlink:href="Pictures/10000001000000E000000019BCF7EB51B78BECC4.png" xlink:type="simple" xlink:show="embed" xlink:actuate="onLoad" draw:mime-type="image/png"/></draw:frame></text:p>
      <text:p text:style-name="P472"/>
      <text:p text:style-name="P498"><text:span text:style-name="T185">Python recupera el siguiente nombre de la lista, ‘</text:span><text:span text:style-name="T189">david</text:span><text:span text:style-name="T185">’ y asocia ese valor con la variable </text:span><text:span text:style-name="T188">magician</text:span><text:span text:style-name="T185">. Python entonces, ejecuta la linea: </text:span></text:p>
      <text:p text:style-name="P474"><draw:frame draw:style-name="fr2" draw:name="Imagen34" text:anchor-type="char" svg:width="5.159cm" svg:height="0.635cm" draw:z-index="33"><draw:image xlink:href="Pictures/10000001000000C3000000187DF47526ED56DAF7.png" xlink:type="simple" xlink:show="embed" xlink:actuate="onLoad" draw:mime-type="image/png"/></draw:frame></text:p>
      <text:p text:style-name="P474"/>
      <text:p text:style-name="P474"/>
      <text:p text:style-name="P475">Python imprime de nuevo el valor actual de <text:span text:style-name="T1">magician</text:span><text:span text:style-name="T20">, que ahora es ‘david’. Python repite el bucle completo una vez más con el último valor de la lista, ‘carolina’. Puesto que no hay más valores en la lista, Python se desplaza a la siguiente línea del programa. En este caso no hay nada después del bucle por lo que el programa sencillamente finaliza.</text:span></text:p>
      <text:p text:style-name="P479">Cuando está utilizando bucles por primera vez, recuerda que cada paso se repite una vez por cada elemento de la lista sin importar cuantos elementos haya. Si tienes un millón de elementos en la lista, Python repetirá esos pasos un millón de veces, y normalmente muy rápido.</text:p>
      <text:p text:style-name="P479"><text:soft-page-break/>También recuerda cuando escribas tu propio bucle, que puedes elegir el nombre que quieras para la variable temporal que será asociada a cada valor de la lista. Sin embargo, ayuda mucho escoger un nombre significativo que represente a cada elemento de la lista. Por ejemplo, aquí tienes una buena manera de comenzar un bucle para una lista de gatos, de perros y una lista de elementos en general:</text:p>
      <text:p text:style-name="P479"/>
      <text:p text:style-name="P479"><draw:frame draw:style-name="fr1" draw:name="Imagen35" text:anchor-type="char" svg:x="5.468cm" svg:y="-0.152cm" svg:width="5.953cm" svg:height="2.011cm" draw:z-index="34"><draw:image xlink:href="Pictures/10000001000000E10000004C3D398FE5B2AD02A6.png" xlink:type="simple" xlink:show="embed" xlink:actuate="onLoad" draw:mime-type="image/png"/></draw:frame></text:p>
      <text:p text:style-name="P479"/>
      <text:p text:style-name="P479"/>
      <text:p text:style-name="P479"/>
      <text:p text:style-name="P480">Estas convenciones de nomenclatura te pueden ayudar a seguir la acción que está realizando cada elemento dentro de un bucle for.</text:p>
      <text:p text:style-name="P480"/>
      <text:p text:style-name="P486">Utilizar una lista de números.</text:p>
      <text:p text:style-name="P476"><text:span text:style-name="T20">Si quieres hacer una lista de números, puedes convertir el resultado de </text:span><text:span text:style-name="T1">range()</text:span><text:span text:style-name="T20"> directamente en una lista utilizando la función </text:span><text:span text:style-name="T1">list[]</text:span><text:span text:style-name="T20">.</text:span></text:p>
      <text:p text:style-name="P476"><text:span text:style-name="T20">Cuando encapsulas list[] en una llamada a la función </text:span><text:span text:style-name="T1">range()</text:span><text:span text:style-name="T20">, la salida que obtienes es una lista de números.</text:span></text:p>
      <text:p text:style-name="P481"><draw:frame draw:style-name="fr2" draw:name="Imagen36" text:anchor-type="char" svg:width="6.826cm" svg:height="2.09cm" draw:z-index="35"><draw:image xlink:href="Pictures/10000001000001020000004FED8A2BE1B8CC724B.png" xlink:type="simple" xlink:show="embed" xlink:actuate="onLoad" draw:mime-type="image/png"/></draw:frame></text:p>
      <text:p text:style-name="P481"/>
      <text:p text:style-name="P481"/>
      <text:p text:style-name="P479"/>
      <text:p text:style-name="P476"><text:span text:style-name="T20">También podemos utilizar la función range() para decirle a Python que salte números en un rango dado. Si le pasamos un tercer argumento a </text:span><text:span text:style-name="T1">range()</text:span><text:span text:style-name="T20">, Python utilizará ese valor como tamaño de paso cuando genere los números.</text:span></text:p>
      <text:p text:style-name="P477"><text:span text:style-name="T20">Puedes crear casi cualquier conjunto de números que quieras utilizando la función </text:span><text:span text:style-name="T1">range()</text:span><text:span text:style-name="T20">.</text:span></text:p>
      <text:p text:style-name="P482"/>
      <text:p text:style-name="P482"/>
      <text:p text:style-name="P482"/>
      <text:p text:style-name="P482"/>
      <text:p text:style-name="P482"/>
      <text:p text:style-name="P482"/>
      <text:p text:style-name="P482">Por ejemplo, vamos a considerar calcular los cuadrados de los 10 primeros números.</text:p>
      <text:p text:style-name="P482"><draw:frame draw:style-name="fr1" draw:name="Imagen37" text:anchor-type="char" svg:x="5.563cm" svg:y="0.302cm" svg:width="5.874cm" svg:height="3.942cm" draw:z-index="36"><draw:image xlink:href="Pictures/10000001000000DE00000095F410BE3D9E18C6F9.png" xlink:type="simple" xlink:show="embed" xlink:actuate="onLoad" draw:mime-type="image/png"/></draw:frame><text:soft-page-break/></text:p>
      <text:p text:style-name="P482"/>
      <text:p text:style-name="P482"/>
      <text:p text:style-name="P482"/>
      <text:p text:style-name="P482"/>
      <text:p text:style-name="P482"/>
      <text:p text:style-name="P482"/>
      <text:p text:style-name="P482"/>
      <text:p text:style-name="P487">Estadísticas simples con listas de números.</text:p>
      <text:p text:style-name="P482">Unas pocas funciones de Python nos ayudarán cuando trabajemos con listas de números. Por ejemplo, puedes encontrar fácilmente el mínimo, máximo y la suma de una lista de números.</text:p>
      <text:p text:style-name="P483"/>
      <text:p text:style-name="P488">List Comprehension.</text:p>
      <text:p text:style-name="P483">Una <text:span text:style-name="T1">list comprehension</text:span> te permite generar la misma lista de cuadrados del ejemplo anterior con una sola línea de código. Una <text:span text:style-name="T1">list comprehesion</text:span> combina el bucle for y la creación de nuevos elementos en una línea y automáticamente añadir cada nuevo elemento. Las <text:span text:style-name="T1">lists comprehension</text:span> no son para principiantes pero se incluyen aquí porque suelen aparecer en el código de otros programadores más experimentados.</text:p>
      <text:p text:style-name="P483"/>
      <text:p text:style-name="P483">El siguiente ejemplo construye la misma lista de cuadrados de números que hemos visto antes, pero utilizando <text:span text:style-name="T1">list comprehension.</text:span></text:p>
      <text:p text:style-name="P489"/>
      <text:p text:style-name="P489"><draw:frame draw:style-name="fr1" draw:name="Imagen38" text:anchor-type="char" svg:x="3.355cm" svg:y="-0.196cm" svg:width="10.292cm" svg:height="1.984cm" draw:z-index="37"><draw:image xlink:href="Pictures/10000001000001850000004BA65CC34902889B99.png" xlink:type="simple" xlink:show="embed" xlink:actuate="onLoad" draw:mime-type="image/png"/></draw:frame></text:p>
      <text:p text:style-name="P489"/>
      <text:p text:style-name="P489"/>
      <text:p text:style-name="P489"/>
      <text:p text:style-name="P484">Para utilizar esta sintaxis comenzamos con un nombre descriptivo para la lista, como <text:span text:style-name="T1">squares</text:span>. A continuación abrimos un conjunto de <text:s/>corchetes y definimos la expresión para los valores que quieres almacenar en la nueva lista. En este ejemplo, la expresión es <text:span text:style-name="T18">value**2</text:span>, que eleva el valor a segunda potencia. Luego escribe un bucle for para generar los números que quieres <text:span text:style-name="T233">introducir en la expresión y cierra los corchetes.</text:span></text:p>
      <text:p text:style-name="P485">Practica para escribir tus propias list comprehensions, y encontrarás que vale la pena una vez te sientas cómodo creándolas. Cuando estés escribiendo tres o cuatro líneas de código para <text:soft-page-break/>generar listas y comience a ser repetitivo valora escribir tu propia list comprehension.</text:p>
      <text:p text:style-name="P485"/>
      <text:p text:style-name="P41"><text:span text:style-name="T201">Ejercicios – </text:span><text:span text:style-name="T26">Try it Yourself</text:span><text:span text:style-name="T201">.</text:span></text:p>
      <text:p text:style-name="P42"><text:span text:style-name="T201">4-3. </text:span><text:span text:style-name="T190">Counting to Twenty: Utiliza un bucle para imprimir los números del 1 al 20 ambos inclusive.</text:span></text:p>
      <text:p text:style-name="P43"><text:span text:style-name="T190">4-4. One Million: Haz una lista de números de uno a un millón y luego utiliza un bucle para imprimir los números. (Si la salida es demasiado larga, páusala presionando </text:span><text:span text:style-name="T194">Ctrl + C</text:span><text:span text:style-name="T190"> o cerrando la ventana.</text:span></text:p>
      <text:p text:style-name="P184">4-5. Summing a Milion: Haz una lista de números desde uno a un millón y luego usa las funciones min() y max() para asegurarte actualmente empieza por uno y acaba por un millón. También utiliza la función sum() para ver cómo de rápido suma Python un millón de números.</text:p>
      <text:p text:style-name="P185">4-6. Odd Numbers: <text:bookmark-start text:name="__DdeLink__1439_3306627097"/>Utiliza el tercer argumento de la función range() para hacer una lista de números impares desde el 1 al 20. Utiliza un bucle para imprimir cada número.<text:bookmark-end text:name="__DdeLink__1439_3306627097"/></text:p>
      <text:p text:style-name="P185">4-7. Threes: <text:bookmark-start text:name="__DdeLink__1441_3306627097"/>Haz una lista de múltiplos de 3 desde el 3 hasta el 30. Utiliza un bucle para imprimir los números de tu lista.<text:bookmark-end text:name="__DdeLink__1441_3306627097"/></text:p>
      <text:p text:style-name="P185">4-8.Cubes: Un número elevado a la tercera potencia se llama cubo. Por ejemplo, el cubo de 2 se escribe como 2**3 en Python. <text:bookmark-start text:name="__DdeLink__1443_3306627097"/>Haz una lista de <text:span text:style-name="T234">los </text:span>primeros 10 cubos (eso es, el cubo de cada entero desde 1 hasta 10) y utiliza un bucle para imprimir el valor de cada cubo.<text:bookmark-end text:name="__DdeLink__1443_3306627097"/></text:p>
      <text:p text:style-name="P186">4-9. Cube Comprehension: <text:bookmark-start text:name="__DdeLink__1445_3306627097"/>Utiliza una list comprehension para generar una lista de los diez primeros cubos.<text:bookmark-end text:name="__DdeLink__1445_3306627097"/></text:p>
      <text:p text:style-name="P185"/>
      <text:p text:style-name="P400">Trabajar con partes de una lista.</text:p>
      <text:p text:style-name="P97"><text:span text:style-name="T60">En el capítulo 3 aprendimos a acceder elementos individuales en una lista y ahora aprenderemos como trabajar con todos los elementos de la lista. También puedes trabajar con un grupo específico de elementos de la lista que Python llama </text:span><text:span text:style-name="T145">slice</text:span><text:span text:style-name="T60">.</text:span></text:p>
      <text:p text:style-name="P187"/>
      <text:p text:style-name="P400">Devanar una lista.</text:p>
      <text:p text:style-name="P514"><text:span text:style-name="T46">Para hacer una devanado tienes que especificar el primer y el último elemento con los que quieres trabajar. </text:span><text:bookmark-start text:name="__DdeLink__1447_3306627097"/><text:span text:style-name="T46">Como con la función range(), Python se detiene un elemento antes del segundo índice que especifiquemos, es decir, si introducimos el rango lista[1:5], </text:span><text:soft-page-break/><text:span text:style-name="T46">podremos trabajar con los elementos que se encuentren en las posiciones 1, 2, 3 y 4.</text:span><text:bookmark-end text:name="__DdeLink__1447_3306627097"/></text:p>
      <text:p text:style-name="P188">Si se omite el primer índice del devanado, Python comenzará a trabajar desde el principio de la lista.</text:p>
      <text:p text:style-name="P188">Una sintaxis similar funciona si quieres un devanado que incluya el final de la lista. Por ejemplo, si quieres todos los elementos de la lista desde el índice 2 hasta el final de la lista, basta con omitir el segundo índice en el devanado como se muestra a continuación: lista[2:]</text:p>
      <text:p text:style-name="P188"/>
      <text:p text:style-name="P515"><text:span text:style-name="T46">Esta sintaxis te permite generar todos los elementos desde cualquier punto de la lista, sin importar la longitud de esta. Un índice negativo devuelve un elemento a cierta distancia desde el final de la lista, por lo tanto puedes generar cualquier devanado desde el final de la lista. Por ejemplo, si queremos mostrar los tres últimos jugadores de la lista podemos utilizar el siguiente devanado: </text:span><text:span text:style-name="T138">lista[-3:]</text:span></text:p>
      <text:p text:style-name="P462"/>
      <text:p text:style-name="P462"><draw:frame draw:style-name="fr2" draw:name="Imagen39" text:anchor-type="char" svg:width="4.471cm" svg:height="0.953cm" draw:z-index="38"><draw:image xlink:href="Pictures/10000001000000A900000024AD8D3DEAAD348C42.png" xlink:type="simple" xlink:show="embed" xlink:actuate="onLoad" draw:mime-type="image/png"/></draw:frame></text:p>
      <text:p text:style-name="P462"/>
      <text:p text:style-name="P189"/>
      <text:p text:style-name="P189"><draw:frame draw:style-name="fr2" draw:name="Imagen40" text:anchor-type="char" svg:width="7.355cm" svg:height="1.931cm" draw:z-index="39"><draw:image xlink:href="Pictures/10000001000001160000004982DF54081FE55815.png" xlink:type="simple" xlink:show="embed" xlink:actuate="onLoad" draw:mime-type="image/png"/></draw:frame></text:p>
      <text:p text:style-name="P189"/>
      <text:p text:style-name="P189"/>
      <text:p text:style-name="P189"/>
      <text:p text:style-name="P189">Esto imprimiría los nombres de los tres últimos jugadores y podría continuar funcionando a medida que la lista de jugadores cambie de tamaño.</text:p>
      <text:p text:style-name="P189"/>
      <text:p text:style-name="P189">NOTA: <text:s/>Puedes incluir un tercer valor en los corchetes. Si lo haces, le dirás a Python cuántos elementos saltar entre los elementos especificados en el rango.</text:p>
      <text:p text:style-name="P189"/>
      <text:p text:style-name="P401">Bucle a través del devanado.</text:p>
      <text:p text:style-name="P189">Puedes utilizar el devanado en un bucle for si quieres recorrer un subconjunto de elementos en una lista. En el siguiente ejemplo recorreremos los tres primeros jugadores e imprimiremos sus nombres como parte de una lista más pequeña.</text:p>
      <text:p text:style-name="P189"/>
      <text:p text:style-name="P189"/>
      <text:p text:style-name="P189"><draw:frame draw:style-name="fr1" draw:name="Imagen41" text:anchor-type="char" svg:x="1.376cm" svg:y="-0.004cm" svg:width="14.288cm" svg:height="1.799cm" draw:z-index="40"><draw:image xlink:href="Pictures/100000010000021C000000445438AA5A6DC07E67.png" xlink:type="simple" xlink:show="embed" xlink:actuate="onLoad" draw:mime-type="image/png"/></draw:frame><text:soft-page-break/></text:p>
      <text:p text:style-name="P189"><draw:frame draw:style-name="fr2" draw:name="Imagen42" text:anchor-type="char" svg:width="11.351cm" svg:height="4.26cm" draw:z-index="41"><draw:image xlink:href="Pictures/10000001000001AD000000A1355677032247BB5E.png" xlink:type="simple" xlink:show="embed" xlink:actuate="onLoad" draw:mime-type="image/png"/></draw:frame></text:p>
      <text:p text:style-name="P189"/>
      <text:p text:style-name="P189"/>
      <text:p text:style-name="P189"/>
      <text:p text:style-name="P189"/>
      <text:p text:style-name="P189"/>
      <text:p text:style-name="P189"/>
      <text:p text:style-name="P516"><text:span text:style-name="T46">Los devanados son muy útiles en situaciones con números. Por ejemplo, cuando estás creando un juego puedes añadir la puntuación final de un jugador a una lista cada vez que el jugador termine de jugar. Puedes obtener los mejores tres marcadores y ordenarlos en una lista en orden decreciente y obtener un devanado que incluya sólo las tres mejores puntuaciones. Cuando estás trabajando con datos puedes utilizar </text:span><text:span text:style-name="T138">slices</text:span><text:span text:style-name="T46"> para procesar tus datos en porciones de un tamaño específico. O cuando estás construyendo una aplicación web, puedes utilizar </text:span><text:span text:style-name="T138">slices</text:span><text:span text:style-name="T46"> para mostrar información de una serie de páginas con una cantidad apropiada de información en cada página.</text:span></text:p>
      <text:p text:style-name="P190"/>
      <text:p text:style-name="P402">Copiar una lista.</text:p>
      <text:p text:style-name="P190">Con frecuencia querrás empezar con una lista existente y hacer una lista completamente nueva basada en la primera. Exploremos como funciona el copiado de listas y examinemos una situación en la que copiar una lista es útil.</text:p>
      <text:p text:style-name="P190"/>
      <text:p text:style-name="P516"><text:span text:style-name="T46">Para copiar una lista podemos hacer un devanado que incluya toda la lista original omitiendo el primer y segundo índices </text:span><text:span text:style-name="T138">([:])</text:span><text:span text:style-name="T46">. Esto le dice a Python que haga un devanado que empiece en el primer elemento y termine con el último, produciendo una copia de toda la lista.</text:span></text:p>
      <text:p text:style-name="P190"/>
      <text:p text:style-name="P98"><text:span text:style-name="T61">Por ejemplo, imagina que tenemos una lista de nuestras comidas favoritas y queremos </text:span><text:span text:style-name="T62">hacer una lista separada de las comidas que le gustan a un amigo. A este amigo le gusta todo lo que hay en nuestra lista hasta ahora, así que podemos crear su lista copiando la nuestra:</text:span></text:p>
      <text:p text:style-name="P191"><draw:frame draw:style-name="fr3" draw:name="Imagen43" text:anchor-type="char" svg:width="10.001cm" svg:height="4.815cm" draw:z-index="42"><draw:image xlink:href="Pictures/100000010000017A000000B6313347FCBC6C9AFA.png" xlink:type="simple" xlink:show="embed" xlink:actuate="onLoad" draw:mime-type="image/png"/></draw:frame></text:p>
      <text:p text:style-name="P191"/>
      <text:p text:style-name="P191"/>
      <text:p text:style-name="P191"><text:soft-page-break/></text:p>
      <text:p text:style-name="P191"/>
      <text:p text:style-name="P191"/>
      <text:p text:style-name="P191"/>
      <text:p text:style-name="P191"/>
      <text:p text:style-name="P191"/>
      <text:p text:style-name="P191"><draw:frame draw:style-name="fr2" draw:name="Imagen44" text:anchor-type="char" svg:width="7.858cm" svg:height="4.339cm" draw:z-index="43"><draw:image xlink:href="Pictures/1000000100000129000000A47B09F6D90FC64B9B.png" xlink:type="simple" xlink:show="embed" xlink:actuate="onLoad" draw:mime-type="image/png"/></draw:frame></text:p>
      <text:p text:style-name="P191"/>
      <text:p text:style-name="P191"/>
      <text:p text:style-name="P191"/>
      <text:p text:style-name="P191"/>
      <text:p text:style-name="P191"/>
      <text:p text:style-name="P191"/>
      <text:p text:style-name="P191"/>
      <text:p text:style-name="P517"><text:span text:style-name="T62">P</text:span><text:span text:style-name="T46">ara probar que tenemos dos listas separadas, añadiremos una nueva comida a cada lista y mostraremos que cada lista contiene las comidas favoritas de las personas correspondientes.</text:span></text:p>
      <text:p text:style-name="P192"><draw:frame draw:style-name="fr2" draw:name="Imagen45" text:anchor-type="char" svg:width="9.604cm" svg:height="4.921cm" draw:z-index="44"><draw:image xlink:href="Pictures/100000010000016B000000BA8E9F89EA80E55840.png" xlink:type="simple" xlink:show="embed" xlink:actuate="onLoad" draw:mime-type="image/png"/></draw:frame></text:p>
      <text:p text:style-name="P192"/>
      <text:p text:style-name="P192"/>
      <text:p text:style-name="P192"/>
      <text:p text:style-name="P192"/>
      <text:p text:style-name="P192"/>
      <text:p text:style-name="P192"/>
      <text:p text:style-name="P192"/>
      <text:p text:style-name="P192"/>
      <text:p text:style-name="P192"><draw:frame draw:style-name="fr2" draw:name="Imagen46" text:anchor-type="char" svg:width="10.292cm" svg:height="4.313cm" draw:z-index="45"><draw:image xlink:href="Pictures/1000000100000185000000A3DEA27BC8C0E82922.png" xlink:type="simple" xlink:show="embed" xlink:actuate="onLoad" draw:mime-type="image/png"/></draw:frame></text:p>
      <text:p text:style-name="P192"/>
      <text:p text:style-name="P192"/>
      <text:p text:style-name="P192"/>
      <text:p text:style-name="P192"/>
      <text:p text:style-name="P192"/>
      <text:p text:style-name="P192"/>
      <text:p text:style-name="P192"/>
      <text:p text:style-name="P193">Si simplemente hubiéramos establecido friend_foods como my_foods, no produciría dos listas separadas. Por ejemplo aquí está lo que sucedería si intentamos copiar una lista sin utilizar el devanado:</text:p>
      <text:p text:style-name="P193"><draw:frame draw:style-name="fr3" draw:name="Imagen47" text:anchor-type="char" svg:width="9.604cm" svg:height="4.763cm" draw:z-index="46"><draw:image xlink:href="Pictures/100000010000016B000000B421F04D3922737FE1.png" xlink:type="simple" xlink:show="embed" xlink:actuate="onLoad" draw:mime-type="image/png"/></draw:frame><text:soft-page-break/></text:p>
      <text:p text:style-name="P193"/>
      <text:p text:style-name="P193"/>
      <text:p text:style-name="P193"/>
      <text:p text:style-name="P193"/>
      <text:p text:style-name="P193"/>
      <text:p text:style-name="P193"/>
      <text:p text:style-name="P193"/>
      <text:p text:style-name="P193"><draw:frame draw:style-name="fr1" draw:name="Imagen48" text:anchor-type="char" svg:x="0.88cm" svg:y="0.224cm" svg:width="15.24cm" svg:height="2.699cm" draw:z-index="47"><draw:image xlink:href="Pictures/100000010000024000000066E61F1D3ED573A4B4.png" xlink:type="simple" xlink:show="embed" xlink:actuate="onLoad" draw:mime-type="image/png"/></draw:frame></text:p>
      <text:p text:style-name="P193">Como podemos comprobar en la salida, en lugar de almacenar una copia de my_foods en friend_foods, establecemos que friend_foods es igual my_foods. Esta sintaxis le dice a Python que asocie la nueva variable firend_foods con la lista que ya está asociada a my_foods, por lo que ahora ambas variables apuntan a la misma lista. Como resultado, cuando añadimos ‘cannoli’ a my_foods, también aparecerá <text:s/>en friend_foods. Igualmente, ‘ice cream aparecerá en ambas listas, a pesar de que parece que sólo se añade a friend_foods.</text:p>
      <text:p text:style-name="P193">La salida muestra que ambas listas son la misma lista, y no es lo que estábamos buscando.</text:p>
      <text:p text:style-name="P193"/>
      <text:p text:style-name="P193">NOTA: No te preocupes por los detalles de este ejemplo por ahora. Básicamente si estás intentando trabajar con una copia de una lista y observas un comportamiento inesperado, asegúrate de que estás copiando la lista con un slice, tal y como hicimos en el primer ejemplo.</text:p>
      <text:p text:style-name="P193"/>
      <text:p text:style-name="P193"/>
      <text:p text:style-name="P193"/>
      <text:p text:style-name="P193"/>
      <text:p text:style-name="P193"/>
      <text:p text:style-name="P193"/>
      <text:p text:style-name="P25"/>
      <text:p text:style-name="P25"/>
      <text:p text:style-name="P25"/>
      <text:p text:style-name="P25">Ejercicios – Try it yourself.</text:p>
      <text:p text:style-name="P193"/>
      <text:p text:style-name="P47"><text:soft-page-break/><text:span text:style-name="T46">4-10. Slices: </text:span><text:bookmark-start text:name="__DdeLink__1450_3306627097"/><text:span text:style-name="T46">Utilizando uno de los programas escritos en este capítulo, añade más líneas al final del programa que hagan lo siguiente:</text:span><text:bookmark-end text:name="__DdeLink__1450_3306627097"/></text:p>
      <text:p text:style-name="P193"/>
      <text:list xml:id="list3369782354" text:style-name="L5">
        <text:list-item>
          <text:p text:style-name="P583"><text:bookmark-start text:name="__DdeLink__1452_3306627097"/><text:span text:style-name="T46">Imprime el mensaje ‘</text:span><text:span text:style-name="T138">Los primeros tres elementos de la lista son: </text:span><text:span text:style-name="T46">’. Luego utiliza un slice para imprimir los tres primeros elementos de la lista de ese programa.</text:span><text:bookmark-end text:name="__DdeLink__1452_3306627097"/></text:p>
        </text:list-item>
        <text:list-item>
          <text:p text:style-name="P583"><text:bookmark-start text:name="__DdeLink__1454_3306627097"/><text:span text:style-name="T46">Imprime el mensaje ‘</text:span><text:span text:style-name="T138">Los elementos que se encuentran en medio de la lista son: </text:span><text:span text:style-name="T46">’. Luego utiliza un slice para imprimir los elementos que se encuentran en medio de la lista de ese programa.</text:span><text:bookmark-end text:name="__DdeLink__1454_3306627097"/></text:p>
        </text:list-item>
        <text:list-item>
          <text:p text:style-name="P620"><text:bookmark-start text:name="__DdeLink__1456_3306627097"/><text:span text:style-name="T63">Imprime el mensaje ‘</text:span><text:span text:style-name="T146">Los últimos tres elementos de la lista son: </text:span><text:span text:style-name="T63">’. Luego utiliza un slice para imprimir los tres últimos elementos de la lista de ese programa.</text:span><text:bookmark-end text:name="__DdeLink__1456_3306627097"/></text:p>
        </text:list-item>
      </text:list>
      <text:p text:style-name="P193"/>
      <text:p text:style-name="P99"><text:span text:style-name="T63">4-</text:span><text:span text:style-name="T64">11. My Pizzas, Your Pizzas: Empieza con tu programa del ejercicio 4-1. Haz una copia de la lista de pizzas a llámala friend_pizzas. Luego haz lo siguiente:</text:span></text:p>
      <text:p text:style-name="P194"/>
      <text:list xml:id="list2246637928" text:style-name="L6">
        <text:list-item>
          <text:p text:style-name="P589"><text:bookmark-start text:name="__DdeLink__1458_3306627097"/>Añade una nueva pizza a la lista original.<text:bookmark-end text:name="__DdeLink__1458_3306627097"/></text:p>
        </text:list-item>
        <text:list-item>
          <text:p text:style-name="P627"><text:bookmark-start text:name="__DdeLink__1460_3306627097"/><text:span text:style-name="T46">Añade una pizza diferente a la lista </text:span><text:span text:style-name="T138">friend_pizzas</text:span><text:span text:style-name="T46">.</text:span><text:bookmark-end text:name="__DdeLink__1460_3306627097"/></text:p>
        </text:list-item>
        <text:list-item>
          <text:p text:style-name="P621"><text:bookmark-start text:name="__DdeLink__1462_3306627097"/><text:span text:style-name="T64">Comprueba que tienes dos listas separadas. Imprime el mensaje ‘</text:span><text:span text:style-name="T147">Mis pizzas favoritas son: </text:span><text:span text:style-name="T64">‘, y luego utiliza un bucle </text:span><text:span text:style-name="T147">for</text:span><text:span text:style-name="T64"> para imprimir la primera lista. Imprime el mensaje ‘</text:span><text:span text:style-name="T147">Las pizzas favoritas de mi amigo son: </text:span><text:span text:style-name="T64">‘ y luego utiliza un bucle </text:span><text:span text:style-name="T147">for</text:span><text:span text:style-name="T64"> para imprimir la segunda lista. Asegúrate de que cada nueva pizza se almacena en la lista apropiada.</text:span><text:bookmark-end text:name="__DdeLink__1462_3306627097"/></text:p>
        </text:list-item>
      </text:list>
      <text:p text:style-name="P194"/>
      <text:p text:style-name="P100"><text:span text:style-name="T65">4-12. More Loops: todas las versiones de </text:span><text:span text:style-name="T148">foods.py</text:span><text:span text:style-name="T65"> en esta sección ha evitado utilizar bucles </text:span><text:span text:style-name="T148">for</text:span><text:span text:style-name="T65"> para ahorrar espacio. </text:span><text:bookmark-start text:name="__DdeLink__1464_3306627097"/><text:span text:style-name="T65">Escoge una versión de </text:span><text:span text:style-name="T148">foods.py</text:span><text:span text:style-name="T65"> y escribe dos bucles </text:span><text:span text:style-name="T148">for</text:span><text:span text:style-name="T65"> para imprimir cada lista de </text:span><text:span text:style-name="T66">alimentos</text:span><text:span text:style-name="T65">.</text:span><text:bookmark-end text:name="__DdeLink__1464_3306627097"/></text:p>
      <text:p text:style-name="P195"/>
      <text:p text:style-name="P499"><text:span text:style-name="T132">T</text:span><text:span text:style-name="T131">uplas.</text:span></text:p>
      <text:p text:style-name="P518"><text:span text:style-name="T46">Las lista trabajan bien para almacenar colecciones de elementos que pueden cambiar durante la vida de nuestro programa. La capacidad para modificar listas es particularmente importante cuando estás trabajando con una lista de usuarios en un sitio web o una lista de personajes en un juego. Sin embargo, a veces querremos crear una lista de elementos que no puedan cambiar. Las </text:span><text:soft-page-break/><text:span text:style-name="T46">tuplas te permiten hacer justo eso. Python se refiere a los valores que no pueden cambiar como inmutables y una lista inmutable se llama tupla.</text:span></text:p>
      <text:p text:style-name="P196"/>
      <text:p text:style-name="P403">Definir una tupla.</text:p>
      <text:p text:style-name="P518"><text:span text:style-name="T46">Una tupla se parece a una lista salvo porque usa paréntesis en lugar de corchetes. Una ve que defines una tupla, puedes acceder a los elementos individualmente utilizando el índice de cada uno de ellos, </text:span><text:span text:style-name="T67">como lo harías con una lista.</text:span></text:p>
      <text:p text:style-name="P197">Por ejemplo, si tenemos un rectángulo que debe tener siempre un tamaño determinado, podemos asegurarnos de que ese tamaño no va a cambiar poniendo las dimensiones en una tupla:</text:p>
      <text:p text:style-name="P197"><draw:frame draw:style-name="fr2" draw:name="Imagen49" text:anchor-type="char" svg:width="6.641cm" svg:height="2.355cm" draw:z-index="48"><draw:image xlink:href="Pictures/10000001000000FB00000059DA39CBA9CBCB5614.png" xlink:type="simple" xlink:show="embed" xlink:actuate="onLoad" draw:mime-type="image/png"/></draw:frame></text:p>
      <text:p text:style-name="P197"/>
      <text:p text:style-name="P197"/>
      <text:p text:style-name="P197"/>
      <text:p text:style-name="P197"/>
      <text:p text:style-name="P197">Utilizamos la misma sintaxis que hemos estado utilizando para acceder a los elementos en una lista para imprimir cada elemento de la tupla individualmente:</text:p>
      <text:p text:style-name="P197"><draw:frame draw:style-name="fr2" draw:name="Imagen50" text:anchor-type="char" svg:width="7.461cm" svg:height="2.487cm" draw:z-index="49"><draw:image xlink:href="Pictures/100000010000011A0000005EBC0C39267085DA31.png" xlink:type="simple" xlink:show="embed" xlink:actuate="onLoad" draw:mime-type="image/png"/></draw:frame></text:p>
      <text:p text:style-name="P197"/>
      <text:p text:style-name="P197"/>
      <text:p text:style-name="P197"/>
      <text:p text:style-name="P197"/>
      <text:p text:style-name="P197">Veamos qué ocurre si intento cambiar uno de los elementos de la tupla dimensions:</text:p>
      <text:p text:style-name="P197"><draw:frame draw:style-name="fr1" draw:name="Imagen51" text:anchor-type="char" svg:x="6.092cm" svg:y="0.247cm" svg:width="4.551cm" svg:height="1.191cm" draw:z-index="50"><draw:image xlink:href="Pictures/10000001000000AC0000002D4B226B0D2C8EEDD8.png" xlink:type="simple" xlink:show="embed" xlink:actuate="onLoad" draw:mime-type="image/png"/></draw:frame></text:p>
      <text:p text:style-name="P197"/>
      <text:p text:style-name="P197"/>
      <text:p text:style-name="P519"><text:span text:style-name="T46">El código intenta cambiar el valor de la primera posición pero Python devuelve un </text:span><text:span text:style-name="T138">Type Error</text:span><text:span text:style-name="T46">. Básicamente porque estamos intentando cambiar el valor a una tupla y no se puede hacer con ese tipo de objetos. Python nos dice que no podemos asignar un nuevo valor a un elemento en una tupla:</text:span></text:p>
      <text:p text:style-name="P197"><draw:frame draw:style-name="fr1" draw:name="Imagen52" text:anchor-type="char" svg:x="-0.019cm" svg:y="0.337cm" svg:width="17cm" svg:height="2.028cm" draw:z-index="51"><draw:image xlink:href="Pictures/100000010000034E000000651307BB8217BA0420.png" xlink:type="simple" xlink:show="embed" xlink:actuate="onLoad" draw:mime-type="image/png"/></draw:frame></text:p>
      <text:p text:style-name="P198"><text:soft-page-break/>Esto es beneficioso porque queremos que Python genere un error cuando una línea de código intente cambiar las dimensiones del triángulo.</text:p>
      <text:p text:style-name="P198"/>
      <text:p text:style-name="P198">NOTA: Las tuplas se definen técnicamente por la presencia de una coma; los paréntesis hacen que sea más clara y legible. Si quieres definir una tupla con un sólo elemento, necesitas incluir una coma final. No suele tener mucho sentido construir una tupla con un sólo elementos, pero esto puede suceder cuando las tuplas se genera automáticamente.</text:p>
      <text:p text:style-name="P198"/>
      <text:p text:style-name="P198">Recorrer todos los valores de una tupla.</text:p>
      <text:p text:style-name="P198">Puedes recorrer todos los valores de una tupla utilizando un bucle for, como hiciste con la lista:</text:p>
      <text:p text:style-name="P198"><draw:frame draw:style-name="fr1" draw:name="Imagen53" text:anchor-type="char" svg:x="5.325cm" svg:y="0cm" svg:width="6.35cm" svg:height="1.693cm" draw:z-index="52"><draw:image xlink:href="Pictures/10000001000000F0000000402B95CD24FE0E6BD6.png" xlink:type="simple" xlink:show="embed" xlink:actuate="onLoad" draw:mime-type="image/png"/></draw:frame></text:p>
      <text:p text:style-name="P198"/>
      <text:p text:style-name="P198"/>
      <text:p text:style-name="P199">Python devuelve todos los elementos de una tupla tal como lo haría con una lista:</text:p>
      <text:p text:style-name="P199"><draw:frame draw:style-name="fr2" draw:name="Imagen54" text:anchor-type="char" svg:width="7.594cm" svg:height="2.619cm" draw:z-index="53"><draw:image xlink:href="Pictures/100000010000011F00000063DDA17958AC7D7858.png" xlink:type="simple" xlink:show="embed" xlink:actuate="onLoad" draw:mime-type="image/png"/></draw:frame></text:p>
      <text:p text:style-name="P199"/>
      <text:p text:style-name="P199"/>
      <text:p text:style-name="P199"><text:s/></text:p>
      <text:p text:style-name="P199"/>
      <text:p text:style-name="P199"/>
      <text:p text:style-name="P404"/>
      <text:p text:style-name="P404"/>
      <text:p text:style-name="P404">Escribiendo sobre una tupla.</text:p>
      <text:p text:style-name="P199"/>
      <text:p text:style-name="P199">A pesar de que una tupla no se puede modificar, puedes asignar un nuevo valor a una variable que represente a una tupla. Así que si queremos cambiar nuestras dimensiones podemos redefinir toda la tupla:</text:p>
      <text:p text:style-name="P199"><draw:frame draw:style-name="fr3" draw:name="Imagen55" text:anchor-type="char" svg:width="7.62cm" svg:height="4.736cm" draw:z-index="54"><draw:image xlink:href="Pictures/1000000100000120000000B3B6071AFE63282080.png" xlink:type="simple" xlink:show="embed" xlink:actuate="onLoad" draw:mime-type="image/png"/></draw:frame></text:p>
      <text:p text:style-name="P199"/>
      <text:p text:style-name="P199"/>
      <text:p text:style-name="P199"/>
      <text:p text:style-name="P199"/>
      <text:p text:style-name="P199"/>
      <text:p text:style-name="P199"/>
      <text:p text:style-name="P199"><text:soft-page-break/></text:p>
      <text:p text:style-name="P199"/>
      <text:p text:style-name="P101"><text:span text:style-name="T68">Asociamos una nueva tupla con la variable </text:span><text:span text:style-name="T149">dimensions</text:span><text:span text:style-name="T68"> e imprimimos las nuevas dimensiones. Python no genera ningún error esta vez porque reasignar una variable es válido:</text:span></text:p>
      <text:p text:style-name="P199"><draw:frame draw:style-name="fr2" draw:name="Imagen56" text:anchor-type="char" svg:width="7.408cm" svg:height="5.292cm" draw:z-index="55"><draw:image xlink:href="Pictures/1000000100000118000000C8B843F7ED0EEB9DB7.png" xlink:type="simple" xlink:show="embed" xlink:actuate="onLoad" draw:mime-type="image/png"/></draw:frame></text:p>
      <text:p text:style-name="P199"/>
      <text:p text:style-name="P199"/>
      <text:p text:style-name="P199"/>
      <text:p text:style-name="P199"/>
      <text:p text:style-name="P199"/>
      <text:p text:style-name="P199"/>
      <text:p text:style-name="P199"/>
      <text:p text:style-name="P199"/>
      <text:p text:style-name="P200">En comparación con las listas, las tuplas son estructuras de datos simples. Úsalas cuando quieras almacenar un conjunto de valores que podría no ser cambiado durante la vida de un programa.</text:p>
      <text:p text:style-name="P199"/>
      <text:p text:style-name="P26">Ejercicios – Try it Yourself.</text:p>
      <text:p text:style-name="P200"/>
      <text:p text:style-name="P200">4-13. Buffet: Un restaurante estilo buffet sólo tiene cinco comidas básicas. Piensa en cinco comidas simples y almacénalas en una tupla.</text:p>
      <text:p text:style-name="P200"/>
      <text:list xml:id="list1228914686" text:style-name="L7">
        <text:list-item>
          <text:p text:style-name="P590"><text:bookmark-start text:name="__DdeLink__1466_3306627097"/>Utiliza un bucle para imprimir cada comida que ofrece el restaurante.<text:bookmark-end text:name="__DdeLink__1466_3306627097"/></text:p>
        </text:list-item>
        <text:list-item>
          <text:p text:style-name="P590"><text:bookmark-start text:name="__DdeLink__1468_3306627097"/>Intenta modificar uno de los elementos, y asegúrate de que Python rechace el cambio.<text:bookmark-end text:name="__DdeLink__1468_3306627097"/></text:p>
        </text:list-item>
        <text:list-item>
          <text:p text:style-name="P628"><text:bookmark-start text:name="__DdeLink__1470_3306627097"/><text:span text:style-name="T46">El restaurante cambia su menú, reemplaza dos elementos con comida diferente. Añade una línea que reescriba la tupla y utiliza un bucle </text:span><text:span text:style-name="T138">for</text:span><text:span text:style-name="T46"> para imprimir cada uno de los elementos del menú revisado.</text:span><text:bookmark-end text:name="__DdeLink__1470_3306627097"/></text:p>
        </text:list-item>
      </text:list>
      <text:p text:style-name="P405">Estilo de tu código.</text:p>
      <text:p text:style-name="P201"/>
      <text:p text:style-name="P201">Ahora que estás escribiendo programas más largos, vale la pena conocer ideas sobre cómo diseñar tu código.</text:p>
      <text:p text:style-name="P201">Tómate tiempo para hacer tu código tan fácil de leer como sea posible. Escribir código fácil de leer (Easy-to-read) te ayuda a realizar un seguimiento de lo que hace tu programa y ayuda a otros a entender tu código también.</text:p>
      <text:p text:style-name="P102"><text:soft-page-break/><text:span text:style-name="T69">Los programadores de Python han acordado una serie de convenciones de estilo para garantizar que el código de todos está estructurado aproximadamente de la misma manera. Una vez que has aprendido a escribir código Python limpio, </text:span><text:span text:style-name="T70">deberías ser capaz de entender la estructura general del código Python de cualquier otra persona, siempre y cuando sigan las mismas pautas. Si esperas convertirte en un programador profesional en algún momento, deberías seguir estas pautas tan pronto como sea posible para desarrollar buenos hábitos.</text:span></text:p>
      <text:p text:style-name="P202"/>
      <text:p text:style-name="P406">La guía de estilo.</text:p>
      <text:p text:style-name="P203"/>
      <text:p text:style-name="P520"><text:span text:style-name="T46">Cuando alguien quiere hacer un cambio en el lenguaje Python, escriben un </text:span><text:span text:style-name="T135">PEP</text:span><text:span text:style-name="T46"> (</text:span><text:span text:style-name="T181">Python Enhancement Proposal</text:span><text:span text:style-name="T46">) o propuesta de mejora de Python. Uno de los PEP’s más antiguos es </text:span><text:span text:style-name="T135">PEP 8</text:span><text:span text:style-name="T46">, que instruye a los programadores de Python sobre cómo diseñar su código. </text:span><text:span text:style-name="T135">PEP 8</text:span><text:span text:style-name="T46"> es bastante largo, pero se relaciona con estructuras de código más complejas de lo que has visto hasta ahora.</text:span></text:p>
      <text:p text:style-name="P520"><text:span text:style-name="T46">La guía de estilo de Python fue escrita con el entendimiento de que el código se lee más a menudo de lo que se escribe. Escribirás tu código una vez y luego empezarás a leerlo cuando empieces a depurarlo. Cuando añadas características a tu programa dedicarás más tiempo a leer tu código. </text:span><text:span text:style-name="T71">Cuando compartas tu código con otros programadores, ellos también lo leerán.</text:span></text:p>
      <text:p text:style-name="P204">Dada la elección entre escribir código que sea más fácil de escribir o código que sea más fácil de leer, los programadores de Python casi siempre te alentarán a escribir código que sea más fácil de leer. Las siguientes pautas te ayudarán a escribir código claro desde el principio.</text:p>
      <text:p text:style-name="P204"/>
      <text:p text:style-name="P204"/>
      <text:p text:style-name="P436">Indentación.</text:p>
      <text:p text:style-name="P204"/>
      <text:p text:style-name="P204">PEP 8 recomienda que uses cuatro espacios de indentación por nivel. Utilizando cuatro espacios mejoras la legibilidad y dejas espacio para múltiples niveles de indentación en cada línea.</text:p>
      <text:p text:style-name="P103"><text:span text:style-name="T71">En un documento de un procesador de texto, las personas usan el tabulador en lugar del espacio para indentar. <text:s/>Esto funciona bien para </text:span><text:span text:style-name="T72">documentos de procesamiento de textos, pero el intérprete de Python se puede confundir cuando se mezclen espacios con tabulaciones. Cada editor de textos proporciona unas herramientas que te permiten utilizar la tecla TAB pero entonces cada tabulación se convertiría en un número determinado de espacios. Puedes definir un uso para tu tecla TAB, pero asegúrate de que tu editor esté configurado para introducir espacios en lugar de tabulaciones en tu documento.</text:span></text:p>
      <text:p text:style-name="P205">Mezclar tabulaciones y espacios en un fichero puede causar problemas que sean difíciles de detectar. Si piensas que tienes una mezcla de tabulaciones y espacios en un fichero, puedes convertir todas las tabulaciones del fichero en espacios en la mayoría de los editores.</text:p>
      <text:p text:style-name="P205"/>
      <text:p text:style-name="P407">Longitud de línea.</text:p>
      <text:p text:style-name="P205"/>
      <text:p text:style-name="P104"><text:span text:style-name="T72">Muchos programadores de Python recomiendan que cada línea sea inferior a 80 caracteres. </text:span><text:span text:style-name="T73">Históricamente, esta guía se desarrolló porque la mayoría de las computadoras sólo podía incluir 79 caracteres en una sola línea en una ventana de terminal. En la actualidad, las personas pueden incluir líneas mucho más largas en sus pantallas, pero existen otras razones para adherirse al estándar de 79 caracteres de longitud de línea. Los programadores profesionales suelen tener muchos ficheros abiertos en la misma pantalla y utilizando el estándar de longitud de línea les permite ver las líneas completas en dos o tres archivos que estén abiertos uno al lado del otro. PEP 8 también recomienda limitar todos lo comentarios a 72 caracteres por línea porque muchas de las herramientas que generan documentación automática para grandes proyectos añaden formato a los caracteres al principio de cada línea comentada.</text:span></text:p>
      <text:p text:style-name="P105"><text:span text:style-name="T73">Las pautas de PEP 8 para la longitud de línea no son inamovibles y algunos equipos prefieren limitar los caracteres a 99. No te </text:span><text:soft-page-break/><text:span text:style-name="T73">preocupes demasiado por la longitud de líneas de tu código mientras estás aprendiendo, </text:span><text:span text:style-name="T74">pero ten en cuenta que las personas que trabajan de forma colaborativa siempre siguen las pautas del PEP 8. La mayoría de editores te permiten configurar una señal visual, normalmente una línea vertical en la pantalla, que te muestra dónde están esos límites.</text:span></text:p>
      <text:p text:style-name="P206"><draw:line text:anchor-type="paragraph" draw:z-index="57" draw:name="Forma1" draw:style-name="gr1" draw:text-style-name="P644" svg:x1="11.845cm" svg:y1="6.359cm" svg:x2="16.096cm" svg:y2="2.711cm"><text:p/></draw:line><draw:frame draw:style-name="fr4" draw:name="Imagen57" text:anchor-type="char" svg:width="17cm" svg:height="7.174cm" draw:z-index="56"><draw:image xlink:href="Pictures/10000001000003EF000001A9A054D945567BFF1F.png" xlink:type="simple" xlink:show="embed" xlink:actuate="onLoad" draw:mime-type="image/png"/></draw:frame></text:p>
      <text:p text:style-name="P207">NOTA: El apéndice B te muestra cómo configurar tu editor de texto para que siempre introduzca cuatro espacios cada vez que pulses la tecla TAB y te muestre una guía vertical para ayudarte a seguir el límite de 79 caracteres.</text:p>
      <text:p text:style-name="P206"/>
      <text:p text:style-name="P408">Líneas en blanco.</text:p>
      <text:p text:style-name="P207"/>
      <text:p text:style-name="P106"><text:span text:style-name="T74">Para agrupar visualmente partes de tu programa, utiliza líneas en blanco. Deberías usar líneas en blanco para organizar tus ficheros, pero no abuses. </text:span><text:span text:style-name="T75">Siguiendo los ejemplos provistos en este libro debes lograr un equilibrio correcto. Por ejemplo, si tienes cinco líneas de código que construyen una lista y luego otras tres líneas que hacen algo con esa lista, se considera apropiado dejar una línea en blanco entre las dos secciones. Sin embargo, no deberías colocar tres o cuatro líneas en blanco entre las dos secciones.</text:span></text:p>
      <text:p text:style-name="P107"><text:span text:style-name="T74">L</text:span><text:span text:style-name="T75">as líneas en blanco no afectan al comportamiento de tu código, pero sí a la legibilidad. El intérprete de Python utiliza indentación horizontal para interpretar el significado de tu código, pero no tiene en cuenta el espaciado vertical.</text:span></text:p>
      <text:p text:style-name="P208"/>
      <text:p text:style-name="P409"/>
      <text:p text:style-name="P409"><text:soft-page-break/>Otras pautas de estilo.</text:p>
      <text:p text:style-name="P208"/>
      <text:p text:style-name="P208">PEP 8 tiene muchas recomendaciones de estilo adicionales, pero la mayoría de las guías hacen referencia a programas más complejos de los que estás escribiendo en este momento. A medida que aprendas estructuras de Python más complejas, compartiré las partes importantes de las directrices PEP 8.</text:p>
      <text:p text:style-name="P208"/>
      <text:p text:style-name="P27">Ejercicios – Try it Yourself.</text:p>
      <text:p text:style-name="P208"/>
      <text:p text:style-name="P521"><text:span text:style-name="T46">4-14. PEP 8: </text:span><text:span text:style-name="T76">Consulta la guía de estilo original PEP 8 en ‘</text:span><text:a xlink:type="simple" xlink:href="https://python.org/dev/peps/pep-0008/" text:style-name="Internet_20_link" text:visited-style-name="Visited_20_Internet_20_Link"><text:span text:style-name="T150">https://python.org/dev/peps/pep-0008/</text:span></text:a><text:span text:style-name="T76">’ No utilizarás mucho de ella ahora mismo, pero puede ser interesante ojearla.</text:span></text:p>
      <text:p text:style-name="P209"/>
      <text:p text:style-name="P209">4-15. Code Review: Escoge tres de los programas que has escrito en este capítulo y modifícalos para cumplir con el PEP 8.</text:p>
      <text:p text:style-name="P209"/>
      <text:p text:style-name="P11">Capítulo 5. Sentencias If.</text:p>
      <text:p text:style-name="P210"/>
      <text:p text:style-name="P210">Las sentencias if te permiten examinar el estado actual de un programa y responder apropiadamente a ese estado. Aplicaremos estos conceptos a las listas, por lo que escribiremos uun bucle que maneje la mayoría de los elementos de una lista de una manera determinada, pero otros elementos con valores específicos de una manera diferente.</text:p>
      <text:p text:style-name="P210"/>
      <text:p text:style-name="P210">Un ejemplo sencillo.</text:p>
      <text:p text:style-name="P108"><text:span text:style-name="T77">Este ejemplo corto muestra cómo las pruebas con if te permiten responder a situaciones especiales correctamente. Imaginemos una lista de coches y queremos imprimir el nombre de cada coche. Los nombres de los coches son nombres propios por lo que la mayoría de los coches se suelen imprimir con la primera letra en mayúscula. Sin embargo, el valor ‘bmw’ podríamos imprimirlo con todas las letras en mayúsculas. El siguiente código </text:span><text:span text:style-name="T78">recorre una lista de nombres de automóviles y busca el valor ‘bmw’. Siempre que el valor sea ‘bmw’, se imprime con todas las letras en mayúsculas, en lugar de poner sólo en mayúsculas la primera letra.</text:span></text:p>
      <text:p text:style-name="P212"/>
      <text:p text:style-name="P212"/>
      <text:p text:style-name="P212"/>
      <text:p text:style-name="P212"><draw:frame draw:style-name="fr1" draw:name="Imagen58" text:anchor-type="char" svg:x="3.911cm" svg:y="0.041cm" svg:width="9.181cm" svg:height="3.466cm" draw:z-index="58"><draw:image xlink:href="Pictures/100000010000015B0000008383AE07F38AED7198.png" xlink:type="simple" xlink:show="embed" xlink:actuate="onLoad" draw:mime-type="image/png"/></draw:frame><text:soft-page-break/></text:p>
      <text:p text:style-name="P212"/>
      <text:p text:style-name="P212"/>
      <text:p text:style-name="P212"/>
      <text:p text:style-name="P212"/>
      <text:p text:style-name="P212"/>
      <text:p text:style-name="P212"><draw:frame draw:style-name="fr1" draw:name="Imagen59" text:anchor-type="char" svg:x="4.796cm" svg:y="0.102cm" svg:width="7.408cm" svg:height="3.625cm" draw:z-index="59"><draw:image xlink:href="Pictures/10000001000001180000008940A633F48746844E.png" xlink:type="simple" xlink:show="embed" xlink:actuate="onLoad" draw:mime-type="image/png"/></draw:frame></text:p>
      <text:p text:style-name="P212"/>
      <text:p text:style-name="P212"/>
      <text:p text:style-name="P212"/>
      <text:p text:style-name="P212"/>
      <text:p text:style-name="P212"/>
      <text:p text:style-name="P212"/>
      <text:p text:style-name="P522"><text:span text:style-name="T46">El bucle de este ejemplo, primero comprueba si el valor actual de car es ‘bmw’. Si lo es, lo imprime en </text:span><text:span text:style-name="T138">uppercase</text:span><text:span text:style-name="T46">. Si el valor de car es cualquier otro que no sea ‘bmw’, se imprime en </text:span><text:span text:style-name="T138">title case</text:span><text:span text:style-name="T46">.</text:span></text:p>
      <text:p text:style-name="P213"/>
      <text:p text:style-name="P410">Pruebas condicionales.</text:p>
      <text:p text:style-name="P109"><text:span text:style-name="T78">En el corazón de cada sentencia </text:span><text:span text:style-name="T151">if</text:span><text:span text:style-name="T78">, hay una expresión que puede ser evaluada como </text:span><text:span text:style-name="T151">True</text:span><text:span text:style-name="T78"> o </text:span><text:span text:style-name="T151">False</text:span><text:span text:style-name="T78"> y se llama Prueba Condicional (</text:span><text:span text:style-name="T151">Conditional Test</text:span><text:span text:style-name="T78">). Python utiliza los valores True y False para decidir si se debe ejecutar el código de una instrucción </text:span><text:span text:style-name="T151">if</text:span><text:span text:style-name="T78">. Si la prueba se evalúa como False, Python ignora el código a continuación de la sentencia </text:span><text:span text:style-name="T151">if</text:span><text:span text:style-name="T78">.</text:span></text:p>
      <text:p text:style-name="P213"/>
      <text:p text:style-name="P523"><text:span text:style-name="T78">I</text:span><text:span text:style-name="T46">gnorar las mayúsculas cuando se comprueba la igualdad.</text:span></text:p>
      <text:p text:style-name="P214">Probemos la igualdad en mayúsculas/minúsculas en Python. Pro ejemplo, dos valores con diferente capitalización no se consideran iguales:</text:p>
      <text:p text:style-name="P214"><draw:frame draw:style-name="fr1" draw:name="Imagen60" text:anchor-type="char" svg:x="6.198cm" svg:y="0cm" svg:width="4.604cm" svg:height="1.429cm" draw:z-index="60"><draw:image xlink:href="Pictures/10000001000000B60000003575DC0BA2FFF5D301.png" xlink:type="simple" xlink:show="embed" xlink:actuate="onLoad" draw:mime-type="image/png"/></draw:frame></text:p>
      <text:p text:style-name="P214"/>
      <text:p text:style-name="P214"/>
      <text:p text:style-name="P214"><draw:frame draw:style-name="fr2" draw:name="Imagen61" text:anchor-type="char" svg:width="7.276cm" svg:height="1.958cm" draw:z-index="61"><draw:image xlink:href="Pictures/10000001000001130000004A9F4DD235FAB843EE.png" xlink:type="simple" xlink:show="embed" xlink:actuate="onLoad" draw:mime-type="image/png"/></draw:frame></text:p>
      <text:p text:style-name="P214"/>
      <text:p text:style-name="P214"/>
      <text:p text:style-name="P214"/>
      <text:p text:style-name="P523"><text:span text:style-name="T46">Si necesitas comparar mayúsculas y minúsculas, este comportamiento es ventajoso para nosotros, pero si no necesitamos o no queremos tener en cuenta la capitalización de las letras, podemos convertir </text:span><text:soft-page-break/><text:span text:style-name="T46">los valores de las variables a minúsculas antes de realizar la comparación.</text:span></text:p>
      <text:p text:style-name="P214"><draw:frame draw:style-name="fr1" draw:name="Imagen62" text:anchor-type="char" svg:x="5.366cm" svg:y="0cm" svg:width="6.271cm" svg:height="1.244cm" draw:z-index="62"><draw:image xlink:href="Pictures/10000001000000ED0000002FE3E4385699EC72A4.png" xlink:type="simple" xlink:show="embed" xlink:actuate="onLoad" draw:mime-type="image/png"/></draw:frame></text:p>
      <text:p text:style-name="P214"/>
      <text:p text:style-name="P214"/>
      <text:p text:style-name="P214"><draw:frame draw:style-name="fr2" draw:name="Imagen63" text:anchor-type="char" svg:width="7.355cm" svg:height="2.037cm" draw:z-index="63"><draw:image xlink:href="Pictures/10000001000001160000004D2F8B09EA78121C14.png" xlink:type="simple" xlink:show="embed" xlink:actuate="onLoad" draw:mime-type="image/png"/></draw:frame></text:p>
      <text:p text:style-name="P214"/>
      <text:p text:style-name="P214"/>
      <text:p text:style-name="P214"/>
      <text:p text:style-name="P525"><text:span text:style-name="T46">Esta prueba devolvería True sin importar cómo esté formateado el valor ‘Audi’ porque la prueba no distingue entre mayúsculas y minúsculas. La función </text:span><text:span text:style-name="T138">lower()</text:span><text:span text:style-name="T46"> no cambia el valor original almacenado en car, por lo que puedes hacer cualquier tipo de comparación sin que afecte a la variable original.</text:span></text:p>
      <text:p text:style-name="P523"><draw:frame draw:style-name="fr2" draw:name="Imagen64" text:anchor-type="char" svg:width="6.085cm" svg:height="1.693cm" draw:z-index="64"><draw:image xlink:href="Pictures/10000001000000E60000004026972471953CFD41.png" xlink:type="simple" xlink:show="embed" xlink:actuate="onLoad" draw:mime-type="image/png"/></draw:frame></text:p>
      <text:p text:style-name="P524"/>
      <text:p text:style-name="P523"/>
      <text:p text:style-name="P215"><draw:frame draw:style-name="fr1" draw:name="Imagen65" text:anchor-type="char" svg:x="4.69cm" svg:y="0.169cm" svg:width="7.62cm" svg:height="2.461cm" draw:z-index="65"><draw:image xlink:href="Pictures/10000001000001200000005D91BAFA31888338A8.png" xlink:type="simple" xlink:show="embed" xlink:actuate="onLoad" draw:mime-type="image/png"/></draw:frame></text:p>
      <text:p text:style-name="P215"/>
      <text:p text:style-name="P215"/>
      <text:p text:style-name="P215"/>
      <text:p text:style-name="P215"/>
      <text:p text:style-name="P216">Los sitios web aplican ciertas reglas para los datos que los usuarios introducen de manera similar a esta. Por ejemplo, un sitio puede utilizar una prueba condicional como esta para asegurarse de que todos los usuarios tiene realmente un nombre único y que no sólo varíe la capitalización del nombre de usuario de otra persona. Cuando alguien envía un nuevo nombre de usuario, ese nuevo nombre de usuario se convierte a minúsculas y se compara con las versiones en minúscula de todos los nombres de usuario. Durante la comprobación un nombre de usuario como ‘John’ será rechazado si cualquier variación de ‘john’ ya estuviera en uso.</text:p>
      <text:p text:style-name="P216"/>
      <text:p text:style-name="P411">Comprobar la no igualdad.</text:p>
      <text:p text:style-name="P217">Cuando queremos determinar si dos valores no son iguales, podemos combinar un signo de exclamación y un signo igual (!=). El signo de exclamación representa no, como en mucho lenguajes de programación.</text:p>
      <text:p text:style-name="P217">Utilicemos otra sentencia if para examinar cómo utilizar el operador de no igualdad. Almacenaremos los ingredientes de la <text:soft-page-break/>pizza que hemos pedido y luego imprimiremos un mensaje si la persona no pidió anchoas.</text:p>
      <text:p text:style-name="P217"><draw:frame draw:style-name="fr2" draw:name="Imagen66" text:anchor-type="char" svg:width="8.176cm" svg:height="2.249cm" draw:z-index="66"><draw:image xlink:href="Pictures/1000000100000135000000550E40A3958FDE00D3.png" xlink:type="simple" xlink:show="embed" xlink:actuate="onLoad" draw:mime-type="image/png"/></draw:frame></text:p>
      <text:p text:style-name="P217"/>
      <text:p text:style-name="P217"/>
      <text:p text:style-name="P217"/>
      <text:p text:style-name="P217"/>
      <text:p text:style-name="P217"><draw:frame draw:style-name="fr2" draw:name="Imagen67" text:anchor-type="char" svg:width="7.461cm" svg:height="1.958cm" draw:z-index="67"><draw:image xlink:href="Pictures/100000010000011A0000004A67763FB106527712.png" xlink:type="simple" xlink:show="embed" xlink:actuate="onLoad" draw:mime-type="image/png"/></draw:frame></text:p>
      <text:p text:style-name="P217"/>
      <text:p text:style-name="P217"/>
      <text:p text:style-name="P217"/>
      <text:p text:style-name="P217">La mayoría de las expresiones condicionales que escribamos tratarán de probar la igualdad, pero a veces resultará más eficiente probar la no igualdad. </text:p>
      <text:p text:style-name="P217"/>
      <text:p text:style-name="P411">Comparaciones numéricas.</text:p>
      <text:p text:style-name="P526"><text:span text:style-name="T46">Probar valores numéricos es bastante sencillo. </text:span><text:span text:style-name="T80">Por ejemplo, el siguiente código comprueba si una persona es mayor de 18 años:</text:span></text:p>
      <text:p text:style-name="P218"><draw:frame draw:style-name="fr2" draw:name="Imagen68" text:anchor-type="char" svg:width="4.26cm" svg:height="1.323cm" draw:z-index="68"><draw:image xlink:href="Pictures/10000001000000A1000000322EEC7C0080787A63.png" xlink:type="simple" xlink:show="embed" xlink:actuate="onLoad" draw:mime-type="image/png"/></draw:frame></text:p>
      <text:p text:style-name="P218"/>
      <text:p text:style-name="P218"/>
      <text:p text:style-name="P218"><draw:frame draw:style-name="fr2" draw:name="Imagen69" text:anchor-type="char" svg:width="7.461cm" svg:height="1.958cm" draw:z-index="69"><draw:image xlink:href="Pictures/100000010000011A0000004ADA01CBB4B5F8B1CD.png" xlink:type="simple" xlink:show="embed" xlink:actuate="onLoad" draw:mime-type="image/png"/></draw:frame></text:p>
      <text:p text:style-name="P218"/>
      <text:p text:style-name="P218"/>
      <text:p text:style-name="P218"/>
      <text:p text:style-name="P527"><text:span text:style-name="T46">También puedes comprobar si dos números no son iguales. Por ejemplo, </text:span><text:bookmark-start text:name="__DdeLink__2601_1472598537"/><text:span text:style-name="T46">el siguiente código imprime un mensaje si la respuesta dad no es correcta:</text:span><text:bookmark-end text:name="__DdeLink__2601_1472598537"/></text:p>
      <text:p text:style-name="P219"><draw:frame draw:style-name="fr2" draw:name="Imagen70" text:anchor-type="char" svg:width="16.298cm" svg:height="2.566cm" draw:z-index="70"><draw:image xlink:href="Pictures/100000010000026800000061104C24BBC8CD5AD3.png" xlink:type="simple" xlink:show="embed" xlink:actuate="onLoad" draw:mime-type="image/png"/></draw:frame></text:p>
      <text:p text:style-name="P219"><draw:frame draw:style-name="fr2" draw:name="Imagen71" text:anchor-type="char" svg:width="13.705cm" svg:height="1.826cm" draw:z-index="71"><draw:image xlink:href="Pictures/100000010000020600000045017E44C29E8A46EC.png" xlink:type="simple" xlink:show="embed" xlink:actuate="onLoad" draw:mime-type="image/png"/></draw:frame></text:p>
      <text:p text:style-name="P527"><text:span text:style-name="T46">Puedes incluir varias comparaciones matemáticas en tu sentencia condicional como menor que </text:span><text:span text:style-name="T138">&lt;</text:span><text:span text:style-name="T46">, menor o igual que </text:span><text:span text:style-name="T138">&lt;=</text:span><text:span text:style-name="T46">, mayor que </text:span><text:span text:style-name="T138">&gt;</text:span><text:span text:style-name="T46">, mayor o igual que </text:span><text:span text:style-name="T138">&gt;=</text:span><text:span text:style-name="T46">, etc.</text:span></text:p>
      <text:p text:style-name="P527"><text:soft-page-break/><text:span text:style-name="T46">Cada comparación matemática se puede utilizar como parte de una sentencia </text:span><text:span text:style-name="T138">if</text:span><text:span text:style-name="T46"> que puede ayudarte a detectar las condiciones exactas que te interesen.</text:span></text:p>
      <text:p text:style-name="P219"/>
      <text:p text:style-name="P412">Comprobar condiciones múltiples.</text:p>
      <text:p text:style-name="P527"><text:span text:style-name="T46">Podrías querer comprobar múltiples condiciones al mismo tiempo. </text:span><text:span text:style-name="T81">Por ejemplo, a veces podrías necesitar que dos condiciones sean verdaderas para tomar una decisión, otras veces podría ser suficiente con que sólo una de las condiciones lo sea. Las palabras clave </text:span><text:span text:style-name="T152">and</text:span><text:span text:style-name="T81"> y </text:span><text:span text:style-name="T152">or</text:span><text:span text:style-name="T81"> pueden ayudarte en estos casos.</text:span></text:p>
      <text:p text:style-name="P220"/>
      <text:p text:style-name="P220">Utilizar y comprobar condiciones múltiples.</text:p>
      <text:p text:style-name="P110"><text:span text:style-name="T81">Para comprobar que dos condiciones son verdaderas simultáneamente utilizamos la palabra clave </text:span><text:span text:style-name="T152">and</text:span><text:span text:style-name="T81">, combinada con dos pruebas condicionales. Si alguna de las pruebas falla o lo hacen ambas la expresión se evaluará como </text:span><text:span text:style-name="T152">False</text:span><text:span text:style-name="T81">.</text:span></text:p>
      <text:p text:style-name="P220">Por ejemplo, quieres comprobar si dos personas son mayores de 21 años utilizando el siguiente test:</text:p>
      <text:p text:style-name="P220"><draw:frame draw:style-name="fr2" draw:name="Imagen72" text:anchor-type="char" svg:width="8.017cm" svg:height="2.328cm" draw:z-index="72"><draw:image xlink:href="Pictures/100000010000012F000000581AE7E4538EF5EA2B.png" xlink:type="simple" xlink:show="embed" xlink:actuate="onLoad" draw:mime-type="image/png"/></draw:frame></text:p>
      <text:p text:style-name="P220"/>
      <text:p text:style-name="P220"/>
      <text:p text:style-name="P220"/>
      <text:p text:style-name="P220"><draw:frame draw:style-name="fr1" draw:name="Imagen73" text:anchor-type="char" svg:x="4.796cm" svg:y="0.175cm" svg:width="7.408cm" svg:height="1.905cm" draw:z-index="73"><draw:image xlink:href="Pictures/100000010000011800000048485E33D3E5FF7C14.png" xlink:type="simple" xlink:show="embed" xlink:actuate="onLoad" draw:mime-type="image/png"/></draw:frame></text:p>
      <text:p text:style-name="P220"/>
      <text:p text:style-name="P220"/>
      <text:p text:style-name="P219"/>
      <text:p text:style-name="P220">Para mejorar la legibilidad se pueden usar paréntesis alrededor de las pruebas individuales, pero no son obligatorios. En caso de usarlos las pruebas quedarían así:</text:p>
      <text:p text:style-name="P463">(edad_0 &gt;= 21) and (edad_1 &gt;= 21)</text:p>
      <text:p text:style-name="P219"/>
      <text:p text:style-name="P220">Uso o comprobación de condiciones múltiples.</text:p>
      <text:p text:style-name="P111"><text:span text:style-name="T82">La palabra clave </text:span><text:span text:style-name="T153">or</text:span><text:span text:style-name="T82"> también te permite comprobar condiciones múltiples, pero pasa cuando alguna o ambas pruebas individuales pasan. Un expresión </text:span><text:span text:style-name="T153">or</text:span><text:span text:style-name="T82"> falla sólo cuando ambas pruebas individuales fallan. Es decir, False or True == True, True or False == True, True or True == True y False or False == False.</text:span></text:p>
      <text:p text:style-name="P221">Consideremos de nuevo dos edades, pero esta vez busquemos que sólo una de ellas sea mayor de 21:</text:p>
      <text:p text:style-name="P221"><draw:frame draw:style-name="fr2" draw:name="Imagen74" text:anchor-type="char" svg:width="7.594cm" svg:height="1.72cm" draw:z-index="74"><draw:image xlink:href="Pictures/100000010000011F000000419C783E6242398667.png" xlink:type="simple" xlink:show="embed" xlink:actuate="onLoad" draw:mime-type="image/png"/></draw:frame></text:p>
      <text:p text:style-name="P221"><text:soft-page-break/></text:p>
      <text:p text:style-name="P221"/>
      <text:p text:style-name="P221"><draw:frame draw:style-name="fr1" draw:name="Imagen75" text:anchor-type="char" svg:x="4.837cm" svg:y="0.099cm" svg:width="7.329cm" svg:height="1.931cm" draw:z-index="75"><draw:image xlink:href="Pictures/100000010000011500000049AE56D5C8F6900BD7.png" xlink:type="simple" xlink:show="embed" xlink:actuate="onLoad" draw:mime-type="image/png"/></draw:frame></text:p>
      <text:p text:style-name="P221"/>
      <text:p text:style-name="P221"/>
      <text:p text:style-name="P221"/>
      <text:p text:style-name="P221">El siguiente ejemplo, ambas condiciones son falsas:</text:p>
      <text:p text:style-name="P221"><draw:frame draw:style-name="fr2" draw:name="Imagen76" text:anchor-type="char" svg:width="7.911cm" svg:height="1.27cm" draw:z-index="76"><draw:image xlink:href="Pictures/100000010000012B00000030DEAD7452A1DDCD8D.png" xlink:type="simple" xlink:show="embed" xlink:actuate="onLoad" draw:mime-type="image/png"/></draw:frame></text:p>
      <text:p text:style-name="P221"/>
      <text:p text:style-name="P221"><draw:frame draw:style-name="fr1" draw:name="Imagen77" text:anchor-type="char" svg:x="4.784cm" svg:y="0.402cm" svg:width="7.435cm" svg:height="1.958cm" draw:z-index="77"><draw:image xlink:href="Pictures/10000001000001190000004A88B1EEF668709B0B.png" xlink:type="simple" xlink:show="embed" xlink:actuate="onLoad" draw:mime-type="image/png"/></draw:frame></text:p>
      <text:p text:style-name="P221"/>
      <text:p text:style-name="P221"/>
      <text:p text:style-name="P221"/>
      <text:p text:style-name="P221"/>
      <text:p text:style-name="P413">Comprobar si un valor está en una lista.</text:p>
      <text:p text:style-name="P528"><text:span text:style-name="T46">A veces es necesario comprobar si una lista contiene determinado valor antes de realizar cualquier acción. Por ejemplo, puede querer comprobar si un nombre de usuario ya existe en la lista actual de nombres de usuario antes de completar el registro de una persona en un sitio web. </text:span><text:span text:style-name="T83">En un proyecto de mapeado, puedes querer comprobar si la localización enviada ya existe en la lista de localizaciones conocidas.</text:span></text:p>
      <text:p text:style-name="P112"><text:span text:style-name="T83">Para encontrar si un valor en concreto existe en una lista, utilizaremos la palabra clave </text:span><text:span text:style-name="T154">in</text:span><text:span text:style-name="T83">. Consideremos algún código que puedas escribir para una pizzería. Haremos una lista de ingredientes pedidos por un cliente para una pizza y luego comprobaremos si determinados ingredientes están en la lista.</text:span></text:p>
      <text:p text:style-name="P221"><draw:frame draw:style-name="fr2" draw:name="Imagen78" text:anchor-type="char" svg:width="12.965cm" svg:height="1.905cm" draw:z-index="78"><draw:image xlink:href="Pictures/10000001000001EA00000048F1821602F8B56BD0.png" xlink:type="simple" xlink:show="embed" xlink:actuate="onLoad" draw:mime-type="image/png"/></draw:frame></text:p>
      <text:p text:style-name="P221"/>
      <text:p text:style-name="P221"/>
      <text:p text:style-name="P221"/>
      <text:p text:style-name="P221"><draw:frame draw:style-name="fr2" draw:name="Imagen79" text:anchor-type="char" svg:width="7.488cm" svg:height="2.566cm" draw:z-index="79"><draw:image xlink:href="Pictures/100000010000011B00000061959CABBE8AAB4E03.png" xlink:type="simple" xlink:show="embed" xlink:actuate="onLoad" draw:mime-type="image/png"/></draw:frame></text:p>
      <text:p text:style-name="P221"/>
      <text:p text:style-name="P221"/>
      <text:p text:style-name="P221"/>
      <text:p text:style-name="P221"/>
      <text:p text:style-name="P414">Comprobar si un valor No está en una lista.</text:p>
      <text:p text:style-name="P112"><text:span text:style-name="T83">Otras veces es importante saber si un valor no aparece en una lista. Puedes utilizar la palabra clave </text:span><text:span text:style-name="T154">not in</text:span><text:span text:style-name="T83"> en esta situación. Por ejemplo, consideremos una lista de usuarios que tienen </text:span><text:soft-page-break/><text:span text:style-name="T83">prohibido comentar en un foro. Puedes comprobar si un usuario ha sido baneado antes de permitir que esa persona envíe un comentario.</text:span></text:p>
      <text:p text:style-name="P222"><draw:frame draw:style-name="fr2" draw:name="Imagen80" text:anchor-type="char" svg:width="15.981cm" svg:height="3.149cm" draw:z-index="80"><draw:image xlink:href="Pictures/100000010000025C000000770C483DFCD41EC330.png" xlink:type="simple" xlink:show="embed" xlink:actuate="onLoad" draw:mime-type="image/png"/></draw:frame><draw:frame draw:style-name="fr1" draw:name="Imagen81" text:anchor-type="char" svg:x="3.09cm" svg:y="3.706cm" svg:width="10.821cm" svg:height="1.773cm" draw:z-index="81"><draw:image xlink:href="Pictures/100000010000019900000043D4F42D6B905D4E56.png" xlink:type="simple" xlink:show="embed" xlink:actuate="onLoad" draw:mime-type="image/png"/></draw:frame></text:p>
      <text:p text:style-name="P222"/>
      <text:p text:style-name="P222"/>
      <text:p text:style-name="P222"/>
      <text:p text:style-name="P222"/>
      <text:p text:style-name="P529"><text:span text:style-name="T83">E</text:span><text:span text:style-name="T46">xpresiones booleanas.</text:span></text:p>
      <text:p text:style-name="P529"><text:span text:style-name="T46">A medida que aprendas más acerca de la programación, escucharás el termino ‘</text:span><text:span text:style-name="T138">expresiones booleanas</text:span><text:span text:style-name="T46">’ en algún momento. Una expresión booleana es sólo otro nombre para probar los condicionales. Un valor booleano puede ser True o False, al igual que el valor de una expresión condicional después de ser evaluada.</text:span></text:p>
      <text:p text:style-name="P223">Los valores booleanos se suelen utilizar para hacer un seguimiento de determinadas condiciones tales como que un juego se esté ejecutando o que un usuario pueda editar cierto contenido en un sitio web:</text:p>
      <text:p text:style-name="P464">game_active = True</text:p>
      <text:p text:style-name="P464">can_edit = False</text:p>
      <text:p text:style-name="P223">Los valores booleanos te proporcionan una forma eficiente de hacer un seguimiento del estado de un programa o de una condición en particular que es importante en tu programa.</text:p>
      <text:p text:style-name="P223"/>
      <text:p text:style-name="P28">Ejercicios – Try It Yourself.</text:p>
      <text:p text:style-name="P223"/>
      <text:p text:style-name="P113"><text:span text:style-name="T85">5-1. Conditional Tests: Escribe una serie de test condicionales. </text:span><text:bookmark-start text:name="__DdeLink__2603_1472598537"/><text:span text:style-name="T85">Imprime un frase describiendo cada test y tu predicción para el resultado de cada test</text:span><text:bookmark-end text:name="__DdeLink__2603_1472598537"/><text:span text:style-name="T85">. Tu código </text:span><text:span text:style-name="T84">debería parecerse</text:span><text:span text:style-name="T85"> a este:</text:span></text:p>
      <text:p text:style-name="P222"/>
      <text:list xml:id="list988438976" text:style-name="L8">
        <text:list-item>
          <text:p text:style-name="P629"><text:span text:style-name="T46">Mira de cerca tus resultados y asegúrate de que comprendes por qué cada línea se evalúa a </text:span><text:span text:style-name="T138">True</text:span><text:span text:style-name="T46"> o </text:span><text:span text:style-name="T138">False</text:span><text:span text:style-name="T46">.</text:span></text:p>
        </text:list-item>
        <text:list-item>
          <text:p text:style-name="P591">Crea al menos diez test que tengan al menos cinco pruebas evaluadas a True y otras cinco a False.</text:p>
        </text:list-item>
      </text:list>
      <text:p text:style-name="P224"/>
      <text:p text:style-name="P530"><text:soft-page-break/><text:span text:style-name="T46">5-2. More Conditional Tests: No tienes que limitar el número de test que has creado a sólo diez. Si quieres probar más comparaciones escribe más test y añádelos a </text:span><text:span text:style-name="T138">conditional_tests.py</text:span><text:span text:style-name="T46">. Ten al menos un resultado True y otro False para cada uno de los siguientes:</text:span></text:p>
      <text:list xml:id="list1659299326" text:style-name="L9">
        <text:list-item>
          <text:p text:style-name="P592"><text:bookmark-start text:name="__DdeLink__2605_1472598537"/>Un test de igualdad y no igualdad con cadenas.<text:bookmark-end text:name="__DdeLink__2605_1472598537"/></text:p>
        </text:list-item>
        <text:list-item>
          <text:p text:style-name="P630"><text:bookmark-start text:name="__DdeLink__2607_1472598537"/><text:span text:style-name="T46">Un test utilizando el método </text:span><text:span text:style-name="T138">lower()</text:span><text:span text:style-name="T46">.</text:span><text:bookmark-end text:name="__DdeLink__2607_1472598537"/></text:p>
        </text:list-item>
        <text:list-item>
          <text:p text:style-name="P592"><text:bookmark-start text:name="__DdeLink__2609_1472598537"/>Test numéricos que incluyan igualdad y no igualdad, mayor que, mayor o igual que y menor que y menor o igual que.<text:bookmark-end text:name="__DdeLink__2609_1472598537"/></text:p>
        </text:list-item>
        <text:list-item>
          <text:p text:style-name="P630"><text:bookmark-start text:name="__DdeLink__2611_1472598537"/><text:span text:style-name="T46">Test utilizando las palabras clave </text:span><text:span text:style-name="T138">and</text:span><text:span text:style-name="T46"> y </text:span><text:span text:style-name="T138">or</text:span><text:span text:style-name="T46">.</text:span><text:bookmark-end text:name="__DdeLink__2611_1472598537"/></text:p>
        </text:list-item>
        <text:list-item>
          <text:p text:style-name="P592"><text:bookmark-start text:name="__DdeLink__2613_1472598537"/>Test si un elemento está en una lista.<text:bookmark-end text:name="__DdeLink__2613_1472598537"/></text:p>
        </text:list-item>
        <text:list-item>
          <text:p text:style-name="P592"><text:bookmark-start text:name="__DdeLink__2615_1472598537"/>Test si un elemento no está en una lista.<text:bookmark-end text:name="__DdeLink__2615_1472598537"/></text:p>
        </text:list-item>
      </text:list>
      <text:p text:style-name="P225"/>
      <text:p text:style-name="P415">Sentencias if.</text:p>
      <text:p text:style-name="P114"><text:span text:style-name="T86">Cuando comprendas las pruebas condicionales puedes empezar a escribir sentencias </text:span><text:span text:style-name="T155">if</text:span><text:span text:style-name="T86">. Existen varios tipos diferentes de instrucciones </text:span><text:span text:style-name="T155">if</text:span><text:span text:style-name="T83"> </text:span><text:span text:style-name="T86">y tu elección de cuál usar, depende del número de condiciones que necesites testear. Hemos visto varios ejemplos de instrucciones if en el tema acerca de las pruebas, pero ahora profundicemos en el tema.</text:span></text:p>
      <text:p text:style-name="P226"/>
      <text:p text:style-name="P226"/>
      <text:p text:style-name="P415">Instrucciones if sencillas.</text:p>
      <text:p text:style-name="P226">El tipo más sencillo de instrucción if tiene una sola prueba y una sola acción:</text:p>
      <text:p text:style-name="P465">if conditional_test:</text:p>
      <text:p text:style-name="P465"><text:tab/>do somenthing</text:p>
      <text:p text:style-name="P226">Si la prueba condicional se evalúa a True, Python ejecuta el código a continuación de la instrucción if, pero si se evalúa como False, Python ignorará el código a continuación del if. Es decir, si se cumple la condición (True),se ejecuta el código que hay dentro del if, en caso contrario (False), se ignora ese código y el programa lee la siguiente instrucción del programa.</text:p>
      <text:p text:style-name="P226">Supongamos que tenemos una variable que representa la edad de una persona y queremos saber si esta persona es mayor para votar. El siguiente código comprueba si esa persona puede votar:</text:p>
      <text:p text:style-name="P226"><draw:frame draw:style-name="fr2" draw:name="Imagen82" text:anchor-type="char" svg:width="11.906cm" svg:height="2.566cm" draw:z-index="82"><draw:image xlink:href="Pictures/10000001000001C2000000617C96568A3DAEFEC3.png" xlink:type="simple" xlink:show="embed" xlink:actuate="onLoad" draw:mime-type="image/png"/></draw:frame></text:p>
      <text:p text:style-name="P226"/>
      <text:p text:style-name="P226"/>
      <text:p text:style-name="P226"/>
      <text:p text:style-name="P226"><text:soft-page-break/></text:p>
      <text:p text:style-name="P226"><draw:frame draw:style-name="fr2" draw:name="Imagen83" text:anchor-type="char" svg:width="9.34cm" svg:height="1.799cm" draw:z-index="83"><draw:image xlink:href="Pictures/10000001000001610000004474E63AE108B5B58B.png" xlink:type="simple" xlink:show="embed" xlink:actuate="onLoad" draw:mime-type="image/png"/></draw:frame></text:p>
      <text:p text:style-name="P226"/>
      <text:p text:style-name="P222"/>
      <text:p text:style-name="P221"/>
      <text:p text:style-name="P531"><text:span text:style-name="T46">La indentación desempeña el mismo papel en las instrucciones </text:span><text:span text:style-name="T138">if</text:span><text:span text:style-name="T46"> que en los bucles </text:span><text:span text:style-name="T138">for</text:span><text:span text:style-name="T46">.</text:span></text:p>
      <text:p text:style-name="P227">Todas las líneas indentadas después de la instrucción if se ejecutarán si se ha pasado el test y todo el bloque de las líneas indentadas se ignorará si no se pasa el test.</text:p>
      <text:p text:style-name="P227">Puedes tener tantas líneas de código como quieras en el bloque siguiente a la instrucción if. Añadamos otra línea a la salida si la persona es lo suficientemente mayor para votar preguntando si la persona ya se ha registrado para votar.</text:p>
      <text:p text:style-name="P227"/>
      <text:p text:style-name="P227"><draw:frame draw:style-name="fr2" draw:name="Imagen84" text:anchor-type="char" svg:width="11.721cm" svg:height="2.381cm" draw:z-index="84"><draw:image xlink:href="Pictures/10000001000001BB0000005ABAC7AC05510E32FC.png" xlink:type="simple" xlink:show="embed" xlink:actuate="onLoad" draw:mime-type="image/png"/></draw:frame></text:p>
      <text:p text:style-name="P227"/>
      <text:p text:style-name="P227"/>
      <text:p text:style-name="P227"/>
      <text:p text:style-name="P531"><text:span text:style-name="T46">El test condicional ha pasado y ambas llamadas a </text:span><text:span text:style-name="T138">print()</text:span><text:span text:style-name="T46"> están indentadas, así que se imprimen ambas líneas.</text:span></text:p>
      <text:p text:style-name="P221"/>
      <text:p text:style-name="P218"><draw:frame draw:style-name="fr1" draw:name="Imagen85" text:anchor-type="char" svg:x="4.249cm" svg:y="-0.148cm" svg:width="8.916cm" svg:height="2.355cm" draw:z-index="85"><draw:image xlink:href="Pictures/100000010000015100000059D6A3A3236AC596D0.png" xlink:type="simple" xlink:show="embed" xlink:actuate="onLoad" draw:mime-type="image/png"/></draw:frame></text:p>
      <text:p text:style-name="P217"/>
      <text:p text:style-name="P217"/>
      <text:p text:style-name="P217"/>
      <text:p text:style-name="P531"><text:span text:style-name="T79">S</text:span><text:span text:style-name="T46">i el valor de </text:span><text:span text:style-name="T138">age</text:span><text:span text:style-name="T46"> es menor que 18 este programa no produciría ninguna salida.</text:span></text:p>
      <text:p text:style-name="P227"/>
      <text:p text:style-name="P416"/>
      <text:p text:style-name="P416"/>
      <text:p text:style-name="P416"/>
      <text:p text:style-name="P416">Instrucciones if-else.</text:p>
      <text:p text:style-name="P227"/>
      <text:p text:style-name="P532"><text:span text:style-name="T46">Con frecuencia querrás realizar una acción cuando un test condicional pase y otra acción diferente en todos los demás casos. La sintaxis de Python </text:span><text:span text:style-name="T138">if-else</text:span><text:span text:style-name="T46"> lo hace posible.</text:span></text:p>
      <text:p text:style-name="P532"><text:span text:style-name="T46">Un bloque </text:span><text:span text:style-name="T138">if-else</text:span><text:span text:style-name="T46"> es parecido a una instrucción if sencilla, pero la sentencia </text:span><text:span text:style-name="T138">else</text:span><text:span text:style-name="T46"> te permite definir una acción o un conjunto de acciones que serán ejecutadas cuando el test condicional falle.</text:span></text:p>
      <text:p text:style-name="P228"><text:soft-page-break/>Mostraremos el mismo mensaje que teníamos previamente, si la persona es suficientemente mayor para votar, pero esta vez añadiremos un mensaje para quien no es lo suficiente mayor para votar.</text:p>
      <text:p text:style-name="P229"/>
      <text:p text:style-name="P229"><draw:frame draw:style-name="fr1" draw:name="Imagen86" text:anchor-type="char" svg:x="0.206cm" svg:y="-0.187cm" svg:width="16.589cm" svg:height="4.339cm" draw:z-index="86"><draw:image xlink:href="Pictures/1000000100000273000000A49090CDE9750FB355.png" xlink:type="simple" xlink:show="embed" xlink:actuate="onLoad" draw:mime-type="image/png"/></draw:frame></text:p>
      <text:p text:style-name="P229"><draw:frame draw:style-name="fr1" draw:name="Imagen87" text:anchor-type="char" svg:x="1.455cm" svg:y="-0.182cm" svg:width="14.129cm" svg:height="2.355cm" draw:z-index="87"><draw:image xlink:href="Pictures/1000000100000216000000591FB5E7D3607CAB47.png" xlink:type="simple" xlink:show="embed" xlink:actuate="onLoad" draw:mime-type="image/png"/></draw:frame></text:p>
      <text:p text:style-name="P533"><text:span text:style-name="T46">Este código funciona porque sólo tiene dos posibles situaciones para evaluar: una persona es mayor para votar o no lo es. La estructura </text:span><text:span text:style-name="T138">if-else</text:span><text:span text:style-name="T46"> funciona bien en situaciones en las que quieres que Python siempre ejecute una de las dos acciones. </text:span><text:span text:style-name="T87">En una cadena de </text:span><text:span text:style-name="T156">if-else</text:span><text:span text:style-name="T87"> simple como esta, una de las dos acciones será ejecutada.</text:span></text:p>
      <text:p text:style-name="P230"/>
      <text:p text:style-name="P500"><text:span text:style-name="T133">L</text:span><text:span text:style-name="T131">a cadena i</text:span><text:span text:style-name="T180">f-elif-else</text:span><text:span text:style-name="T131">.</text:span></text:p>
      <text:p text:style-name="P115"><text:span text:style-name="T88">Con frecuencia necesitarás comprobar más de dos situaciones posibles y para evaluarlas puedes usar la sintaxis de Python </text:span><text:span text:style-name="T157">if-elif-else</text:span><text:span text:style-name="T88">. Python sólo ejecuta un bloque en esta cadena. Ejecuta cada test condicional hasta que uno de ellos es lo que buscamos. Cuando una comprobación da el ok, el código que sigue a esa comprobación se ejecuta y Python descarta el resto de comprobaciones.</text:span></text:p>
      <text:p text:style-name="P231">Muchas situaciones del mundo real implican más de dos condiciones posibles. Por ejemplo, consideremos un parque de atracciones que cobra diferentes tarifas por diferentes grupos de edad:</text:p>
      <text:p text:style-name="P231"/>
      <text:list xml:id="list3560744443" text:style-name="L10">
        <text:list-item>
          <text:p text:style-name="P593">Menores de 4 años: gratis.</text:p>
        </text:list-item>
        <text:list-item>
          <text:p text:style-name="P593">Entre 4 y 18 años: 25 euros.</text:p>
        </text:list-item>
        <text:list-item>
          <text:p text:style-name="P593">18 o mayores de 18: 40 euros.</text:p>
        </text:list-item>
      </text:list>
      <text:p text:style-name="P534"><text:span text:style-name="T46">¿Cómo podemos determinar la tasa para aplicar a una persona con una sentencia </text:span><text:span text:style-name="T138">if</text:span><text:span text:style-name="T46">? El siguiente código comprueba el grupo de edad </text:span><text:soft-page-break/><text:span text:style-name="T46">de una persona y luego imprime un mensaje con el precio de admisión.</text:span></text:p>
      <text:p text:style-name="P232"/>
      <text:p text:style-name="P534"><draw:frame draw:style-name="fr2" draw:name="Imagen88" text:anchor-type="char" svg:width="11.245cm" svg:height="4.842cm" draw:z-index="88"><draw:image xlink:href="Pictures/10000001000001A9000000B75DF75D51DC1B090D.png" xlink:type="simple" xlink:show="embed" xlink:actuate="onLoad" draw:mime-type="image/png"/></draw:frame></text:p>
      <text:p text:style-name="P232"/>
      <text:p text:style-name="P232"/>
      <text:p text:style-name="P232"/>
      <text:p text:style-name="P232"/>
      <text:p text:style-name="P232"/>
      <text:p text:style-name="P232"/>
      <text:p text:style-name="P232"/>
      <text:p text:style-name="P232"><draw:frame draw:style-name="fr1" draw:name="Imagen89" text:anchor-type="char" svg:x="4.175cm" svg:y="0.005cm" svg:width="8.652cm" svg:height="1.931cm" draw:z-index="89"><draw:image xlink:href="Pictures/1000000100000147000000494680831CA9B1CAFC.png" xlink:type="simple" xlink:show="embed" xlink:actuate="onLoad" draw:mime-type="image/png"/></draw:frame></text:p>
      <text:p text:style-name="P232"/>
      <text:p text:style-name="P232"/>
      <text:p text:style-name="P232"/>
      <text:p text:style-name="P534"><text:span text:style-name="T46">Pero en lugar de imprimir el precio de admisión dentro del bloque </text:span><text:span text:style-name="T138">if-elif-else</text:span><text:span text:style-name="T46">, sería más concreto establecer sólo el precio dentro del </text:span><text:span text:style-name="T138">if-elif-else</text:span><text:span text:style-name="T46"> y luego hacer una simple llamada a </text:span><text:span text:style-name="T138">print()</text:span><text:span text:style-name="T46"> que se ejecute después de que la cadena haya sido evaluada:</text:span></text:p>
      <text:p text:style-name="P232"/>
      <text:p text:style-name="P232"><draw:frame draw:style-name="fr2" draw:name="Imagen90" text:anchor-type="char" svg:width="9.234cm" svg:height="5.768cm" draw:z-index="90"><draw:image xlink:href="Pictures/100000010000015D000000DAE74A5BBC79C60538.png" xlink:type="simple" xlink:show="embed" xlink:actuate="onLoad" draw:mime-type="image/png"/></draw:frame></text:p>
      <text:p text:style-name="P533"/>
      <text:p text:style-name="P533"/>
      <text:p text:style-name="P533"/>
      <text:p text:style-name="P533"/>
      <text:p text:style-name="P533"/>
      <text:p text:style-name="P533"/>
      <text:p text:style-name="P533"/>
      <text:p text:style-name="P533"/>
      <text:p text:style-name="P63"><draw:frame draw:style-name="fr1" draw:name="Imagen91" text:anchor-type="char" svg:x="4.805cm" svg:y="-0.012cm" svg:width="7.355cm" svg:height="1.931cm" draw:z-index="91"><draw:image xlink:href="Pictures/100000010000011600000049BB4D484EAB8A608C.png" xlink:type="simple" xlink:show="embed" xlink:actuate="onLoad" draw:mime-type="image/png"/></draw:frame></text:p>
      <text:p text:style-name="P63"/>
      <text:p text:style-name="P63"/>
      <text:p text:style-name="P63"/>
      <text:p text:style-name="P116"><text:span text:style-name="T207">Este código produce el mismo resultado que el ejemplo anterior, pero </text:span><text:span text:style-name="T208">en este caso, el propósito de la cadena if-elif-else es más concreto. En lugar de determinar un precio y mostrar un mensaje, simplemente se determina el precio de admisión. Además de ser más eficiente, este código revisado </text:span><text:span text:style-name="T209">es más fácil de modificar que el enfoque original. Para cambiar el texto del mensaje de salida, </text:span><text:soft-page-break/><text:span text:style-name="T209">necesitarías cambiar solamente una llamada a </text:span><text:span text:style-name="T211">print()</text:span><text:span text:style-name="T209"> en lugar de tres llamadas por separado.</text:span></text:p>
      <text:p text:style-name="P64"/>
      <text:p text:style-name="P65">Utilizar múltiples bloques <text:span text:style-name="T1">elif</text:span>.</text:p>
      <text:p text:style-name="P64">Puedes utilizar tantos bloques elif en tu código como quieras. Por ejemplo, si el parque de atracciones implementara un descuento para personas mayores, podrías añadir otro test condicional al código para determinar aquellas personas que pueden acceder al descuento de mayores. Digamos que cualquiera de 65 años o más pagaría la mitad de una entrada normal, o 20 euros:</text:p>
      <text:p text:style-name="P64"><draw:frame draw:style-name="fr1" draw:name="Imagen92" text:anchor-type="char" svg:x="3.911cm" svg:y="0.39cm" svg:width="9.181cm" svg:height="7.038cm" draw:z-index="92"><draw:image xlink:href="Pictures/100000010000015B0000010A06887D1C7864EF84.png" xlink:type="simple" xlink:show="embed" xlink:actuate="onLoad" draw:mime-type="image/png"/></draw:frame></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La mayoría del código no ha cambiado, el segundo bloque <text:span text:style-name="T1">elif</text:span> ahora comprueba para asegurarse de que una persona es menor de 65 años antes de asignarle el precio de la entrada a 40 Euros. <text:span text:style-name="T235">Ten en cuenta que el valor asignado en el bloque </text:span><text:span text:style-name="T5">else</text:span><text:span text:style-name="T235">, debe cambiarse a 20 euros porque las únicas edades que llegan a este bloque son personas de 65 años o más.</text:span></text:p>
      <text:p text:style-name="P64"/>
      <text:p text:style-name="P66">Omitir el bloque <text:span text:style-name="T1">else</text:span>.</text:p>
      <text:p text:style-name="P74"/>
      <text:p text:style-name="P72">Python no requiere un bloque <text:span text:style-name="T1">else</text:span> al final de una cadena <text:span text:style-name="T1">if-elif</text:span>. A veces un bloque <text:span text:style-name="T1">else</text:span> es útil, otras veces es más recomendable usar una declaración <text:span text:style-name="T1">elif</text:span> que capte la condición específica que nos interesa.</text:p>
      <text:p text:style-name="P72"/>
      <text:p text:style-name="P72"/>
      <text:p text:style-name="P72"><draw:frame draw:style-name="fr1" draw:name="Imagen93" text:anchor-type="char" svg:x="3.956cm" svg:y="0.206cm" svg:width="9.313cm" svg:height="7.038cm" draw:z-index="93"><draw:image xlink:href="Pictures/10000001000001600000010A729ADD77D453EBCC.png" xlink:type="simple" xlink:show="embed" xlink:actuate="onLoad" draw:mime-type="image/png"/></draw:frame><text:soft-page-break/></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117"><text:span text:style-name="T217">El bloque </text:span><text:span text:style-name="T212">else</text:span><text:span text:style-name="T217"> es una declaración general. Coincide con cualquier condición que no haya sido compatible con una comprobación específica </text:span><text:span text:style-name="T212">if</text:span><text:span text:style-name="T217"> o </text:span><text:span text:style-name="T212">elif</text:span><text:span text:style-name="T219"> y eso a veces puede incluir datos no válidos o incluso maliciosos. Si tiene una especificación final de una condición que estás probando, considera utilizar un bloque final </text:span><text:span text:style-name="T212">elif</text:span><text:span text:style-name="T219"> y omitir el bloque </text:span><text:span text:style-name="T212">else</text:span><text:span text:style-name="T219">. Como resultado, </text:span><text:span text:style-name="T220">te asegurarás </text:span><text:span text:style-name="T219">de que </text:span><text:span text:style-name="T220">tu</text:span><text:span text:style-name="T219"> código se ejecutará solo en las condiciones correctas.</text:span></text:p>
      <text:p text:style-name="P73"/>
      <text:p text:style-name="P67">Prueba de múltiples condiciones.</text:p>
      <text:p text:style-name="P73">La cadena <text:span text:style-name="T1">if-elif-else</text:span> es poderosa, pero sólo es apropiado utilizarla cuando tan sólo necesitas pasar una prueba. Tan pronto como Python encuentra una prueba satisfactoria, omite el resto de las comprobaciones. Este comportamiento es beneficioso porque es eficiente y te permite comprobar una condición específica.</text:p>
      <text:p text:style-name="P118"><text:span text:style-name="T222">Sin embargo, a veces es necesario comprobar todas las condiciones de interés. En este caso podrías usar una serie de sentencias </text:span><text:span text:style-name="T213">if</text:span><text:span text:style-name="T222"> simples sin bloques </text:span><text:span text:style-name="T213">elif</text:span><text:span text:style-name="T222"> o else. Esta técnica tiene sentido cuando más de una condición puede ser verdadera (True) y tú quieres actuar en cada condición que lo sea. Consideremos el ejemplo de la pizzería. Si alguien quiere dos ingredientes en la pizza necesitarás estar seguro de incluir ambos ingredientes en su pizza:</text:span></text:p>
      <text:p text:style-name="P73"/>
      <text:p text:style-name="P73"/>
      <text:p text:style-name="P73"/>
      <text:p text:style-name="P73"/>
      <text:p text:style-name="P73"><draw:frame draw:style-name="fr1" draw:name="Imagen94" text:anchor-type="char" svg:x="2.706cm" svg:y="0.22cm" svg:width="11.589cm" svg:height="5.98cm" draw:z-index="94"><draw:image xlink:href="Pictures/10000001000001B6000000E2EC34157C92ECF80B.png" xlink:type="simple" xlink:show="embed" xlink:actuate="onLoad" draw:mime-type="image/png"/></draw:frame></text:p>
      <text:p text:style-name="P73"><text:soft-page-break/></text:p>
      <text:p text:style-name="P73"/>
      <text:p text:style-name="P73"/>
      <text:p text:style-name="P73"/>
      <text:p text:style-name="P73"/>
      <text:p text:style-name="P73"/>
      <text:p text:style-name="P73"/>
      <text:p text:style-name="P73"/>
      <text:p text:style-name="P73"/>
      <text:p text:style-name="P73">Debido a que cada condición de este ejemplo ha sido evaluada, ambos ingredientes (‘champiñones’ y ‘extra de queso’)se han añadido a la pizza.</text:p>
      <text:p text:style-name="P73"><draw:frame draw:style-name="fr1" draw:name="Imagen95" text:anchor-type="char" svg:x="4.509cm" svg:y="0.173cm" svg:width="7.567cm" svg:height="3.519cm" draw:z-index="95"><draw:image xlink:href="Pictures/100000010000011E0000008557A7DFD18BA1E98E.png" xlink:type="simple" xlink:show="embed" xlink:actuate="onLoad" draw:mime-type="image/png"/></draw:frame></text:p>
      <text:p text:style-name="P73"/>
      <text:p text:style-name="P73"/>
      <text:p text:style-name="P73"/>
      <text:p text:style-name="P73"/>
      <text:p text:style-name="P73"/>
      <text:p text:style-name="P535"><text:span text:style-name="T202">Este código podría no funcionar adecuadamente si utilizamos un bloque </text:span><text:span text:style-name="T210">if-elif-else</text:span><text:span text:style-name="T202">, porque el código podría detenerse después de la primera comprobación verdadera. Este es el ejemplo:</text:span></text:p>
      <text:p text:style-name="P73"><draw:frame draw:style-name="fr2" draw:name="Imagen96" text:anchor-type="char" svg:width="11.774cm" svg:height="5.662cm" draw:z-index="96"><draw:image xlink:href="Pictures/10000001000001BD000000D6FEEB207254D326CD.png" xlink:type="simple" xlink:show="embed" xlink:actuate="onLoad" draw:mime-type="image/png"/></draw:frame></text:p>
      <text:p text:style-name="P73"/>
      <text:p text:style-name="P73"/>
      <text:p text:style-name="P73"/>
      <text:p text:style-name="P73"/>
      <text:p text:style-name="P73"/>
      <text:p text:style-name="P73"/>
      <text:p text:style-name="P73"/>
      <text:p text:style-name="P73"/>
      <text:p text:style-name="P73"/>
      <text:p text:style-name="P536"><text:span text:style-name="T222">E</text:span><text:span text:style-name="T202">ste sería el resultado de ejecutar este código:</text:span></text:p>
      <text:p text:style-name="P75"><draw:frame draw:style-name="fr1" draw:name="Imagen97" text:anchor-type="char" svg:x="4.463cm" svg:y="0.199cm" svg:width="7.62cm" svg:height="2.91cm" draw:z-index="97"><draw:image xlink:href="Pictures/10000001000001200000006E47E0FF27AA448459.png" xlink:type="simple" xlink:show="embed" xlink:actuate="onLoad" draw:mime-type="image/png"/></draw:frame></text:p>
      <text:p text:style-name="P75"/>
      <text:p text:style-name="P75"/>
      <text:p text:style-name="P75"/>
      <text:p text:style-name="P75"/>
      <text:p text:style-name="P75"/>
      <text:p text:style-name="P119"><text:span text:style-name="T223">Como podemos comprobar, no se añade el ingrediente ‘extra de queso’ debido a que Python, una vez</text:span><text:span text:style-name="T214"> </text:span><text:span text:style-name="T221">que</text:span><text:span text:style-name="T223"> encuentra una condición </text:span><text:soft-page-break/><text:span text:style-name="T223">verdadera en el bloque </text:span><text:span text:style-name="T214">if-elif-else</text:span><text:span text:style-name="T223">, ignora el código a continuación y no continuará buscando ninguna comprobación más.</text:span></text:p>
      <text:p text:style-name="P536"><text:span text:style-name="T202">En resumen, si sólo quieres ejecutar un bloque de código, utiliza la cadena </text:span><text:span text:style-name="T210">if-elif-else</text:span><text:span text:style-name="T202">. Si necesitas ejecutar más de un bloque utiliza una serie de sentencias </text:span><text:span text:style-name="T210">if</text:span><text:span text:style-name="T202"> independientes.</text:span></text:p>
      <text:p text:style-name="P75"/>
      <text:p text:style-name="P3">Ejercicios – Try it yourself.</text:p>
      <text:p text:style-name="P75"/>
      <text:p text:style-name="P119"><text:span text:style-name="T223">5-3. Alien Color</text:span><text:span text:style-name="T224">s</text:span><text:span text:style-name="T223"> #1:I</text:span><text:bookmark-start text:name="__DdeLink__3017_4194005639"/><text:span text:style-name="T223">magina un alien que acaba de ser eliminado en un juego. Crea una variable llamada alien_color y asígnale un valor de ‘green’, ‘yellow’ o ‘red’.</text:span><text:bookmark-end text:name="__DdeLink__3017_4194005639"/></text:p>
      <text:p text:style-name="P75"/>
      <text:list xml:id="list893071896" text:style-name="L11">
        <text:list-item>
          <text:p text:style-name="P631"><text:bookmark-start text:name="__DdeLink__3019_4194005639"/>Escribe una sentencia if para comprobar si el color del alien es verde. Si lo es, imprime un mensaje que indique que el jugador acaba de ganar 5 puntos.<text:bookmark-end text:name="__DdeLink__3019_4194005639"/></text:p>
        </text:list-item>
        <text:list-item>
          <text:p text:style-name="P640"><text:bookmark-start text:name="__DdeLink__3021_4194005639"/><text:span text:style-name="T202">Escribe una versión de este programa que pase una prueba </text:span><text:span text:style-name="T210">if</text:span><text:span text:style-name="T202"> y otra que no lo haga (la versión que falle no tendrá salida).</text:span><text:bookmark-end text:name="__DdeLink__3021_4194005639"/></text:p>
        </text:list-item>
      </text:list>
      <text:p text:style-name="P76"/>
      <text:p text:style-name="P537"><text:span text:style-name="T202">5-4. Alien Colors #2: </text:span><text:bookmark-start text:name="__DdeLink__3023_4194005639"/><text:span text:style-name="T202">Escoge un color para un alien como hiciste en el ejercicio 5-3 y escribe una cadena </text:span><text:span text:style-name="T210">if-else</text:span><text:span text:style-name="T202">.</text:span><text:bookmark-end text:name="__DdeLink__3023_4194005639"/></text:p>
      <text:p text:style-name="P76"/>
      <text:list xml:id="list4240443513" text:style-name="L12">
        <text:list-item>
          <text:p text:style-name="P632"><text:bookmark-start text:name="__DdeLink__3025_4194005639"/>Si el color del alien es verde, imprime una frase que indique que el jugador acaba de ganar 5 puntos por disparar al alien.<text:bookmark-end text:name="__DdeLink__3025_4194005639"/></text:p>
        </text:list-item>
        <text:list-item>
          <text:p text:style-name="P632"><text:bookmark-start text:name="__DdeLink__3027_4194005639"/>Si el color del alien no es verde, imprime una frase que indique que el jugador acaba de ganar 10 puntos.<text:bookmark-end text:name="__DdeLink__3027_4194005639"/></text:p>
        </text:list-item>
        <text:list-item>
          <text:p text:style-name="P641"><text:bookmark-start text:name="__DdeLink__3029_4194005639"/><text:span text:style-name="T202">Escribe una versión de este programa que ejecute un bloque </text:span><text:span text:style-name="T210">if</text:span><text:span text:style-name="T202"> y otra que ejecute un bloque </text:span><text:span text:style-name="T210">else</text:span><text:span text:style-name="T202">.</text:span><text:bookmark-end text:name="__DdeLink__3029_4194005639"/></text:p>
        </text:list-item>
      </text:list>
      <text:p text:style-name="P76"/>
      <text:p text:style-name="P537"><text:span text:style-name="T202">5-5. Alien Colors #3: </text:span><text:bookmark-start text:name="__DdeLink__3031_4194005639"/><text:span text:style-name="T202">Convierte la cadena </text:span><text:span text:style-name="T210">if-else</text:span><text:span text:style-name="T202"> del ejercicio 5-4 en una cadena </text:span><text:span text:style-name="T210">if-elif-else</text:span><text:span text:style-name="T202">.</text:span><text:bookmark-end text:name="__DdeLink__3031_4194005639"/></text:p>
      <text:p text:style-name="P76"/>
      <text:list xml:id="list396022700" text:style-name="L13">
        <text:list-item>
          <text:p text:style-name="P633"><text:bookmark-start text:name="__DdeLink__3033_4194005639"/>Si el alien es verde, imprime un mensaje que indique que el jugador ha ganado 5 puntos.<text:bookmark-end text:name="__DdeLink__3033_4194005639"/></text:p>
        </text:list-item>
        <text:list-item>
          <text:p text:style-name="P633"><text:bookmark-start text:name="__DdeLink__3035_4194005639"/>Si el alien es amarillo, imprime un mensaje que indique que el jugador ha ganado 10 puntos.<text:bookmark-end text:name="__DdeLink__3035_4194005639"/></text:p>
        </text:list-item>
        <text:list-item>
          <text:p text:style-name="P633"><text:bookmark-start text:name="__DdeLink__3037_4194005639"/>Si el alien es rojo, imprime un mensaje que indique que el jugador ha ganado 15 puntos.<text:bookmark-end text:name="__DdeLink__3037_4194005639"/></text:p>
        </text:list-item>
      </text:list>
      <text:p text:style-name="P77">Escribe tres versiones de este programa. Asegúrate de que cada mensaje se imprime para el color adecuado del alien.</text:p>
      <text:p text:style-name="P77"/>
      <text:p text:style-name="P538"><text:soft-page-break/><text:span text:style-name="T202">5-6. Stages of Life: </text:span><text:bookmark-start text:name="__DdeLink__3039_4194005639"/><text:span text:style-name="T202">Escribe una cadena if-elif-else que determine la etapa de la vida de una persona. Establece una variable para la edad y luego:</text:span><text:bookmark-end text:name="__DdeLink__3039_4194005639"/></text:p>
      <text:p text:style-name="P77"/>
      <text:list xml:id="list3767075077" text:style-name="L14">
        <text:list-item>
          <text:p text:style-name="P634"><text:bookmark-start text:name="__DdeLink__3041_4194005639"/>Si la persona es menor de 2 años, imprime un mensaje que indique que esa persona es un bebé.<text:bookmark-end text:name="__DdeLink__3041_4194005639"/></text:p>
        </text:list-item>
        <text:list-item>
          <text:p text:style-name="P634"><text:bookmark-start text:name="__DdeLink__3043_4194005639"/>Si la persona tiene al menos 2 años pero menos de 4, imprime un mensaje que indique que esa persona es un niño pequeño.<text:bookmark-end text:name="__DdeLink__3043_4194005639"/></text:p>
        </text:list-item>
        <text:list-item>
          <text:p text:style-name="P634"><text:bookmark-start text:name="__DdeLink__3045_4194005639"/>Si la persona tiene al menos 4 años pero menos de 13, imprime un mensaje que indique que esa persona es un chico.<text:bookmark-end text:name="__DdeLink__3045_4194005639"/></text:p>
        </text:list-item>
        <text:list-item>
          <text:p text:style-name="P634"><text:bookmark-start text:name="__DdeLink__3047_4194005639"/>Si la persona tiene al menos 13 años pero menos de 20, imprime un mensaje que indique que esa persona es un adolescente.<text:bookmark-end text:name="__DdeLink__3047_4194005639"/></text:p>
        </text:list-item>
        <text:list-item>
          <text:p text:style-name="P634"><text:bookmark-start text:name="__DdeLink__3049_4194005639"/>Si la persona tiene al menos 20 años pero menos de 65, imprime un mensaje que indique que esa persona es un adulto.<text:bookmark-end text:name="__DdeLink__3049_4194005639"/></text:p>
        </text:list-item>
        <text:list-item>
          <text:p text:style-name="P622"><text:bookmark-start text:name="__DdeLink__3051_4194005639"/><text:span text:style-name="T225">Si la persona tiene 65 año</text:span><text:span text:style-name="T226">s o más</text:span><text:span text:style-name="T225">, imprime un mensaje que indique que esa persona es </text:span><text:span text:style-name="T226">mayor</text:span><text:span text:style-name="T225">.</text:span><text:bookmark-end text:name="__DdeLink__3051_4194005639"/></text:p>
        </text:list-item>
      </text:list>
      <text:p text:style-name="P77"/>
      <text:p text:style-name="P120"><text:span text:style-name="T225">5-</text:span><text:span text:style-name="T226">7. Favorite Fruit: </text:span><text:bookmark-start text:name="__DdeLink__3693_3168532103"/><text:span text:style-name="T226">Haz una lista de tus frutas favoritas y luego escribe una serie de sentencias if para buscar ciertas frutas en tu lista.</text:span><text:bookmark-end text:name="__DdeLink__3693_3168532103"/></text:p>
      <text:list xml:id="list1603091991" text:style-name="L15">
        <text:list-item>
          <text:p text:style-name="P635"><text:bookmark-start text:name="__DdeLink__3695_3168532103"/>Haz una lista de tus tres frutas favoritas y llámala <text:span text:style-name="T1">favorite_fruits</text:span>.<text:bookmark-end text:name="__DdeLink__3695_3168532103"/></text:p>
        </text:list-item>
        <text:list-item>
          <text:p text:style-name="P635"><text:bookmark-start text:name="__DdeLink__3698_3168532103"/>Escribe cinco sentencias. Cada una debe comprobar si un determinado tipo de fruta está en tu lista. Si lo está, el bloque if debe imprimir una frase como ¡Realmente te gustan los plátanos!<text:bookmark-end text:name="__DdeLink__3698_3168532103"/></text:p>
        </text:list-item>
      </text:list>
      <text:p text:style-name="P78"/>
      <text:p text:style-name="P68">Usar instrucciones if con listas.</text:p>
      <text:p text:style-name="P79"/>
      <text:p text:style-name="P121"><text:span text:style-name="T227">Puedes hacer un trabajo interesante cuando combinas sentencias </text:span><text:span text:style-name="T215">if</text:span><text:span text:style-name="T227"> con listas. Puedes observar los valores especiales que necesitan ser tratados de distinta manera a otros valores de la lista. </text:span><text:span text:style-name="T228">Puedes gestionar las condiciones cambiantes de manera eficiente como la disponibilidad de ciertos elementos en un restaurante a través de un cambio. También puedes empezar a probar que tu código funciona como esperabas en todas las situaciones posibles.</text:span></text:p>
      <text:p text:style-name="P80"/>
      <text:p text:style-name="P81"/>
      <text:p text:style-name="P81"/>
      <text:p text:style-name="P69"><text:soft-page-break/>Comprobar elementos especiales.</text:p>
      <text:p text:style-name="P81"/>
      <text:p text:style-name="P82">Este capítulo comienza con un ejemplo simple que mostraba cómo manejar un valor especial como ‘bmw’ que necesitaba ser impreso en formatos diferentes de otros valores de la lista. Ahora que tienes conocimientos básicos de pruebas condicionales y sentencias if, miremos más de cerca cómo observar valores especiales en una lista y manejarlos apropiadamente.</text:p>
      <text:p text:style-name="P539"><text:span text:style-name="T202">Continuemos con el ejemplo de la pizzería. La pizzería muestra un mensaje cuando se añade un ingrediente a la pizza y está lista. El código para esta acción se puede escribir de manera más eficiente </text:span><text:bookmark-start text:name="__DdeLink__3618_2961249886"/><text:span text:style-name="T202">haciendo una lista de </text:span><text:span text:style-name="T229">los</text:span><text:span text:style-name="T202"> ingredientes </text:span><text:span text:style-name="T229">que ha pedido el cliente y usar un bucle para informar de cada ingrediente añadido a la pizza.</text:span><text:bookmark-end text:name="__DdeLink__3618_2961249886"/></text:p>
      <text:p text:style-name="P83"/>
      <text:p text:style-name="P83"><draw:frame draw:style-name="fr2" draw:name="Imagen98" text:anchor-type="char" svg:width="15.822cm" svg:height="3.678cm" draw:z-index="98"><draw:image xlink:href="Pictures/10000001000002560000008B0795001AA937B1F3.png" xlink:type="simple" xlink:show="embed" xlink:actuate="onLoad" draw:mime-type="image/png"/></draw:frame></text:p>
      <text:p text:style-name="P84">Pero ¿qué pasaría si la pizzería se queda sin pimientos verdes? Una sentencia if dentro del bucle puede ayudara a manejar adecuadamente esta situación:</text:p>
      <text:p text:style-name="P84"/>
      <text:p text:style-name="P84"><draw:frame draw:style-name="fr2" draw:name="Imagen99" text:anchor-type="char" svg:width="15.743cm" svg:height="5.186cm" draw:z-index="99"><draw:image xlink:href="Pictures/1000000100000253000000C464A43BA9063DDD77.png" xlink:type="simple" xlink:show="embed" xlink:actuate="onLoad" draw:mime-type="image/png"/></draw:frame></text:p>
      <text:p text:style-name="P84"/>
      <text:p text:style-name="P85">La salida muestra cómo se ha manejado adecuadamente cada ingrediente solicitado:</text:p>
      <text:p text:style-name="P84"/>
      <text:p text:style-name="P84"><draw:frame draw:style-name="fr2" draw:name="Imagen100" text:anchor-type="char" svg:width="11.139cm" svg:height="4.233cm" draw:z-index="100"><draw:image xlink:href="Pictures/10000001000001A5000000A004B3BDF44BECA4DE.png" xlink:type="simple" xlink:show="embed" xlink:actuate="onLoad" draw:mime-type="image/png"/></draw:frame></text:p>
      <text:p text:style-name="P84"/>
      <text:p text:style-name="P84"/>
      <text:p text:style-name="P84"/>
      <text:p text:style-name="P84"/>
      <text:p text:style-name="P84"/>
      <text:p text:style-name="P84"/>
      <text:p text:style-name="P84"/>
      <text:p text:style-name="P71">Comprobar que una lista no esté vacía.</text:p>
      <text:p text:style-name="P540"><text:span text:style-name="T229">H</text:span><text:span text:style-name="T202">asta ahora hemos asumido que cada lista tiene al menos un elemento, pero ahora dejaremos que sean los usuarios quienes proporciones la información almacenada en las listas, por lo que no podremos dar por hecho que una lista tiene elementos cada vez que se ejecute un bucle. En estas situaciones, es común comprobar si la lista está vacía antes de entrar en el bucle.</text:span></text:p>
      <text:p text:style-name="P86">Como ejemplo, comprobemos si la lista de los ingredientes está vacía antes de hacer la pizza. Si lo está, solicitaremos al usuario que confirme si quiere una pizza sin ingredientes y si no lo está, haremos la pizza tal y como la cocinamos en los ejemplos anteriores:</text:p>
      <text:p text:style-name="P86"/>
      <text:p text:style-name="P86"><draw:frame draw:style-name="fr2" draw:name="Imagen101" text:anchor-type="char" svg:width="12.726cm" svg:height="4.763cm" draw:z-index="101"><draw:image xlink:href="Pictures/10000001000001E1000000B4FFB44B77353CD1D8.png" xlink:type="simple" xlink:show="embed" xlink:actuate="onLoad" draw:mime-type="image/png"/></draw:frame></text:p>
      <text:p text:style-name="P86"/>
      <text:p text:style-name="P86"/>
      <text:p text:style-name="P86"/>
      <text:p text:style-name="P86"/>
      <text:p text:style-name="P86"/>
      <text:p text:style-name="P86"/>
      <text:p text:style-name="P86"/>
      <text:p text:style-name="P86">Como la lista está vacía, la salida pregunta al usuario si realmente no quiere ingredientes:</text:p>
      <text:p text:style-name="P86"/>
      <text:p text:style-name="P86"><draw:frame draw:style-name="fr2" draw:name="Imagen102" text:anchor-type="char" svg:width="9.948cm" svg:height="2.064cm" draw:z-index="102"><draw:image xlink:href="Pictures/10000001000001780000004EBF3621AE5655AB23.png" xlink:type="simple" xlink:show="embed" xlink:actuate="onLoad" draw:mime-type="image/png"/></draw:frame></text:p>
      <text:p text:style-name="P86"/>
      <text:p text:style-name="P86"/>
      <text:p text:style-name="P86"/>
      <text:p text:style-name="P86"><text:soft-page-break/>En caso de que no lo estuviera, se irían añadiendo los ingredientes de la lista de ingredientes a la pizza, ojo, no a la lista, sino a la pizza.</text:p>
      <text:p text:style-name="P86"/>
      <text:p text:style-name="P70">Utilizar múltiples listas.</text:p>
      <text:p text:style-name="P86">¿Que pasaría si un cliente quiere patatas fritas en su pizza? Podemos usar listas y sentencias if para asegurarnos de esa entrada de datos antes de continuar ejecutando el programa.</text:p>
      <text:p text:style-name="P87">Hay que tener mucho cuidado con las peticiones inusuales. En el siguiente ejemplo se definen dos listas, la primera es una lista de ingredientes disponibles en la pizzería, la segunda es la lista de ingredientes que el usuario ha solicitado:</text:p>
      <text:p text:style-name="P87"><draw:frame draw:style-name="fr4" draw:name="Imagen103" text:anchor-type="char" svg:width="17cm" svg:height="4.136cm" draw:z-index="103"><draw:image xlink:href="Pictures/1000000100000336000000C89C19298714511473.png" xlink:type="simple" xlink:show="embed" xlink:actuate="onLoad" draw:mime-type="image/png"/></draw:frame></text:p>
      <text:p text:style-name="P87">Primero definimos una lista de ingredientes disponibles, que podría ser una tupla en el caso de que la pizzería tuviera una selección fija de ingredientes que no cambiara.</text:p>
      <text:p text:style-name="P87">A continuación hacemos una lista de ingredientes que quiere el cliente y después recorremos la lista de ingredientes del cliente con un bucle for y una vez dentro del bucle comprobamos si cada ingrediente que solicita el cliente se encuentra en la lista de ingredientes disponibles; si lo está, se añade a la pizza, en caso contrario se muestra un mensaje de no disponibilidad del ingrediente. Cuando se ha terminado de comparar la lista del cliente con la de la pizzería, se sale del bucle y se muestra un mensaje indicando que ya se ha terminado la pizza.</text:p>
      <text:p text:style-name="P87"/>
      <text:p text:style-name="P87"><draw:frame draw:style-name="fr2" draw:name="Imagen104" text:anchor-type="char" svg:width="8.07cm" svg:height="4.154cm" draw:z-index="104"><draw:image xlink:href="Pictures/10000001000001310000009D6B839AB4E7429339.png" xlink:type="simple" xlink:show="embed" xlink:actuate="onLoad" draw:mime-type="image/png"/></draw:frame></text:p>
      <text:p text:style-name="P87"/>
      <text:p text:style-name="P87"/>
      <text:p text:style-name="P87"/>
      <text:p text:style-name="P87"/>
      <text:p text:style-name="P87"/>
      <text:p text:style-name="P87"/>
      <text:p text:style-name="P541"><text:soft-page-break/><text:span text:style-name="T229">E</text:span><text:span text:style-name="T202">n unas pocas líneas de código hemos manejado una situación del mundo real de forma muy <text:s/>efectiva.</text:span></text:p>
      <text:p text:style-name="P88"/>
      <text:p text:style-name="P4">Ejercicios – Try it yourself.</text:p>
      <text:p text:style-name="P88"/>
      <text:p text:style-name="P541"><text:span text:style-name="T202">5-8. Hello Admin: </text:span><text:bookmark-start text:name="__DdeLink__3620_2961249886"/><text:span text:style-name="T202">Haz una lista de cinco o más usuarios, incluyendo el nombre ‘</text:span><text:span text:style-name="T210">admin</text:span><text:span text:style-name="T202">’. Imagina que estás imprimiendo un código que imprimirá un saludo a cada usuario después de que se identifiquen en un sitio web. El bucle recorrerá la lista e imprimirá un saludo a cada usuario:</text:span><text:bookmark-end text:name="__DdeLink__3620_2961249886"/></text:p>
      <text:p text:style-name="P88"/>
      <text:list xml:id="list4037806539" text:style-name="L16">
        <text:list-item>
          <text:p text:style-name="P642"><text:bookmark-start text:name="__DdeLink__3622_2961249886"/><text:span text:style-name="T202">Si el usuario es ‘</text:span><text:span text:style-name="T210">admin</text:span><text:span text:style-name="T202">’, imprime un saludo especial como ‘</text:span><text:span text:style-name="T210">Hola admin, ¿te gustaría ver un informe de estado?</text:span><text:span text:style-name="T218">’</text:span><text:bookmark-end text:name="__DdeLink__3622_2961249886"/></text:p>
        </text:list-item>
        <text:list-item>
          <text:p text:style-name="P642"><text:bookmark-start text:name="__DdeLink__3624_2961249886"/><text:span text:style-name="T202">De lo contrario imprime un saludo genérico como ‘</text:span><text:span text:style-name="T210">Hola Jaden, gracias por iniciar sesión nuevamente.</text:span><text:span text:style-name="T202">’</text:span><text:bookmark-end text:name="__DdeLink__3624_2961249886"/></text:p>
        </text:list-item>
      </text:list>
      <text:p text:style-name="P88"/>
      <text:p text:style-name="P541"><text:span text:style-name="T202">5-9. No Users: </text:span><text:bookmark-start text:name="__DdeLink__3626_2961249886"/><text:span text:style-name="T202">Añade una comprobación if a hello_admin.py para asegurarte de que la lista de usuarios no está vacía.</text:span><text:bookmark-end text:name="__DdeLink__3626_2961249886"/></text:p>
      <text:p text:style-name="P88"/>
      <text:list xml:id="list2771381024" text:style-name="L17">
        <text:list-item>
          <text:p text:style-name="P636"><text:bookmark-start text:name="__DdeLink__3628_2961249886"/>Si lo está, imprime el mensaje ‘Necesitamos encontrar algunos usuarios!’.<text:bookmark-end text:name="__DdeLink__3628_2961249886"/></text:p>
        </text:list-item>
        <text:list-item>
          <text:p text:style-name="P636"><text:bookmark-start text:name="__DdeLink__3630_2961249886"/>Elimina todos los nombres de usuario de tu lista y asegúrate de que el mensaje se imprime correctamente.<text:bookmark-end text:name="__DdeLink__3630_2961249886"/></text:p>
        </text:list-item>
      </text:list>
      <text:p text:style-name="P88"/>
      <text:p text:style-name="P541"><text:span text:style-name="T202">5-10. Cheking Usernames: </text:span><text:bookmark-start text:name="__DdeLink__3632_2961249886"/><text:span text:style-name="T202">Haz lo siguiente para crear un programa que simule como un sitio web comprueba que cada uno tiene un nombre de usuario único.</text:span><text:bookmark-end text:name="__DdeLink__3632_2961249886"/></text:p>
      <text:p text:style-name="P88"/>
      <text:list xml:id="list3442159545" text:style-name="L18">
        <text:list-item>
          <text:p text:style-name="P637"><text:bookmark-start text:name="__DdeLink__3634_2961249886"/>Haz una lista de cinco o más usuarios llamada current_users.<text:bookmark-end text:name="__DdeLink__3634_2961249886"/></text:p>
        </text:list-item>
        <text:list-item>
          <text:p text:style-name="P623"><text:bookmark-start text:name="__DdeLink__3636_2961249886"/><text:span text:style-name="T232">Haz otra lista de cinco nombres de usuario llamada new_users. Asegúrate de que uno o dos nombres de usuario también están en la lista current_</text:span><text:span text:style-name="T231">users</text:span><text:span text:style-name="T232">.</text:span><text:bookmark-end text:name="__DdeLink__3636_2961249886"/></text:p>
        </text:list-item>
        <text:list-item>
          <text:p text:style-name="P638"><text:bookmark-start text:name="__DdeLink__3638_2961249886"/>Recorre la lista new_users para ver si cada nombre de usuario ya se ha utilizado. Si lo ha hecho, imprime un mensaje para que la persona introduzca un nuevo nombre de usuario. Si el nombre de usuario no ha sido utilizado, imprime un mensaje diciendo que ese nombre está disponible.<text:bookmark-end text:name="__DdeLink__3638_2961249886"/></text:p>
        </text:list-item>
        <text:list-item>
          <text:p text:style-name="P624"><text:bookmark-start text:name="__DdeLink__3640_2961249886"/><text:span text:style-name="T230">Asegúrate de que tu comparación no distingue entre mayúsculas y minúsculas. Si ‘</text:span><text:span text:style-name="T216">John</text:span><text:span text:style-name="T230">’ ya está en uso, ‘</text:span><text:span text:style-name="T216">JOHN</text:span><text:span text:style-name="T230">’ no es un nombre válido. (Para hacer esto necesitas hacer una copia de </text:span><text:soft-page-break/><text:span text:style-name="T230">current_users que contenga una versión en minúsculas de todos los nombres de usuario existentes.)</text:span><text:bookmark-end text:name="__DdeLink__3640_2961249886"/></text:p>
          <text:p text:style-name="P638"/>
        </text:list-item>
      </text:list>
      <text:p text:style-name="P122"><text:span text:style-name="T230">5-11. Ordinal Numbers: </text:span><text:bookmark-start text:name="__DdeLink__3642_2961249886"/><text:span text:style-name="T230">Los números ordinales indican su posición en una lista como primero o segundo. La mayoría de los números ordinales terminan en th, excepto 1, 2 y 3 (first, second, third).</text:span><text:bookmark-end text:name="__DdeLink__3642_2961249886"/></text:p>
      <text:p text:style-name="P89"/>
      <text:list xml:id="list2328105266" text:style-name="L19">
        <text:list-item>
          <text:p text:style-name="P639"><text:bookmark-start text:name="__DdeLink__3644_2961249886"/>Almacena números del 1 al 9 en una lista.<text:bookmark-end text:name="__DdeLink__3644_2961249886"/></text:p>
        </text:list-item>
        <text:list-item>
          <text:p text:style-name="P639"><text:bookmark-start text:name="__DdeLink__3646_2961249886"/>Recorre la lista.<text:bookmark-end text:name="__DdeLink__3646_2961249886"/></text:p>
        </text:list-item>
        <text:list-item>
          <text:p text:style-name="P625"><text:bookmark-start text:name="__DdeLink__3648_2961249886"/><text:span text:style-name="T230">Utiliza una cadena </text:span><text:span text:style-name="T216">if-elif-else</text:span><text:span text:style-name="T230"> dentro del bucle para imprimir la terminación ordinal apropiada para cada número. Tu salida debería leer “1st 2nd 3rd 4th 5th 6th 7th 8th 9th” y cada resultado debería está en una línea separada.</text:span><text:bookmark-end text:name="__DdeLink__3648_2961249886"/></text:p>
        </text:list-item>
      </text:list>
      <text:p text:style-name="P89"/>
      <text:p text:style-name="P542"><text:span text:style-name="T230">A</text:span><text:span text:style-name="T202">plicar estilo a las instrucciones </text:span><text:span text:style-name="T210">if</text:span><text:span text:style-name="T202">.</text:span></text:p>
      <text:p text:style-name="P90"/>
      <text:p text:style-name="P91">En cada ejemplo de este capítulo hemos visto buenos hábitos de estilo. La única recomendación que proporciona PEP8 para las pruebas condicionales es usar un sólo espacio alrededor de los operadores de comparación como ==, &gt;=, &lt;=. Por ejemplo:</text:p>
      <text:p text:style-name="P91"/>
      <text:p text:style-name="P91"><draw:frame draw:style-name="fr1" draw:name="Imagen105" text:anchor-type="char" svg:x="0.079cm" svg:y="0.736cm" svg:width="3.201cm" svg:height="0.926cm" draw:z-index="105"><draw:image xlink:href="Pictures/1000000100000079000000235E6A22A983DED32F.png" xlink:type="simple" xlink:show="embed" xlink:actuate="onLoad" draw:mime-type="image/png"/></draw:frame>Esto: </text:p>
      <text:p text:style-name="P91"/>
      <text:p text:style-name="P91"/>
      <text:p text:style-name="P91">Es mejor que esto:</text:p>
      <text:p text:style-name="P91"><draw:frame draw:style-name="fr1" draw:name="Imagen106" text:anchor-type="char" svg:x="0.037cm" svg:y="0.053cm" svg:width="2.752cm" svg:height="0.688cm" draw:z-index="106"><draw:image xlink:href="Pictures/10000001000000680000001A49BEC75C68DC8DE6.png" xlink:type="simple" xlink:show="embed" xlink:actuate="onLoad" draw:mime-type="image/png"/></draw:frame></text:p>
      <text:p text:style-name="P91"/>
      <text:p text:style-name="P91">Ese espacio no afecta a la forma en la que Python interpreta el código, simplemente hace que este sea más fácil de leer tanto para uno mismo como para otras personas.</text:p>
      <text:p text:style-name="P91"/>
      <text:p text:style-name="P123"><text:span text:style-name="T196">Capítulo </text:span><text:span text:style-name="T197">6</text:span><text:span text:style-name="T196">. </text:span><text:span text:style-name="T197">Diccionarios</text:span><text:span text:style-name="T196">.</text:span></text:p>
      <text:p text:style-name="P211"/>
      <text:p text:style-name="P543"><text:span text:style-name="T77">E</text:span><text:span text:style-name="T46">n este capítulo aprenderás cómo utilizar los diccionarios de Python que te permitirán conectar partes de información relacionada. Aprenderás cómo acceder a la información una vez que esté en el diccionario y cómo modificar esa información. Debido a que los diccionarios pueden almacenar una ingente cantidad de información, aprenderás a recorrer los datos de un diccionario a través de un bucle.</text:span></text:p>
      <text:p text:style-name="P233"><text:soft-page-break/>Comprender los diccionarios te permitirá modelar una variedad de objetos del mundo real con mayor precisión. Podrás crear diccionarios que representen una persona y luego almacenar tanta información como quieras acerca de esa persona. Puedes almacenar su nombre, edad, domicilio, trabajo y cualquier otro aspecto de una persona que puedas describir. Podrás almacenar dos tipos de información que se pueda emparejar como una lista de palabras, una lista de montañas y sus altitudes y así sucesivamente.</text:p>
      <text:p text:style-name="P233"/>
      <text:p text:style-name="P234">Un diccionario sencillo.</text:p>
      <text:p text:style-name="P234">Imagina un juego de alienígenas que tenga diferentes colores y puntuaciones. Este sencillo diccionario almacena información acerca de un alien en particular.</text:p>
      <text:p text:style-name="P234"/>
      <text:p text:style-name="P234"><draw:frame draw:style-name="fr2" draw:name="Imagen107" text:anchor-type="char" svg:width="9.366cm" svg:height="2.381cm" draw:z-index="107"><draw:image xlink:href="Pictures/10000001000001620000005A0432AB657EF5FADD.png" xlink:type="simple" xlink:show="embed" xlink:actuate="onLoad" draw:mime-type="image/png"/></draw:frame></text:p>
      <text:p text:style-name="P234"/>
      <text:p text:style-name="P234"/>
      <text:p text:style-name="P234"/>
      <text:p text:style-name="P234"/>
      <text:p text:style-name="P234">El diccionario almacena el color y la puntuación del alien. Las dos últimas líneas acceden y muestran esa información, como se muestra a continuación:</text:p>
      <text:p text:style-name="P234"><draw:frame draw:style-name="fr2" draw:name="Imagen108" text:anchor-type="char" svg:width="1.482cm" svg:height="1.349cm" draw:z-index="108"><draw:image xlink:href="Pictures/100000010000003800000033ECA0A42EC89B42FE.png" xlink:type="simple" xlink:show="embed" xlink:actuate="onLoad" draw:mime-type="image/png"/></draw:frame></text:p>
      <text:p text:style-name="P234"/>
      <text:p text:style-name="P236"/>
      <text:p text:style-name="P236">Al igual que con la mayoría de conceptos nuevos de programación, el uso de diccionarios requiere práctica.</text:p>
      <text:p text:style-name="P235"/>
      <text:p text:style-name="P417">Trabajar con diccionarios.</text:p>
      <text:p text:style-name="P417"/>
      <text:p text:style-name="P236">Un diccionario en Python es una colección de pares clave-valor. Cada clave está conectada con un valor y puedes usar una clave para acceder al valor asociado a esa clave. El valor de una clave puede ser un número, una cadena, una lista o incluso otro diccionario. De hecho puedes utilizar cualquier objeto que puedas crear en Python como valor en un diccionario.</text:p>
      <text:p text:style-name="P236">En Python, un diccionario se delimita por llaves, con una serie de pares clave-valor dentro de las llaves como se muestra en el ejemplo anterior.</text:p>
      <text:p text:style-name="P544"><text:soft-page-break/><text:span text:style-name="T46">Un par clave-valor es un conjunto de valores asociados entre sí. Cuando proporcionas una clave, Python devuelve el valor asociado a esa clave. Cada clave está conectada a su valor por </text:span><text:span text:style-name="T89">los dos puntos y cada par clave-valor esta separado por comas. Puedes almacenar tantos pares clave-valor como quieras en un diccionario.</text:span></text:p>
      <text:p text:style-name="P124"><text:span text:style-name="T89">El diccionario más simple tiene exactamente un par clave-valor como se muestra en esta versión modificada del diccionario </text:span><text:span text:style-name="T158">alien_0</text:span><text:span text:style-name="T89">:</text:span></text:p>
      <text:p text:style-name="P237"><draw:frame draw:style-name="fr2" draw:name="Imagen109" text:anchor-type="char" svg:width="6.429cm" svg:height="0.82cm" draw:z-index="109"><draw:image xlink:href="Pictures/10000001000000F30000001F1E8D5B8176FFEC38.png" xlink:type="simple" xlink:show="embed" xlink:actuate="onLoad" draw:mime-type="image/png"/></draw:frame></text:p>
      <text:p text:style-name="P237"/>
      <text:p text:style-name="P124"><text:span text:style-name="T89">Este diccionario almacena una parte de información acerca del </text:span><text:span text:style-name="T158">alien_0</text:span><text:span text:style-name="T89">, llamada color del alien. La cadena ‘</text:span><text:span text:style-name="T158">color</text:span><text:span text:style-name="T89">’ es una clave en este diccionario y su valor asociado es ‘</text:span><text:span text:style-name="T158">green</text:span><text:span text:style-name="T89">’.</text:span></text:p>
      <text:p text:style-name="P237"/>
      <text:p text:style-name="P418">Acceso a valores en un diccionario.</text:p>
      <text:p text:style-name="P237">Para obtener el valor asociado a una clave, asigna el nombre del diccionario y luego coloca la clave dentro de un conjunto de corchetes como se muestra a continuación.</text:p>
      <text:p text:style-name="P237"/>
      <text:p text:style-name="P237"><draw:frame draw:style-name="fr2" draw:name="Imagen110" text:anchor-type="char" svg:width="6.376cm" svg:height="1.349cm" draw:z-index="110"><draw:image xlink:href="Pictures/10000001000000F100000033BA11865B3BC96387.png" xlink:type="simple" xlink:show="embed" xlink:actuate="onLoad" draw:mime-type="image/png"/></draw:frame></text:p>
      <text:p text:style-name="P237"/>
      <text:p text:style-name="P237"/>
      <text:p text:style-name="P545"><text:span text:style-name="T46">Esto devuelve el valor asociado a la clave ‘</text:span><text:span text:style-name="T138">color</text:span><text:span text:style-name="T46">’ desde el diccionario </text:span><text:span text:style-name="T138">alien_0</text:span><text:span text:style-name="T46">.</text:span></text:p>
      <text:p text:style-name="P237"><draw:frame draw:style-name="fr2" draw:name="Imagen111" text:anchor-type="char" svg:width="1.349cm" svg:height="0.714cm" draw:z-index="111"><draw:image xlink:href="Pictures/10000001000000330000001BD0F3E5C4222DA7DA.png" xlink:type="simple" xlink:show="embed" xlink:actuate="onLoad" draw:mime-type="image/png"/></draw:frame></text:p>
      <text:p text:style-name="P237"/>
      <text:p text:style-name="P546"><text:span text:style-name="T89">P</text:span><text:span text:style-name="T46">uedes tener un número ilimitado de pares clave-valor en un diccionario. Por ejemplo, este el diccionario original </text:span><text:span text:style-name="T138">alien_0</text:span><text:span text:style-name="T46"> con dos pares clave-valor:</text:span></text:p>
      <text:p text:style-name="P238"><draw:frame draw:style-name="fr2" draw:name="Imagen112" text:anchor-type="char" svg:width="9.419cm" svg:height="0.635cm" draw:z-index="112"><draw:image xlink:href="Pictures/10000001000001640000001812942A1346DA3BFA.png" xlink:type="simple" xlink:show="embed" xlink:actuate="onLoad" draw:mime-type="image/png"/></draw:frame></text:p>
      <text:p text:style-name="P238"/>
      <text:p text:style-name="P546"><text:span text:style-name="T46">Ahora puedes acceder al color o a la puntuación de </text:span><text:span text:style-name="T138">alien_0</text:span><text:span text:style-name="T46">. Si un jugador elimina este alien, puedes buscar cuántos puntos deberías ganar usando un código como este:</text:span></text:p>
      <text:p text:style-name="P238"/>
      <text:p text:style-name="P238"><draw:frame draw:style-name="fr2" draw:name="Imagen113" text:anchor-type="char" svg:width="9.948cm" svg:height="2.434cm" draw:z-index="113"><draw:image xlink:href="Pictures/10000001000001780000005C80005A6FB89F5E85.png" xlink:type="simple" xlink:show="embed" xlink:actuate="onLoad" draw:mime-type="image/png"/></draw:frame></text:p>
      <text:p text:style-name="P238"/>
      <text:p text:style-name="P238"/>
      <text:p text:style-name="P238"/>
      <text:p text:style-name="P238"/>
      <text:p text:style-name="P125"><text:soft-page-break/><text:span text:style-name="T90">Una vez que hemos definido el diccionario, almacenamos en la variable </text:span><text:span text:style-name="T159">new_points</text:span><text:span text:style-name="T90"> el valor asociado a la clave ‘</text:span><text:span text:style-name="T159">points</text:span><text:span text:style-name="T90">’ de nuestro diccionario, de la manera que se muestra en la imagen anterior.</text:span><text:span text:style-name="T89"> </text:span><text:span text:style-name="T90">A continuación imprimimos una frase acerca de cuántos puntos acaba de ganar el jugador:</text:span></text:p>
      <text:p text:style-name="P238"/>
      <text:p text:style-name="P238"><draw:frame draw:style-name="fr2" draw:name="Imagen114" text:anchor-type="char" svg:width="7.435cm" svg:height="1.826cm" draw:z-index="114"><draw:image xlink:href="Pictures/1000000100000119000000453187332A7627AB5A.png" xlink:type="simple" xlink:show="embed" xlink:actuate="onLoad" draw:mime-type="image/png"/></draw:frame></text:p>
      <text:p text:style-name="P238"/>
      <text:p text:style-name="P238"/>
      <text:p text:style-name="P238"/>
      <text:p text:style-name="P238">Añadir nuevos pares clave-valor.</text:p>
      <text:p text:style-name="P546"><text:span text:style-name="T46">Los diccionarios son estructuras dinámicas y puedes añadir nuevos pares clave-valor en cualquier momento. Por ejemplo, para añadir un nuevo par clave-valor </text:span><text:span text:style-name="T91">hay que proporcionar el nombre del diccionario seguido del nuevo valor de la clave encerrada entre corchetes.</text:span></text:p>
      <text:p text:style-name="P126"><text:span text:style-name="T91">Añadamos dos nuevas piezas de información al diccionario <text:s/></text:span><text:span text:style-name="T159">alien_</text:span><text:span text:style-name="T160">0</text:span><text:span text:style-name="T90">: </text:span><text:span text:style-name="T91">Las coordenadas x e y que te ayudarán a mostrar al alien en una posición particular en la pantalla. Situemos al alien en la esquina izquierda de la pantalla 25 píxeles por debajo del borde superior. Debido a que las coordenadas de la pantalla comienzan generalmente en la esquina superior izquierda, colocaremos al alienígena en el borde izquierdo de la pantalla estableciendo la coordenada x a 0 y 25 píxeles desde la parte superior </text:span><text:span text:style-name="T92">estableciendo la coordenada y en 25 positivos tal y como se muestra a continuación:</text:span><text:span text:style-name="T91"> </text:span></text:p>
      <text:p text:style-name="P239"/>
      <text:p text:style-name="P240"><draw:frame draw:style-name="fr2" draw:name="Imagen115" text:anchor-type="char" svg:width="9.525cm" svg:height="3.493cm" draw:z-index="115"><draw:image xlink:href="Pictures/1000000100000168000000847B347D246368D4CB.png" xlink:type="simple" xlink:show="embed" xlink:actuate="onLoad" draw:mime-type="image/png"/></draw:frame></text:p>
      <text:p text:style-name="P240"/>
      <text:p text:style-name="P240"/>
      <text:p text:style-name="P240"/>
      <text:p text:style-name="P240"/>
      <text:p text:style-name="P240"/>
      <text:p text:style-name="P241"/>
      <text:p text:style-name="P547"><text:span text:style-name="T91">C</text:span><text:span text:style-name="T46">omenzamos definiendo el mismo diccionario con el que hemos estado <text:s/>trabajando. Cuando lo imprimimos, mostramos una instantánea de su información. Luego añadimos un nuevo par clave-valor al diccionario: clave ‘</text:span><text:span text:style-name="T138">x_position</text:span><text:span text:style-name="T46">’ y valor ‘</text:span><text:span text:style-name="T138">0</text:span><text:span text:style-name="T46">’ y hacemos lo mismo para la clave ‘</text:span><text:span text:style-name="T138">y_position</text:span><text:span text:style-name="T46">’. Al imprimir el diccionario modificado podemos ver dos pares clave-valor adicionales.</text:span></text:p>
      <text:p text:style-name="P240"><draw:frame draw:style-name="fr2" draw:name="Imagen116" text:anchor-type="char" svg:width="14.446cm" svg:height="2.408cm" draw:z-index="116"><draw:image xlink:href="Pictures/10000001000002220000005BC4FB68D8D9AA9C93.png" xlink:type="simple" xlink:show="embed" xlink:actuate="onLoad" draw:mime-type="image/png"/></draw:frame><text:soft-page-break/></text:p>
      <text:p text:style-name="P547"><text:span text:style-name="T91">L</text:span><text:span text:style-name="T46">a <text:s/>versión final del diccionario contiene cuatro pares clave-valor. Los dos originales que especifican el color y la puntuación y dos más que especifican la posición del alien.</text:span></text:p>
      <text:p text:style-name="P242"/>
      <text:p text:style-name="P547"><text:span text:style-name="T135">NOTA:</text:span><text:span text:style-name="T46"> A partir de Python 3.7 los diccionarios conservan el orden en que fueron definidos. Cuando imprimes un diccionario o lo recorres a través de sus elementos, verás esos elementos en el mismo orden en que fueron añadidos al diccionario.</text:span></text:p>
      <text:p text:style-name="P242"/>
      <text:p text:style-name="P419">Empezando con un diccionario vacío.</text:p>
      <text:p text:style-name="P547"><text:span text:style-name="T46">Unas veces es conveniente o incluso necesario, empezar con un diccionario vacío y después añadir cada nuevo elemento. Para empezar a completar un diccionario vacío, declara un diccionario con un conjunto de llaves vacías y luego añade cada par clave-valor en su propia línea. Por ejemplo, aquí tenemos cómo construir el diccionario </text:span><text:span text:style-name="T138">alien_</text:span><text:span text:style-name="T161">0</text:span><text:span text:style-name="T46"> siguiendo este </text:span><text:span text:style-name="T93">enfoque:</text:span></text:p>
      <text:p text:style-name="P243"/>
      <text:p text:style-name="P243"><draw:frame draw:style-name="fr2" draw:name="Imagen117" text:anchor-type="char" svg:width="5.768cm" svg:height="3.625cm" draw:z-index="117"><draw:image xlink:href="Pictures/10000001000000DA00000089EFBEE07D7AD2E9B3.png" xlink:type="simple" xlink:show="embed" xlink:actuate="onLoad" draw:mime-type="image/png"/></draw:frame></text:p>
      <text:p text:style-name="P240"/>
      <text:p text:style-name="P237"/>
      <text:p text:style-name="P237"/>
      <text:p text:style-name="P237"/>
      <text:p text:style-name="P237"/>
      <text:p text:style-name="P244">Aquí hemos definido un diccionario vacío y luego le hemos añadido el color y la puntuación. El resultado es el diccionario que hemos estado usando en los ejemplos anteriores:</text:p>
      <text:p text:style-name="P244"><draw:frame draw:style-name="fr2" draw:name="Imagen118" text:anchor-type="char" svg:width="7.435cm" svg:height="1.958cm" draw:z-index="118"><draw:image xlink:href="Pictures/10000001000001190000004AC7BEF3DF614ACA0D.png" xlink:type="simple" xlink:show="embed" xlink:actuate="onLoad" draw:mime-type="image/png"/></draw:frame></text:p>
      <text:p text:style-name="P244"/>
      <text:p text:style-name="P244"/>
      <text:p text:style-name="P244"/>
      <text:p text:style-name="P244">Normalmente usarás diccionarios vacíos cuando almacenes datos proporcionados por el usuario o cuando escribas código que genere un gran número de pares clave-valor que se emparejen automáticamente.</text:p>
      <text:p text:style-name="P420"/>
      <text:p text:style-name="P420">Modificar valores de un diccionario.</text:p>
      <text:p text:style-name="P244"/>
      <text:p text:style-name="P127"><text:soft-page-break/><text:span text:style-name="T93">Para modificar un valor en un diccionario, se da el nombre del diccionario con la clave entre corchetes y luego el nuevo valor que quieras asociar con esa clave. Por ejemplo, consideremos que un alien cambia de verde a amarillo </text:span><text:span text:style-name="T94">a medida que avanzas</text:span><text:span text:style-name="T93"> en el juego:</text:span></text:p>
      <text:p text:style-name="P244"/>
      <text:p text:style-name="P244"><draw:frame draw:style-name="fr2" draw:name="Imagen119" text:anchor-type="char" svg:width="12.435cm" svg:height="2.434cm" draw:z-index="119"><draw:image xlink:href="Pictures/10000001000001D60000005CA6CE44677EE0F765.png" xlink:type="simple" xlink:show="embed" xlink:actuate="onLoad" draw:mime-type="image/png"/></draw:frame></text:p>
      <text:p text:style-name="P244"/>
      <text:p text:style-name="P244"/>
      <text:p text:style-name="P244"/>
      <text:p text:style-name="P244"/>
      <text:p text:style-name="P245">La salida muestra que, en efecto, el alien ha cambiado de verde a amarillo.</text:p>
      <text:p text:style-name="P245"/>
      <text:p text:style-name="P548"><draw:frame draw:style-name="fr2" draw:name="Imagen120" text:anchor-type="char" svg:width="7.726cm" svg:height="2.355cm" draw:z-index="120"><draw:image xlink:href="Pictures/1000000100000124000000594D1B6137FB955D66.png" xlink:type="simple" xlink:show="embed" xlink:actuate="onLoad" draw:mime-type="image/png"/></draw:frame></text:p>
      <text:p text:style-name="P245"/>
      <text:p text:style-name="P245"/>
      <text:p text:style-name="P245"/>
      <text:p text:style-name="P245"/>
      <text:p text:style-name="P128"><text:span text:style-name="T94">Para un ejemplo más interesante, </text:span><text:bookmark-start text:name="__DdeLink__3653_2961249886"/><text:span text:style-name="T94">vamos a rastrear la posición de un alien que puede moverse a diferentes velocidades</text:span><text:bookmark-end text:name="__DdeLink__3653_2961249886"/><text:span text:style-name="T94">. Almacenaremos un valor que represente la velocidad actual del alien y luego lo utilizaremos para determinar lo lejos que se puede desplazar a la derecha:</text:span></text:p>
      <text:p text:style-name="P245"><draw:frame draw:style-name="fr4" draw:name="Imagen121" text:anchor-type="char" svg:width="17cm" svg:height="10.292cm" draw:z-index="121"><draw:image xlink:href="Pictures/100000010000028E0000018C561C88091C4B5329.png" xlink:type="simple" xlink:show="embed" xlink:actuate="onLoad" draw:mime-type="image/png"/></draw:frame></text:p>
      <text:p text:style-name="P245"><text:soft-page-break/></text:p>
      <text:p text:style-name="P245"/>
      <text:p text:style-name="P245"/>
      <text:p text:style-name="P245"/>
      <text:p text:style-name="P245"/>
      <text:p text:style-name="P245"/>
      <text:p text:style-name="P245"/>
      <text:p text:style-name="P245"/>
      <text:p text:style-name="P245"/>
      <text:p text:style-name="P244"/>
      <text:p text:style-name="P244"/>
      <text:p text:style-name="P244"/>
      <text:p text:style-name="P244"/>
      <text:p text:style-name="P244"/>
      <text:p text:style-name="P237"/>
      <text:p text:style-name="P246">Debido a que esta es una velocidad de alien media, su posición se desplazará dos unidades a la derecha.</text:p>
      <text:p text:style-name="P246"/>
      <text:p text:style-name="P246"><draw:frame draw:style-name="fr2" draw:name="Imagen122" text:anchor-type="char" svg:width="7.62cm" svg:height="2.434cm" draw:z-index="122"><draw:image xlink:href="Pictures/10000001000001200000005CABE66C8C3C80EB13.png" xlink:type="simple" xlink:show="embed" xlink:actuate="onLoad" draw:mime-type="image/png"/></draw:frame></text:p>
      <text:p text:style-name="P246"/>
      <text:p text:style-name="P246"/>
      <text:p text:style-name="P246"/>
      <text:p text:style-name="P247"/>
      <text:p text:style-name="P247">Esta técnica es bastante genial: cambiando un valor en el diccionario del alien puedes cambiar todo el comportamiento del alien. Por ejemplo, para cambiar la velocidad media del alien a una velocidad rápida puede añadir la línea: </text:p>
      <text:p text:style-name="P247"/>
      <text:p text:style-name="P247"><draw:frame draw:style-name="fr2" draw:name="Imagen123" text:anchor-type="char" svg:width="5.609cm" svg:height="0.873cm" draw:z-index="123"><draw:image xlink:href="Pictures/10000001000000D40000002121ED8E1075CEA9F4.png" xlink:type="simple" xlink:show="embed" xlink:actuate="onLoad" draw:mime-type="image/png"/></draw:frame></text:p>
      <text:p text:style-name="P246"/>
      <text:p text:style-name="P549"><text:span text:style-name="T46">El bloque </text:span><text:span text:style-name="T138">if-elif-else</text:span><text:span text:style-name="T46"> asignaría un valor mayor a </text:span><text:span text:style-name="T138">x_increment</text:span><text:span text:style-name="T46"> la próxima vez que se ejecute el código.</text:span></text:p>
      <text:p text:style-name="P247"/>
      <text:p text:style-name="P421"><text:bookmark-start text:name="__DdeLink__4402_1861359639"/>Eliminar pares clave-valor.<text:bookmark-end text:name="__DdeLink__4402_1861359639"/></text:p>
      <text:p text:style-name="P550"><text:span text:style-name="T46">Cuando ya no necesites una parte de la información almacenada en un diccionario puedes utilizar la sentencia </text:span><text:span text:style-name="T181">del</text:span><text:span text:style-name="T46"> para eliminar completamente un par clave-valor. Todo lo que </text:span><text:span text:style-name="T181">del</text:span><text:span text:style-name="T46"> necesita es el nombre del diccionario y la clave que quieras eliminar.</text:span></text:p>
      <text:p text:style-name="P550"><text:span text:style-name="T46">P</text:span><text:span text:style-name="T95">o</text:span><text:span text:style-name="T46">r ejemplo, eliminemos la clave ‘</text:span><text:span text:style-name="T138">points</text:span><text:span text:style-name="T46">’ del diccionario ‘alien₀’ </text:span><text:span text:style-name="T95">junto con su valor.</text:span></text:p>
      <text:p text:style-name="P248"><text:soft-page-break/></text:p>
      <text:p text:style-name="P248"><draw:frame draw:style-name="fr2" draw:name="Imagen124" text:anchor-type="char" svg:width="9.287cm" svg:height="3.069cm" draw:z-index="124"><draw:image xlink:href="Pictures/100000010000015F0000007466BDC4C49B5AFEDC.png" xlink:type="simple" xlink:show="embed" xlink:actuate="onLoad" draw:mime-type="image/png"/></draw:frame></text:p>
      <text:p text:style-name="P248"/>
      <text:p text:style-name="P248"/>
      <text:p text:style-name="P248"/>
      <text:p text:style-name="P248"/>
      <text:p text:style-name="P248"/>
      <text:p text:style-name="P249">En este ejemplo, hemos eliminado la clave ‘points’ del diccionario ‘alien_0’ y hemos eliminado también el valor asociado a esa clave. La salida muestra que la calve ‘points’ y el valor 5 se han eliminado pero el resto del diccionario no ha sido afectado.</text:p>
      <text:p text:style-name="P249"/>
      <text:p text:style-name="P248"><draw:frame draw:style-name="fr2" draw:name="Imagen125" text:anchor-type="char" svg:width="7.355cm" svg:height="2.408cm" draw:z-index="125"><draw:image xlink:href="Pictures/10000001000001160000005B739F6F001063FEBD.png" xlink:type="simple" xlink:show="embed" xlink:actuate="onLoad" draw:mime-type="image/png"/></draw:frame></text:p>
      <text:p text:style-name="P248"/>
      <text:p text:style-name="P248"/>
      <text:p text:style-name="P248"/>
      <text:p text:style-name="P248"/>
      <text:p text:style-name="P249"><text:span text:style-name="T25">NOTA:</text:span> Hay que ser cuidadosos, ya que los pares clave-valor se eliminarán de forma permanente.</text:p>
      <text:p text:style-name="P249"/>
      <text:p text:style-name="P250">Diccionario de objetos similares.</text:p>
      <text:p text:style-name="P250">El ejemplo previo implicaba almacenar diferentes tipos de información acerca de un objeto, un alien en un juego. También puedes utilizar un diccionario para almacenar un tipo de información sobre varios objetos. <text:span text:style-name="T236">Por ejemplo, supongamos que quiere encuestar a varias personas y preguntarles cuál es su lenguaje de programación favorito. Un diccionario es lo más útil para almacenar los resultados de una simple encuesta, como esta:</text:span></text:p>
      <text:p text:style-name="P250"/>
      <text:p text:style-name="P250"><draw:frame draw:style-name="fr2" draw:name="Imagen126" text:anchor-type="char" svg:width="5.027cm" svg:height="3.493cm" draw:z-index="126"><draw:image xlink:href="Pictures/10000001000000BE00000084FB351A6CF632F46A.png" xlink:type="simple" xlink:show="embed" xlink:actuate="onLoad" draw:mime-type="image/png"/></draw:frame></text:p>
      <text:p text:style-name="P250"/>
      <text:p text:style-name="P250"/>
      <text:p text:style-name="P250"/>
      <text:p text:style-name="P250"/>
      <text:p text:style-name="P250"/>
      <text:p text:style-name="P250"/>
      <text:p text:style-name="P251">Como puedes ver, hemos dividido un diccionario más grande en varias líneas. <text:span text:style-name="T237">Cada clave es el nombre de una persona que ha respondido a la encuesta y cada valor es su elección de lenguaje. Cuando sepas que vas a necesitar más de una línea para definir un </text:span><text:soft-page-break/><text:span text:style-name="T237">diccionario, presiona </text:span><text:span text:style-name="T6">ENTER</text:span><text:span text:style-name="T237"> después de la llave de apertura. Luego indenta la siguiente línea un nivel (4 espacios) y escribe el primer par clave-valor seguido de una coma. Desde este punto en adelante, cuando pulses </text:span><text:span text:style-name="T6">ENTER</text:span><text:span text:style-name="T237"> tu editor indentará automáticamente los siguientes pares clave-valor para que coincidan con el primero.</text:span></text:p>
      <text:p text:style-name="P251"/>
      <text:p text:style-name="P252">Una vez que has terminado de definir el diccionario, añade un cierre de llave en una nueva línea después del último par clave-valor e indéntala un nivel para alinearla con las claves del diccionario. <text:span text:style-name="T238">Se considera una buena práctica incluir una coma después del último par clave-valor, así estás preparado para añadir un nuevo par en la línea siguiente.</text:span></text:p>
      <text:p text:style-name="P252"/>
      <text:p text:style-name="P129"><text:span text:style-name="T136">NOTA:</text:span><text:span text:style-name="T96"> Muchos editores tienen algunas funcionalidades que te ayudan a formatear listas extendidas y diccionarios de una forma similar a este ejemplo. También hay otras maneras aceptables de formatear diccionarios grandes, por lo que es posible que observes formatos ligeramente diferentes en tu editor o en otras fuentes. </text:span></text:p>
      <text:p text:style-name="P253"/>
      <text:p text:style-name="P253"/>
      <text:p text:style-name="P253">Para usar este diccionario, proporciona el nombre de una persona que haya realizado la encuesta, puedes ver fácilmente cuál es su lenguaje favorito. Para ver el lenguaje favorito de Sarah:</text:p>
      <text:p text:style-name="P253"/>
      <text:p text:style-name="P253"><draw:frame draw:style-name="fr2" draw:name="Imagen127" text:anchor-type="char" svg:width="11.562cm" svg:height="5.477cm" draw:z-index="127"><draw:image xlink:href="Pictures/10000001000001B5000000CFD0C0C801723C9AD4.png" xlink:type="simple" xlink:show="embed" xlink:actuate="onLoad" draw:mime-type="image/png"/></draw:frame></text:p>
      <text:p text:style-name="P253"/>
      <text:p text:style-name="P248"/>
      <text:p text:style-name="P248"/>
      <text:p text:style-name="P248"/>
      <text:p text:style-name="P248"/>
      <text:p text:style-name="P248"/>
      <text:p text:style-name="P248"/>
      <text:p text:style-name="P248"/>
      <text:p text:style-name="P253"/>
      <text:p text:style-name="P253">Asignamos el valor (‘<text:span text:style-name="T1">c</text:span>’) de la clave (‘<text:span text:style-name="T1">Sarah</text:span>’) a la variable ‘<text:span text:style-name="T1">language</text:span>’. Creando una variable aquí hacemos más limpia la llamada a <text:span text:style-name="T1">print()</text:span>. La salida muestra el lenguaje favorito de Sarah:</text:p>
      <text:p text:style-name="P253"/>
      <text:p text:style-name="P253"><draw:frame draw:style-name="fr2" draw:name="Imagen128" text:anchor-type="char" svg:width="7.752cm" svg:height="1.799cm" draw:z-index="128"><draw:image xlink:href="Pictures/1000000100000125000000442385B36C9523848F.png" xlink:type="simple" xlink:show="embed" xlink:actuate="onLoad" draw:mime-type="image/png"/></draw:frame><text:soft-page-break/></text:p>
      <text:p text:style-name="P253"/>
      <text:p text:style-name="P253"/>
      <text:p text:style-name="P253"/>
      <text:p text:style-name="P254">Puedes utilizar esta misma sintaxis con cualquier individuo representado en el diccionario.</text:p>
      <text:p text:style-name="P254"/>
      <text:p text:style-name="P254">Utilizar get() para acceder a los valores.</text:p>
      <text:p text:style-name="P254">Utilizar claves entre corchetes para recuperar el valor que te interesa de un diccionario puede causar un problema potencial: si la clave que buscas no existe obtendrás un error.</text:p>
      <text:p text:style-name="P254"><text:bookmark-start text:name="__DdeLink__4451_93294791"/>Veamos qué ocurre cuando buscamos la puntuación de un alien que no tienen configurada dicha puntuación.<text:bookmark-end text:name="__DdeLink__4451_93294791"/></text:p>
      <text:p text:style-name="P254"/>
      <text:p text:style-name="P254"><draw:frame draw:style-name="fr2" draw:name="Imagen129" text:anchor-type="char" svg:width="10.345cm" svg:height="1.455cm" draw:z-index="129"><draw:image xlink:href="Pictures/100000010000018700000037FE81FF55947B0A8E.png" xlink:type="simple" xlink:show="embed" xlink:actuate="onLoad" draw:mime-type="image/png"/></draw:frame></text:p>
      <text:p text:style-name="P254"/>
      <text:p text:style-name="P254"/>
      <text:p text:style-name="P254"/>
      <text:p text:style-name="P254"/>
      <text:p text:style-name="P254"/>
      <text:p text:style-name="P254"/>
      <text:p text:style-name="P254">Esto da como resultado un rastreo que muestra un <text:span text:style-name="T1">KeyError</text:span>:</text:p>
      <text:p text:style-name="P254"/>
      <text:p text:style-name="P254"><draw:frame draw:style-name="fr4" draw:name="Imagen130" text:anchor-type="char" svg:width="17cm" svg:height="2.514cm" draw:z-index="130"><draw:image xlink:href="Pictures/100000010000039E00000089240C893937617FF8.png" xlink:type="simple" xlink:show="embed" xlink:actuate="onLoad" draw:mime-type="image/png"/></draw:frame></text:p>
      <text:p text:style-name="P254">Puedes aprender más acerca de capturar errores como este en general en el capítulo 10. Para diccionarios, específicamente puedes usar el método <text:span text:style-name="T1">get()</text:span> para configurar un valor por defecto que será devuelto en caso de que la clave solicitada no exista.</text:p>
      <text:p text:style-name="P254">El método get() requiere una clave como primer argumento. Como segundo argumento opcional, puedes pasar el valor a devolver si la clave no existe:</text:p>
      <text:p text:style-name="P254"/>
      <text:p text:style-name="P254"><draw:frame draw:style-name="fr2" draw:name="Imagen131" text:anchor-type="char" svg:width="14.42cm" svg:height="2.487cm" draw:z-index="131"><draw:image xlink:href="Pictures/10000001000002210000005EEA49F86181F77712.png" xlink:type="simple" xlink:show="embed" xlink:actuate="onLoad" draw:mime-type="image/png"/></draw:frame></text:p>
      <text:p text:style-name="P255">Si la clave ‘<text:span text:style-name="T1">poin</text:span><text:soft-page-break/><text:span text:style-name="T1">ts</text:span>’ existe en el diccionario, obtendrás el valor correspondiente. Si no existe, obtendremos el valor por defecto que hemos pasado como segundo parámetro opcional, en este caso, ‘<text:span text:style-name="T1">No hay puntuación asignada.</text:span>’ en lugar de un mensaje de error.</text:p>
      <text:p text:style-name="P255"/>
      <text:p text:style-name="P255"><draw:frame draw:style-name="fr2" draw:name="Imagen132" text:anchor-type="char" svg:width="7.382cm" svg:height="1.852cm" draw:z-index="132"><draw:image xlink:href="Pictures/100000010000011700000046C40DA9608E03A591.png" xlink:type="simple" xlink:show="embed" xlink:actuate="onLoad" draw:mime-type="image/png"/></draw:frame></text:p>
      <text:p text:style-name="P253"/>
      <text:p text:style-name="P253"/>
      <text:p text:style-name="P253"/>
      <text:p text:style-name="P130"><text:span text:style-name="T97">Si hay la posibilidad de que la clave que buscas no exista, considera utilizar el método </text:span><text:span text:style-name="T162">get()</text:span><text:span text:style-name="T97"> en lugar de una notación de corchetes.</text:span></text:p>
      <text:p text:style-name="P255"/>
      <text:p text:style-name="P551"><text:span text:style-name="T135">NOTA:</text:span><text:span text:style-name="T46"> Si no defines el segundo argumento en la llamada a get() y la clave no existe, Python devolverá el valor </text:span><text:span text:style-name="T138">None</text:span><text:span text:style-name="T46">. El valor especial </text:span><text:span text:style-name="T138">None</text:span><text:span text:style-name="T46"> significa que “no existe el valor”. Esto no es un error: es un valor especial que quiere indicar la ausencia de un valor. Veremos más usos de None en el capítulo 8.</text:span></text:p>
      <text:p text:style-name="P248"/>
      <text:p text:style-name="P248"/>
      <text:p text:style-name="P29">Ejercicios – Try it yourself.</text:p>
      <text:p text:style-name="P255"/>
      <text:p text:style-name="P255">6-1. Person: <text:bookmark-start text:name="__DdeLink__4453_93294791"/>Usa un diccionario para almacenar información acerca de una persona que conozcas. Almacena su primer nombre, apellido, edad <text:s/>la ciudad en la que vive. Podrías tener claves como <text:span text:style-name="T1">first_name</text:span>, <text:span text:style-name="T1">last_name</text:span>, <text:span text:style-name="T1">age</text:span> y <text:span text:style-name="T1">city</text:span>. Imprime cada parte de la información almacenada en el diccionario.<text:bookmark-end text:name="__DdeLink__4453_93294791"/></text:p>
      <text:p text:style-name="P255"/>
      <text:p text:style-name="P256">6-2. Favorite Numbers: <text:bookmark-start text:name="__DdeLink__4455_93294791"/>Usa un diccionario para almacenar números favoritos de personas. Piensa cinco nombres y úsalos como claves de tu diccionario. Piensa en el número favorito de cada persona y almacénalo como valor. Imprime el nombre de cada persona y su número favorito. Para mayor diversión, <text:span text:style-name="T239">sondea algunos amigos y obtén datos reales para tu programa.</text:span><text:bookmark-end text:name="__DdeLink__4455_93294791"/></text:p>
      <text:p text:style-name="P256"/>
      <text:p text:style-name="P257">6-3. Glosario: <text:bookmark-start text:name="__DdeLink__4457_93294791"/>Un diccionario Python se puede usar para modelar un diccionario actual, sin embargo, para evitar confusión, llamémosle glosario.<text:bookmark-end text:name="__DdeLink__4457_93294791"/></text:p>
      <text:p text:style-name="P257"/>
      <text:list xml:id="list2006796819" text:style-name="L20">
        <text:list-item>
          <text:p text:style-name="P594"><text:bookmark-start text:name="__DdeLink__4459_93294791"/><text:soft-page-break/>Piensa cinco palabras de programación que hayas aprendido en los capítulos anteriores. Usa esas palabras como claves en tu glosario y almacena sus significados como valores.<text:bookmark-end text:name="__DdeLink__4459_93294791"/></text:p>
          <text:p text:style-name="P594"/>
        </text:list-item>
        <text:list-item>
          <text:p text:style-name="P594"><text:bookmark-start text:name="__DdeLink__4461_93294791"/>Imprime cada palabra y su significado con un formato de salida claro. Puedes imprimir la palabra seguida de una coma y después su significado, o imprimir la palabra en una línea y luego imprimir su significado indentado en una segunda línea. Utiliza el carácter newline(<text:span text:style-name="T1">\n</text:span>) para insertar un línea en blanco entre cada par palabra-significado en la salida.<text:bookmark-end text:name="__DdeLink__4461_93294791"/></text:p>
        </text:list-item>
      </text:list>
      <text:p text:style-name="P257"/>
      <text:p text:style-name="P422">Recorrer en bucle un diccionario.</text:p>
      <text:p text:style-name="P258"/>
      <text:p text:style-name="P258">Un sencillo diccionario de Python puede contener sólo un os pocos pares de clave-valor o millones de ellos. Debido a que un diccionario puede contener grandes cantidades de datos, Python permite recorrerlos a través de un bucle. Los diccionarios se puede utilizar para almacenar información de varias maneras, por lo tanto, existen diferentes maneras de recorrerlos con un bucle. También puedes recorrerlo todos los pares clave-valor, a través de las claves o a través de los valores.</text:p>
      <text:p text:style-name="P422">Recorrer con un bucle todos los pares clave-valor.</text:p>
      <text:p text:style-name="P422"/>
      <text:p text:style-name="P258">Antes de explorar los diferentes enfoques del bucle, consideremos un nuevo diccionario diseñado para almacenar información acerca de un usuario en un sitio web. El siguiente diccionario podría almacenar el nombre de usuario, nombre y apellido de una persona: </text:p>
      <text:p text:style-name="P258"/>
      <text:p text:style-name="P258"><draw:frame draw:style-name="fr2" draw:name="Imagen133" text:anchor-type="char" svg:width="5.662cm" svg:height="2.937cm" draw:z-index="133"><draw:image xlink:href="Pictures/10000001000000D60000006FBB5E6FF55361C890.png" xlink:type="simple" xlink:show="embed" xlink:actuate="onLoad" draw:mime-type="image/png"/></draw:frame></text:p>
      <text:p text:style-name="P258"/>
      <text:p text:style-name="P258"/>
      <text:p text:style-name="P258"/>
      <text:p text:style-name="P258"/>
      <text:p text:style-name="P258"/>
      <text:p text:style-name="P258">Puedes acceder a una parte sencilla de la información del user_0 basado en lo que ya has aprendido en este capítulo. Pero ¿y si quisieras ver todo lo almacenado en el diccionario de este usuario? Para hacerlo puedes recorrer el diccionario con un bucle <text:span text:style-name="T1">for</text:span>:</text:p>
      <text:p text:style-name="P258"/>
      <text:p text:style-name="P258"><draw:frame draw:style-name="fr2" draw:name="Imagen134" text:anchor-type="char" svg:width="7.303cm" svg:height="5.398cm" draw:z-index="134"><draw:image xlink:href="Pictures/1000000100000114000000CC25E7D16369DF31D0.png" xlink:type="simple" xlink:show="embed" xlink:actuate="onLoad" draw:mime-type="image/png"/></draw:frame><text:soft-page-break/></text:p>
      <text:p text:style-name="P258"/>
      <text:p text:style-name="P258"/>
      <text:p text:style-name="P258"/>
      <text:p text:style-name="P258"/>
      <text:p text:style-name="P258"/>
      <text:p text:style-name="P258"/>
      <text:p text:style-name="P258"/>
      <text:p text:style-name="P258"/>
      <text:p text:style-name="P258"/>
      <text:p text:style-name="P258">Como se muestra en la imagen, hemos escrito un bucle for para recorrer el diccionario y se han creado nombres para dos variables que contendrán la clave y el valor de cada par clave-valor. Puedes elegir el nombre que quieras para estas dos variables. Este código <text:s/>puede funcionar también si has usado abreviaturas para los nombres de las variables como:</text:p>
      <text:p text:style-name="P466"/>
      <text:p text:style-name="P466">for k, v in user_0.items()</text:p>
      <text:p text:style-name="P258"/>
      <text:p text:style-name="P260">La segunda parte de la sentencia for incluye el nombre del diccionario seguido del método items(), que devuelve una lista de los pares clave-valor. El bucle for asigna cada uno de esos pares a las dos variables. En ese ejemplo, usamos las variables para imprimir cada claves seguida de su valor asociado.</text:p>
      <text:p text:style-name="P259"/>
      <text:p text:style-name="P259"/>
      <text:p text:style-name="P259"><draw:frame draw:style-name="fr1" draw:name="Imagen135" text:anchor-type="char" svg:x="4.863cm" svg:y="-0.182cm" svg:width="7.276cm" svg:height="6.112cm" draw:z-index="135"><draw:image xlink:href="Pictures/1000000100000113000000E7EAAD8A42D57CEF39.png" xlink:type="simple" xlink:show="embed" xlink:actuate="onLoad" draw:mime-type="image/png"/></draw:frame></text:p>
      <text:p text:style-name="P259"/>
      <text:p text:style-name="P259"/>
      <text:p text:style-name="P259"/>
      <text:p text:style-name="P259"/>
      <text:p text:style-name="P259"/>
      <text:p text:style-name="P259"/>
      <text:p text:style-name="P259"/>
      <text:p text:style-name="P259"/>
      <text:p text:style-name="P259"/>
      <text:p text:style-name="P259"/>
      <text:p text:style-name="P131"><text:span text:style-name="T98">Recorrer con un bucle todos los pares clave-valor funciona particularmente bien para diccionarios como el de ejemplo de </text:span><text:span text:style-name="T163">lenguajes_favoritos.py</text:span><text:span text:style-name="T98">, que almacenan el mismo tipo de información para muchas claves diferentes. Si recorres a través de un bucle el diccionario <text:s/></text:span><text:span text:style-name="T163">lenguajes_favoritos.py</text:span><text:span text:style-name="T98"> obtendrás el nombre de cada persona y su lenguaje de programación favorito. Debido a que las claves siempre se refieren al nombre de una persona y el valor siempre se refiere al lenguaje, usaremos las variables </text:span><text:span text:style-name="T163">name</text:span><text:span text:style-name="T98"> y </text:span><text:span text:style-name="T163">language</text:span><text:span text:style-name="T98"> en el bucle en lugar de </text:span><text:span text:style-name="T163">key</text:span><text:span text:style-name="T98"> y </text:span><text:span text:style-name="T163">value</text:span><text:span text:style-name="T98">. Esto hará más fácil seguir lo que está ocurriendo dentro del bucle.</text:span></text:p>
      <text:p text:style-name="P259"/>
      <text:p text:style-name="P259"><draw:frame draw:style-name="fr1" draw:name="Imagen136" text:anchor-type="char" svg:x="0.365cm" svg:y="0.374cm" svg:width="16.272cm" svg:height="5.371cm" draw:z-index="136"><draw:image xlink:href="Pictures/1000000100000267000000CBC78A9FB7722D8700.png" xlink:type="simple" xlink:show="embed" xlink:actuate="onLoad" draw:mime-type="image/png"/></draw:frame></text:p>
      <text:p text:style-name="P261"/>
      <text:p text:style-name="P552"><text:soft-page-break/><text:span text:style-name="T98">E</text:span><text:span text:style-name="T46">l resultado se muestra de una forma bastante clara:</text:span></text:p>
      <text:p text:style-name="P263"/>
      <text:p text:style-name="P263"><draw:frame draw:style-name="fr2" draw:name="Imagen137" text:anchor-type="char" svg:width="8.758cm" svg:height="3.651cm" draw:z-index="137"><draw:image xlink:href="Pictures/100000010000014B0000008A76CE3735ED414511.png" xlink:type="simple" xlink:show="embed" xlink:actuate="onLoad" draw:mime-type="image/png"/></draw:frame></text:p>
      <text:p text:style-name="P263"/>
      <text:p text:style-name="P263"/>
      <text:p text:style-name="P263"/>
      <text:p text:style-name="P263"/>
      <text:p text:style-name="P263"/>
      <text:p text:style-name="P263"/>
      <text:p text:style-name="P263">Este tipo de bucles funcionaría igual de bien si nuestro diccionario almacenara el resultado de encuestar a mil o incluso a un millón de personas.</text:p>
      <text:p text:style-name="P263"/>
      <text:p text:style-name="P423">Recorrer todas las claves de un diccionario.</text:p>
      <text:p text:style-name="P552"><text:span text:style-name="T46">El método </text:span><text:span text:style-name="T138">keys()</text:span><text:span text:style-name="T46"> se utiliza cuando no necesitas trabajar con todos los valores de un diccionario. Recorramos a través de un bucle el diccionario </text:span><text:span text:style-name="T138">favorite_languages</text:span><text:span text:style-name="T46"> e imprimamos los nombres de cada persona que ha realizado la encuesta:</text:span></text:p>
      <text:p text:style-name="P263"/>
      <text:p text:style-name="P263"><draw:frame draw:style-name="fr2" draw:name="Imagen138" text:anchor-type="char" svg:width="8.229cm" svg:height="5.424cm" draw:z-index="138"><draw:image xlink:href="Pictures/1000000100000137000000CDFB42AB26E73D8637.png" xlink:type="simple" xlink:show="embed" xlink:actuate="onLoad" draw:mime-type="image/png"/></draw:frame></text:p>
      <text:p text:style-name="P263"/>
      <text:p text:style-name="P263"/>
      <text:p text:style-name="P263"/>
      <text:p text:style-name="P263"/>
      <text:p text:style-name="P263"/>
      <text:p text:style-name="P263"/>
      <text:p text:style-name="P263"/>
      <text:p text:style-name="P263"/>
      <text:p text:style-name="P552"><text:span text:style-name="T46">El bucle for le dice a Python que extraiga todas las claves del diccionario </text:span><text:span text:style-name="T138">favorite_languages</text:span><text:span text:style-name="T46"> y las asigne una cada vez a la variable </text:span><text:span text:style-name="T138">name</text:span><text:span text:style-name="T46">. La salida muestra los nombres de cada persona que hizo la encuesta:</text:span></text:p>
      <text:p text:style-name="P263"><draw:frame draw:style-name="fr1" draw:name="Imagen139" text:anchor-type="char" svg:x="4.704cm" svg:y="0.383cm" svg:width="7.594cm" svg:height="3.704cm" draw:z-index="139"><draw:image xlink:href="Pictures/100000010000011F0000008CF148B6AB3D619AC3.png" xlink:type="simple" xlink:show="embed" xlink:actuate="onLoad" draw:mime-type="image/png"/></draw:frame></text:p>
      <text:p text:style-name="P263"/>
      <text:p text:style-name="P263"/>
      <text:p text:style-name="P263"/>
      <text:p text:style-name="P263"/>
      <text:p text:style-name="P263"/>
      <text:p text:style-name="P263"/>
      <text:p text:style-name="P263"><text:soft-page-break/>Recorrer las claves es el comportamiento por defecto cuando recorres un diccionario, por lo que este código:</text:p>
      <text:p text:style-name="P263"/>
      <text:p text:style-name="P263"><draw:frame draw:style-name="fr1" draw:name="Imagen140" text:anchor-type="char" svg:x="4.981cm" svg:y="0.132cm" svg:width="7.038cm" svg:height="1.085cm" draw:z-index="140"><draw:image xlink:href="Pictures/100000010000010A00000029D2F519760D0D6B44.png" xlink:type="simple" xlink:show="embed" xlink:actuate="onLoad" draw:mime-type="image/png"/></draw:frame></text:p>
      <text:p text:style-name="P263"/>
      <text:p text:style-name="P262"/>
      <text:p text:style-name="P132"><text:span text:style-name="T98">H</text:span><text:span text:style-name="T100">aría</text:span><text:span text:style-name="T99"> exactamente lo mismo </text:span><text:span text:style-name="T100">que este:</text:span></text:p>
      <text:p text:style-name="P264"/>
      <text:p text:style-name="P264"><draw:frame draw:style-name="fr2" draw:name="Imagen141" text:anchor-type="char" svg:width="8.493cm" svg:height="0.9cm" draw:z-index="141"><draw:image xlink:href="Pictures/10000001000001410000002281017EFF6986B167.png" xlink:type="simple" xlink:show="embed" xlink:actuate="onLoad" draw:mime-type="image/png"/></draw:frame></text:p>
      <text:p text:style-name="P264"/>
      <text:p text:style-name="P264">Puedes escoger utilizar el método keys() explícitamente si eso hace que tu código sea más legible o puedes omitirlo si lo deseas.</text:p>
      <text:p text:style-name="P264">Puedes acceder al valor asociado con cualquier clave que te interese dentro del bucle mediante la clave actual. Imprimamos un mensaje de una pareja de amigos sobre el lenguaje que han escogido. Recorreremos con un bucle los nombres del diccionario como hicimos anteriormente, pero cuando el nombre coincida con uno de nuestros amigos, mostraremos un mensaje sobre su lenguaje favorito:</text:p>
      <text:p text:style-name="P264"/>
      <text:p text:style-name="P264"><draw:frame draw:style-name="fr3" draw:name="Imagen142" text:anchor-type="char" svg:width="13.547cm" svg:height="8.281cm" draw:z-index="142"><draw:image xlink:href="Pictures/10000001000002000000013958803645F071FEEB.png" xlink:type="simple" xlink:show="embed" xlink:actuate="onLoad" draw:mime-type="image/png"/></draw:frame></text:p>
      <text:p text:style-name="P553"><text:span text:style-name="T100">H</text:span><text:span text:style-name="T46">acemos una lista de amigos (‘friends’) de los que queremos imprimir un mensaje. Dentro del bucle imprimimos los nombres de todas las personas, pero con la sentencia if indicamos (dentro del bucle for) que aquellas que se encuentren en la lista de amigos, además indiquen cuál es su lenguaje favorito, por lo que imprimiremos todos los nombres pero nuestros amigos recibirán un mensaje especial:</text:span></text:p>
      <text:p text:style-name="P265"><text:soft-page-break/></text:p>
      <text:p text:style-name="P265"><draw:frame draw:style-name="fr2" draw:name="Imagen143" text:anchor-type="char" svg:width="7.355cm" svg:height="4.868cm" draw:z-index="143"><draw:image xlink:href="Pictures/1000000100000116000000B817D8A5F1DA2A1929.png" xlink:type="simple" xlink:show="embed" xlink:actuate="onLoad" draw:mime-type="image/png"/></draw:frame></text:p>
      <text:p text:style-name="P265"/>
      <text:p text:style-name="P265"/>
      <text:p text:style-name="P265"/>
      <text:p text:style-name="P265"/>
      <text:p text:style-name="P265"/>
      <text:p text:style-name="P265"/>
      <text:p text:style-name="P265"/>
      <text:p text:style-name="P133"><text:span text:style-name="T101">También puedes usar el método </text:span><text:span text:style-name="T164">keys()</text:span><text:span text:style-name="T101"> para averiguar si una persona en concreto que ha sido encuestada. Esta vez averigüemos si Erin hizo la encuesta:</text:span></text:p>
      <text:p text:style-name="P265"/>
      <text:p text:style-name="P265"><draw:frame draw:style-name="fr2" draw:name="Imagen144" text:anchor-type="char" svg:width="9.79cm" svg:height="5.318cm" draw:z-index="144"><draw:image xlink:href="Pictures/1000000100000172000000C96A7A130B4B2357A3.png" xlink:type="simple" xlink:show="embed" xlink:actuate="onLoad" draw:mime-type="image/png"/></draw:frame></text:p>
      <text:p text:style-name="P265"/>
      <text:p text:style-name="P265"/>
      <text:p text:style-name="P265"/>
      <text:p text:style-name="P265"/>
      <text:p text:style-name="P265"/>
      <text:p text:style-name="P265"/>
      <text:p text:style-name="P265"/>
      <text:p text:style-name="P265"/>
      <text:p text:style-name="P265">El método keys() no es sólo para bucles: en realidad devuelve una lista de todas las claves; en el if simplemente comprueba si ‘Erin’ está en la lista porque si no lo está imprime un mensaje invitándola a realizar la encuesta:</text:p>
      <text:p text:style-name="P265"/>
      <text:p text:style-name="P265"><draw:frame draw:style-name="fr2" draw:name="Imagen145" text:anchor-type="char" svg:width="7.62cm" svg:height="1.826cm" draw:z-index="145"><draw:image xlink:href="Pictures/1000000100000120000000451441564023E8CE5B.png" xlink:type="simple" xlink:show="embed" xlink:actuate="onLoad" draw:mime-type="image/png"/></draw:frame></text:p>
      <text:p text:style-name="P265"/>
      <text:p text:style-name="P265"/>
      <text:p text:style-name="P265"/>
      <text:p text:style-name="P424"/>
      <text:p text:style-name="P424">Recorrer con un bucle las claves de un diccionario en un orden en particular.</text:p>
      <text:p text:style-name="P265"/>
      <text:p text:style-name="P266">A partir de Python 3.7, recorrer un diccionario devuelve los elementos en el mismo orden en que se insertaron. A veces, sin embargo, querrás recorrer un diccionario en un orden diferente.</text:p>
      <text:p text:style-name="P266"><text:soft-page-break/>Una manera de hacerlo es <text:bookmark-start text:name="__DdeLink__5058_928004612"/>ordenar las claves a medida que van siendo devueltas en el bucle. Puedes utilizar la función sorted() para obtener una copia de las claves en orden<text:bookmark-end text:name="__DdeLink__5058_928004612"/>:</text:p>
      <text:p text:style-name="P266"/>
      <text:p text:style-name="P266"><draw:frame draw:style-name="fr2" draw:name="Imagen146" text:anchor-type="char" svg:width="12.912cm" svg:height="5.398cm" draw:z-index="146"><draw:image xlink:href="Pictures/10000001000001E8000000CC420125102BEBC201.png" xlink:type="simple" xlink:show="embed" xlink:actuate="onLoad" draw:mime-type="image/png"/></draw:frame></text:p>
      <text:p text:style-name="P266"/>
      <text:p text:style-name="P266"/>
      <text:p text:style-name="P266"/>
      <text:p text:style-name="P266"/>
      <text:p text:style-name="P266"/>
      <text:p text:style-name="P266"/>
      <text:p text:style-name="P266"/>
      <text:p text:style-name="P266"/>
      <text:p text:style-name="P265"/>
      <text:p text:style-name="P134"><text:span text:style-name="T102">Esta sentencia for es como otras salvo porque hemos envuelto la función </text:span><text:span text:style-name="T165">sorted()</text:span><text:span text:style-name="T102"> alrededor del método </text:span><text:span text:style-name="T165">dicitionary.keys()</text:span><text:span text:style-name="T102">. Esto le dice a Python que liste todas las claves del diccionario y ordene dicha lista antes de recorrerla. La salida muestra quienes ha realizado la encuesta con sus nombres en orden alfabético:</text:span></text:p>
      <text:p text:style-name="P267"/>
      <text:p text:style-name="P267"><draw:frame draw:style-name="fr2" draw:name="Imagen147" text:anchor-type="char" svg:width="8.44cm" svg:height="3.519cm" draw:z-index="147"><draw:image xlink:href="Pictures/100000010000013F00000085DEEC388CDDA400BB.png" xlink:type="simple" xlink:show="embed" xlink:actuate="onLoad" draw:mime-type="image/png"/></draw:frame></text:p>
      <text:p text:style-name="P267"/>
      <text:p text:style-name="P267"/>
      <text:p text:style-name="P267"/>
      <text:p text:style-name="P267"/>
      <text:p text:style-name="P267"/>
      <text:p text:style-name="P425"/>
      <text:p text:style-name="P501"><text:span text:style-name="T134">R</text:span><text:span text:style-name="T131">ecorrer todos los valores de un diccionario.</text:span></text:p>
      <text:p text:style-name="P426"/>
      <text:p text:style-name="P268">Si estás interesado principalmente en los valores que contiene un diccionario, puedes utilizar el método values() para devolver una lista de valores sin las claves.</text:p>
      <text:p text:style-name="P268"/>
      <text:p text:style-name="P554"><text:span text:style-name="T46">Por ejemplo, di que sólo necesitas una </text:span><text:bookmark-start text:name="__DdeLink__5060_928004612"/><text:span text:style-name="T46">lista de todos los lenguajes de programación elegidos en nuestra encuesta de lenguajes de programación sin el nombre de las personas que han hecho cada elección</text:span><text:bookmark-end text:name="__DdeLink__5060_928004612"/><text:span text:style-name="T46">:</text:span></text:p>
      <text:p text:style-name="P268"/>
      <text:p text:style-name="P268"/>
      <text:p text:style-name="P268"/>
      <text:p text:style-name="P268"><draw:frame draw:style-name="fr1" draw:name="Imagen148" text:anchor-type="char" svg:x="2.418cm" svg:y="0.115cm" svg:width="12.091cm" svg:height="5.927cm" draw:z-index="148"><draw:image xlink:href="Pictures/10000001000001C9000000E08247761F90834D2A.png" xlink:type="simple" xlink:show="embed" xlink:actuate="onLoad" draw:mime-type="image/png"/></draw:frame><text:soft-page-break/></text:p>
      <text:p text:style-name="P268"/>
      <text:p text:style-name="P268"/>
      <text:p text:style-name="P268"/>
      <text:p text:style-name="P268"/>
      <text:p text:style-name="P268"/>
      <text:p text:style-name="P268"/>
      <text:p text:style-name="P268"/>
      <text:p text:style-name="P268"/>
      <text:p text:style-name="P268"/>
      <text:p text:style-name="P135"><text:span text:style-name="T103">La instrucción for aquí extrae cada valor del diccionario y lo asigna a la variable </text:span><text:span text:style-name="T166">language</text:span><text:span text:style-name="T103">. Cuando se imprimen esos valores, obtenemos una lista de todos los lenguajes elegidos:</text:span></text:p>
      <text:p text:style-name="P268"/>
      <text:p text:style-name="P268"><draw:frame draw:style-name="fr2" draw:name="Imagen149" text:anchor-type="char" svg:width="10.107cm" svg:height="4.207cm" draw:z-index="149"><draw:image xlink:href="Pictures/100000010000017E0000009FFA958E3BB8A848C1.png" xlink:type="simple" xlink:show="embed" xlink:actuate="onLoad" draw:mime-type="image/png"/></draw:frame></text:p>
      <text:p text:style-name="P268"/>
      <text:p text:style-name="P268"/>
      <text:p text:style-name="P268"/>
      <text:p text:style-name="P268"/>
      <text:p text:style-name="P268"/>
      <text:p text:style-name="P268"/>
      <text:p text:style-name="P136"><text:span text:style-name="T103">E</text:span><text:span text:style-name="T104">ste enfoque extrae todos los valores del diccionario sin comprobar si existen repeticiones. Esto puede funcionar bien con un pequeño número de valores, pero en una encuesta con un gran número de entrevistados, esto daría como resultado una lista con muchas repeticiones. Para ver la elección de cada lenguaje sin repeticiones podemos usar </text:span><text:span text:style-name="T167">set</text:span><text:span text:style-name="T104">. </text:span><text:span text:style-name="T167">Set</text:span><text:span text:style-name="T104"> es una colección en la cual cada elemento debe ser único:</text:span></text:p>
      <text:p text:style-name="P270"/>
      <text:p text:style-name="P270"><draw:frame draw:style-name="fr2" draw:name="Imagen150" text:anchor-type="char" svg:width="12.118cm" svg:height="6.059cm" draw:z-index="150"><draw:image xlink:href="Pictures/10000001000001CA000000E5C337218FD866F340.png" xlink:type="simple" xlink:show="embed" xlink:actuate="onLoad" draw:mime-type="image/png"/></draw:frame></text:p>
      <text:p text:style-name="P270"/>
      <text:p text:style-name="P270"/>
      <text:p text:style-name="P270"/>
      <text:p text:style-name="P270"/>
      <text:p text:style-name="P270"/>
      <text:p text:style-name="P270"/>
      <text:p text:style-name="P270"/>
      <text:p text:style-name="P270"/>
      <text:p text:style-name="P268"/>
      <text:p text:style-name="P555"><text:soft-page-break/><text:span text:style-name="T103">C</text:span><text:span text:style-name="T46">uando envuelves una lista con elementos duplicados dentro de una función set(), Python identifica los elementos únicos en la lista y construye un conjunto con ellos. En este ejemplo usamos set() para extraer los lenguajes no repetidos en </text:span><text:span text:style-name="T138">favorite_languages.values()</text:span><text:span text:style-name="T46">. El resultado es una lista de lenguajes no repetidos que han sido mencionados por las personas de la encuesta:</text:span></text:p>
      <text:p text:style-name="P270"/>
      <text:p text:style-name="P270"><draw:frame draw:style-name="fr2" draw:name="Imagen151" text:anchor-type="char" svg:width="10.081cm" svg:height="3.863cm" draw:z-index="151"><draw:image xlink:href="Pictures/100000010000017D000000928A6ED775439083D5.png" xlink:type="simple" xlink:show="embed" xlink:actuate="onLoad" draw:mime-type="image/png"/></draw:frame></text:p>
      <text:p text:style-name="P270"/>
      <text:p text:style-name="P270"/>
      <text:p text:style-name="P270"/>
      <text:p text:style-name="P270"/>
      <text:p text:style-name="P270"/>
      <text:p text:style-name="P270"/>
      <text:p text:style-name="P271">NOTA: también puedes construir un conjunto de elementos no repetidos usando directamente llaves y separando los elementos por comas:</text:p>
      <text:p text:style-name="P556"><draw:frame draw:style-name="fr2" draw:name="Imagen152" text:anchor-type="char" svg:width="9.79cm" svg:height="1.72cm" draw:z-index="152"><draw:image xlink:href="Pictures/10000001000001720000004157701D9B6CBD5AB5.png" xlink:type="simple" xlink:show="embed" xlink:actuate="onLoad" draw:mime-type="image/png"/></draw:frame></text:p>
      <text:p text:style-name="P271"/>
      <text:p text:style-name="P270"/>
      <text:p text:style-name="P269"><draw:frame draw:style-name="fr2" draw:name="Imagen153" text:anchor-type="char" svg:width="7.62cm" svg:height="2.223cm" draw:z-index="153"><draw:image xlink:href="Pictures/100000010000012000000054BBC218192741595A.png" xlink:type="simple" xlink:show="embed" xlink:actuate="onLoad" draw:mime-type="image/png"/></draw:frame></text:p>
      <text:p text:style-name="P268"/>
      <text:p text:style-name="P268"/>
      <text:p text:style-name="P268"/>
      <text:p text:style-name="P271">Es fácil confundir conjuntos con diccionarios porque ambos están envueltos en llaves. Cuando ves llaves, pero no ves pares clave-valor, probablemente estés viendo un conjunto. A diferencia de las listas y los diccionarios, los conjuntos no conservan los elementos en ningún orden específico.</text:p>
      <text:p text:style-name="P268"/>
      <text:p text:style-name="P30">Ejercicios – Try it yourself.</text:p>
      <text:p text:style-name="P271"/>
      <text:p text:style-name="P556"><text:span text:style-name="T46">6-4. Glossary: Ahora que sabes cómo recorrer un diccionario, </text:span><text:bookmark-start text:name="__DdeLink__5062_928004612"/><text:span text:style-name="T46">limpia el código del ejercicio 6-3 reemplazando tus series de llamadas a </text:span><text:span text:style-name="T138">print()</text:span><text:span text:style-name="T46"> con un bucle que recorra las claves y los valores del diccionario. Cuando estés seguro de que tu bucle funciona, añade cinco términos Python más a tu diccionario. Cuando ejecutes tu programa de nuevo, esas nuevas palabras y significados deberían ser incluidas automáticamente en la salida.</text:span><text:bookmark-end text:name="__DdeLink__5062_928004612"/></text:p>
      <text:p text:style-name="P271"><text:soft-page-break/></text:p>
      <text:p text:style-name="P556"><text:span text:style-name="T46">6-5. Rivers: </text:span><text:bookmark-start text:name="__DdeLink__5064_928004612"/><text:span text:style-name="T46">Haz un diccionario que contenga los tres mayores ríos y el país que atraviesa cada uno. Un par clave-valor puede ser </text:span><text:span text:style-name="T138">‘nile’ : ‘egypt’</text:span><text:span text:style-name="T46">.</text:span></text:p>
      <text:p text:style-name="P271"/>
      <text:list xml:id="list3345686998" text:style-name="L21">
        <text:list-item>
          <text:p text:style-name="P643"><text:span text:style-name="T46">Utiliza un bucle para imprimir una frase de cada río como, ‘</text:span><text:span text:style-name="T138">El Nilo recorre Egipto.</text:span><text:span text:style-name="T46">’</text:span></text:p>
        </text:list-item>
        <text:list-item>
          <text:p text:style-name="P595">Utiliza un bucle para imprimir el nombre de cada río incluido en el diccionario.</text:p>
        </text:list-item>
        <text:list-item>
          <text:p text:style-name="P595">Utiliza un bucle para imprimir el nombre de cada país incluido en el diccionario.<text:bookmark-end text:name="__DdeLink__5064_928004612"/></text:p>
        </text:list-item>
      </text:list>
      <text:p text:style-name="P272"/>
      <text:p text:style-name="P557"><text:span text:style-name="T46">6-6. Polling: </text:span><text:bookmark-start text:name="__DdeLink__5066_928004612"/><text:span text:style-name="T46">Utiliza el código de </text:span><text:span text:style-name="T138">favorite_languages.py</text:span><text:span text:style-name="T46">.</text:span></text:p>
      <text:p text:style-name="P272"/>
      <text:list xml:id="list4261192441" text:style-name="L22">
        <text:list-item>
          <text:p text:style-name="P596">Haz una lista de las personas que han hecho la encuesta. Incluye algunos nombres que ya estén en el diccionario y otros que no lo estén.</text:p>
        </text:list-item>
        <text:list-item>
          <text:p text:style-name="P596">Recorre la lista de personas que han hecho la encuesta. Si la han hecho, imprime un mensaje de agradecimiento por responder, si no lo han hecho, imprime un mensaje invitándolas a hacerla.<text:bookmark-end text:name="__DdeLink__5066_928004612"/></text:p>
        </text:list-item>
      </text:list>
      <text:p text:style-name="P268"/>
      <text:p text:style-name="P427">Nesting.</text:p>
      <text:p text:style-name="P273">A veces querrás almacenar múltiples diccionarios en una lista o una lista de elementos como valor en un diccionario. A esto se le conoce como anidar. Puedes anidar diccionarios dentro de una lista, una lista de elementos dentro de un diccionario o incluso un diccionario dentro de otro diccionario. El anidamiento es una característica muy poderosa como demuestran los siguientes ejemplos.</text:p>
      <text:p text:style-name="P273"/>
      <text:p text:style-name="P427">Una lista de diccionarios.</text:p>
      <text:p text:style-name="P427"/>
      <text:p text:style-name="P274">El diccionario alien_0 contiene variedad de información acerca de un alien, pero no tiene espacio para almacenar información acerca de un segundo alien y mucho menos de una pantalla llena de aliens.</text:p>
      <text:p text:style-name="P137"><text:span text:style-name="T105">¿Cómo puedes manejar una flota de alienígenas? Una forma es hacer una lista de aliens en la que cada alien es un diccionario de información </text:span><text:span text:style-name="T106">ese</text:span><text:span text:style-name="T105"> alien. </text:span><text:span text:style-name="T106">Por ejemplo, el siguiente código construye una lista de tres aliens:</text:span></text:p>
      <text:p text:style-name="P275"><draw:frame draw:style-name="fr3" draw:name="Imagen154" text:anchor-type="char" svg:width="10.054cm" svg:height="4.895cm" draw:z-index="154"><draw:image xlink:href="Pictures/100000010000017C000000B92037FAFFB2D718B0.png" xlink:type="simple" xlink:show="embed" xlink:actuate="onLoad" draw:mime-type="image/png"/></draw:frame><text:soft-page-break/></text:p>
      <text:p text:style-name="P275"/>
      <text:p text:style-name="P275"/>
      <text:p text:style-name="P275"/>
      <text:p text:style-name="P275"/>
      <text:p text:style-name="P275"/>
      <text:p text:style-name="P275"/>
      <text:p text:style-name="P275"/>
      <text:p text:style-name="P558"><text:span text:style-name="T46">Primero creamos tres diccionarios, cada uno representando a un alien. Luego almacenamos esos diccionarios en una lista llamada </text:span><text:span text:style-name="T138">aliens</text:span><text:span text:style-name="T46">. Finalmente recorremos la lista e imprimimos cada alien:</text:span></text:p>
      <text:p text:style-name="P276"/>
      <text:p text:style-name="P276"><draw:frame draw:style-name="fr2" draw:name="Imagen155" text:anchor-type="char" svg:width="7.594cm" svg:height="3.069cm" draw:z-index="155"><draw:image xlink:href="Pictures/100000010000011F000000741944C4DD02EBB9BA.png" xlink:type="simple" xlink:show="embed" xlink:actuate="onLoad" draw:mime-type="image/png"/></draw:frame></text:p>
      <text:p text:style-name="P276"/>
      <text:p text:style-name="P276"/>
      <text:p text:style-name="P276"/>
      <text:p text:style-name="P276"/>
      <text:p text:style-name="P276"/>
      <text:p text:style-name="P558"><text:span text:style-name="T46">Un ejemplo más realista podría involucrar más de tres aliens con código que genere automáticamente cada alien. En el siguiente ejemplo utilizamos </text:span><text:span text:style-name="T181">range()</text:span><text:span text:style-name="T46"> para crear una flota de 30 aliens:</text:span></text:p>
      <text:p text:style-name="P276"/>
      <text:p text:style-name="P276"><draw:frame draw:style-name="fr3" draw:name="Imagen156" text:anchor-type="char" svg:width="14.552cm" svg:height="9.313cm" draw:z-index="156"><draw:image xlink:href="Pictures/100000010000022600000160BBC4143B01C81ADC.png" xlink:type="simple" xlink:show="embed" xlink:actuate="onLoad" draw:mime-type="image/png"/></draw:frame></text:p>
      <text:p text:style-name="P275"/>
      <text:p text:style-name="P138"><text:span text:style-name="T106">E</text:span><text:span text:style-name="T107">ste ejemplo comienza con una lista vacía que contendrá todos los aliens que sean creados. La función </text:span><text:span text:style-name="T182">range()</text:span><text:span text:style-name="T107"> devuelve una serie de números que sólo le dice a Python cuántas veces queremos que se repita el bucle. Cada vez que el bucle se ejecuta creamos un nuevo </text:span><text:soft-page-break/><text:span text:style-name="T107">alien y luego lo añadimos a la lista </text:span><text:span text:style-name="T168">aliens</text:span><text:span text:style-name="T107">. A continuación utilizamos un </text:span><text:span text:style-name="T168">slice</text:span><text:span text:style-name="T107"> (devanado) para mostrar los cinco primeros aliens y luego imprimimos la longitud de la lista para demostrar que realmente hemos generado una flota completa de 30 aliens:</text:span></text:p>
      <text:p text:style-name="P277"/>
      <text:p text:style-name="P277"><draw:frame draw:style-name="fr2" draw:name="Imagen157" text:anchor-type="char" svg:width="10.451cm" svg:height="5.424cm" draw:z-index="157"><draw:image xlink:href="Pictures/100000010000018B000000CD6E719A5DBEDB1ADB.png" xlink:type="simple" xlink:show="embed" xlink:actuate="onLoad" draw:mime-type="image/png"/></draw:frame></text:p>
      <text:p text:style-name="P277"/>
      <text:p text:style-name="P277"/>
      <text:p text:style-name="P277"/>
      <text:p text:style-name="P277"/>
      <text:p text:style-name="P277"/>
      <text:p text:style-name="P277"/>
      <text:p text:style-name="P277"/>
      <text:p text:style-name="P275"/>
      <text:p text:style-name="P559"><text:span text:style-name="T106">E</text:span><text:span text:style-name="T46">stos aliens tienen las mismas características pero Python considera a cada uno como un objeto diferente, lo que nos permite modificar cada alien de manera individual.</text:span></text:p>
      <text:p text:style-name="P138"><text:span text:style-name="T107">¿Cómo podríamos trabajar con un grupo de aliens como este? Imagina que un aspecto del juego es que algunos aliens cambien de color y se muevan más rápido a medida que progrese el juego. Cuando sea el momento de cambiar el color, podemos usar un bucle for y una sentencia if para cambiar el color de los aliens. Por ejemplo, para cambiar los primeros tres aliens a amarillo, velocidad media </text:span><text:span text:style-name="T108">que valen 10 puntos cada uno, podemos hacer esto:</text:span></text:p>
      <text:p text:style-name="P278"/>
      <text:p text:style-name="P278"><draw:frame draw:style-name="fr2" draw:name="Imagen158" text:anchor-type="char" svg:width="7.488cm" svg:height="3.175cm" draw:z-index="158"><draw:image xlink:href="Pictures/100000010000011B0000007820DE9BF2E2393E86.png" xlink:type="simple" xlink:show="embed" xlink:actuate="onLoad" draw:mime-type="image/png"/></draw:frame></text:p>
      <text:p text:style-name="P278"/>
      <text:p text:style-name="P278"/>
      <text:p text:style-name="P278"/>
      <text:p text:style-name="P278"/>
      <text:p text:style-name="P278"/>
      <text:p text:style-name="P560"><text:span text:style-name="T106">P</text:span><text:span text:style-name="T46">uesto que queremos modificar los tres primeros aliens, recorremos <text:s/>con un bucle el slice que incluya sólo a los tres primeros aliens. Todos lo aliens son verdes ahora pero no queremos que siempre sea ese el caso, por lo que escribimos una sentencia if para asegurarnos de que sólo estamos modificando los aliens verdes. Si el alien es verde, cambiamos el color a ‘</text:span><text:span text:style-name="T138">yellow</text:span><text:span text:style-name="T46">’, la velocidad a ‘</text:span><text:span text:style-name="T138">medium</text:span><text:span text:style-name="T46">’ y el valor de puntuación a </text:span><text:span text:style-name="T138">10</text:span><text:span text:style-name="T46">, como se muestra en la siguiente salida:</text:span></text:p>
      <text:p text:style-name="P279"/>
      <text:p text:style-name="P279"><draw:frame draw:style-name="fr1" draw:name="Imagen159" text:anchor-type="char" svg:x="2.679cm" svg:y="-0.196cm" svg:width="11.377cm" svg:height="5.292cm" draw:z-index="159"><draw:image xlink:href="Pictures/10000001000001AE000000C88BA0788860917367.png" xlink:type="simple" xlink:show="embed" xlink:actuate="onLoad" draw:mime-type="image/png"/></draw:frame><text:soft-page-break/></text:p>
      <text:p text:style-name="P279"/>
      <text:p text:style-name="P279"/>
      <text:p text:style-name="P279"/>
      <text:p text:style-name="P279"/>
      <text:p text:style-name="P279"/>
      <text:p text:style-name="P279"/>
      <text:p text:style-name="P279"/>
      <text:p text:style-name="P279"/>
      <text:p text:style-name="P139"><text:span text:style-name="T108">Puedes expandir este bucle añadiendo un bloque </text:span><text:span text:style-name="T169">elif</text:span><text:span text:style-name="T108"> que vuelva rojos a los aliens amarillo, la velocidad rápida y </text:span><text:span text:style-name="T109">que valen 15 puntos cada uno. Sin mostrar todo el programa de nuevo, este bucle se parecería a esto:</text:span></text:p>
      <text:p text:style-name="P280"/>
      <text:p text:style-name="P280"><draw:frame draw:style-name="fr2" draw:name="Imagen160" text:anchor-type="char" svg:width="7.885cm" svg:height="5.345cm" draw:z-index="160"><draw:image xlink:href="Pictures/100000010000012A000000CA936A7FE3FB79A28D.png" xlink:type="simple" xlink:show="embed" xlink:actuate="onLoad" draw:mime-type="image/png"/></draw:frame></text:p>
      <text:p text:style-name="P280"/>
      <text:p text:style-name="P280"/>
      <text:p text:style-name="P280"/>
      <text:p text:style-name="P280"/>
      <text:p text:style-name="P280"/>
      <text:p text:style-name="P280"/>
      <text:p text:style-name="P280"/>
      <text:p text:style-name="P279"/>
      <text:p text:style-name="P561"><text:span text:style-name="T46">Es común almacenar un número de diccionarios en una lista cuando cada diccionario contiene muchos tipos de información acerca de un objeto. Por ejemplo, podrías crear un diccionario para cada usuario de un sitio web como hicimos en </text:span><text:span text:style-name="T138">users.py</text:span><text:span text:style-name="T46"> y almacenar diccionarios individuales en una lista llamada </text:span><text:span text:style-name="T138">users</text:span><text:span text:style-name="T46">. Todos los diccionarios de la lista podrían tener una estructura idéntica por lo que podrías recorrer la lista con un bucle y trabajar con cada objeto del diccionario de la misma manera.</text:span></text:p>
      <text:p text:style-name="P281"/>
      <text:p text:style-name="P281"/>
      <text:p text:style-name="P281"/>
      <text:p text:style-name="P428">Un lista en un diccionario.</text:p>
      <text:p text:style-name="P281"/>
      <text:p text:style-name="P281">En lugar de poner un diccionario dentro de una lista, a veces es más práctico poner una lista dentro de un diccionario. Por ejemplo, consideremos cómo podrías describir una pizza que alguien ha pedido. Si sólo usaras una lista, todo lo que realmente podrías <text:soft-page-break/>almacenar sería una lista de los ingredientes de la pizza. Con un diccionario, una lista de ingredientes puede ser sólo uno de los aspectos de la pizza que estás describiendo.</text:p>
      <text:p text:style-name="P561"><text:span text:style-name="T46">En el siguiente ejemplo, se almacenan dos tipos de información para cada pizza: un tipo de corteza y una lista de ingredientes. La lista de ingredientes es un valor asociado con la clave ‘</text:span><text:span text:style-name="T138">toppings</text:span><text:span text:style-name="T46">’. Para usar los elementos de la lista proporcionaremos el nombre del diccionario y la clave ‘toppings’ como lo haríamos con cualquier diccionario. En lugar de devolver un valor simple, obtendremos una lista de ingredientes:</text:span></text:p>
      <text:p text:style-name="P281"><draw:frame draw:style-name="fr1" draw:name="Imagen161" text:anchor-type="char" svg:x="1.859cm" svg:y="0.356cm" svg:width="13.018cm" svg:height="5.689cm" draw:z-index="161"><draw:image xlink:href="Pictures/10000001000001EC000000D7719FC8BA797E9D75.png" xlink:type="simple" xlink:show="embed" xlink:actuate="onLoad" draw:mime-type="image/png"/></draw:frame></text:p>
      <text:p text:style-name="P281"/>
      <text:p text:style-name="P281"/>
      <text:p text:style-name="P281"/>
      <text:p text:style-name="P281"/>
      <text:p text:style-name="P281"/>
      <text:p text:style-name="P281"/>
      <text:p text:style-name="P281"/>
      <text:p text:style-name="P281"/>
      <text:p text:style-name="P281"/>
      <text:p text:style-name="P282">La siguiente salida resume la pizza que vamos a cocinar:</text:p>
      <text:p text:style-name="P282"><draw:frame draw:style-name="fr1" draw:name="Imagen162" text:anchor-type="char" svg:x="0.497cm" svg:y="0.339cm" svg:width="16.007cm" svg:height="2.91cm" draw:z-index="162"><draw:image xlink:href="Pictures/100000010000025D0000006E8A444993FFA882CC.png" xlink:type="simple" xlink:show="embed" xlink:actuate="onLoad" draw:mime-type="image/png"/></draw:frame></text:p>
      <text:p text:style-name="P282">Puedes anidar una lista dentro de un diccionario siempre que quieras asociar más de un valor a una sola clave de diccionario. En el anterior ejemplo de los lenguajes de programación favoritos, si quisiéramos almacenar las respuesta de cada persona en una lista la gente podría elegir más de un lenguaje favorito. Cuando recorremos un diccionario, el valor asociado con cada persona podría se una lista de lenguajes en lugar de un sólo lenguaje. Dentro del bucle for del diccionario otro bucle for para recorrer la lista de lenguajes asociados a cada persona:</text:p>
      <text:p text:style-name="P282"><draw:frame draw:style-name="fr3" draw:name="Imagen163" text:anchor-type="char" svg:width="12.171cm" svg:height="6.588cm" draw:z-index="163"><draw:image xlink:href="Pictures/10000001000001CC000000F9FE722792E09C713F.png" xlink:type="simple" xlink:show="embed" xlink:actuate="onLoad" draw:mime-type="image/png"/></draw:frame><text:soft-page-break/></text:p>
      <text:p text:style-name="P282"/>
      <text:p text:style-name="P282"/>
      <text:p text:style-name="P282"/>
      <text:p text:style-name="P282"/>
      <text:p text:style-name="P282"/>
      <text:p text:style-name="P282"/>
      <text:p text:style-name="P282"/>
      <text:p text:style-name="P282"/>
      <text:p text:style-name="P282"/>
      <text:p text:style-name="P282"/>
      <text:p text:style-name="P562"><text:span text:style-name="T46">Como puedes ver, el valor asociado a cada nombre es ahora una lista. Observa que algunas personas tienen un lenguaje de programación favorito y otras tienen varios. Cuando recorremos el diccionario utilizamos el nombre de variable </text:span><text:span text:style-name="T138">languages</text:span><text:span text:style-name="T46"> para capturar cada valor del diccionario puesto que sabemos que cada valor será una lista. Dentro del bucle principal del diccionario usamos otro bucle </text:span><text:span text:style-name="T138">for</text:span><text:span text:style-name="T46"> para recorrer la lista de lenguajes favoritos de cada persona. </text:span><text:span text:style-name="T110">Ahora cada persona puede enumerar tantos lenguajes favoritos como desee:</text:span></text:p>
      <text:p text:style-name="P283"/>
      <text:p text:style-name="P283"><draw:frame draw:style-name="fr2" draw:name="Imagen164" text:anchor-type="char" svg:width="7.435cm" svg:height="9.737cm" draw:z-index="164"><draw:image xlink:href="Pictures/1000000100000119000001705F8BE190926386F1.png" xlink:type="simple" xlink:show="embed" xlink:actuate="onLoad" draw:mime-type="image/png"/></draw:frame></text:p>
      <text:p text:style-name="P283"/>
      <text:p text:style-name="P283"/>
      <text:p text:style-name="P283"/>
      <text:p text:style-name="P283"/>
      <text:p text:style-name="P283"/>
      <text:p text:style-name="P283"/>
      <text:p text:style-name="P283"/>
      <text:p text:style-name="P282"/>
      <text:p text:style-name="P282"/>
      <text:p text:style-name="P282"/>
      <text:p text:style-name="P282"/>
      <text:p text:style-name="P282"/>
      <text:p text:style-name="P282"/>
      <text:p text:style-name="P282"/>
      <text:p text:style-name="P563"><text:span text:style-name="T46">Para redefinir este programa más allá incluso, podrías incluir una sentencia if al principio del bucle for del diccionario para ver si cada persona tiene más de un lenguaje favorito atendiendo al valor de </text:span><text:soft-page-break/><text:span text:style-name="T138">len(languages)</text:span><text:span text:style-name="T46">. Si lo tienen, la salida quedará igual, pero si sólo tienen uno se puede cambiar la redacción para que muestre la frase en singular: “</text:span><text:span text:style-name="T138">Sarah’s favorite language is C.</text:span><text:span text:style-name="T46">”</text:span></text:p>
      <text:p text:style-name="P284"/>
      <text:p text:style-name="P284"><draw:frame draw:style-name="fr3" draw:name="Imagen165" text:anchor-type="char" svg:width="13.018cm" svg:height="8.546cm" draw:z-index="165"><draw:image xlink:href="Pictures/10000001000001EC00000143AEEB4D74C8ACC9F5.png" xlink:type="simple" xlink:show="embed" xlink:actuate="onLoad" draw:mime-type="image/png"/></draw:frame><draw:frame draw:style-name="fr1" draw:name="Imagen166" text:anchor-type="char" svg:x="4.77cm" svg:y="9.149cm" svg:width="7.461cm" svg:height="7.805cm" draw:z-index="166"><draw:image xlink:href="Pictures/100000010000011A000001270C8679054DDC411A.png" xlink:type="simple" xlink:show="embed" xlink:actuate="onLoad" draw:mime-type="image/png"/></draw:frame></text:p>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563"><text:span text:style-name="T135">NOTA:</text:span><text:span text:style-name="T46"> No deberías anidar las listas y diccionarios demasiado profundo. </text:span><text:span text:style-name="T111">Si lo haces o estás trabajando con el código de otra persona con niveles significativos de anidamiento, lo más probable es que exista una manera más sencilla de resolver el problema.</text:span></text:p>
      <text:p text:style-name="P285"/>
      <text:p text:style-name="P286">Un diccionario en un diccionario.</text:p>
      <text:p text:style-name="P286">Puedes anidar un diccionario dentro de otro diccionario, pero tu código puede volverse complicado rápidamente cuando lo hagas. Por ejemplo, si tienes mucho usuarios para un sitio web, cada uno con un nombre de usuario distinto, puedes utilizar los nombres de usuario como claves. Luego puedes almacenar información de cada usuario utilizando un diccionario como valor asociado con su <text:soft-page-break/>nombre de usuario. En el siguiente listado, almacenamos tres piezas de información de cada usuario: su nombre, apellido y ubicación. Accederemos a esta información recorriendo los nombres de usuario y el diccionario de información asociado con cada uno de ellos:</text:p>
      <text:p text:style-name="P286"/>
      <text:p text:style-name="P286"><draw:frame draw:style-name="fr2" draw:name="Imagen167" text:anchor-type="char" svg:width="12.753cm" svg:height="11.642cm" draw:z-index="167"><draw:image xlink:href="Pictures/10000001000001E2000001B846E711E524F6FC73.png" xlink:type="simple" xlink:show="embed" xlink:actuate="onLoad" draw:mime-type="image/png"/></draw:frame></text:p>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564"><text:span text:style-name="T46">Primero definimos un diccionario llamado </text:span><text:span text:style-name="T138">users</text:span><text:span text:style-name="T46"> con dos claves: una para cada nombre de usuario ‘</text:span><text:span text:style-name="T138">aeinstein</text:span><text:span text:style-name="T46">’ y ‘</text:span><text:span text:style-name="T138">mcurie</text:span><text:span text:style-name="T46">’. El valor asociado con cada clave es un diccionario que incluye el nombre, apellido y ubicación de cada usuario. Al recorrer el diccionario, Python asigna cada clave a la variable </text:span><text:span text:style-name="T138">username</text:span><text:span text:style-name="T46"> y el diccionario asociado con cada nombre de usuario es asignado a la variable </text:span><text:span text:style-name="T138">user_info</text:span><text:span text:style-name="T46">. Una vez dentro del bucle principal </text:span><text:span text:style-name="T112">del diccionario</text:span><text:span text:style-name="T46">, imprimimos el nombre de usuario. </text:span></text:p>
      <text:p text:style-name="P565"><text:span text:style-name="T46">A continuación empezamos accediendo al diccionario interno. </text:span><text:span text:style-name="T113">La variable user_info que contiene el diccionario con la información del usuario, tiene tres claves: ‘first’, ‘second’ y ‘location’. Utilizaremos cada clave para generar un formato limpio del nombre completo y la ubicación de cada persona y luego imprimiremos un resume de todo lo que conocemos de cada una:</text:span></text:p>
      <text:p text:style-name="P287"/>
      <text:p text:style-name="P287"><draw:frame draw:style-name="fr3" draw:name="Imagen168" text:anchor-type="char" svg:width="7.329cm" svg:height="5.398cm" draw:z-index="168"><draw:image xlink:href="Pictures/1000000100000115000000CC71C6DE3056477904.png" xlink:type="simple" xlink:show="embed" xlink:actuate="onLoad" draw:mime-type="image/png"/></draw:frame><text:soft-page-break/></text:p>
      <text:p text:style-name="P287"/>
      <text:p text:style-name="P287"/>
      <text:p text:style-name="P287"/>
      <text:p text:style-name="P287"/>
      <text:p text:style-name="P287"/>
      <text:p text:style-name="P287"/>
      <text:p text:style-name="P287"/>
      <text:p text:style-name="P287"/>
      <text:p text:style-name="P566"><text:span text:style-name="T46">Observa que la estructura de cada diccionario de usuario es idéntica. Aunque Python </text:span><text:span text:style-name="T114">no lo requiere</text:span><text:span text:style-name="T46">, </text:span><text:span text:style-name="T114">esta estructura facilita el trabajo con diccionarios anidados. Si cada usuario del diccionario tiene diferentes claves, el código dentro del bucle </text:span><text:span text:style-name="T170">for</text:span><text:span text:style-name="T114"> podrías ser más complicado.</text:span></text:p>
      <text:p text:style-name="P288"/>
      <text:p text:style-name="P31">Ejercicios – Try it yourself.</text:p>
      <text:p text:style-name="P289"/>
      <text:p text:style-name="P567"><text:span text:style-name="T46">6-7. People: </text:span><text:bookmark-start text:name="__DdeLink__5551_1176098622"/><text:span text:style-name="T46">Comienza con el programa que escribiste en el ejercicio </text:span><text:span text:style-name="T116">6</text:span><text:span text:style-name="T46">-1. Haz dos nuevo</text:span><text:span text:style-name="T116">s</text:span><text:span text:style-name="T46"> diccionarios representando a diferentes personas y almacena los tres diccionarios en una lista llamada </text:span><text:span text:style-name="T138">people</text:span><text:span text:style-name="T46">. Recorre tu lista de personas. A medida que recorras la lista, imprime todo lo que sepas de cada persona.</text:span><text:bookmark-end text:name="__DdeLink__5551_1176098622"/></text:p>
      <text:p text:style-name="P289"/>
      <text:p text:style-name="P567"><text:span text:style-name="T46">6-8. Pets: </text:span><text:bookmark-start text:name="__DdeLink__5553_1176098622"/><text:span text:style-name="T46">Haz varios diccionarios donde cada uno represente a una mascota diferente. En cada uno incluye el tipo de animal y el nombre del propietario. Almacena esos diccionarios en una lista llamada </text:span><text:span text:style-name="T138">pets</text:span><text:span text:style-name="T46">. A continuación, mientras recorres la lista imprime todo lo que sepas de cada mascota.</text:span><text:bookmark-end text:name="__DdeLink__5553_1176098622"/></text:p>
      <text:p text:style-name="P289"/>
      <text:p text:style-name="P140"><text:span text:style-name="T114">6-9. Favorite Places. </text:span><text:bookmark-start text:name="__DdeLink__5556_1176098622"/><text:span text:style-name="T114">Haz un diccionario llamado </text:span><text:span text:style-name="T170">favorite_places</text:span><text:span text:style-name="T114">. </text:span><text:span text:style-name="T115">Piensa tres nombres para usar como claves en el diccionario y almacena de uno a tres lugares favoritos para cada persona. Para hacer este ejercicio un poco más interesante, pregunta a algunos amigos el nombre de unos cuantos de sus lugares favoritos. Recorre el diccionario e imprime el nombre de cada persona y sus lugares favoritos.</text:span><text:bookmark-end text:name="__DdeLink__5556_1176098622"/></text:p>
      <text:p text:style-name="P290"/>
      <text:p text:style-name="P568"><text:span text:style-name="T46">6-10. Favorite Numbers: </text:span><text:bookmark-start text:name="__DdeLink__5558_1176098622"/><text:span text:style-name="T46">Modifica el programa del ejercicio 6-2 para que cada persona pueda tener más de un número favorito. Luego imprime el nombre de cada persona con sus números favoritos.</text:span><text:bookmark-end text:name="__DdeLink__5558_1176098622"/></text:p>
      <text:p text:style-name="P291"><text:soft-page-break/></text:p>
      <text:p text:style-name="P141"><text:span text:style-name="T115">6-11. Cities: </text:span><text:bookmark-start text:name="__DdeLink__5560_1176098622"/><text:span text:style-name="T115">Haz un diccionario llamado </text:span><text:span text:style-name="T171">cities</text:span><text:span text:style-name="T115">. Usa el nombre de tres ciudades como claves de tu diccionario. Crea un diccionario de información de cada ciudad e incluye el país donde está esa ciudad, su población aproximada y un dato de la ciudad. Las claves para cada diccionario de ciudades podría ser algo como </text:span><text:span text:style-name="T171">country</text:span><text:span text:style-name="T115">, </text:span><text:span text:style-name="T171">population</text:span><text:span text:style-name="T115"> and </text:span><text:span text:style-name="T171">fact</text:span><text:span text:style-name="T115">. Imprime el nombre de cada ciudad y toda la información que hayas almacenado sobre ella.</text:span><text:bookmark-end text:name="__DdeLink__5560_1176098622"/></text:p>
      <text:p text:style-name="P291"/>
      <text:p text:style-name="P568"><text:span text:style-name="T46">6-12. Extensions: </text:span><text:bookmark-start text:name="__DdeLink__5562_1176098622"/><text:span text:style-name="T46">Ahora estamos trabajando con ejemplos lo suficientemente complejos como para que se puedan ampliar de muchas maneras. Utiliza un programa de ejemplo de este capítulo y amplíalo añadiendo nuevas claves y valores, cambiando el contexto del programa y mejorando el formato de salida.</text:span><text:bookmark-end text:name="__DdeLink__5562_1176098622"/></text:p>
      <text:p text:style-name="P291"/>
      <text:p text:style-name="P291"/>
      <text:p text:style-name="P12">Capítulo 7. Entradas de usuario y bucles while.</text:p>
      <text:p text:style-name="P292"/>
      <text:p text:style-name="P292">Muchos programas están escritos para resolver un problema del usuario final. Para hacerlo, necesitas normalmente algo de información del usuario, por ejemplo, digamos que alguien quiere saber si tiene la edad suficiente para votar. Si escribes un programa que responda a esta pregunta, necesitarás saber la edad del usuario antes de dar una respuesta. El programa tendrá que pedirle al usuario que <text:span text:style-name="T240">introduzca o ingrese su edad. Una vez que el programa tiene esta entrada puede compararla con la edad de voto para comprobar si el usuario tiene la edad suficiente para votar y luego informar del resultado.</text:span></text:p>
      <text:p text:style-name="P292"/>
      <text:p text:style-name="P429">Cómo trabaja la función input().</text:p>
      <text:p text:style-name="P294"/>
      <text:p text:style-name="P294">La función <text:span text:style-name="T18">input()</text:span> detiene tu programa a espera al usuario para que introduzca el siguiente texto. Una vez que Python recibe la entrada del usuario, asigna esa entrada a una variable que ha sido declarada para que trabajes con ella.</text:p>
      <text:p text:style-name="P294">Por ejemplo, el siguiente programa le pide al usuario que introduzca algún texto, después el mensaje será mostrado de vuelta en la pantalla del usuario.</text:p>
      <text:p text:style-name="P294"/>
      <text:p text:style-name="P294"><draw:frame draw:style-name="fr2" draw:name="Imagen169" text:anchor-type="char" svg:width="11.086cm" svg:height="1.138cm" draw:z-index="169"><draw:image xlink:href="Pictures/10000001000001A30000002BC630C4D9E1DAC3DD.png" xlink:type="simple" xlink:show="embed" xlink:actuate="onLoad" draw:mime-type="image/png"/></draw:frame></text:p>
      <text:p text:style-name="P294"><text:soft-page-break/></text:p>
      <text:p text:style-name="P294"/>
      <text:p text:style-name="P294">La función <text:span text:style-name="T18">input()</text:span> tiene un argumento: el <text:span text:style-name="T1">prompt</text:span>, o instrucciones, que queremos mostrar al usuario para que sepa qué hacer. <text:span text:style-name="T241">En este ejemplo, cuando Python ejecuta la primera línea el usuario puede ver en el </text:span><text:span text:style-name="T7">prompt</text:span><text:span text:style-name="T241"> “</text:span><text:span text:style-name="T7">Dime algo y lo repetiré para ti: </text:span><text:span text:style-name="T241">”. El programa espera hasta que el usuario introduce su respuesta y continúa después de pulsar </text:span><text:span text:style-name="T7">ENTER</text:span><text:span text:style-name="T241">. La respuesta se asigna a la variable </text:span><text:span text:style-name="T7">message</text:span><text:span text:style-name="T241"> y a continuación </text:span><text:span text:style-name="T7">print(message)</text:span><text:span text:style-name="T241"> lo muestra la entrada en pantalla al usuario.</text:span></text:p>
      <text:p text:style-name="P294"/>
      <text:p text:style-name="P294"><draw:frame draw:style-name="fr2" draw:name="Imagen170" text:anchor-type="char" svg:width="12.726cm" svg:height="2.593cm" draw:z-index="170"><draw:image xlink:href="Pictures/10000001000001E10000006276C6603001612EF0.png" xlink:type="simple" xlink:show="embed" xlink:actuate="onLoad" draw:mime-type="image/png"/></draw:frame></text:p>
      <text:p text:style-name="P294"/>
      <text:p text:style-name="P294"/>
      <text:p text:style-name="P294"/>
      <text:p text:style-name="P294"/>
      <text:p text:style-name="P295">NOTA: Sublime Text y otros editores no ejecutan programas que soliciten la entrada al usuario. Puedes utilizar estos editores para escribir programas, pero necesitarás ejecutarlos en una terminal.</text:p>
      <text:p text:style-name="P295"/>
      <text:p text:style-name="P430">Escribir mensajes claros.</text:p>
      <text:p text:style-name="P295"/>
      <text:p text:style-name="P295">Cada vez que utilizas la función <text:span text:style-name="T18">input()</text:span>, podrías incluir mensaje limpio, <text:span text:style-name="T1">easy-to follow</text:span>, que diga al usuario qué tipo de información estás buscando exactamente. Cualquier frase que diga al usuario que entrada podría funcionar. Por ejemplo:</text:p>
      <text:p text:style-name="P295"/>
      <text:p text:style-name="P295"><draw:frame draw:style-name="fr2" draw:name="Imagen171" text:anchor-type="char" svg:width="10.292cm" svg:height="1.217cm" draw:z-index="171"><draw:image xlink:href="Pictures/10000001000001850000002EC912DDB8C7358E1F.png" xlink:type="simple" xlink:show="embed" xlink:actuate="onLoad" draw:mime-type="image/png"/></draw:frame></text:p>
      <text:p text:style-name="P295"/>
      <text:p text:style-name="P294"/>
      <text:p text:style-name="P294"/>
      <text:p text:style-name="P295"/>
      <text:p text:style-name="P295"/>
      <text:p text:style-name="P295">Añade un espacio al final de tus mensajes (después de los dos puntos en el ejemplo anterior) para separar el mensaje de la respuesta del usuario y ponerle más fácil a tu usuario dónde tiene que introducir su texto: </text:p>
      <text:p text:style-name="P295"/>
      <text:p text:style-name="P295"><draw:frame draw:style-name="fr2" draw:name="Imagen172" text:anchor-type="char" svg:width="8.52cm" svg:height="2.54cm" draw:z-index="172"><draw:image xlink:href="Pictures/10000001000001420000006025C82DEFF29FF950.png" xlink:type="simple" xlink:show="embed" xlink:actuate="onLoad" draw:mime-type="image/png"/></draw:frame></text:p>
      <text:p text:style-name="P291"><text:soft-page-break/></text:p>
      <text:p text:style-name="P291"/>
      <text:p text:style-name="P291"/>
      <text:p text:style-name="P291"/>
      <text:p text:style-name="P296">A veces querrás escribir un mensaje más largo que una sola línea. Por ejemplo, puedes querer decirle al usuario por qué estás pidiéndola determinada entrada de datos. Puedes asignar tu mensaje a una variable y pasar esa variable a la función <text:span text:style-name="T18">input()</text:span>. Esto te permite construir tu mensaje de varias líneas y después escribir una sentencia <text:span text:style-name="T18">input()</text:span> limpia:</text:p>
      <text:p text:style-name="P296"/>
      <text:p text:style-name="P296"><draw:frame draw:style-name="fr2" draw:name="Imagen173" text:anchor-type="char" svg:width="16.51cm" svg:height="3.016cm" draw:z-index="173"><draw:image xlink:href="Pictures/1000000100000270000000722381969D9168005B.png" xlink:type="simple" xlink:show="embed" xlink:actuate="onLoad" draw:mime-type="image/png"/></draw:frame></text:p>
      <text:p text:style-name="P296">Este ejemplo muestra una manera de construir una cadena multi-línea. <text:s/>La primera línea asigna la primera parte del mensaje a la variable <text:span text:style-name="T1">prompt</text:span>. En la segunda línea, el operador += coge la cadena que ha sido asignada a <text:span text:style-name="T1">prompt</text:span> y la añade a la nueva cadena al final.</text:p>
      <text:p text:style-name="P297">El mensaje abarca ahora dos líneas, de nuevo con un espacio después de la pregunta que marca para una mayor claridad.</text:p>
      <text:p text:style-name="P297"/>
      <text:p text:style-name="P297"><draw:frame draw:style-name="fr2" draw:name="Imagen174" text:anchor-type="char" svg:width="14.208cm" svg:height="3.149cm" draw:z-index="174"><draw:image xlink:href="Pictures/100000010000021900000077ADEE4E04A3393120.png" xlink:type="simple" xlink:show="embed" xlink:actuate="onLoad" draw:mime-type="image/png"/></draw:frame></text:p>
      <text:p text:style-name="P297"/>
      <text:p text:style-name="P297"/>
      <text:p text:style-name="P297"/>
      <text:p text:style-name="P297"/>
      <text:p text:style-name="P297"/>
      <text:p text:style-name="P431">Utilizar <text:span text:style-name="T1">int()</text:span> para aceptar entradas numéricas.</text:p>
      <text:p text:style-name="P297"/>
      <text:p text:style-name="P297">Cuando usas la función <text:span text:style-name="T18">input()</text:span>, Python interpreta cualquier cadena que introduzca el usuario. <text:bookmark-start text:name="__DdeLink__17353_4109806381"/>Considera la siguiente sesión de interpretación que pregunta por la edad al usuario:<text:bookmark-end text:name="__DdeLink__17353_4109806381"/></text:p>
      <text:p text:style-name="P297"><draw:frame draw:style-name="fr1" draw:name="Imagen175" text:anchor-type="char" svg:x="4.743cm" svg:y="0.407cm" svg:width="7.514cm" svg:height="1.138cm" draw:z-index="175"><draw:image xlink:href="Pictures/100000010000011C0000002BF70E0655E3A9135B.png" xlink:type="simple" xlink:show="embed" xlink:actuate="onLoad" draw:mime-type="image/png"/></draw:frame></text:p>
      <text:p text:style-name="P297"/>
      <text:p text:style-name="P291"/>
      <text:p text:style-name="P291"/>
      <text:p text:style-name="P291"><text:soft-page-break/></text:p>
      <text:p text:style-name="P291"><draw:frame draw:style-name="fr1" draw:name="Imagen176" text:anchor-type="char" svg:x="4.77cm" svg:y="0.085cm" svg:width="7.461cm" svg:height="2.461cm" draw:z-index="176"><draw:image xlink:href="Pictures/100000010000011A0000005DBBA9A0B7423F297E.png" xlink:type="simple" xlink:show="embed" xlink:actuate="onLoad" draw:mime-type="image/png"/></draw:frame></text:p>
      <text:p text:style-name="P291"/>
      <text:p text:style-name="P297"/>
      <text:p text:style-name="P297"/>
      <text:p text:style-name="P297"/>
      <text:p text:style-name="P297">El usuario introduce el número 21, pero cuando Python preguntemos a Python por el valor de la edad devolverá ‘21’, la cadena que representa el valor numérico introducido. Sabemos que Python ha interpretado la entrada como una cadena porque el número está encerrado entre llaves. Si todo lo que necesitas es imprimir la entrada, esto funcionará. Pero si intentas usar la entrada como un numero obtendrás un error:</text:p>
      <text:p text:style-name="P297"><draw:frame draw:style-name="fr1" draw:name="Imagen177" text:anchor-type="char" svg:x="4.745cm" svg:y="0.326cm" svg:width="7.435cm" svg:height="1.085cm" draw:z-index="177"><draw:image xlink:href="Pictures/100000010000011900000029B6B9D58712F10204.png" xlink:type="simple" xlink:show="embed" xlink:actuate="onLoad" draw:mime-type="image/png"/></draw:frame></text:p>
      <text:p text:style-name="P297"/>
      <text:p text:style-name="P297"/>
      <text:p text:style-name="P297"><draw:frame draw:style-name="fr4" draw:name="Imagen178" text:anchor-type="char" svg:width="17cm" svg:height="2.884cm" draw:z-index="178"><draw:image xlink:href="Pictures/10000001000003AF000000A04BDBA2BDAA94051A.png" xlink:type="simple" xlink:show="embed" xlink:actuate="onLoad" draw:mime-type="image/png"/></draw:frame></text:p>
      <text:p text:style-name="P298">Cuando intentas utilizar la entrada para hacer una comparación numérica, Python genera un error porque no se pueden comparar cadenas con enteros: la cadena ‘<text:span text:style-name="T1">21</text:span>’ asignada a ‘<text:span text:style-name="T1">age</text:span>’ no se puede comparar con el valor numérico 18.</text:p>
      <text:p text:style-name="P298">Podemos resolver este problema utilizando la función <text:span text:style-name="T18">int()</text:span> que le dice a Python que trate la entrada como un valor numérico. La función <text:span text:style-name="T18">int()</text:span> convierte una cadena representando a un número en una representación numérica, como se muestra a continuación: </text:p>
      <text:p text:style-name="P298"/>
      <text:p text:style-name="P298"><draw:frame draw:style-name="fr2" draw:name="Imagen179" text:anchor-type="char" svg:width="7.329cm" svg:height="1.852cm" draw:z-index="179"><draw:image xlink:href="Pictures/100000010000011500000046C64A799B7153F9D8.png" xlink:type="simple" xlink:show="embed" xlink:actuate="onLoad" draw:mime-type="image/png"/></draw:frame><text:s/></text:p>
      <text:p text:style-name="P297"/>
      <text:p text:style-name="P297"/>
      <text:p text:style-name="P297"/>
      <text:p text:style-name="P297"><draw:frame draw:style-name="fr2" draw:name="Imagen180" text:anchor-type="char" svg:width="7.488cm" svg:height="2.566cm" draw:z-index="180"><draw:image xlink:href="Pictures/100000010000011B000000613D3F184EB12DCEE4.png" xlink:type="simple" xlink:show="embed" xlink:actuate="onLoad" draw:mime-type="image/png"/></draw:frame></text:p>
      <text:p text:style-name="P297"/>
      <text:p text:style-name="P297"/>
      <text:p text:style-name="P297"/>
      <text:p text:style-name="P297"/>
      <text:p text:style-name="P297"><text:soft-page-break/></text:p>
      <text:p text:style-name="P298">En este ejemplo, cuando introducimos 21 en el mensaje, Python interpreta el número como una cadena, pero el valor es convertido a representación numérica con <text:span text:style-name="T18">int()</text:span>. Ahora Python puede ejecutar el test condicional: comparar la edad (que representa el valor numérico 21) y 18 para ver si ‘<text:span text:style-name="T1">age</text:span>’ es mayor o igual que 18. Esta prueba se evalúa a <text:span text:style-name="T18">True</text:span>.</text:p>
      <text:p text:style-name="P299">¿Cómo se usa la función <text:span text:style-name="T18">int()</text:span> en un programa real? Considera un programa que determine si una persona es lo suficientemente alta <text:span text:style-name="T242">para subir a una montaña rusa:</text:span></text:p>
      <text:p text:style-name="P299"/>
      <text:p text:style-name="P299"><draw:frame draw:style-name="fr2" draw:name="Imagen181" text:anchor-type="char" svg:width="13.07cm" svg:height="4.313cm" draw:z-index="181"><draw:image xlink:href="Pictures/10000001000001EE000000A3819300D89C538938.png" xlink:type="simple" xlink:show="embed" xlink:actuate="onLoad" draw:mime-type="image/png"/></draw:frame></text:p>
      <text:p text:style-name="P299"/>
      <text:p text:style-name="P299"/>
      <text:p text:style-name="P299"/>
      <text:p text:style-name="P299"/>
      <text:p text:style-name="P299"/>
      <text:p text:style-name="P299"/>
      <text:p text:style-name="P299"/>
      <text:p text:style-name="P300">El programa puede comparar <text:span text:style-name="T1">height</text:span> con 48 porque <text:span text:style-name="T1">height = int(height)</text:span> convierte el valor introducido a representación numérica antes de hacer la comparación. Si el número introducido es igual o mayor a 48, decimos que el usuario es lo suficientemente alto:</text:p>
      <text:p text:style-name="P300"/>
      <text:p text:style-name="P300"><draw:frame draw:style-name="fr2" draw:name="Imagen182" text:anchor-type="char" svg:width="8.943cm" svg:height="3.069cm" draw:z-index="182"><draw:image xlink:href="Pictures/1000000100000152000000740985A0A56D64DA1E.png" xlink:type="simple" xlink:show="embed" xlink:actuate="onLoad" draw:mime-type="image/png"/></draw:frame></text:p>
      <text:p text:style-name="P300"/>
      <text:p text:style-name="P300"/>
      <text:p text:style-name="P300"/>
      <text:p text:style-name="P300"/>
      <text:p text:style-name="P300"/>
      <text:p text:style-name="P300">Cuando uses entradas numéricas para hacer cálculos y comparaciones asegúrate de convertir primero la entrada a representación numérica.</text:p>
      <text:p text:style-name="P300"/>
      <text:p text:style-name="P432">El operador módulo %.</text:p>
      <text:p text:style-name="P300"/>
      <text:p text:style-name="P300">Una herramienta muy útil para trabajar con valores numéricos es el operador módulo (%), que divide un número entre otro y devuelve el resto.</text:p>
      <text:p text:style-name="P300"><text:soft-page-break/></text:p>
      <text:p text:style-name="P300">El operador módulo no te dice cuántas veces un número encaja en otro, sólo te dice cuál es su resto.</text:p>
      <text:p text:style-name="P300">Cuando un número es divisible por otro, el resto es 0, por lo que el operador módulo siempre devolverá 0. <text:span text:style-name="T243">Puedes utilizar esta circunstancia para determinar si un número es par o impar.</text:span></text:p>
      <text:p text:style-name="P300"><draw:frame draw:style-name="fr1" draw:name="Imagen183" text:anchor-type="char" svg:x="1.304cm" svg:y="0.201cm" svg:width="14.393cm" svg:height="4.048cm" draw:z-index="183"><draw:image xlink:href="Pictures/1000000100000220000000999A5A6853160BE2A1.png" xlink:type="simple" xlink:show="embed" xlink:actuate="onLoad" draw:mime-type="image/png"/></draw:frame></text:p>
      <text:p text:style-name="P300"/>
      <text:p text:style-name="P300"/>
      <text:p text:style-name="P300"/>
      <text:p text:style-name="P300"/>
      <text:p text:style-name="P300"/>
      <text:p text:style-name="P300"/>
      <text:p text:style-name="P300"/>
      <text:p text:style-name="P301">Los pares siempre son divisibles entre dos por lo que si el módulo de un número es cero (<text:span text:style-name="T1">if number % 2 == 0</text:span>) el número es par. De otra manera es impar.</text:p>
      <text:p text:style-name="P301"/>
      <text:p text:style-name="P301"><draw:frame draw:style-name="fr2" draw:name="Imagen184" text:anchor-type="char" svg:width="11.271cm" svg:height="3.096cm" draw:z-index="184"><draw:image xlink:href="Pictures/10000001000001AA00000075D8F2F823C18EFE5D.png" xlink:type="simple" xlink:show="embed" xlink:actuate="onLoad" draw:mime-type="image/png"/></draw:frame></text:p>
      <text:p text:style-name="P301"/>
      <text:p text:style-name="P301"/>
      <text:p text:style-name="P301"/>
      <text:p text:style-name="P301"/>
      <text:p text:style-name="P301"/>
      <text:p text:style-name="P301"/>
      <text:p text:style-name="P32">Ejercicios – Try it yourself.</text:p>
      <text:p text:style-name="P301"/>
      <text:p text:style-name="P301">7-1. Rental Car: <text:bookmark-start text:name="__DdeLink__17360_4109806381"/>Escribe un programa que pregunte al usuario qué tipo de coche quiere. Imprime un mensaje sobre el coche como “<text:span text:style-name="T1">Déjame ver si puedo encontrarte un Subaru.</text:span>”<text:bookmark-end text:name="__DdeLink__17360_4109806381"/></text:p>
      <text:p text:style-name="P301"/>
      <text:p text:style-name="P142"><text:span text:style-name="T117">7-2. Restaurant Seating: </text:span><text:bookmark-start text:name="__DdeLink__17362_4109806381"/><text:span text:style-name="T117">Escribe un programa que pregunte al usuario cuántas personas serán en el grupo de la cena. Si la respuesta es más de 8, imprime un mensaje diciendo que tendrán que esperar una mesa libre, en caso contrario infórmales que hay mesa disponible.</text:span><text:bookmark-end text:name="__DdeLink__17362_4109806381"/></text:p>
      <text:p text:style-name="P301"/>
      <text:p text:style-name="P569"><text:span text:style-name="T46">7-3. Múltiples of Ten: </text:span><text:bookmark-start text:name="__DdeLink__17364_4109806381"/><text:span text:style-name="T46">Pregunta al usuario por un número y dile so el número es múltiplo de 10 o no. </text:span><text:bookmark-end text:name="__DdeLink__17364_4109806381"/></text:p>
      <text:p text:style-name="P301"/>
      <text:p text:style-name="P300"><text:soft-page-break/></text:p>
      <text:p text:style-name="P433">Introducción a los bucles <text:span text:style-name="T1">while</text:span>.</text:p>
      <text:p text:style-name="P302"/>
      <text:p text:style-name="P143"><text:span text:style-name="T118">El bucle for toma una colección de elementos y ejecuta un bloque de código para cada uno de los elementos de la colección. </text:span><text:span text:style-name="T119">Por el contrario</text:span><text:span text:style-name="T118">, el bucle while </text:span><text:span text:style-name="T119">se ejecuta siempre y cuando o mientras que, una determinada</text:span><text:span text:style-name="T118"> </text:span><text:span text:style-name="T119">condición sea verdadera.</text:span></text:p>
      <text:p text:style-name="P304"/>
      <text:p text:style-name="P434">El bucle while en acción.</text:p>
      <text:p text:style-name="P303"/>
      <text:p text:style-name="P303">Puedes usar el bucle while para contar a través de una serie de números. Por ejemplo, el siguiente bucle while cuenta del 1 al 5:</text:p>
      <text:p text:style-name="P303"/>
      <text:p text:style-name="P303"><draw:frame draw:style-name="fr2" draw:name="Imagen185" text:anchor-type="char" svg:width="6.033cm" svg:height="3.175cm" draw:z-index="185"><draw:image xlink:href="Pictures/10000001000000E400000078F285DCB4428F96A2.png" xlink:type="simple" xlink:show="embed" xlink:actuate="onLoad" draw:mime-type="image/png"/></draw:frame></text:p>
      <text:p text:style-name="P302"/>
      <text:p text:style-name="P300"/>
      <text:p text:style-name="P300"/>
      <text:p text:style-name="P300"/>
      <text:p text:style-name="P300"/>
      <text:p text:style-name="P300"/>
      <text:p text:style-name="P303">En la primera línea empezamos contando desde 1 asignando a <text:span text:style-name="T1">current_number</text:span> el valor 1. El bucle while entonces está configurado para ejecutarse mientras que el valor de <text:s/><text:span text:style-name="T1">current_number</text:span> sea menor o igual que 5. El código dentro del bucle imprime el valor de <text:s/><text:span text:style-name="T1">current_number</text:span> y luego le añade 1 con ‘<text:span text:style-name="T1">+= 1</text:span>’ (el operador += es un atajo para indicar <text:span text:style-name="T1">current_number = current_number + 1</text:span>).</text:p>
      <text:p text:style-name="P303">Python repite el bucle mientras que la condición <text:s/><text:span text:style-name="T1">current_number &lt;= 5</text:span> es verdadera. Puesto que 1 es menor que 5, Python imprime 1 y luego añade 1, haciendo que el número actual sea 2. Puesto que 2 es menor que 5, Python imprime 2 y añade de nuevo 1 haciendo que el número actual sea 3 y así sucesivamente. Una vez que el valor de <text:s/><text:span text:style-name="T1">current_number</text:span> es mayor que 5, el bucle se detiene y el programa finaliza:</text:p>
      <text:p text:style-name="P303"><draw:frame draw:style-name="fr1" draw:name="Imagen186" text:anchor-type="char" svg:x="4.875cm" svg:y="0.284cm" svg:width="7.25cm" svg:height="4.101cm" draw:z-index="186"><draw:image xlink:href="Pictures/10000001000001120000009BAC70A247C05A22BB.png" xlink:type="simple" xlink:show="embed" xlink:actuate="onLoad" draw:mime-type="image/png"/></draw:frame></text:p>
      <text:p text:style-name="P303"/>
      <text:p text:style-name="P303"/>
      <text:p text:style-name="P303"/>
      <text:p text:style-name="P303"/>
      <text:p text:style-name="P303"/>
      <text:p text:style-name="P300"><text:soft-page-break/></text:p>
      <text:p text:style-name="P305">Lo más probable es que los programas que uses a diario contengan bucles while. Por ejemplo, un juego necesita un bucle while para seguir ejecutándose tanto tiempo como quieras estar jugando por lo que puede dejar de hacerlo en el momento en que le pidas que se detenga. Los programas no serían divertidos de usar si se detuvieran antes de que les dijéramos que hagan o se mantuvieran funcionando incluso después de que queramos detenerlos por lo que los bucles while son muy útiles.</text:p>
      <text:p text:style-name="P305"/>
      <text:p text:style-name="P435">Permitir al usuario elegir cuándo acabar.</text:p>
      <text:p text:style-name="P305"/>
      <text:p text:style-name="P305">Podemos hacer que el programa <text:span text:style-name="T1">parrot.py</text:span> se ejecute tanto tiempo como el usuario quiera poniendo la mayor parte del programa dentro de un bucle while. Definiremos un valor de detención y luego mantendremos el programa ejecutándose mientras que el usuario no introduzca dicho valor de detención.</text:p>
      <text:p text:style-name="P305"/>
      <text:p text:style-name="P305"><draw:frame draw:style-name="fr2" draw:name="Imagen187" text:anchor-type="char" svg:width="12.753cm" svg:height="4.736cm" draw:z-index="187"><draw:image xlink:href="Pictures/10000001000001E2000000B3685B6076562C922F.png" xlink:type="simple" xlink:show="embed" xlink:actuate="onLoad" draw:mime-type="image/png"/></draw:frame></text:p>
      <text:p text:style-name="P305"/>
      <text:p text:style-name="P305"/>
      <text:p text:style-name="P305"/>
      <text:p text:style-name="P305"/>
      <text:p text:style-name="P305"/>
      <text:p text:style-name="P305"/>
      <text:p text:style-name="P305"/>
      <text:p text:style-name="P305"/>
      <text:p text:style-name="P144"><text:span text:style-name="T120">Primero definimos un mensaje que dice al usuario sus dos opciones: introducir un mensaje o introducir ‘</text:span><text:span text:style-name="T172">quit</text:span><text:span text:style-name="T120">’ para finalizar el programa. Luego configuramos una variable </text:span><text:span text:style-name="T172">message</text:span><text:span text:style-name="T120"> para hacer un seguimiento de los valores que introduce el usuario. Definimos </text:span><text:span text:style-name="T172">message</text:span><text:span text:style-name="T120"> como una cadena vacía “” por lo que Python tienen algo que comprobar la primera ve que alcanza la línea </text:span><text:span text:style-name="T172">while</text:span><text:span text:style-name="T120">. La primera vez que el programa se ejecuta y Python alcanza la sentencia </text:span><text:span text:style-name="T172">while</text:span><text:span text:style-name="T120">, necesita comparar el valor de </text:span><text:span text:style-name="T172">message</text:span><text:span text:style-name="T120"> con ‘</text:span><text:span text:style-name="T172">quit</text:span><text:span text:style-name="T120">’ pero el usuario no ha introducido nada todavía. Si Python no tuviera nada con qué comparar no podría continuar ejecutando el programa. Para resolver este problema nos aseguramos de proporcionar un valor inicial a </text:span><text:span text:style-name="T172">message</text:span><text:span text:style-name="T120">. </text:span><text:span text:style-name="T121">Aunque sólo es una cadena vacía, para Python tendrá sentido y le permitirá realizar la comprobación que hace que el </text:span><text:soft-page-break/><text:span text:style-name="T121">bucle </text:span><text:span text:style-name="T173">while</text:span><text:span text:style-name="T121"> funcione. El bucle while se ejecuta mientras que el valor de </text:span><text:span text:style-name="T173">message</text:span><text:span text:style-name="T121"> no sea ‘</text:span><text:span text:style-name="T173">quit</text:span><text:span text:style-name="T121">’.</text:span></text:p>
      <text:p text:style-name="P570"><text:span text:style-name="T46">La primera vez que recorremos el bucle, message sólo es una cadena vacía, por lo que Python entra en el bucle. En </text:span><text:span text:style-name="T138">message = input(prompt)</text:span><text:span text:style-name="T46">, Python muestra el mensaje por pantalla y espera a que el usuario introduzca su entrada. Lo que sea que el usuario introduzca será asignado a message e impreso. Mientras que el usuario no introduzca ‘quit’, el mensaje se mostrará de nuevo y Python esperará más entradas. Cuando el usuario finalmente introduzca ‘quit’, Python detendrá la ejecución del bucle while y finalizará el programa:</text:span></text:p>
      <text:p text:style-name="P306"/>
      <text:p text:style-name="P306"><draw:frame draw:style-name="fr2" draw:name="Imagen188" text:anchor-type="char" svg:width="13.335cm" svg:height="8.07cm" draw:z-index="188"><draw:image xlink:href="Pictures/10000001000001F80000013139D548E92D585F4E.png" xlink:type="simple" xlink:show="embed" xlink:actuate="onLoad" draw:mime-type="image/png"/></draw:frame></text:p>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145"><text:span text:style-name="T121">Este programa funciona bien salvo porque imprime la palabra ‘</text:span><text:span text:style-name="T173">quit</text:span><text:span text:style-name="T121">’ como si fuera un mensaje más que introduce el usuario para mostrarlo y no queremos que lo haga ya que es el valor que finaliza el bucle. Una simple comprobación </text:span><text:span text:style-name="T173">if</text:span><text:span text:style-name="T121"> lo soluciona:</text:span></text:p>
      <text:p text:style-name="P306"/>
      <text:p text:style-name="P306"><draw:frame draw:style-name="fr2" draw:name="Imagen189" text:anchor-type="char" svg:width="12.938cm" svg:height="5.874cm" draw:z-index="189"><draw:image xlink:href="Pictures/10000001000001E9000000DE8E4F57D6654B7292.png" xlink:type="simple" xlink:show="embed" xlink:actuate="onLoad" draw:mime-type="image/png"/></draw:frame></text:p>
      <text:p text:style-name="P306"/>
      <text:p text:style-name="P306"/>
      <text:p text:style-name="P306"/>
      <text:p text:style-name="P306"/>
      <text:p text:style-name="P306"/>
      <text:p text:style-name="P306"/>
      <text:p text:style-name="P306"/>
      <text:p text:style-name="P306"/>
      <text:p text:style-name="P571"><text:soft-page-break/><text:span text:style-name="T121">A</text:span><text:span text:style-name="T46">hora el programa hace una comprobación rápida antes de mostrar el mensaje por pantalla y sólo lo imprime si no coincide con ‘</text:span><text:span text:style-name="T138">quit</text:span><text:span text:style-name="T46">’.</text:span></text:p>
      <text:p text:style-name="P307"/>
      <text:p text:style-name="P502"><text:span text:style-name="T131">Utilizar un </text:span><text:span text:style-name="T180">flag</text:span><text:span text:style-name="T131">.</text:span></text:p>
      <text:p text:style-name="P307"/>
      <text:p text:style-name="P307">En el ejemplo anterior teníamos un programa que realizaba ciertas tareas mientras que la condición dada fuera verdadera. Pero ¿qué sucedería en programas más complicados en los que diferentes eventos pudiera provocar que el programa se detuviera?</text:p>
      <text:p text:style-name="P571"><text:span text:style-name="T121">P</text:span><text:span text:style-name="T46">or ejemplo, en un juego, cantidad de eventos diferentes podrían finalizarlo. Cuando el jugador se queda sin barcos, su tiempo se agota o las ciudades que se supone que debe proteger están todas destruidas, el juego debería terminar. Necesita finalizar si sucede cualquiera de esos eventos. Si son muchos los eventos que pueden hacer que el programa se detenga, intentar verificar todas esas condiciones en un sólo bucle while se puede volver complicado y dificultoso.</text:span></text:p>
      <text:p text:style-name="P307"/>
      <text:p text:style-name="P572"><text:span text:style-name="T46">Para un programa que puede ejecutarse sólo mientras que las condiciones sean verdaderas, puedes definir una variable que determine si </text:span><text:span text:style-name="T122">todo </text:span><text:span text:style-name="T46">el programa está activo o no. </text:span><text:span text:style-name="T122">Esta variable, llamada </text:span><text:span text:style-name="T174">flag</text:span><text:span text:style-name="T122">(bandera), actúa como una señal para el programa. Podemos escribir nuestros programas para que se ejecuten mientras que </text:span><text:span text:style-name="T174">flag</text:span><text:span text:style-name="T122"> está configurado a </text:span><text:span text:style-name="T174">True</text:span><text:span text:style-name="T122"> y detenerlos cuando cualquiera de los muchos eventos establezcan el valor de </text:span><text:span text:style-name="T174">flag</text:span><text:span text:style-name="T122"> a </text:span><text:span text:style-name="T174">False</text:span><text:span text:style-name="T122">. Como resultado, todas nuestras sentencias while necesitan comprobar una sola condición: si el </text:span><text:span text:style-name="T174">flag</text:span><text:span text:style-name="T122"> está actualmente a </text:span><text:span text:style-name="T174">True</text:span><text:span text:style-name="T122"> o no. Entonces, todas nuestras otras comprobaciones (para ver si ha ocurrido un evento que haya configurado el </text:span><text:span text:style-name="T174">flag</text:span><text:span text:style-name="T122"> a </text:span><text:span text:style-name="T174">False</text:span><text:span text:style-name="T122">) <text:s/>se pueden organizar limpiamente en el resto del programa.</text:span></text:p>
      <text:p text:style-name="P308"/>
      <text:p text:style-name="P146"><text:span text:style-name="T122">Añadamos un flag a </text:span><text:span text:style-name="T174">parrot.py</text:span><text:span text:style-name="T122"> de la sección anterior. Este </text:span><text:span text:style-name="T174">flag</text:span><text:span text:style-name="T122">, que llamaremos </text:span><text:span text:style-name="T174">active</text:span><text:span text:style-name="T122">, (piensa que puedes llamarlo como quieras) monitoreará si el programa puede seguir ejecutándose o no:</text:span></text:p>
      <text:p text:style-name="P308"/>
      <text:p text:style-name="P306"><draw:frame draw:style-name="fr3" draw:name="Imagen190" text:anchor-type="char" svg:width="12.832cm" svg:height="7.064cm" draw:z-index="190"><draw:image xlink:href="Pictures/10000001000001E50000010BAB4CFE832806AD36.png" xlink:type="simple" xlink:show="embed" xlink:actuate="onLoad" draw:mime-type="image/png"/></draw:frame><text:soft-page-break/></text:p>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147"><text:span text:style-name="T121">H</text:span><text:span text:style-name="T123">emos configurado la variable active a </text:span><text:span text:style-name="T175">True</text:span><text:span text:style-name="T123"> por lo que el programa comienza con un estado activo. Al hacerlo, la instrucción while es más sencilla porque no se realiza ninguna comparación en la propia instrucción while; la lógica es cuidadosa en otras partes del programa. </text:span><text:span text:style-name="T124">Mientras la variable active siga siendo </text:span><text:span text:style-name="T176">True</text:span><text:span text:style-name="T124"> el bucle continuará ejecutándose.</text:span></text:p>
      <text:p text:style-name="P573"><text:span text:style-name="T46">En la sentencia if, dentro del bucle while, comprobamos el valor de </text:span><text:span text:style-name="T138">message</text:span><text:span text:style-name="T46"> una ve que el usuario ha introducido su entrada. Si el usuario introduce ‘</text:span><text:span text:style-name="T138">quit</text:span><text:span text:style-name="T46">’ configuramos ‘</text:span><text:span text:style-name="T138">quit</text:span><text:span text:style-name="T46">’ a </text:span><text:span text:style-name="T138">False</text:span><text:span text:style-name="T46"> y el bucle se detiene. Si el usuario introduce cualquier otra cosa diferente a ‘</text:span><text:span text:style-name="T138">quit</text:span><text:span text:style-name="T46">’, </text:span><text:span text:style-name="T125">imprimiremos su entrada como un mensaje.</text:span></text:p>
      <text:p text:style-name="P574"><text:span text:style-name="T46">Este programa tiene la misma salida que el ejemplo anterior donde hemos colocado la comprobación condicional directamente en la sentencia while. Pero ahora tenemos un flag que nos indica si el todo el programa está en estado activo, sería más sencillo añadir más test (como sentencias </text:span><text:span text:style-name="T138">elif</text:span><text:span text:style-name="T46">) <text:s/>para eventos que podrían causar que active se volviera </text:span><text:span text:style-name="T138">False</text:span><text:span text:style-name="T46">. Esto es útil en programas complicados como juegos en los que puede haber muchos eventos que podrían, cada uno, detener el programa. Cuando uno de esos eventos cause que el flag se vuelva </text:span><text:span text:style-name="T138">False</text:span><text:span text:style-name="T46">, el juego principal se saldrá del bucle, se podría mostrar un mensaje de </text:span><text:span text:style-name="T138">Game Over</text:span><text:span text:style-name="T46"> y el jugador podría tener la opción de jugar de nuevo.</text:span></text:p>
      <text:p text:style-name="P309"/>
      <text:p text:style-name="P503"><text:span text:style-name="T131">Utilizar </text:span><text:span text:style-name="T180">break</text:span><text:span text:style-name="T131"> para salir del bucle.</text:span></text:p>
      <text:p text:style-name="P310"/>
      <text:p text:style-name="P148"><text:span text:style-name="T126">Para salir de un bucle while inmediatamente sin ejecutar ningún código restante en el bucle, independientemente de los resultados de cualquier prueba condicional, utiliza la instrucción </text:span><text:span text:style-name="T183">break</text:span><text:span text:style-name="T126">. La </text:span><text:soft-page-break/><text:span text:style-name="T126">instrucción </text:span><text:span text:style-name="T177">break</text:span><text:span text:style-name="T126"> direcciona el flujo de tu programa; puedes utilizarla para controlar qué líneas de código son ejecutadas y cuáles no, por lo que el programa ejecutará el código que tú quieras cuando tú quieras.</text:span></text:p>
      <text:p text:style-name="P575"><text:span text:style-name="T46">Por ejemplo, considera un programa que pregunte al usuario sobre los lugares que ha visitado. Podemos detener el bucle while en este programa llamando a </text:span><text:span text:style-name="T138">break</text:span><text:span text:style-name="T46"> tan pronto como el usuario introduzca el valor ‘</text:span><text:span text:style-name="T138">quit</text:span><text:span text:style-name="T46">’:</text:span></text:p>
      <text:p text:style-name="P310"><draw:frame draw:style-name="fr2" draw:name="Imagen191" text:anchor-type="char" svg:width="16.219cm" svg:height="6.006cm" draw:z-index="191"><draw:image xlink:href="Pictures/1000000100000265000000E35229520B80522AE6.png" xlink:type="simple" xlink:show="embed" xlink:actuate="onLoad" draw:mime-type="image/png"/></draw:frame></text:p>
      <text:p text:style-name="P576"><text:span text:style-name="T46">Un bucle que comienza con </text:span><text:span text:style-name="T138">while</text:span><text:span text:style-name="T46"> a </text:span><text:span text:style-name="T138">True</text:span><text:span text:style-name="T46"> siempre se ejecutará a menos que alcance una instrucción </text:span><text:span text:style-name="T138">break</text:span><text:span text:style-name="T46">. El bucle en este programa continúa pidiendo al usuario que introduzca los nombres de las ciudades en las que ha estado hasta que teclee ‘</text:span><text:span text:style-name="T138">quit</text:span><text:span text:style-name="T46">’. Cuando lo hace se ejecuta la instrucción </text:span><text:span text:style-name="T138">break</text:span><text:span text:style-name="T46"> provocando que Python se salga del bucle.</text:span></text:p>
      <text:p text:style-name="P312"/>
      <text:p text:style-name="P312"><draw:frame draw:style-name="fr2" draw:name="Imagen192" text:anchor-type="char" svg:width="13.679cm" svg:height="7.197cm" draw:z-index="192"><draw:image xlink:href="Pictures/1000000100000205000001101063EEB069C8727B.png" xlink:type="simple" xlink:show="embed" xlink:actuate="onLoad" draw:mime-type="image/png"/></draw:frame></text:p>
      <text:p text:style-name="P312"/>
      <text:p text:style-name="P312"/>
      <text:p text:style-name="P312"/>
      <text:p text:style-name="P312"/>
      <text:p text:style-name="P312"/>
      <text:p text:style-name="P312"/>
      <text:p text:style-name="P312"/>
      <text:p text:style-name="P312"/>
      <text:p text:style-name="P312"/>
      <text:p text:style-name="P310"/>
      <text:p text:style-name="P310"/>
      <text:p text:style-name="P576"><text:span text:style-name="T135">NOTA:</text:span><text:span text:style-name="T46"> Puedes utiliza la instrucción break en cualquier bucle de Python. Por ejemplo, podrías usar break para salir de un bucle for <text:s/>que esté recorriendo una lista o un diccionario.</text:span></text:p>
      <text:p text:style-name="P310"><text:soft-page-break/></text:p>
      <text:p text:style-name="P504"><text:span text:style-name="T131">Usar </text:span><text:span text:style-name="T180">continue</text:span><text:span text:style-name="T131"> en un bucle.</text:span></text:p>
      <text:p text:style-name="P312"/>
      <text:p text:style-name="P312">En lugar de salir de un bucle por completo sin ejecutar el resto del código, puedes usar la instrucción continue para volver al principio del bucle en función del resultado de un test condicional. Por ejemplo, considera un bucle que cuente los números del 1 al 10 pero sólo imprima los impares de ese rango: </text:p>
      <text:p text:style-name="P312"/>
      <text:p text:style-name="P312"><draw:frame draw:style-name="fr2" draw:name="Imagen193" text:anchor-type="char" svg:width="6.8cm" svg:height="4.18cm" draw:z-index="193"><draw:image xlink:href="Pictures/10000001000001010000009ED647FEED183F88F9.png" xlink:type="simple" xlink:show="embed" xlink:actuate="onLoad" draw:mime-type="image/png"/></draw:frame></text:p>
      <text:p text:style-name="P312"/>
      <text:p text:style-name="P312"/>
      <text:p text:style-name="P312"/>
      <text:p text:style-name="P312"/>
      <text:p text:style-name="P312"/>
      <text:p text:style-name="P312"/>
      <text:p text:style-name="P312"/>
      <text:p text:style-name="P577"><text:span text:style-name="T127">P</text:span><text:span text:style-name="T46">rimero inicializamos </text:span><text:span text:style-name="T138">current_number</text:span><text:span text:style-name="T46"> a 0. Puesto que es menor de 10, Python entra en el bucle. Una vez dentro, incrementa su valor a 1, por lo que </text:span><text:span text:style-name="T138">current_number</text:span><text:span text:style-name="T46"> ahora es 1. A continuación la sentencia </text:span><text:span text:style-name="T138">if</text:span><text:span text:style-name="T46"> comprueba el módulo de </text:span><text:span text:style-name="T138">current_number</text:span><text:span text:style-name="T46"> y 2. Si el módulo es cero la instrucción </text:span><text:span text:style-name="T138">continue</text:span><text:span text:style-name="T46"> le dice a Python que ignore el resto del bucle vuelva al principio. Si el número actual no es divisible entre dos el resto del bucle se ejecuta y Python imprime al número actual:</text:span></text:p>
      <text:p text:style-name="P313"/>
      <text:p text:style-name="P313"><draw:frame draw:style-name="fr2" draw:name="Imagen194" text:anchor-type="char" svg:width="7.303cm" svg:height="4.26cm" draw:z-index="194"><draw:image xlink:href="Pictures/1000000100000114000000A1AABB7552A08AD4AB.png" xlink:type="simple" xlink:show="embed" xlink:actuate="onLoad" draw:mime-type="image/png"/></draw:frame></text:p>
      <text:p text:style-name="P313"/>
      <text:p text:style-name="P313"/>
      <text:p text:style-name="P313"/>
      <text:p text:style-name="P313"/>
      <text:p text:style-name="P313"/>
      <text:p text:style-name="P313"/>
      <text:p text:style-name="P313"/>
      <text:p text:style-name="P437"/>
      <text:p text:style-name="P437"/>
      <text:p text:style-name="P437">Evitar bucles infinitos.</text:p>
      <text:p text:style-name="P313"/>
      <text:p text:style-name="P313"><text:soft-page-break/>Cualquier bucle while necesita una forma de detenerse porque si no se ejecutaría para siempre. Por ejemplo, este bucle podría contar de 1 a 5:</text:p>
      <text:p text:style-name="P313"/>
      <text:p text:style-name="P577"><draw:frame draw:style-name="fr2" draw:name="Imagen195" text:anchor-type="char" svg:width="3.016cm" svg:height="2.434cm" draw:z-index="195"><draw:image xlink:href="Pictures/10000001000000720000005C6640207AEA532F98.png" xlink:type="simple" xlink:show="embed" xlink:actuate="onLoad" draw:mime-type="image/png"/></draw:frame></text:p>
      <text:p text:style-name="P313"/>
      <text:p text:style-name="P313"/>
      <text:p text:style-name="P313"/>
      <text:p text:style-name="P313"/>
      <text:p text:style-name="P313">Pero si accidentalmente omitimos la línea x += 1 (como se muestra a continuación), el bucle se ejecutará para siempre.</text:p>
      <text:p text:style-name="P313"/>
      <text:p text:style-name="P313"><draw:frame draw:style-name="fr2" draw:name="Imagen196" text:anchor-type="char" svg:width="3.069cm" svg:height="1.905cm" draw:z-index="196"><draw:image xlink:href="Pictures/10000001000000740000004850187C9BFF08D6C9.png" xlink:type="simple" xlink:show="embed" xlink:actuate="onLoad" draw:mime-type="image/png"/></draw:frame></text:p>
      <text:p text:style-name="P313"/>
      <text:p text:style-name="P313"/>
      <text:p text:style-name="P313"/>
      <text:p text:style-name="P313">Esto sucede porque el valor de x que comienza en 1, nunca cambiaría por lo que la condición del while siempre sería True.</text:p>
      <text:p text:style-name="P577"><text:span text:style-name="T46">Todos los programadores escriben un bucle infinito de vez en cuando, </text:span><text:span text:style-name="T128">especialmente cuando los bucles de los programas tienen sutiles condiciones de salida. Si tu programa se atasca en un bucle infinito, presiona CTRL + C o sencillamente cierra la ventana del terminal en la que estés mostrando tu programa.</text:span></text:p>
      <text:p text:style-name="P149"><text:span text:style-name="T127">P</text:span><text:span text:style-name="T128">ara evitar escribir bucles infinitos, prueba cada bucle </text:span><text:span text:style-name="T178">while</text:span><text:span text:style-name="T128"> y asegúrate de que el bucle se detiene cuando se espera que lo haga. <text:s/>Si quieres que tu programa finalice cuando el usuario introduzca cierto valor, ejecuta el programa e introduce ese valor. Si el programa no finaliza, examina la forma en la que tu programa debería hacer que el bucle se cierre. Asegúrate de que al menos una parte del programa haga que la condición del bucle sea falsa o provoca una para llegar a una instrucción </text:span><text:span text:style-name="T178">break</text:span><text:span text:style-name="T128">.</text:span></text:p>
      <text:p text:style-name="P312"/>
      <text:p text:style-name="P578"><text:span text:style-name="T137">N</text:span><text:span text:style-name="T135">OTA:</text:span><text:span text:style-name="T46"> Sublime Text y otros editores tienen embebida una ventana de salida. Esto puede dificultar detener un bucle infinito y podrías tener que cerrar el editor para finalizar el bucle. Intenta clicar en el área de salida del editor antes de presionar CTRL + C y tal vez puedas cancelar el bucle infinito.</text:span></text:p>
      <text:p text:style-name="P312"/>
      <text:p text:style-name="P34"/>
      <text:p text:style-name="P34"/>
      <text:p text:style-name="P49"><text:soft-page-break/><text:span text:style-name="T205">E</text:span><text:span text:style-name="T204">jercicios – Try it yourself.</text:span></text:p>
      <text:p text:style-name="P314"/>
      <text:p text:style-name="P149"><text:span text:style-name="T128">7-4. Pizza Toppings: </text:span><text:bookmark-start text:name="__DdeLink__6914_1514985959"/><text:span text:style-name="T129">Escribe un bucle que solicite al usuario proporcionar una serie de ingredientes para pizza hasta que introduzca el valor ‘</text:span><text:span text:style-name="T179">quit</text:span><text:span text:style-name="T129">’. A medida que introduce cada ingrediente, imprime un mensaje que diga que se agregará ese ingrediente a su pizza.</text:span><text:bookmark-end text:name="__DdeLink__6914_1514985959"/></text:p>
      <text:p text:style-name="P315"/>
      <text:p text:style-name="P579"><text:span text:style-name="T46">7-5. Movie Tickets: </text:span><text:bookmark-start text:name="__DdeLink__6916_1514985959"/><text:span text:style-name="T46">Un ci</text:span><text:span text:style-name="T130">ne</text:span><text:span text:style-name="T46"> tiene diferentes precios de entrada dependiendo de la edad de las personas. Si una persona es menor de 3 años, la entrada es gratis; si tiene entre 3 y 12 cuesta 10 euros; y para los mayores de 12, 15 euros. Escribe un bucle que pregunte la edad al usuario y luego infórmales del coste de su entrada.</text:span><text:bookmark-end text:name="__DdeLink__6916_1514985959"/></text:p>
      <text:p text:style-name="P316"/>
      <text:p text:style-name="P316">7-6. Three Exists: <text:bookmark-start text:name="__DdeLink__7321_434134393"/>Escribe diferentes versiones de los ejercicios 7-4 o 7-5, para que hagan lo siguiente al menos una vez:</text:p>
      <text:p text:style-name="P316"/>
      <text:list xml:id="list3951631235" text:style-name="L23">
        <text:list-item>
          <text:p text:style-name="P597">Utiliza un test condicional en la instrucción while para detener el bucle.</text:p>
        </text:list-item>
        <text:list-item>
          <text:p text:style-name="P597">Utiliza una variable activa para controlar cuánto tiempo se ejecuta el bucle.</text:p>
        </text:list-item>
        <text:list-item>
          <text:p text:style-name="P597">Utiliza una sentencia break para salir del bucle cuando el usuario introduzca el valor ‘quit’.<text:bookmark-end text:name="__DdeLink__7321_434134393"/></text:p>
        </text:list-item>
      </text:list>
      <text:p text:style-name="P316"/>
      <text:p text:style-name="P316">7-6. Infinity: <text:bookmark-start text:name="__DdeLink__7323_434134393"/>Escribe un bucle que no termine nunca y ejecútalo. (Para finalizarlo pulsa CTRL + C o cierra la ventana de ejecución del bucle.<text:bookmark-end text:name="__DdeLink__7323_434134393"/><text:span text:style-name="T244">)</text:span></text:p>
      <text:p text:style-name="P316"/>
      <text:p text:style-name="P438">Utilizar un bucle while con listas y diccionarios.</text:p>
      <text:p text:style-name="P317"/>
      <text:p text:style-name="P317">Hasta ahora, hemos estado trabajando sólo con una parte de información de usuario a la vez. Recibimos la entrada del usuario y luego imprimimos la salida o respondemos a ella. <text:span text:style-name="T245">La próxima vez que recorramos el bucle while recibiremos otro valor de entrada y responde a eso. Pero para mantener un seguimiento de muchos partes de información de usuarios necesitaremos utilizar listas y diccionarios con nuestros bucles while.</text:span></text:p>
      <text:p text:style-name="P318">Un bucle for es efectivo para recorrer una lista, pero no deberías modificar una lista dentro de un bucle for porque Python tendrá <text:soft-page-break/>problemas para realizar un seguimiento de los elementos de la lista. Para modificar una lista a medida que avances en ella, utiliza un bucle while. Utilizar un bucle while con listas y diccionarios te permite coleccionar, almacenar y organizar muchas de entradas para examinar e informar más tarde.</text:p>
      <text:p text:style-name="P318"/>
      <text:p text:style-name="P439">Mover elementos de una lista a otra.</text:p>
      <text:p text:style-name="P318"/>
      <text:p text:style-name="P318">Considera una lista de nuevos usuarios registrados pero que aún sin verificar para un sitio web. Después de verificar esos usuarios, ¿cómo podemos moverlos a una lista separada de usuarios confirmados? Una forma podría ser usar un bucle while para extraer usuarios de la lista de usuarios no confirmados a medida que los verificamos y después añadirlo a una lista separada de usuarios confirmados. Así es como se vería este código:</text:p>
      <text:p text:style-name="P318"/>
      <text:p text:style-name="P311"><draw:frame draw:style-name="fr2" draw:name="Imagen197" text:anchor-type="char" svg:width="13.785cm" svg:height="10.98cm" draw:z-index="197"><draw:image xlink:href="Pictures/10000001000002090000019F0DC11B95FF4E8F7F.png" xlink:type="simple" xlink:show="embed" xlink:actuate="onLoad" draw:mime-type="image/png"/></draw:frame></text:p>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9">Comenzamos con una lista de usuarios sin <text:s/>confirmar (Alice, Brian y Candace) y una lista vacía para completarla con usuarios confirmados. El bucle while se ejecuta mientras que la lista de <text:span text:style-name="T1">unconfirmed_users</text:span> no esté vacía. Dentro de este bucle, la función pop() elimina los usuarios no verificados una vez desde el final desde el final de <text:span text:style-name="T1">unconfirmed_users</text:span>. Aquí, debido a que Candace es <text:soft-page-break/>la última de la lista unconfirmed_users, su nombre será el primero en ser eliminado, asignado a <text:span text:style-name="T1">current_users</text:span> y añadido a la lista de <text:span text:style-name="T1">confirmed_users</text:span>. Después Brian <text:s/>luego Alice.</text:p>
      <text:p text:style-name="P319">Simulamos la confirmación de cada usuario imprimiendo un mensaje de verificación y añadiéndolos luego a la lista de usuario confirmados. <text:span text:style-name="T246">A medida que la lista de usuarios no confirmados se reduce, la lista de usuarios confirmados crece. Cuando la lista de usuarios no confirmados esté vacía el bucle se detiene y se imprime la lista de usuarios confirmados.</text:span></text:p>
      <text:p text:style-name="P319"/>
      <text:p text:style-name="P319"><draw:frame draw:style-name="fr1" draw:name="Imagen198" text:anchor-type="char" svg:x="4.135cm" svg:y="-0.106cm" svg:width="8.731cm" svg:height="6.218cm" draw:z-index="198"><draw:image xlink:href="Pictures/100000010000014A000000EB3B23C18DFBFD0D39.png" xlink:type="simple" xlink:show="embed" xlink:actuate="onLoad" draw:mime-type="image/png"/></draw:frame></text:p>
      <text:p text:style-name="P319"/>
      <text:p text:style-name="P319"/>
      <text:p text:style-name="P319"/>
      <text:p text:style-name="P319"/>
      <text:p text:style-name="P319"/>
      <text:p text:style-name="P319"/>
      <text:p text:style-name="P319"/>
      <text:p text:style-name="P319"/>
      <text:p text:style-name="P319"/>
      <text:p text:style-name="P319"/>
      <text:p text:style-name="P440">Eliminar todas las instancias de un valor específico de una lista.</text:p>
      <text:p text:style-name="P320"/>
      <text:p text:style-name="P320">En el capítulo 3 usábamos <text:span text:style-name="T1">remove()</text:span> para eliminar un valor específico de una lista. La función remove() nos fue bien porque el valor que estábamos buscando aparecía sólo una vez en la lista. Pero ¿qué ocurre si queremos eliminar todas las instancias de el valor de una lista?.</text:p>
      <text:p text:style-name="P320">Digamos que tienes una lista de mascotas con el valor ‘<text:span text:style-name="T1">cat</text:span>’ repetido varias veces. Para eliminar todas las instancias de ese valor, puedes ejecutar un bucle while hasta que ‘<text:span text:style-name="T1">cat</text:span>’ no aparezca más <text:span text:style-name="T247">en la lista, como se muestra a continuación:</text:span></text:p>
      <text:p text:style-name="P320"/>
      <text:p text:style-name="P320"><draw:frame draw:style-name="fr1" draw:name="Imagen199" text:anchor-type="char" svg:x="1.503cm" svg:y="0.196cm" svg:width="13.996cm" svg:height="4.445cm" draw:z-index="199"><draw:image xlink:href="Pictures/1000000100000211000000A89B750B98E80DF102.png" xlink:type="simple" xlink:show="embed" xlink:actuate="onLoad" draw:mime-type="image/png"/></draw:frame></text:p>
      <text:p text:style-name="P320"/>
      <text:p text:style-name="P320"/>
      <text:p text:style-name="P320"/>
      <text:p text:style-name="P320"/>
      <text:p text:style-name="P320"/>
      <text:p text:style-name="P320"/>
      <text:p text:style-name="P320"><text:soft-page-break/></text:p>
      <text:p text:style-name="P321">Comenzamos con una lista que contiene múltiples instancias de ‘<text:span text:style-name="T1">cat</text:span>’. Después de imprimir la lista, Python introduce el bucle while porque encuentra el valor en la lista al menos una vez. Una vez dentro del bucle, Python elimina la primera instancia de ‘<text:span text:style-name="T1">cat</text:span>’, vuelve a la línea del while y luego vuelve a entrar en el bucle cuando encuentra que ‘<text:span text:style-name="T1">cat</text:span>’ todavía está en la lista. Elimina cada instancia de ‘<text:span text:style-name="T1">cat</text:span>’ hasta que el valor no vuelve a aparecer en la lista, momento en el que Python sale del bucle e imprime la lista nuevamente:</text:p>
      <text:p text:style-name="P321"/>
      <text:p text:style-name="P321"><draw:frame draw:style-name="fr1" draw:name="Imagen200" text:anchor-type="char" svg:x="2.244cm" svg:y="-0.069cm" svg:width="12.515cm" svg:height="2.725cm" draw:z-index="200"><draw:image xlink:href="Pictures/10000001000001D900000067E9E5E50D5FBD6355.png" xlink:type="simple" xlink:show="embed" xlink:actuate="onLoad" draw:mime-type="image/png"/></draw:frame></text:p>
      <text:p text:style-name="P321"/>
      <text:p text:style-name="P321"/>
      <text:p text:style-name="P321"/>
      <text:p text:style-name="P321"/>
      <text:p text:style-name="P441">Completando un diccionario con entradas de usuario.</text:p>
      <text:p text:style-name="P321"/>
      <text:p text:style-name="P321">Puedes solicitar tantas entradas como necesites en cada paso a través del bucle while. Hagamos un programa de sondeo en el que a todo aquel que pase por el bucle se le solicite el nombre y la respuesta del solicitante. <text:span text:style-name="T248">Almacenaremos los datos que hemos recopilado en un diccionario puesto que queremos vincular cada respuesta con un usuario en particular:</text:span></text:p>
      <text:p text:style-name="P321"/>
      <text:p text:style-name="P321"><draw:frame draw:style-name="fr3" draw:name="Imagen201" text:anchor-type="char" svg:width="11.492cm" svg:height="9.084cm" draw:z-index="201"><draw:image xlink:href="Pictures/1000000100000276000001F212C51B8B6351C11E.png" xlink:type="simple" xlink:show="embed" xlink:actuate="onLoad" draw:mime-type="image/png"/></draw:frame></text:p>
      <text:p text:style-name="P321"/>
      <text:p text:style-name="P321"/>
      <text:p text:style-name="P321"/>
      <text:p text:style-name="P321"/>
      <text:p text:style-name="P321"/>
      <text:p text:style-name="P321"/>
      <text:p text:style-name="P321"/>
      <text:p text:style-name="P321"/>
      <text:p text:style-name="P321"/>
      <text:p text:style-name="P321"/>
      <text:p text:style-name="P321"/>
      <text:p text:style-name="P321"/>
      <text:p text:style-name="P321"/>
      <text:p text:style-name="P321"/>
      <text:p text:style-name="P321"><text:soft-page-break/></text:p>
      <text:p text:style-name="P322">El programa primero define un diccionario vacío <text:s/>(responses) y configura un flag (<text:span text:style-name="T1">polling_active</text:span>) para indicar que la encuesta esta activa. Mientras <text:span text:style-name="T1">polling_active</text:span> esté a <text:span text:style-name="T1">True</text:span>, Python ejecutará el código dentro del bucle.</text:p>
      <text:p text:style-name="P322">En el bucle, <text:span text:style-name="T249">se le pide al usuario que introduzca su nombre y una montaña que le gustaría escalar. Esa información es almacenada en el diccionario responses y se le pregunta al usuario si desea o no mantener la encuesta en ejecución. </text:span></text:p>
      <text:p text:style-name="P323">Si introduce ‘si’, el programa entra en el bucle <text:span text:style-name="T18">while</text:span> de nuevo. Si introduce ‘no’ el flag <text:span text:style-name="T1">polling_active</text:span> se configura a False, el bucle <text:span text:style-name="T18">while</text:span> detiene su ejecución, y el bloque de código final muestra en pantalla los resultados de la encuesta.</text:p>
      <text:p text:style-name="P323">Si ejecutas este programa e introduces respuestas de ejemplo, podrías obtener una salida como esta:</text:p>
      <text:p text:style-name="P323"/>
      <text:p text:style-name="P323"><draw:frame draw:style-name="fr2" draw:name="Imagen202" text:anchor-type="char" svg:width="12.647cm" svg:height="7.805cm" draw:z-index="202"><draw:image xlink:href="Pictures/10000001000001DE000001271A5F591A30C2FEB5.png" xlink:type="simple" xlink:show="embed" xlink:actuate="onLoad" draw:mime-type="image/png"/></draw:frame></text:p>
      <text:p text:style-name="P323"/>
      <text:p text:style-name="P323"/>
      <text:p text:style-name="P323"/>
      <text:p text:style-name="P323"/>
      <text:p text:style-name="P323"/>
      <text:p text:style-name="P323"/>
      <text:p text:style-name="P323"/>
      <text:p text:style-name="P323"/>
      <text:p text:style-name="P323"/>
      <text:p text:style-name="P323"/>
      <text:p text:style-name="P323"/>
      <text:p text:style-name="P323"/>
      <text:p text:style-name="P323"/>
      <text:p text:style-name="P33">Ejercicios – Try it yourself.</text:p>
      <text:p text:style-name="P323"/>
      <text:p text:style-name="P323">7-8. Deli: <text:bookmark-start text:name="__DdeLink__7420_1309276703"/>Haz una lista llamada <text:span text:style-name="T1">sandwich_orders</text:span> y rellénala con nombres de varios sandwiches. Luego haz una lista vacía llamada <text:span text:style-name="T1">finished_sandwiches</text:span>. Recorre la lista de pedidos de sandwich e imprime un mensaje para cada pedido, como <text:span text:style-name="T1">He hecho tu sandwich de atún</text:span>. <text:span text:style-name="T250">Cada sandwich hecho muévelo a la lista de sandwiches terminados. Después de hacer todos los sandwiches, imprime un mensaje que enumere cada sandwich que se hizo.</text:span><text:bookmark-end text:name="__DdeLink__7420_1309276703"/></text:p>
      <text:p text:style-name="P323"/>
      <text:p text:style-name="P324"><text:soft-page-break/></text:p>
      <text:p text:style-name="P324">7-9. N<text:bookmark-start text:name="__DdeLink__7422_1309276703"/>o Pastrami: Utiliza la lista <text:s/><text:span text:style-name="T8">sandwich_orders</text:span><text:span text:style-name="T249"> </text:span>del ejercicio 7-8, asegúrate de que el sandwich ‘pastrami’ aparece en la lista al menos tres veces. Añade código cerca del principio de tu programa para imprimir un mensaje diciendo que la tienda de delicatessen se ha quedado sin pastrami y luego utiliza un bucle while para eliminar todas las coincidencias de ‘<text:span text:style-name="T1">sandwich_orders</text:span>’. Asegúrate de que los sandwiches de pastrami no se añadan a <text:span text:style-name="T1">finished_sandwiches</text:span>.<text:bookmark-end text:name="__DdeLink__7422_1309276703"/></text:p>
      <text:p text:style-name="P324"/>
      <text:p text:style-name="P324">7-10. Dream Vocation: <text:bookmark-start text:name="__DdeLink__7424_1309276703"/>Escribe un programa que encueste a usuarios sobre sus vacaciones de ensueño. Escribe un mensaje similar a <text:span text:style-name="T1">Si pudieras visitar un lugar en el mundo, ¿dónde te gustaría ir?</text:span> Incluye un bloque de código que imprima los resultados de la encuesta.<text:bookmark-end text:name="__DdeLink__7424_1309276703"/></text:p>
      <text:p text:style-name="P324"/>
      <text:p text:style-name="P324"/>
      <text:p text:style-name="P324"/>
      <text:p text:style-name="P324"/>
      <text:p text:style-name="P13">Capítulo <text:span text:style-name="T251">8</text:span>. <text:span text:style-name="T251">Funciones</text:span>.</text:p>
      <text:p text:style-name="P293"/>
      <text:p text:style-name="P14"><text:span text:style-name="T33">En este capítulo aprenderás a escribir funciones, que llamarán a bloques de código diseñados para hacer un trabajo específico. Cuando quieras realizar una tarea en particular que has definido en una función, llamas a la función responsable de esa tarea. Si necesitas utilizar esa función varias veces a lo largo de tu programa, no vas a necesitar escribir de nuevo todo el código para la misma tarea una y otra vez; tan sólo tienes que llamar a la función </text:span><text:span text:style-name="T34">dedicada a realizar esa tarea y la llamada le dice a Python que ejecute el código dentro de esa función. Encontrarás que el uso de las funciones hará que tus programas sean más fáciles de escribir, leer , probar y arreglar.</text:span></text:p>
      <text:p text:style-name="P325"/>
      <text:p text:style-name="P15"><text:span text:style-name="T33">En este capítulo también aprenderás formas de pasar información a las funciones, cómo escribir ciertas funciones que </text:span><text:span text:style-name="T35">cuyo trabajo principal es mostrar información y otras funciones diseñadas para procesar datos y devolver un valor o conjunto de valores. Por último aprenderás a almacenar funciones en archivos separados llamados módulos que te ayudarán a organizar los archivos de tu programa principal.</text:span></text:p>
      <text:p text:style-name="P326"><text:soft-page-break/></text:p>
      <text:p text:style-name="P442">Definir una función.</text:p>
      <text:p text:style-name="P327"/>
      <text:p text:style-name="P16"><text:span text:style-name="T33">Esta es una función sencilla llamada </text:span><text:span text:style-name="T40">greet_user()</text:span><text:span text:style-name="T33"> que imprime un saludo:</text:span></text:p>
      <text:p text:style-name="P327"/>
      <text:p text:style-name="P327"><draw:frame draw:style-name="fr2" draw:name="Imagen203" text:anchor-type="char" svg:width="8.176cm" svg:height="3.096cm" draw:z-index="203"><draw:image xlink:href="Pictures/10000001000001350000007556904322348B2699.png" xlink:type="simple" xlink:show="embed" xlink:actuate="onLoad" draw:mime-type="image/png"/></draw:frame></text:p>
      <text:p text:style-name="P327"/>
      <text:p text:style-name="P327"/>
      <text:p text:style-name="P327"/>
      <text:p text:style-name="P327"/>
      <text:p text:style-name="P327"/>
      <text:p text:style-name="P16"><text:span text:style-name="T33">Este ejemplo muestra la estructura más sencilla de una función. La línea 1 utiliza la palabra clave </text:span><text:span text:style-name="T44">def</text:span><text:span text:style-name="T33"> para informar a Python que estás definiendo una función. Esta es la definición de función que le dice a Python el nombre de la función y, si procede, qué tipo de información necesita la función para hacer su trabajo. Los paréntesis contienen esa información. En este caso, el nombre de la función es greet_user() y no necesita información para hacer su trabajo, por lo que los paréntesis están vacíos. (En cualquier caso, los paréntesis son obligatorios.) Finalmente, la definición termina con dos puntos.</text:span></text:p>
      <text:p text:style-name="P16"><text:span text:style-name="T33">Todas las líneas indentadas a continuación de </text:span><text:span text:style-name="T44">def</text:span><text:span text:style-name="T40"> greet_user():</text:span><text:span text:style-name="T33"> </text:span><text:span text:style-name="T36">forman</text:span><text:span text:style-name="T33"> el cuerpo de la función. </text:span><text:span text:style-name="T36">El texto en la línea 2 es llamado <text:s/></text:span><text:span text:style-name="T41">docstring</text:span><text:span text:style-name="T36">, que describe lo que hace la función. Los docstrings se encierran entre triples comillas dobles o simples, que Python busca cuando se genera documentación para las funciones en tus programas.</text:span></text:p>
      <text:p text:style-name="P17"><text:span text:style-name="T33">La línea 3 es la única línea en el cuerpo de esta función, por lo que </text:span><text:span text:style-name="T40">greet_user()</text:span><text:span text:style-name="T33"> sólo hace una tarea: </text:span><text:span text:style-name="T40">print(‘Hola’)</text:span><text:span text:style-name="T33">.</text:span></text:p>
      <text:p text:style-name="P328">Cuando quieras usar esta función, llámala. Una llamada a la función le dice a Python que ejecute el código de la función. Para llamar a la función, escribe el nombre de la función seguido de cualquier información necesaria dentro de los paréntesis, como se muestra en la última línea. Puesto que no necesita información adicional, la llamada a la función es tan simple como introducir greet_user(). Como se esperaba, imprime Hola:</text:p>
      <text:p text:style-name="P328"/>
      <text:p text:style-name="P328"><draw:frame draw:style-name="fr2" draw:name="Imagen204" text:anchor-type="char" svg:width="7.408cm" svg:height="1.958cm" draw:z-index="204"><draw:image xlink:href="Pictures/10000001000001180000004A4AA9C5361B6943AD.png" xlink:type="simple" xlink:show="embed" xlink:actuate="onLoad" draw:mime-type="image/png"/></draw:frame></text:p>
      <text:p text:style-name="P327"/>
      <text:p text:style-name="P327"><text:soft-page-break/></text:p>
      <text:p text:style-name="P443">Pasar información a la función.</text:p>
      <text:p text:style-name="P328"/>
      <text:p text:style-name="P17"><text:span text:style-name="T33">Modificar ligeramente la función </text:span><text:span text:style-name="T40">greet_user()</text:span><text:span text:style-name="T33"> no sólo puede decirle al usuario Hola, sino que también puede saludarlo por su nombre.</text:span><text:span text:style-name="T37"> Para que la función haga esto introduce </text:span><text:span text:style-name="T42">username</text:span><text:span text:style-name="T37"> en los paréntesis de la definición de la función en </text:span><text:span text:style-name="T45">def</text:span><text:span text:style-name="T42"> greet_user()</text:span><text:span text:style-name="T37">. Añadiendo </text:span><text:span text:style-name="T42">username</text:span><text:span text:style-name="T37"> aquí permite que la función acepte cualquier valor de </text:span><text:span text:style-name="T42">username</text:span><text:span text:style-name="T37"> que le especifiquemos. La función espera que asignemos un valor a </text:span><text:span text:style-name="T42">username</text:span><text:span text:style-name="T37"> cada vez que la llamemos.. Cuando llamas a greet_user() puedes pasar un nombre como ‘jesse’ dentro de los paréntesis.</text:span></text:p>
      <text:p text:style-name="P329"/>
      <text:p text:style-name="P329"><draw:frame draw:style-name="fr2" draw:name="Imagen205" text:anchor-type="char" svg:width="10.742cm" svg:height="2.937cm" draw:z-index="205"><draw:image xlink:href="Pictures/10000001000001960000006F2BBC001339B12E6C.png" xlink:type="simple" xlink:show="embed" xlink:actuate="onLoad" draw:mime-type="image/png"/></draw:frame></text:p>
      <text:p text:style-name="P328"/>
      <text:p text:style-name="P326"/>
      <text:p text:style-name="P326"/>
      <text:p text:style-name="P326"/>
      <text:p text:style-name="P326"/>
      <text:p text:style-name="P18"><text:span text:style-name="T33">Al introducir </text:span><text:span text:style-name="T40">greet_user(‘jesse’)</text:span><text:span text:style-name="T33"> se llama a </text:span><text:span text:style-name="T40">greet_user()</text:span><text:span text:style-name="T33"> y se da a la función la información que necesita para ejecutar la llamada a </text:span><text:span text:style-name="T40">print()</text:span><text:span text:style-name="T33">. La función admite el nombre que le hemos pasado y muestra por pantalla el saludo para ese nombre:</text:span></text:p>
      <text:p text:style-name="P330"/>
      <text:p text:style-name="P330"><draw:frame draw:style-name="fr2" draw:name="Imagen206" text:anchor-type="char" svg:width="7.567cm" svg:height="2.249cm" draw:z-index="206"><draw:image xlink:href="Pictures/100000010000011E000000556F20C9D9652A1950.png" xlink:type="simple" xlink:show="embed" xlink:actuate="onLoad" draw:mime-type="image/png"/></draw:frame></text:p>
      <text:p text:style-name="P330"/>
      <text:p text:style-name="P330"/>
      <text:p text:style-name="P330"/>
      <text:p text:style-name="P18"><text:span text:style-name="T33">De la misma manera al introducir </text:span><text:span text:style-name="T40">greet_user(‘sarah’)</text:span><text:span text:style-name="T33"> llama a </text:span><text:span text:style-name="T40">greet_user()</text:span><text:span text:style-name="T33">, pasa ‘</text:span><text:span text:style-name="T40">sarah</text:span><text:span text:style-name="T33">’ e imprime ‘</text:span><text:span text:style-name="T40">Hola, Sara.</text:span><text:span text:style-name="T33">’. Puedes llamar a esta función siempre que quieras y pasarle el nombre que quieras para generar una salida distinta cada vez.</text:span></text:p>
      <text:p text:style-name="P330"/>
      <text:p text:style-name="P330">Argumentos y parámetros.</text:p>
      <text:p text:style-name="P18"><text:span text:style-name="T33">En la función anterior, definimos que </text:span><text:span text:style-name="T40">greet_user()</text:span><text:span text:style-name="T33"> requiriera un valor para la variable </text:span><text:span text:style-name="T40">username</text:span><text:span text:style-name="T33">. Una vez llamada la función y dada la información (el nombre de una persona), imprime el saludo correcto.</text:span></text:p>
      <text:p text:style-name="P18"><text:span text:style-name="T33">La variable </text:span><text:span text:style-name="T40">username</text:span><text:span text:style-name="T33"> en la definición de </text:span><text:span text:style-name="T40">greet_user()</text:span><text:span text:style-name="T33"> es un ejemplo de parámetro, parte de la información que la función </text:span><text:soft-page-break/><text:span text:style-name="T33">necesita para trabajar. El valor ‘jesse’ in greet_user(‘jesse’) es un ejemplo de argumento. Un argumento es </text:span><text:span text:style-name="T38">la</text:span><text:span text:style-name="T33"> parte de información pasada </text:span><text:span text:style-name="T38">en la llamada de u</text:span><text:span text:style-name="T33">na función a otra función. </text:span><text:span text:style-name="T38">Cuando llamamos a la función, colocamos el valor con el que queremos que funcione la función entre paréntesis. En este caso el argumento ‘</text:span><text:span text:style-name="T43">jesse</text:span><text:span text:style-name="T38">’ se ha pasado a la función </text:span><text:span text:style-name="T43">greet_user()</text:span><text:span text:style-name="T38"> y el valor se ha asignado al parámetro </text:span><text:span text:style-name="T43">username</text:span><text:span text:style-name="T38">.</text:span></text:p>
      <text:p text:style-name="P331"/>
      <text:p text:style-name="P19"><text:span text:style-name="T32">NOTA:</text:span><text:span text:style-name="T33"> La gente a veces habla de argumentos y parámetros indistintamente. No te sorprendas si ves variables en </text:span><text:span text:style-name="T44">la definición de una función</text:span><text:span text:style-name="T33"> referidas como argumentos o variables en </text:span><text:span text:style-name="T44">la llamada a una función</text:span><text:span text:style-name="T33"> referidas como parámetros.</text:span></text:p>
      <text:p text:style-name="P332"/>
      <text:p text:style-name="P332">Ejercicios – Try it yourself.</text:p>
      <text:p text:style-name="P332"/>
      <text:p text:style-name="P19"><text:span text:style-name="T33">8-1. Message: </text:span><text:bookmark-start text:name="__DdeLink__7427_1309276703"/><text:span text:style-name="T33">Escribe una función llamada display_message() que imprima un </text:span><text:span text:style-name="T39">mensaje</text:span><text:span text:style-name="T33"> diciendo a cada uno qué está aprendiendo en este capítulo. Llama a la función y asegúrate de que el mensaje se muestra correctamente.</text:span><text:bookmark-end text:name="__DdeLink__7427_1309276703"/></text:p>
      <text:p text:style-name="P19"><text:span text:style-name="T33">8-2. Favorite Book: </text:span><text:bookmark-start text:name="__DdeLink__7429_1309276703"/><text:span text:style-name="T33">Escribe una función llamada favortie_book() que acepte un parámetro, title. La función podría imprimir un mensaje como ‘Uno de mis libros favoritos es Alicia en el país de las maravillas’. Llama a la función y asegúrate de incluir el título del libro como argumento en la llamada a la función.</text:span><text:bookmark-end text:name="__DdeLink__7429_1309276703"/></text:p>
      <text:p text:style-name="P332"/>
      <text:p text:style-name="P444">Pasar argumentos.</text:p>
      <text:p text:style-name="P333"/>
      <text:p text:style-name="P333">Debido a que la definición de una función puede tener múltiples parámetros, la llamada a la función podría necesitar múltiples argumentos. Puedes pasar argumentos a tus funciones de muchas maneras. Puedes usar argumentos posicionales, que necesitan estar en el mismo orden en que fueron escritos los parámetros; argumentos de palabras clave, donde cada argumento consiste en el nombre de una variable y un valor; y listas y diccionarios de valores. Veamos cada uno de ellos por orden.</text:p>
      <text:p text:style-name="P333"/>
      <text:p text:style-name="P333"/>
      <text:p text:style-name="P333"/>
      <text:p text:style-name="P333"/>
      <text:p text:style-name="P333"/>
      <text:p text:style-name="P444"><text:soft-page-break/>Argumentos posicionales.</text:p>
      <text:p text:style-name="P333"/>
      <text:p text:style-name="P333">Cuando llamas a una función, Python debe hacer coincidir cada argumento de la llamada a la función con un parámetro en la definición de la función. La forma más sencilla de hacerlo se basa en el orden en que se proporcionan los argumentos. Los valores coincidentes de esta manera se llaman argumentos posicionales.</text:p>
      <text:p text:style-name="P333">Para ver cómo funcionan, consideremos una función que muestra por pantalla información acerca de mascotas. La función nos dice que tipo de animal es cada mascota y su nombre, como se muestra a continuación:</text:p>
      <text:p text:style-name="P333"/>
      <text:p text:style-name="P333"><draw:frame draw:style-name="fr2" draw:name="Imagen207" text:anchor-type="char" svg:width="12.885cm" svg:height="3.81cm" draw:z-index="207"><draw:image xlink:href="Pictures/10000001000001E7000000902398DCAF85578DB1.png" xlink:type="simple" xlink:show="embed" xlink:actuate="onLoad" draw:mime-type="image/png"/></draw:frame></text:p>
      <text:p text:style-name="P333"/>
      <text:p text:style-name="P333"/>
      <text:p text:style-name="P333"/>
      <text:p text:style-name="P333"/>
      <text:p text:style-name="P333"/>
      <text:p text:style-name="P333"/>
      <text:p text:style-name="P20"><text:span text:style-name="T33">La definición muestra que esta función necesita un tipo y un nombre de animal. Cuando llamamos a </text:span><text:span text:style-name="T40">describe_pet()</text:span><text:span text:style-name="T33">, necesitamos proporcionar un tipo de animal y un nombre, en ese mismo orden. Por ejemplo, en la llamada a la función, el argumento ‘</text:span><text:span text:style-name="T40">hamster</text:span><text:span text:style-name="T33">’ se asigna al parámetro </text:span><text:span text:style-name="T40">animal_type</text:span><text:span text:style-name="T33"> y el argumento ’</text:span><text:span text:style-name="T40">harry</text:span><text:span text:style-name="T33">’ al parámetro </text:span><text:span text:style-name="T40">pet_name</text:span><text:span text:style-name="T33">. En el cuerpo de la función, esos dos parámetros se utilizan para mostrar información sobre la mascota que se está describiendo.</text:span></text:p>
      <text:p text:style-name="P334">La salida describe un hámster llamado Harry:</text:p>
      <text:p text:style-name="P334"/>
      <text:p text:style-name="P334"><draw:frame draw:style-name="fr2" draw:name="Imagen208" text:anchor-type="char" svg:width="7.408cm" svg:height="2.646cm" draw:z-index="208"><draw:image xlink:href="Pictures/100000010000011800000064325A7CD4BD713901.png" xlink:type="simple" xlink:show="embed" xlink:actuate="onLoad" draw:mime-type="image/png"/></draw:frame></text:p>
      <text:p text:style-name="P334"/>
      <text:p text:style-name="P334"/>
      <text:p text:style-name="P334"/>
      <text:p text:style-name="P334"/>
      <text:p text:style-name="P445">Múltiple llamadas a función.</text:p>
      <text:p text:style-name="P334"/>
      <text:p text:style-name="P20"><text:span text:style-name="T33">Puedes llamar a una función tantas veces como lo necesites. Describir una mascota diferente requiere tan sólo una llamada más para </text:span><text:span text:style-name="T40">describe_pet()</text:span><text:span text:style-name="T33">.</text:span></text:p>
      <text:p text:style-name="P334"><draw:frame draw:style-name="fr3" draw:name="Imagen209" text:anchor-type="char" svg:width="12.832cm" svg:height="4.233cm" draw:z-index="209"><draw:image xlink:href="Pictures/10000001000001E5000000A08D0F5C1BC8029B3D.png" xlink:type="simple" xlink:show="embed" xlink:actuate="onLoad" draw:mime-type="image/png"/></draw:frame><text:soft-page-break/></text:p>
      <text:p text:style-name="P334"/>
      <text:p text:style-name="P334"/>
      <text:p text:style-name="P334"/>
      <text:p text:style-name="P334"/>
      <text:p text:style-name="P333"/>
      <text:p text:style-name="P333"/>
      <text:p text:style-name="P335"/>
      <text:p text:style-name="P21"><text:span text:style-name="T33">En la segunda llamada , pasamos los argumentos ‘</text:span><text:span text:style-name="T40">perro</text:span><text:span text:style-name="T33">’ y ‘</text:span><text:span text:style-name="T44">nuble</text:span><text:span text:style-name="T33">’ a </text:span><text:span text:style-name="T40">describe_pet()</text:span><text:span text:style-name="T33">. Al igual que con los argumentos utilizados anteriormente, Python hace coincidir <text:s/>‘</text:span><text:span text:style-name="T40">perro</text:span><text:span text:style-name="T33">’ con el parámetro ‘</text:span><text:span text:style-name="T40">animal_type</text:span><text:span text:style-name="T33">’ y ‘</text:span><text:span text:style-name="T32">nuble</text:span><text:span text:style-name="T33">’ con el parámetro ‘</text:span><text:span text:style-name="T40">pet_name</text:span><text:span text:style-name="T33">’. Como anteriormente, la función hace su trabajo e imprime valores para un perro llamado </text:span><text:span text:style-name="T44">Nuble</text:span><text:span text:style-name="T33">. Ahora tenemos un hámster llamado Harry y un perro llamado </text:span><text:span text:style-name="T44">Nuble</text:span><text:span text:style-name="T33">.</text:span></text:p>
      <text:p text:style-name="P330"/>
      <text:p text:style-name="P330"><draw:frame draw:style-name="fr2" draw:name="Imagen210" text:anchor-type="char" svg:width="7.514cm" svg:height="4.233cm" draw:z-index="210"><draw:image xlink:href="Pictures/100000010000011C000000A0581BECA66124A023.png" xlink:type="simple" xlink:show="embed" xlink:actuate="onLoad" draw:mime-type="image/png"/></draw:frame></text:p>
      <text:p text:style-name="P330"/>
      <text:p text:style-name="P330"/>
      <text:p text:style-name="P330"/>
      <text:p text:style-name="P330"/>
      <text:p text:style-name="P330"/>
      <text:p text:style-name="P326"/>
      <text:p text:style-name="P326"/>
      <text:p text:style-name="P21"><text:span text:style-name="T35">L</text:span><text:span text:style-name="T33">lamar a una función múltiples veces es una forma muy eficiente de trabajar. El código describiendo a una mascota se escribe una sóla vez en la función. Luego, en cualquier momento que quieras describir a una nueva mascota, puedes llamar a la función con la nueva información de la mascota. Incluso si el código se expandiera a diez líneas, todavía podrías describir una nueva mascota en una sola línea llamando de nuevo a la función.</text:span></text:p>
      <text:p text:style-name="P335">Puedes utilizar cualquier argumento posicional que necesites en tus funciones. Python trabaja a través de los argumentos que le proporcionemos cuando llamamos a la función y hace coincidir cada uno con el correspondiente parámetro en la definición de la función.</text:p>
      <text:p text:style-name="P335"/>
      <text:p text:style-name="P335"/>
      <text:p text:style-name="P335"/>
      <text:p text:style-name="P335"/>
      <text:p text:style-name="P446"><text:soft-page-break/>El orden importa en los argumentos posicionales.</text:p>
      <text:p text:style-name="P335"/>
      <text:p text:style-name="P22"><text:span text:style-name="T35">P</text:span><text:span text:style-name="T33">uedes obtener resultados inesperados si mezclas el orden de los argumentos en la llamada a la función si usas argumentos posicionales:</text:span></text:p>
      <text:p text:style-name="P336"/>
      <text:p text:style-name="P336"><draw:frame draw:style-name="fr2" draw:name="Imagen211" text:anchor-type="char" svg:width="12.726cm" svg:height="3.81cm" draw:z-index="211"><draw:image xlink:href="Pictures/10000001000001E100000090D45EA577A586D373.png" xlink:type="simple" xlink:show="embed" xlink:actuate="onLoad" draw:mime-type="image/png"/></draw:frame></text:p>
      <text:p text:style-name="P336"/>
      <text:p text:style-name="P336"/>
      <text:p text:style-name="P336"/>
      <text:p text:style-name="P336"/>
      <text:p text:style-name="P336"/>
      <text:p text:style-name="P336"/>
      <text:p text:style-name="P336"/>
      <text:p text:style-name="P337">En esta llamada a la función enumeramos primero el nombre y el tipo de animal en segundo lugar. Puesto que el argumento ‘harry’ está ordenado el primero en esta ocasión, ese valor es asignado al parámetro animal_type. De la misma manera, ‘hamster’ es asignada a ‘pet_name’. Ahora tenemos un ‘harry’ llamado ‘hamster’:</text:p>
      <text:p text:style-name="P337"/>
      <text:p text:style-name="P337"><draw:frame draw:style-name="fr2" draw:name="Imagen212" text:anchor-type="char" svg:width="7.514cm" svg:height="2.699cm" draw:z-index="212"><draw:image xlink:href="Pictures/100000010000011C00000066361F0EB2800A6BD2.png" xlink:type="simple" xlink:show="embed" xlink:actuate="onLoad" draw:mime-type="image/png"/></draw:frame></text:p>
      <text:p text:style-name="P337"/>
      <text:p text:style-name="P337"/>
      <text:p text:style-name="P337"/>
      <text:p text:style-name="P337"/>
      <text:p text:style-name="P337">Si obtienes resultados divertidos como este, asegúrate de que el orden de los argumentos en tu función coincide con el orden de los parámetros en la definición de la función.</text:p>
      <text:p text:style-name="P337"/>
      <text:p text:style-name="P447">Argumentos de palabras clave.</text:p>
      <text:p text:style-name="P337"/>
      <text:p text:style-name="P337">Un argumento de palabra clave, es un par nombre-valor que pasas a la función. Asocias directamente el nombre y el valor en los argumentos, así que cuando pasas el argumento a la función, no hay confusión (no terminarás con un harry llamado hamster). Los argumentos de palabras clave <text:span text:style-name="T252">te liberan de tener que preocuparte de ordenar correctamente los argumentos en la llamada a la función y aclaran el rol de cada valor en la llamada a la función.</text:span></text:p>
      <text:p text:style-name="P338"/>
      <text:p text:style-name="P338"><text:soft-page-break/>Reescribamos <text:span text:style-name="T1">pets.py</text:span> utilizando argumentos de palabras clave para llamara a <text:span text:style-name="T1">describe_pet()</text:span>:</text:p>
      <text:p text:style-name="P338"/>
      <text:p text:style-name="P338"><draw:frame draw:style-name="fr2" draw:name="Imagen213" text:anchor-type="char" svg:width="12.753cm" svg:height="3.572cm" draw:z-index="213"><draw:image xlink:href="Pictures/10000001000001E200000087CD3AB7FA110DAC7C.png" xlink:type="simple" xlink:show="embed" xlink:actuate="onLoad" draw:mime-type="image/png"/></draw:frame></text:p>
      <text:p text:style-name="P338"/>
      <text:p text:style-name="P338"/>
      <text:p text:style-name="P338"/>
      <text:p text:style-name="P338"/>
      <text:p text:style-name="P338"/>
      <text:p text:style-name="P338"/>
      <text:p text:style-name="P338">La función <text:span text:style-name="T1">describe_pet()</text:span> no ha cambiado. Pero cuando llamamos a la función decimos explícitamente a Python qué <text:span text:style-name="T253">parámetro debe emparejar con cada argumento. Cuando Python lea la llamada a la función sabrá asignar el argumento ‘hamster’ al parámetro </text:span><text:span text:style-name="T9">animal_type</text:span><text:span text:style-name="T253"> y el argumento ‘harry’ a </text:span><text:span text:style-name="T9">pet_name</text:span><text:span text:style-name="T253">. La salida correcta muestra que tenemos un hamster llamado Harry.</text:span></text:p>
      <text:p text:style-name="P339">El orden de los argumentos de palabras clave no importa porque Python <text:s/>sabe dónde tiene que ir cada valor. Las dos siguientes llamadas a la función son equivalentes:</text:p>
      <text:p text:style-name="P339"/>
      <text:p text:style-name="P339"><draw:frame draw:style-name="fr2" draw:name="Imagen214" text:anchor-type="char" svg:width="11.774cm" svg:height="1.614cm" draw:z-index="214"><draw:image xlink:href="Pictures/10000001000001BD0000003DCF2524499F4F9788.png" xlink:type="simple" xlink:show="embed" xlink:actuate="onLoad" draw:mime-type="image/png"/></draw:frame></text:p>
      <text:p text:style-name="P339"/>
      <text:p text:style-name="P339"/>
      <text:p text:style-name="P339"/>
      <text:p text:style-name="P339"><text:span text:style-name="T25">NOTA:</text:span> Cuando uses argumentos de palabras clave, asegúrate de utilizar el nombre exacto de los parámetros en la definición de la función.</text:p>
      <text:p text:style-name="P339"/>
      <text:p text:style-name="P448">Valores por defecto.</text:p>
      <text:p text:style-name="P340"/>
      <text:p text:style-name="P340">Cuando escribimos una función puedes definir un valor por defecto para cada parámetro. Si un argumento para un parámetro se proporciona en la llamada a la función, Python usa el valor del argumento. Si no, utiliza el valor por defecto del parámetro. Así que cuando defines un valor por defecto para un parámetro, puedes excluir el argumento correspondiente que normalmente se escribiría en la llamada a la función. <text:span text:style-name="T254">Utilizar valores por defecto puede simplificar tus llamadas a la función y aclarar las formas en que tus funciones se utilizan normalmente.</text:span></text:p>
      <text:p text:style-name="P341"><text:soft-page-break/>Por ejemplo, si observas que la mayoría de las llamadas a la función <text:span text:style-name="T1">describe_pet()</text:span> se utilizan para describir perros, puedes establecer el valor predeterminado de <text:span text:style-name="T1">animal_type()</text:span> en ‘perro’. Ahora cualquier llamada a describe_pet() para un perro, puede omitir esa información:</text:p>
      <text:p text:style-name="P341"/>
      <text:p text:style-name="P341"><draw:frame draw:style-name="fr2" draw:name="Imagen215" text:anchor-type="char" svg:width="12.779cm" svg:height="3.704cm" draw:z-index="215"><draw:image xlink:href="Pictures/10000001000001E30000008C8C173B70E87D985A.png" xlink:type="simple" xlink:show="embed" xlink:actuate="onLoad" draw:mime-type="image/png"/></draw:frame></text:p>
      <text:p text:style-name="P341"/>
      <text:p text:style-name="P341"/>
      <text:p text:style-name="P341"/>
      <text:p text:style-name="P341"/>
      <text:p text:style-name="P341"/>
      <text:p text:style-name="P341"><text:s/></text:p>
      <text:p text:style-name="P342">Cambiamos la definición de <text:span text:style-name="T1">describe_pet()</text:span> para incluir un valor por defecto, ‘<text:span text:style-name="T1">perro</text:span>’, para <text:span text:style-name="T1">animal_type</text:span>. Ahora cuando la función es llamada sin especificar <text:span text:style-name="T1">animal_type</text:span>, Python sabe que tiene que usar el valor ‘<text:span text:style-name="T1">perro</text:span>’ para ese parámetro:</text:p>
      <text:p text:style-name="P342"/>
      <text:p text:style-name="P342"><draw:frame draw:style-name="fr2" draw:name="Imagen216" text:anchor-type="char" svg:width="7.541cm" svg:height="2.752cm" draw:z-index="216"><draw:image xlink:href="Pictures/100000010000011D00000068589A04987D0EDC04.png" xlink:type="simple" xlink:show="embed" xlink:actuate="onLoad" draw:mime-type="image/png"/></draw:frame></text:p>
      <text:p text:style-name="P342"/>
      <text:p text:style-name="P342"/>
      <text:p text:style-name="P342"/>
      <text:p text:style-name="P342"/>
      <text:p text:style-name="P342"/>
      <text:p text:style-name="P342">Observa que el orden de los parámetros en la definición de la función ha cambiado. Debido a que el valor por defecto no es necesario para especificar un tipo de animal como un argumento, el único argumento que queda en la llamada a la función es el nombre de la mascota. Python todavía interpreta esto como un argumento posicional, por lo que si la función es llamada sólo con el nombre de la mascota, ese argumento coincidirá con el primer parámetro ordenado en la definición de la función. <text:span text:style-name="T255">Esta es la razón por la que el primer parámetro debe ser </text:span><text:span text:style-name="T10">pet_name</text:span><text:span text:style-name="T255">.</text:span></text:p>
      <text:p text:style-name="P343">La forma más sencilla para usar ahora esta función es proporcionar sólo el nombre del perro en la llamada a la función.</text:p>
      <text:p text:style-name="P343"/>
      <text:p text:style-name="P343"><draw:frame draw:style-name="fr2" draw:name="Imagen217" text:anchor-type="char" svg:width="6.694cm" svg:height="0.873cm" draw:z-index="217"><draw:image xlink:href="Pictures/10000001000000FD00000021E512B6455D9188DA.png" xlink:type="simple" xlink:show="embed" xlink:actuate="onLoad" draw:mime-type="image/png"/></draw:frame></text:p>
      <text:p text:style-name="P343"/>
      <text:p text:style-name="P343"/>
      <text:p text:style-name="P343"/>
      <text:p text:style-name="P343"><text:soft-page-break/>Esta llamada a la función tendría el mismo resultado que en el ejemplo anterior. El único argumento proporcionado es ‘nuble’ <text:span text:style-name="T256">por lo que coincide con el primer parámetro en la definición de </text:span><text:span text:style-name="T11">pet_name</text:span><text:span text:style-name="T256">. Puesto que no se proporciona un argumento para </text:span><text:span text:style-name="T11">animal_type</text:span><text:span text:style-name="T256">, Python utiliza el valor por defecto ‘</text:span><text:span text:style-name="T11">perro</text:span><text:span text:style-name="T256">’.</text:span></text:p>
      <text:p text:style-name="P344">Para describir a un animal que no sea un perro podrías usar la llamada a la función así:</text:p>
      <text:p text:style-name="P344"/>
      <text:p text:style-name="P344"><draw:frame draw:style-name="fr2" draw:name="Imagen218" text:anchor-type="char" svg:width="11.509cm" svg:height="0.926cm" draw:z-index="218"><draw:image xlink:href="Pictures/10000001000001B3000000232D2E549B0919B588.png" xlink:type="simple" xlink:show="embed" xlink:actuate="onLoad" draw:mime-type="image/png"/></draw:frame></text:p>
      <text:p text:style-name="P344"/>
      <text:p text:style-name="P343"/>
      <text:p text:style-name="P344">Debido a que se proporciona un argumento explícito para <text:span text:style-name="T1">animal_type</text:span>, Python ignora el valor por defecto del parámetro.</text:p>
      <text:p text:style-name="P344"/>
      <text:p text:style-name="P344"><text:span text:style-name="T25">NOTA:</text:span> Cuando uses valores por defecto, cualquier parámetro con un valor por defecto debe aparecer después de todos los parámetros que no tienen valores predeterminados.</text:p>
      <text:p text:style-name="P344"/>
      <text:p text:style-name="P449">Llamadas a funciones equivalentes.</text:p>
      <text:p text:style-name="P344"/>
      <text:p text:style-name="P344">Debido a que los argumentos posicionales, los de palabras clave y los valores predeterminados se pueden usar juntos, a menudo tendrás varias formas equivalentes de llamar a una función. Co<text:span text:style-name="T257">nsidera la siguiente definición para </text:span><text:span text:style-name="T12">describe_pet()</text:span><text:span text:style-name="T257"> con un valor por defecto proporcionado:</text:span></text:p>
      <text:p text:style-name="P344"/>
      <text:p text:style-name="P344"><draw:frame draw:style-name="fr2" draw:name="Imagen219" text:anchor-type="char" svg:width="10.53cm" svg:height="0.82cm" draw:z-index="219"><draw:image xlink:href="Pictures/100000010000018E0000001F7209D4379CA1BDEF.png" xlink:type="simple" xlink:show="embed" xlink:actuate="onLoad" draw:mime-type="image/png"/></draw:frame></text:p>
      <text:p text:style-name="P344"/>
      <text:p text:style-name="P345"/>
      <text:p text:style-name="P345">Con esta definición siempre necesitas proporcionar un argumento para <text:span text:style-name="T1">pet_name</text:span>, y este valor se puede proporcionar usando al formato posicional o de palabra clave. Si el animal descrito no es un perro, se debe incluir un argumento en la llamada a <text:span text:style-name="T1">animal_typ</text:span><text:span text:style-name="T13">e</text:span><text:span text:style-name="T258">, y este argumento también puede ser especificado utilizando el formato posicional o de palabra clave.</text:span></text:p>
      <text:p text:style-name="P345"/>
      <text:p text:style-name="P346"/>
      <text:p text:style-name="P346"/>
      <text:p text:style-name="P346"/>
      <text:p text:style-name="P346"/>
      <text:p text:style-name="P346"><text:soft-page-break/>Todas las llamadas siguientes podrían funcionar para esta función:</text:p>
      <text:p text:style-name="P346"><draw:frame draw:style-name="fr1" draw:name="Imagen220" text:anchor-type="char" svg:x="3.461cm" svg:y="0.312cm" svg:width="11.668cm" svg:height="4.895cm" draw:z-index="220"><draw:image xlink:href="Pictures/10000001000001B9000000B98905247FBFC1834E.png" xlink:type="simple" xlink:show="embed" xlink:actuate="onLoad" draw:mime-type="image/png"/></draw:frame></text:p>
      <text:p text:style-name="P346"/>
      <text:p text:style-name="P346"/>
      <text:p text:style-name="P346"/>
      <text:p text:style-name="P346"/>
      <text:p text:style-name="P346"/>
      <text:p text:style-name="P344"/>
      <text:p text:style-name="P344"/>
      <text:p text:style-name="P344"/>
      <text:p text:style-name="P344"/>
      <text:p text:style-name="P346">Cada una de estas llamadas a la función tendría el mismo resultado que los anteriores ejemplos.</text:p>
      <text:p text:style-name="P337"/>
      <text:p text:style-name="P346"><text:span text:style-name="T25">NOTA:</text:span> Realmente no importa qué estilo de llamada utilices. Siempre que tus llamadas a la función produzcan el mismo resultado, utiliza sencillamente el estilo que te resulte más fácil de entender.</text:p>
      <text:p text:style-name="P337"/>
      <text:p text:style-name="P450">Evitar errores de argumento.</text:p>
      <text:p text:style-name="P347"/>
      <text:p text:style-name="P347">Cuando empiezas a usar funciones, no te sorprendas si encuentras errores de argumentos no coincidentes. Los argumentos no coincidentes se producen cuando se proporciona a una función más o menos argumentos de los que necesita para hacer su trabajo. Por ejemplo, esto es lo que sucedería si intentamos llamar a <text:span text:style-name="T1">describe_pet()</text:span> sin argumentos:</text:p>
      <text:p text:style-name="P347"/>
      <text:p text:style-name="P347"><draw:frame draw:style-name="fr2" draw:name="Imagen221" text:anchor-type="char" svg:width="12.674cm" svg:height="3.784cm" draw:z-index="221"><draw:image xlink:href="Pictures/10000001000001DF0000008F8D13609611B50BC5.png" xlink:type="simple" xlink:show="embed" xlink:actuate="onLoad" draw:mime-type="image/png"/></draw:frame></text:p>
      <text:p text:style-name="P347"/>
      <text:p text:style-name="P347"/>
      <text:p text:style-name="P347"/>
      <text:p text:style-name="P347"/>
      <text:p text:style-name="P347"/>
      <text:p text:style-name="P347"/>
      <text:p text:style-name="P348"/>
      <text:p text:style-name="P348"/>
      <text:p text:style-name="P348"/>
      <text:p text:style-name="P348"/>
      <text:p text:style-name="P348"><text:soft-page-break/>Python reconoce que falta información en la llamada a la función y el rastreo nos dice que:</text:p>
      <text:p text:style-name="P348"/>
      <text:p text:style-name="P348"><draw:frame draw:style-name="fr4" draw:name="Imagen222" text:anchor-type="char" svg:width="17cm" svg:height="2.658cm" draw:z-index="222"><draw:image xlink:href="Pictures/100000010000036C00000089ECC0190CEAD01F6C.png" xlink:type="simple" xlink:show="embed" xlink:actuate="onLoad" draw:mime-type="image/png"/></draw:frame></text:p>
      <text:p text:style-name="P348">El seguimiento nos dice la localización del problema, permitiéndonos revisar y ver si algo ha salido mal en la nuestra llamada a la función. Se escribe la llamada a la función no válida para que la veamos. El seguimiento nos dice que la llamada ha perdido dos argumentos e informa los nombres de los argumentos perdidos. Si esta función estuviera en un archivo separado, probablemente podríamos reescribir la llamada correctamente sin tener que abrir ese fichero y leer el código de la función.</text:p>
      <text:p text:style-name="P348">Python es ú<text:span text:style-name="T259">til porque lee el código de la función por nosotros y nos dice los nombres de los argumentos que necesitamos proporcionar. Esta es otra motivación para dar a tus variables y funciones nombres descriptivos. Si lo haces, los mensajes de error de Python serán más útiles para ti y para cualquiera que pueda usar tu código.</text:span></text:p>
      <text:p text:style-name="P349">Si proporcionas demasiados argumentos, deberías obtener un seguimiento similar que pueda ayudarte a hacer coincidir correctamente la llamada a la función con la definición de la función.</text:p>
      <text:p text:style-name="P349"/>
      <text:p text:style-name="P35">Ejercicios – Try it yourself.</text:p>
      <text:p text:style-name="P349"/>
      <text:p text:style-name="P349">8-3. T-Shirt: <text:bookmark-start text:name="__DdeLink__8147_1904109875"/>Escribe una función llamada <text:span text:style-name="T1">make_shirt()</text:span> que acepte una talla y el texto de un mensaje que <text:span text:style-name="T260">debe</text:span> ser impreso en la camiseta. La función podría imprimir una frase resumiendo la talla de la camiseta y el mensaje impreso en ella.</text:p>
      <text:p text:style-name="P349">Llama a la función usando argumentos posicionales para hacer la camiseta. Llama a la función una segunda vez utilizando argumentos de palabras clave.<text:bookmark-end text:name="__DdeLink__8147_1904109875"/></text:p>
      <text:p text:style-name="P349"/>
      <text:p text:style-name="P350">8-4. Large Shirts: <text:bookmark-start text:name="__DdeLink__8149_1904109875"/>Modifica la función <text:span text:style-name="T1">make_shirt()</text:span> para que las camisetas sean large por defecto con un mensaje en el que se lea <text:span text:style-name="T1">I love Python</text:span>. Haz una talla <text:span text:style-name="T1">large</text:span> y otra <text:span text:style-name="T1">medium</text:span> con el mensaje por <text:soft-page-break/>defecto y una camiseta de cualquier talla con un mensaje diferente.<text:bookmark-end text:name="__DdeLink__8149_1904109875"/></text:p>
      <text:p text:style-name="P348"/>
      <text:p text:style-name="P350">8-5. Cities: <text:bookmark-start text:name="__DdeLink__8151_1904109875"/>Escribe una función llamada describe_city() que acepte el nombre de una ciudad y su país. La función debe imprimir una frase simple como <text:span text:style-name="T1">Reykjavik está en Islandia</text:span>. Da un valor por defecto al parámetro país. Llama a tu función con tres ciudades diferentes y al menos una de las cuales no esté en el país por defecto.<text:bookmark-end text:name="__DdeLink__8151_1904109875"/></text:p>
      <text:p text:style-name="P347"/>
      <text:p text:style-name="P451">Valores de retorno.</text:p>
      <text:p text:style-name="P351"/>
      <text:p text:style-name="P351">Una función no siempre tiene que mostrar una salida directamente. En su lugar, puede procesar algunos datos y devolver un valor o un conjunto de valores. El valor devuelto por la función se llamada valor de retorno. La instrucción <text:span text:style-name="T18">return</text:span> toma un valor de dentro de una función y lo envía de vuelta a la línea que ha llamado a esa función. Los valores de retorno te permiten mover gran parte del trabajo pesado de tu programa a tus funciones, lo que puede simplificar el cuerpo de tu programa.</text:p>
      <text:p text:style-name="P351"/>
      <text:p text:style-name="P451">Devolver un valor simple.</text:p>
      <text:p text:style-name="P351"/>
      <text:p text:style-name="P351">Echemos un vistazo a una función que toma un nombre y un apellido y devuelve un nombre completo con un formato ordenado.</text:p>
      <text:p text:style-name="P351"/>
      <text:p text:style-name="P351"><draw:frame draw:style-name="fr2" draw:name="Imagen223" text:anchor-type="char" svg:width="14.155cm" svg:height="4.154cm" draw:z-index="223"><draw:image xlink:href="Pictures/10000001000002170000009D72454F84AE863B1B.png" xlink:type="simple" xlink:show="embed" xlink:actuate="onLoad" draw:mime-type="image/png"/></draw:frame></text:p>
      <text:p text:style-name="P351"/>
      <text:p text:style-name="P351"/>
      <text:p text:style-name="P351"/>
      <text:p text:style-name="P351"/>
      <text:p text:style-name="P351"/>
      <text:p text:style-name="P351"/>
      <text:p text:style-name="P351"/>
      <text:p text:style-name="P352">La definición de <text:span text:style-name="T1">get_formatted_names()</text:span> toma como parámetros un nombre y un apellido. Combina esos dos valores, añade un espacio entre ellos y asigna el resultado a <text:span text:style-name="T1">full_name</text:span>. El valor full_name es convertido a title case, y luego es devuelto a la llamada de la línea return.</text:p>
      <text:p text:style-name="P352"><text:soft-page-break/>Cuando llamas a una función con valores de retorno, debes proporcionar una variable a la que se le pueda asignar el valor devuelto. En este caso, el valor devuelto es asignado a la variable <text:span text:style-name="T1">musician</text:span>. La salida muestra un nombre con un formato ordenado <text:span text:style-name="T261">compuesto</text:span> <text:span text:style-name="T261">por</text:span> las partes del nombre de una persona.</text:p>
      <text:p text:style-name="P352"/>
      <text:p text:style-name="P352"><draw:frame draw:style-name="fr2" draw:name="Imagen224" text:anchor-type="char" svg:width="7.461cm" svg:height="1.958cm" draw:z-index="224"><draw:image xlink:href="Pictures/100000010000011A0000004AA45B0CE860A17E19.png" xlink:type="simple" xlink:show="embed" xlink:actuate="onLoad" draw:mime-type="image/png"/></draw:frame></text:p>
      <text:p text:style-name="P352"/>
      <text:p text:style-name="P352"/>
      <text:p text:style-name="P352"/>
      <text:p text:style-name="P353">Esto puede parecer mucho trabajo para obtener un nombre bien formateado cuando podríamos haber escrito <text:span text:style-name="T1">print(‘Jimi Hendrix’)</text:span>.</text:p>
      <text:p text:style-name="P353">Pero cuando consideres trabajar con un programa grande que necesita almacenar muchos nombres y apellidos por separado, las funciones como get_formatted_name() se vuelven muy útiles. Almacena nombres y apellidos por separado y a continuación llamas a esta función siempre que desees mostrar un nombre completo.</text:p>
      <text:p text:style-name="P353"/>
      <text:p text:style-name="P452">Hacer que un argumento sea opcional.</text:p>
      <text:p text:style-name="P353"/>
      <text:p text:style-name="P353">A veces tiene sentido hacer que un argumento sea opcional para que las personas que usan la función puedan optar por proporcionar información adicional sólo si quisieran hacerlo. Puede utilizar valores por defecto para hacer argumentos opcionales. </text:p>
      <text:p text:style-name="P353">Por ejemplo, digamos que queremos expandir get_formatted_names() para manejar también los segundos nombres. Un primer intento de incluir segundos nombres se podría parecer a esto:</text:p>
      <text:p text:style-name="P353"/>
      <text:p text:style-name="P353"><draw:frame draw:style-name="fr2" draw:name="Imagen225" text:anchor-type="char" svg:width="13.864cm" svg:height="4.075cm" draw:z-index="225"><draw:image xlink:href="Pictures/100000010000020C0000009A1C86BBB62064B110.png" xlink:type="simple" xlink:show="embed" xlink:actuate="onLoad" draw:mime-type="image/png"/></draw:frame></text:p>
      <text:p text:style-name="P353"/>
      <text:p text:style-name="P353"/>
      <text:p text:style-name="P353"/>
      <text:p text:style-name="P353"/>
      <text:p text:style-name="P353"/>
      <text:p text:style-name="P353"/>
      <text:p text:style-name="P353"/>
      <text:p text:style-name="P354">Esta función trabaja cuando le damos un primer y segundo nombre y los apellidos. La función toma las tres partes del nombre y luego construye una cadena con ellos. La función añade espacios donde se <text:soft-page-break/>necesitan y convierte todo el nombre con las primeras letras a mayúsculas.</text:p>
      <text:p text:style-name="P354"/>
      <text:p text:style-name="P354"><draw:frame draw:style-name="fr2" draw:name="Imagen226" text:anchor-type="char" svg:width="7.514cm" svg:height="1.905cm" draw:z-index="226"><draw:image xlink:href="Pictures/100000010000011C0000004829C8E6AEF295F3B1.png" xlink:type="simple" xlink:show="embed" xlink:actuate="onLoad" draw:mime-type="image/png"/></draw:frame></text:p>
      <text:p text:style-name="P354"/>
      <text:p text:style-name="P354"/>
      <text:p text:style-name="P354"/>
      <text:p text:style-name="P355">Pero no siempre se necesitan los segundos nombres y esta función, tal y como está escrita, no funcionaría si intentaras llamar la sólo con un nombre y un apellido. Para hacer que el segundo nombre sea opcional podemos dar al argumento <text:span text:style-name="T1">middle_name</text:span> un valor por defecto vacío e ignorarlo a menos que el usuario proporcione un valor. Para hacer que <text:span text:style-name="T1">get_formatted_names()</text:span> funciones sin un segund<text:span text:style-name="T262">o</text:span> nombre, configuraremos <text:span text:style-name="T262">el valor por defecto de </text:span><text:span text:style-name="T14">middle_name</text:span><text:span text:style-name="T262"> a una cadena vacía y lo desplazaremos al final de la lista de parámetros:</text:span></text:p>
      <text:p text:style-name="P355"/>
      <text:p text:style-name="P355"><draw:frame draw:style-name="fr2" draw:name="Imagen227" text:anchor-type="char" svg:width="13.838cm" svg:height="7.832cm" draw:z-index="227"><draw:image xlink:href="Pictures/100000010000020B0000012862F7820CF50EE0B5.png" xlink:type="simple" xlink:show="embed" xlink:actuate="onLoad" draw:mime-type="image/png"/></draw:frame></text:p>
      <text:p text:style-name="P355"/>
      <text:p text:style-name="P355"/>
      <text:p text:style-name="P355"/>
      <text:p text:style-name="P355"/>
      <text:p text:style-name="P355"/>
      <text:p text:style-name="P355"/>
      <text:p text:style-name="P355"/>
      <text:p text:style-name="P355"/>
      <text:p text:style-name="P355"/>
      <text:p text:style-name="P355"/>
      <text:p text:style-name="P355"/>
      <text:p text:style-name="P354"/>
      <text:p text:style-name="P356">En este ejemplo, el nombre se construye de tres posibles partes. Puesto que siempre hay un nombre y un apellido, esos parámetros se ordenan primero en la definición de la función. El segundo nombre es opcional, por lo que se coloca el último en la definición y su valor por defecto es una cadena vacía.</text:p>
      <text:p text:style-name="P356">En el cuerpo de la función comprobamos si se ha proporcionado un segundo nombre. Python interpreta las cadenas no vacías como True por lo que <text:span text:style-name="T1">middle_name</text:span> se evalúa a True si hay un argumento para el segundo nombre en la llamada a la función. Si se proporciona un segundo nombre, el primer y segundo nombre y el apellido se <text:soft-page-break/>combinan para formar el nombre completo. Después se cambia este nombre para que las primeras letras de cada nombre sean mayúsculas y se devuelve a la línea que llama a la función donde se asigna a la variable <text:span text:style-name="T1">musician</text:span> y se imprime. <text:span text:style-name="T263">Si no se proporciona una segundo nombre, la cadena vacía hace que el test if falle y se ejecute el bloque else. El nombre completo se hace sólo con nombre y apellido, el nombre formateado se devuelve para llamar a la línea donde es asignado a </text:span><text:span text:style-name="T15">musician</text:span><text:span text:style-name="T263"> y se imprime.</text:span></text:p>
      <text:p text:style-name="P357">Llamar a esta función con un nombre y un apellido se faćil. Sin embargo, si estuviéramos usando un segundo nombre, tenemos que asegurarnos de que ese segundo nombre sea el último argumento pasado para que Python haga coincidir correctamente a los argumentos posicionales.</text:p>
      <text:p text:style-name="P357">Esta versión modificada de nuestra función, trabaja sólo con primer nombre y apellido e igualmente lo hace con personas que tengan también un segundo nombre:</text:p>
      <text:p text:style-name="P357"/>
      <text:p text:style-name="P357"><draw:frame draw:style-name="fr2" draw:name="Imagen228" text:anchor-type="char" svg:width="7.726cm" svg:height="2.037cm" draw:z-index="228"><draw:image xlink:href="Pictures/10000001000001240000004DD0E07ECAB2E97523.png" xlink:type="simple" xlink:show="embed" xlink:actuate="onLoad" draw:mime-type="image/png"/></draw:frame></text:p>
      <text:p text:style-name="P357"/>
      <text:p text:style-name="P357"/>
      <text:p text:style-name="P357"/>
      <text:p text:style-name="P358">Los valores opcionales permiten que las funciones manejen una amplia gama de casos de uso mientras que permite que las llamas a funciones sigan siendo lo más simples posible.</text:p>
      <text:p text:style-name="P358"/>
      <text:p text:style-name="P453">Devolver un diccionario.</text:p>
      <text:p text:style-name="P358"/>
      <text:p text:style-name="P358">Un función puede devolver cualquier tipo de valor que necesites, incluyendo estructuras de datos más complejas como listas y diccionarios. Por ejemplo, la siguiente función toma pares de una nombre y devuelve un diccionario que representa a una persona:</text:p>
      <text:p text:style-name="P358"/>
      <text:p text:style-name="P358"><draw:frame draw:style-name="fr2" draw:name="Imagen229" text:anchor-type="char" svg:width="14.949cm" svg:height="4.048cm" draw:z-index="229"><draw:image xlink:href="Pictures/1000000100000235000000991189224566E91315.png" xlink:type="simple" xlink:show="embed" xlink:actuate="onLoad" draw:mime-type="image/png"/></draw:frame></text:p>
      <text:p text:style-name="P357"/>
      <text:p text:style-name="P357"/>
      <text:p text:style-name="P357"/>
      <text:p text:style-name="P354"/>
      <text:p text:style-name="P354"/>
      <text:p text:style-name="P353"/>
      <text:p text:style-name="P358"><text:soft-page-break/>La función <text:span text:style-name="T1">build_person()</text:span> toma un nombre y un apellido y pone esos valores dentro de un diccionario. El valor de <text:span text:style-name="T1">first_name</text:span> se almacena con la clave ‘<text:span text:style-name="T1">first</text:span>’, y el valor de <text:span text:style-name="T1">last_name</text:span> se almacena con la clave ‘<text:span text:style-name="T1">last</text:span>’. El diccionario completo representando a una persona se devuelve con <text:span text:style-name="T1">return</text:span>. El valor devuelto se imprime con las dos partes originales de la información textual ahora almacenadas en un diccionario.</text:p>
      <text:p text:style-name="P358"/>
      <text:p text:style-name="P358"><draw:frame draw:style-name="fr2" draw:name="Imagen230" text:anchor-type="char" svg:width="7.99cm" svg:height="2.117cm" draw:z-index="230"><draw:image xlink:href="Pictures/100000010000012E00000050B211F9915489D679.png" xlink:type="simple" xlink:show="embed" xlink:actuate="onLoad" draw:mime-type="image/png"/></draw:frame></text:p>
      <text:p text:style-name="P358"/>
      <text:p text:style-name="P358"/>
      <text:p text:style-name="P358"/>
      <text:p text:style-name="P359">Esta función toma una simple información textual y la coloca en una estructura de datos más significativa que te permite trabajar con la información más allá de una simple impresión. Las cadenas ‘<text:span text:style-name="T1">jimi</text:span>’ y ‘<text:span text:style-name="T1">hendrix</text:span>’ están ahora etiquetadas como primer nombre y apellido. Puedes extender fácilmente esta función para que acepte valores opcionales como un segundo nombre, una edad, una ocupación o cualquier otra información que quieras almacenar acerca de una persona. Por ejemplo, el siguiente cambio también te permite almacenar la edad de una persona:</text:p>
      <text:p text:style-name="P358"/>
      <text:p text:style-name="P358"><draw:frame draw:style-name="fr2" draw:name="Imagen231" text:anchor-type="char" svg:width="15.954cm" svg:height="5.239cm" draw:z-index="231"><draw:image xlink:href="Pictures/100000010000025B000000C669A87B72D88F4C40.png" xlink:type="simple" xlink:show="embed" xlink:actuate="onLoad" draw:mime-type="image/png"/></draw:frame></text:p>
      <text:p text:style-name="P359">Añadimos el nuevo parámetro opcional <text:span text:style-name="T1">age</text:span> a la definición de la función y asignamos <text:span text:style-name="T264">al</text:span> parámetro <text:span text:style-name="T264">e</text:span>l valor especial None, <text:span text:style-name="T264">que es utilizado cuando la variable no tiene ningún valor asignado. Puedes pensar en None como un marcador de valor. En una prueba condicional, None se evalúa a False. Si la llamada a la función incluye un valor para age, ese valor es almacenado en el diccionario. Esta función siempre almacena el nombre de una persona, pero puede ser modificada para almacenar cualquier otra información que quieras acerca de una persona.</text:span></text:p>
      <text:p text:style-name="P454"><text:soft-page-break/>Usar una función con un bucle while.</text:p>
      <text:p text:style-name="P360"/>
      <text:p text:style-name="P360">Puedes usar funciones con todas las estructuras que has aprendido hasta ahora. Por ejemplo, usemos la función <text:span text:style-name="T1">get_formatted_name()</text:span> con un bucle while para saludar más formalmente a los usuarios. Aquí tenemos un primer intento de saludar a las personas usando su nombre y su apellido:</text:p>
      <text:p text:style-name="P360"/>
      <text:p text:style-name="P360"><draw:frame draw:style-name="fr2" draw:name="Imagen232" text:anchor-type="char" svg:width="12.197cm" svg:height="7.752cm" draw:z-index="232"><draw:image xlink:href="Pictures/10000001000001CD00000125503DE8BFAEA28C1E.png" xlink:type="simple" xlink:show="embed" xlink:actuate="onLoad" draw:mime-type="image/png"/></draw:frame></text:p>
      <text:p text:style-name="P360"/>
      <text:p text:style-name="P360"/>
      <text:p text:style-name="P360"/>
      <text:p text:style-name="P360"/>
      <text:p text:style-name="P360"/>
      <text:p text:style-name="P360"/>
      <text:p text:style-name="P360"/>
      <text:p text:style-name="P360"/>
      <text:p text:style-name="P358"/>
      <text:p text:style-name="P358"/>
      <text:p text:style-name="P358"/>
      <text:p text:style-name="P358"/>
      <text:p text:style-name="P361"/>
      <text:p text:style-name="P361">Para este ejemplo, hemos utilizado una versión simple de <text:span text:style-name="T1">get_formatted_name()</text:span> que no incluye segundos nombres. El bucle <text:span text:style-name="T18">while</text:span>, pide al usuario que introduzca su nombre y nosotros solicitamos su nombre y apellido por separado.</text:p>
      <text:p text:style-name="P361">Pero hay un problema con este bucle <text:span text:style-name="T18">while</text:span>: No hemos definido una condición de terminación. ¿Donde ponemos esa condición cuando preguntamos por una serie de entradas? Queremos que el usuario pueda salir tan fácil como sea posible, por lo que cada mensaje debería ofrecer una forma de salir. La sentencia <text:span text:style-name="T18">break</text:span> ofrece una forma directa de salir del bucle en cualquier momento:</text:p>
      <text:p text:style-name="P361"/>
      <text:p text:style-name="P361"><draw:frame draw:style-name="fr3" draw:name="Imagen233" text:anchor-type="char" svg:width="12.224cm" svg:height="11.748cm" draw:z-index="233"><draw:image xlink:href="Pictures/10000001000001CE000001BCA9479501B27ABB4D.png" xlink:type="simple" xlink:show="embed" xlink:actuate="onLoad" draw:mime-type="image/png"/></draw:frame><text:soft-page-break/></text:p>
      <text:p text:style-name="P361"/>
      <text:p text:style-name="P361"/>
      <text:p text:style-name="P361"/>
      <text:p text:style-name="P361"/>
      <text:p text:style-name="P361"/>
      <text:p text:style-name="P361"/>
      <text:p text:style-name="P361"/>
      <text:p text:style-name="P361"/>
      <text:p text:style-name="P361"/>
      <text:p text:style-name="P361"><text:s/></text:p>
      <text:p text:style-name="P358"/>
      <text:p text:style-name="P358"/>
      <text:p text:style-name="P358"/>
      <text:p text:style-name="P358"/>
      <text:p text:style-name="P358"/>
      <text:p text:style-name="P358"/>
      <text:p text:style-name="P358"/>
      <text:p text:style-name="P358"/>
      <text:p text:style-name="P358"/>
      <text:p text:style-name="P361">Añadimos un mensaje que informa al usuario cómo salir y luego salimos del bucle si el usuario introduce el valor de salida en cualquier momento. Ahora el programa continuará saludando personas hasta que alguien introduzca ‘<text:span text:style-name="T1">q</text:span>’ para su nombre:</text:p>
      <text:p text:style-name="P358"/>
      <text:p text:style-name="P358"><draw:frame draw:style-name="fr2" draw:name="Imagen234" text:anchor-type="char" svg:width="7.329cm" svg:height="7.17cm" draw:z-index="234"><draw:image xlink:href="Pictures/10000001000001150000010F1AC205EC7E6B457C.png" xlink:type="simple" xlink:show="embed" xlink:actuate="onLoad" draw:mime-type="image/png"/></draw:frame></text:p>
      <text:p text:style-name="P358"/>
      <text:p text:style-name="P358"/>
      <text:p text:style-name="P358"/>
      <text:p text:style-name="P358"/>
      <text:p text:style-name="P358"/>
      <text:p text:style-name="P358"/>
      <text:p text:style-name="P358"/>
      <text:p text:style-name="P358"/>
      <text:p text:style-name="P358"/>
      <text:p text:style-name="P353"/>
      <text:p text:style-name="P353"/>
      <text:p text:style-name="P352"/>
      <text:p text:style-name="P362"/>
      <text:p text:style-name="P362"/>
      <text:p text:style-name="P36"><text:soft-page-break/>Ejercicios – Try it yourself.</text:p>
      <text:p text:style-name="P352"/>
      <text:p text:style-name="P363">8-6. City Names: <text:bookmark-start text:name="__DdeLink__8759_3600483783"/>Escribe una función llamada city_country() que tome el nombre de una ciudad y de su país. La función devolverá una cadena formateada como esta: </text:p>
      <text:p text:style-name="P363">“Santiago, Chile”</text:p>
      <text:p text:style-name="P363"/>
      <text:p text:style-name="P363">Llama tu función con al menos tres pares ciudad-país, e imprime los valores devueltos.<text:bookmark-end text:name="__DdeLink__8759_3600483783"/></text:p>
      <text:p text:style-name="P363"/>
      <text:p text:style-name="P363">8-7. Album. <text:bookmark-start text:name="__DdeLink__8761_3600483783"/>Escribe una función llamada make_album() que construya un diccionario que describa un álbum de música. La función debe tomar un nombre de un artista, el título de un álbum <text:span text:style-name="T265">y tiene que devolver un diccionario que contenga esas dos partes de información. Utiliza la función para hacer tres diccionarios que representen diferentes álbumes. Imprime cada valor devuelto para mostrar que los diccionarios almacenan correctamente la información del álbum.</text:span></text:p>
      <text:p text:style-name="P364">Utiliza None para añadir un parámetro para que make_album() te permita almacenar el número de canciones en un álbum. Si la línea de llamada incluye un valor para el número de canciones, agrega ese valor al diccionario del álbum. Haz al menos una nueva llamada a la función que incluya el número de canciones en un álbum.<text:bookmark-end text:name="__DdeLink__8761_3600483783"/></text:p>
      <text:p text:style-name="P364"/>
      <text:p text:style-name="P364">8-8. User Albums. <text:bookmark-start text:name="__DdeLink__8763_3600483783"/>Comienza con el programa del ejercicio 8-7. Escribe un bucle while que permita a los usuarios introducir el álbum de un artista y el título. Una vez que tienes esa información, llama a make_album() con la entrada de<text:span text:style-name="T266">l</text:span> usuario <text:span text:style-name="T266">e imprime el diccionario que se ha creado. Asegúrate de incluir un valor quit en el bucle while.</text:span><text:bookmark-end text:name="__DdeLink__8763_3600483783"/></text:p>
      <text:p text:style-name="P364"/>
      <text:p text:style-name="P455">Pasar una lista.</text:p>
      <text:p text:style-name="P365"/>
      <text:p text:style-name="P365">Con frecuencia encontrarás muy útil pasar una lista a una función, <text:s/>ya sea una lista de nombres, números u objetos más complejos como diccionarios. Cuando pasas una lista a una función, la función obtiene acceso directo al contenido de la lista. Usemos funciones para hacer que el trabajo con listas sea más eficiente.</text:p>
      <text:p text:style-name="P365">Digamos que tenemos una lista de usuarios y queremos imprimir un saludo a cada uno. El siguiente ejemplo envía una lista de nombres <text:soft-page-break/>a una función llamada greet_users(), que saluda a cada persona de la lista individualmente:</text:p>
      <text:p text:style-name="P365"/>
      <text:p text:style-name="P365"><draw:frame draw:style-name="fr2" draw:name="Imagen235" text:anchor-type="char" svg:width="13.996cm" svg:height="4.789cm" draw:z-index="235"><draw:image xlink:href="Pictures/1000000100000211000000B545DB02030FDDA051.png" xlink:type="simple" xlink:show="embed" xlink:actuate="onLoad" draw:mime-type="image/png"/></draw:frame></text:p>
      <text:p text:style-name="P364"/>
      <text:p text:style-name="P364"/>
      <text:p text:style-name="P364"/>
      <text:p text:style-name="P364"/>
      <text:p text:style-name="P364"/>
      <text:p text:style-name="P364"/>
      <text:p text:style-name="P364"/>
      <text:p text:style-name="P366"/>
      <text:p text:style-name="P366">Definimos greet_users() que espera una lista de nombres que asigna al parámetro nombres. La función recorre la lista recibida e imprime un saludo a cada usuario. Definimos la lista de usuarios usernames, y luego la pasamos a greet_users() en nuestra llamada a la función:</text:p>
      <text:p text:style-name="P366"/>
      <text:p text:style-name="P366"><draw:frame draw:style-name="fr2" draw:name="Imagen236" text:anchor-type="char" svg:width="7.435cm" svg:height="2.99cm" draw:z-index="236"><draw:image xlink:href="Pictures/1000000100000119000000710BF9D0C0E709A445.png" xlink:type="simple" xlink:show="embed" xlink:actuate="onLoad" draw:mime-type="image/png"/></draw:frame></text:p>
      <text:p text:style-name="P366"/>
      <text:p text:style-name="P364"/>
      <text:p text:style-name="P364"/>
      <text:p text:style-name="P364"/>
      <text:p text:style-name="P364"/>
      <text:p text:style-name="P367">Esta es la salida que esperábamos. Cada usuario ve un saludo personalizado y puedes llamar a la función cada vez que quieras saludar a un grupo específico de usuarios.</text:p>
      <text:p text:style-name="P367"/>
      <text:p text:style-name="P456">Modificar una lista en una función.</text:p>
      <text:p text:style-name="P367"/>
      <text:p text:style-name="P367">Cuando pasas una lista a una función, la función puede modificar la lista. Cualquier cambio que hagas en la lista dentro del cuerpo de la función será permanente, permitiéndote trabajar eficientemente incluso cuando estés trabajando con una gran cantidad de datos.</text:p>
      <text:p text:style-name="P367"/>
      <text:p text:style-name="P367">Considera una compañía que crea modelos de impres<text:span text:style-name="T271">ión</text:span> en 3D de diseños que envía a los usuarios. El diseño que necesita para imprimir está almacenado en una lista y antes de ser impreso lo <text:soft-page-break/>mueven a una lista separada. El siguiente código hace eso sin utilizar funciones:</text:p>
      <text:p text:style-name="P367"/>
      <text:p text:style-name="P367"><draw:frame draw:style-name="fr2" draw:name="Imagen237" text:anchor-type="char" svg:width="14.499cm" svg:height="8.943cm" draw:z-index="237"><draw:image xlink:href="Pictures/100000010000022400000152A73F7485CFD66D7B.png" xlink:type="simple" xlink:show="embed" xlink:actuate="onLoad" draw:mime-type="image/png"/></draw:frame></text:p>
      <text:p text:style-name="P367"/>
      <text:p text:style-name="P367"/>
      <text:p text:style-name="P367"/>
      <text:p text:style-name="P367"/>
      <text:p text:style-name="P367"/>
      <text:p text:style-name="P367"/>
      <text:p text:style-name="P367"/>
      <text:p text:style-name="P367"/>
      <text:p text:style-name="P367"/>
      <text:p text:style-name="P367"/>
      <text:p text:style-name="P367"/>
      <text:p text:style-name="P367"/>
      <text:p text:style-name="P367"/>
      <text:p text:style-name="P367"/>
      <text:p text:style-name="P368">Este programa empieza con una lista de diseños que necesitan ser impresos y una lista vacía llamada <text:span text:style-name="T1">completed_models</text:span> para mover cada diseño después de ser impreso. Mientras los diseños permanezcan en <text:span text:style-name="T1">unprinted_designs</text:span>, el bucle while simula la impresión de cada diseño eliminando un diseño del final de la lista, almacenándolo en <text:span text:style-name="T1">current_design</text:span> y mostrando por pantalla un mensaje indicando que el diseño actual ha sido impreso. Luego añade el diseño a la lista de modelos completados. Cuando el bucle termina, se muestra por pantalla la lista de diseños que se ha impreso:</text:p>
      <text:p text:style-name="P368"/>
      <text:p text:style-name="P368"><draw:frame draw:style-name="fr2" draw:name="Imagen238" text:anchor-type="char" svg:width="9.049cm" svg:height="6.006cm" draw:z-index="238"><draw:image xlink:href="Pictures/1000000100000156000000E35644A9B6EAB15E63.png" xlink:type="simple" xlink:show="embed" xlink:actuate="onLoad" draw:mime-type="image/png"/></draw:frame></text:p>
      <text:p text:style-name="P368"/>
      <text:p text:style-name="P368"/>
      <text:p text:style-name="P368"/>
      <text:p text:style-name="P368"/>
      <text:p text:style-name="P368"/>
      <text:p text:style-name="P368"/>
      <text:p text:style-name="P368"/>
      <text:p text:style-name="P368"/>
      <text:p text:style-name="P368"/>
      <text:p text:style-name="P368"/>
      <text:p text:style-name="P368"><text:soft-page-break/>Podemos reorganizar este código <text:span text:style-name="T267">escribiendo dos funciones, cada una de las cuales realiza una función específica. La mayor parte del código no cambiará; solamente lo estamos haciendo más cuidadosamente estructurado. La primera función se encargará de imprimir el diseño y la segunda resumirá las impresiones que se han realizado:</text:span></text:p>
      <text:p text:style-name="P368"/>
      <text:p text:style-name="P368"><draw:frame draw:style-name="fr2" draw:name="Imagen239" text:anchor-type="char" svg:width="15.134cm" svg:height="11.007cm" draw:z-index="239"><draw:image xlink:href="Pictures/100000010000023C000001A01ACEB5E0B4DBF920.png" xlink:type="simple" xlink:show="embed" xlink:actuate="onLoad" draw:mime-type="image/png"/></draw:frame></text:p>
      <text:p text:style-name="P368"/>
      <text:p text:style-name="P368"/>
      <text:p text:style-name="P368"/>
      <text:p text:style-name="P368"/>
      <text:p text:style-name="P368"/>
      <text:p text:style-name="P368"/>
      <text:p text:style-name="P368"/>
      <text:p text:style-name="P368"/>
      <text:p text:style-name="P368"/>
      <text:p text:style-name="P368"/>
      <text:p text:style-name="P368"/>
      <text:p text:style-name="P368"/>
      <text:p text:style-name="P368"/>
      <text:p text:style-name="P368"/>
      <text:p text:style-name="P368"/>
      <text:p text:style-name="P368"/>
      <text:p text:style-name="P368"/>
      <text:p text:style-name="P368"/>
      <text:p text:style-name="P369">Definimos la función <text:span text:style-name="T1">print_models()</text:span> con dos parámetros: una lista de diseños que necesita ser impresa y una lista de modelos completados. Dando esas dos listas, la función simula imprimir cada diseño vaciando la lista de diseños no impresos y rellenando la lista de modelos completados. Luego definimos la función <text:span text:style-name="T1">show_completed_models()</text:span> con un parámetro: la lista de modelos completados. Dando esta lista, <text:span text:style-name="T1">show_completed_models()</text:span> muestra por pantalla cada modelo que ha sido impreso.</text:p>
      <text:p text:style-name="P369"/>
      <text:p text:style-name="P369">Este programa tiene la misma salida que la versión sin funciones, pero el código está mucho mejor organizado. El código que hace la mayoría del trabajo se ha movido a dos funciones separadas, lo que hace que la parte principal del programa sea más fácil de <text:soft-page-break/>entender. Mira el cuerpo del programa para ver lo fácil que es entender lo que está haciendo este programa:</text:p>
      <text:p text:style-name="P369"/>
      <text:p text:style-name="P369"><draw:frame draw:style-name="fr2" draw:name="Imagen240" text:anchor-type="char" svg:width="14.42cm" svg:height="3.016cm" draw:z-index="240"><draw:image xlink:href="Pictures/100000010000022100000072AEC4A994D93FA83E.png" xlink:type="simple" xlink:show="embed" xlink:actuate="onLoad" draw:mime-type="image/png"/></draw:frame></text:p>
      <text:p text:style-name="P367"/>
      <text:p text:style-name="P367"/>
      <text:p text:style-name="P367"/>
      <text:p text:style-name="P367"/>
      <text:p text:style-name="P367"/>
      <text:p text:style-name="P370">Configuramos una lista de diseños no impresos y una lista que contendrá los modelos completados. Luego, puesto que ya hemos definido nuestras dos funciones, todo lo que tenemos que hacer es llamarlas y pasarles los argumentos correctos. Llamamos a <text:span text:style-name="T1">print_models()</text:span> y pasamos las dos listas que necesitamos; como se esperaba, <text:span text:style-name="T1">print_models()</text:span> simula imprimir los diseños. Luego llamamos a <text:span text:style-name="T1">show_completed_models()</text:span> y pasamos la lista de modelos completados <text:span text:style-name="T268">para que pueda informar de los modelos que se han impreso. Los nombres de las funciones descriptivas permiten a otros leer el código y entenderlo incluso sin comentarios.</text:span></text:p>
      <text:p text:style-name="P371">Este programa es más fácil de extender y mantener que la versión sin funciones. Si necesitamos imprimir más diseños después, simplemente llamamos de nuevo a <text:span text:style-name="T1">print_models()</text:span>. Si observamos que el código de impresión necesita ser modificado, podemos cambiar el código una vez y nuestros cambios tendrán lugar en todos los lugares donde se llama a la función. Esta fórmula es más eficiente que tener que actualizar código de forma separada en todas las partes del programa.</text:p>
      <text:p text:style-name="P372">Este ejemplo también demuestra la idea de que cada función puede hacer un trabajo específico. La primera función imprime cada diseño y la segunda muestra los modelos completados. Esto es más beneficioso que usar una función que haga ambos trabajos. Si está escribiendo una función y observas que la función hacer demasiadas tareas, intenta dividir el código en dos funciones. Recuerda que siempre puedes llamar a una función desde otra función, lo que te ayudará al dividir una tarea compleja en una serie de pasos.</text:p>
      <text:p text:style-name="P372"/>
      <text:p text:style-name="P457">Impedir que una función modifique una lista.</text:p>
      <text:p text:style-name="P373"/>
      <text:p text:style-name="P373">A veces querremos evitar que una función modifique una lista. Por ejemplo, digamos que empezamos con una lista de diseños no <text:soft-page-break/>impresos y escribimos una función para moverlos a una lista de modelos completados, como en el ejemplo anterior. Puedes decidir que, aunque hayas impreso todos los diseños, quieras conservar la lista original de diseños no impresos para tu<text:span text:style-name="T272">s</text:span> registros.</text:p>
      <text:p text:style-name="P373">Pero puesto que has sacado todos los nombres de unprinted_designs, la lista está ahora vacía y esta lista vacía es la única versión que tenemos de la lista; la original se marchó. En este c<text:span text:style-name="T269">a</text:span>so, <text:span text:style-name="T269">podemos solucionar el problema pasando a la función una copia de la lista, no la original. Los cambios que la función haga a la lista, afectarán sólo a la copia, dejando intacta la lista original.</text:span></text:p>
      <text:p text:style-name="P374">Puedes enviar una copia de la lista a la función <text:span text:style-name="T272">de esta manera</text:span>:</text:p>
      <text:p text:style-name="P374"/>
      <text:p text:style-name="P467">function_name(list_name[:])</text:p>
      <text:p text:style-name="P373"/>
      <text:p text:style-name="P374">La notación <text:span text:style-name="T1">slice [:]</text:span> hace una copia de la lista para enviarla a la función. Si no queremos vaciar la lista de diseños no impresos en <text:span text:style-name="T1">printing_models.py</text:span>, podemos llamar a <text:span text:style-name="T1">print_models()</text:span> así:</text:p>
      <text:p text:style-name="P374"/>
      <text:p text:style-name="P467">print_models(unprinted_designs[:], completed_models)</text:p>
      <text:p text:style-name="P374"/>
      <text:p text:style-name="P467"><text:span text:style-name="T20">La función </text:span>print_models()<text:span text:style-name="T20"> puede hacer este trabajo porque todavía recibe los nombres de todos los diseño no impresos. Pero esta vez utiliza una copia de la lista original de diseños no impresos, </text:span><text:span text:style-name="T22">no la lista </text:span><text:span text:style-name="T270">unprinted_desgins</text:span><text:span text:style-name="T22"> actual. La lista </text:span><text:span text:style-name="T270">completed_models</text:span><text:span text:style-name="T22">, se rellenará con los nombres de modelos impresos como hicimos anteriormente, pero la lista original de diseños no impresos no se verá afectada por la función.</text:span></text:p>
      <text:p text:style-name="P468"><text:span text:style-name="T20">Aunque puedes conservar el contenido de una lista pasando una copia de ella a tus funciones, puedes pasar la lista original a tus funciones, a menos que tengas una razón específica para pasarle una copia. </text:span><text:span text:style-name="T23">Es más eficiente que una función trabaje con una lista existente para evitar usar el tiempo y la memoria necesarios para hacer una copia separada, especialmente cuando se trabaja con listas grandes.</text:span></text:p>
      <text:p text:style-name="P375"/>
      <text:p text:style-name="P376"/>
      <text:p text:style-name="P376"/>
      <text:p text:style-name="P376"/>
      <text:p text:style-name="P376"/>
      <text:p text:style-name="P38"><text:soft-page-break/><text:span text:style-name="T23">E</text:span><text:span text:style-name="T20">jercicios – Try it yourself.</text:span></text:p>
      <text:p text:style-name="P377"/>
      <text:p text:style-name="P377">8-9. Messages: <text:bookmark-start text:name="__DdeLink__9118_4029111870"/>Haz una lista que contenga una serie de mensajes de texto cortos. Pasa la lista a una función llamada show_messages(), que imprima cada mensaje de texto.<text:bookmark-end text:name="__DdeLink__9118_4029111870"/> </text:p>
      <text:p text:style-name="P377"/>
      <text:p text:style-name="P469"><text:span text:style-name="T20">8-10. Sending Messages: </text:span><text:bookmark-start text:name="__DdeLink__9120_4029111870"/><text:span text:style-name="T20">Empieza con una copia de tu programa del ejercicio 8-9. Escribe una función llamada </text:span>send_messages()<text:span text:style-name="T20"> que imprima cada mensaje de texto y mueva cada mensaje a una nueva lista llamada </text:span>sent_messages<text:span text:style-name="T20"> a medida que se imprime. Después de llamar a la función, imprime ambas listas para asegurarte de que los mensajes se hayan movido correctamente.</text:span><text:bookmark-end text:name="__DdeLink__9120_4029111870"/></text:p>
      <text:p text:style-name="P377"/>
      <text:p text:style-name="P377">8-11. Archived Messages: <text:bookmark-start text:name="__DdeLink__9122_4029111870"/>Empieza con tu trabajo del ejercicio 8-10. Llama a la función send_messages() con una copia de la lista de mensajes. Después de llamar a la función, imprime ambas listas para mostrar que la lista original ha conservado sus mensajes.<text:bookmark-end text:name="__DdeLink__9122_4029111870"/></text:p>
      <text:p text:style-name="P377"/>
      <text:p text:style-name="P458">Pasar un número arbitrario de argumentos.</text:p>
      <text:p text:style-name="P378"/>
      <text:p text:style-name="P378">A veces no sabremos de antemano cuántos argumentos necesita aceptar una función. Afortunadamente, Python permite a una función coleccionar un número arbitrario de argumentos desde la instrucción de llamada.</text:p>
      <text:p text:style-name="P378">Por ejemplo, considera una función que fabrique una pizza. Necesitará aceptar un número de ingredientes, pero no puedes saber de antemano cuántos ingredientes querrá una persona. La función del siguiente ejemplo tiene un parámetro, <text:span text:style-name="T1">*toppings</text:span>, pero este parámetro, <text:span text:style-name="T273">pero este parámetro colecciona tantos argumentos como le proporcione la línea de la llamada:</text:span></text:p>
      <text:p text:style-name="P378"/>
      <text:p text:style-name="P378"><draw:frame draw:style-name="fr2" draw:name="Imagen241" text:anchor-type="char" svg:width="14.446cm" svg:height="4.154cm" draw:z-index="241"><draw:image xlink:href="Pictures/10000001000002220000009DA1C80A4EC2304561.png" xlink:type="simple" xlink:show="embed" xlink:actuate="onLoad" draw:mime-type="image/png"/></draw:frame></text:p>
      <text:p text:style-name="P378"/>
      <text:p text:style-name="P379"/>
      <text:p text:style-name="P379"/>
      <text:p text:style-name="P379"/>
      <text:p text:style-name="P379"/>
      <text:p text:style-name="P379"/>
      <text:p text:style-name="P379"/>
      <text:p text:style-name="P379"><text:soft-page-break/>El asterisco en el parámetro llamado <text:span text:style-name="T1">*toppings</text:span>, le dice a Python que fabrique una lista vacía llamada <text:span text:style-name="T1">toppings</text:span> y empaquete los valores que reciba dentro de la tupla. La llamada a print() en el cuerpo de una función, muestra que Python puede manejar una llamada a la función con un valor y otra con tres valores. Trata las diferentes llamadas de manera similar. <text:span text:style-name="T274">Observa que Python empaqueta los argumentos en una tupla, incluso si la función sólo recibe un valor:</text:span></text:p>
      <text:p text:style-name="P379"/>
      <text:p text:style-name="P379"><draw:frame draw:style-name="fr2" draw:name="Imagen242" text:anchor-type="char" svg:width="10.054cm" svg:height="2.461cm" draw:z-index="242"><draw:image xlink:href="Pictures/100000010000017C0000005DDEA3DCF79C4B9133.png" xlink:type="simple" xlink:show="embed" xlink:actuate="onLoad" draw:mime-type="image/png"/></draw:frame></text:p>
      <text:p text:style-name="P379"/>
      <text:p text:style-name="P379"/>
      <text:p text:style-name="P379"/>
      <text:p text:style-name="P379"/>
      <text:p text:style-name="P380">Ahora podemos reemplazar la llamada a print() con un bucle que recorra la lista de ingredientes y describa la pizza que se está pidiendo:</text:p>
      <text:p text:style-name="P380"/>
      <text:p text:style-name="P380"><draw:frame draw:style-name="fr2" draw:name="Imagen243" text:anchor-type="char" svg:width="14.552cm" svg:height="4.683cm" draw:z-index="243"><draw:image xlink:href="Pictures/1000000100000226000000B1CD62A0982496178A.png" xlink:type="simple" xlink:show="embed" xlink:actuate="onLoad" draw:mime-type="image/png"/></draw:frame></text:p>
      <text:p text:style-name="P380"/>
      <text:p text:style-name="P380"/>
      <text:p text:style-name="P380"/>
      <text:p text:style-name="P380"/>
      <text:p text:style-name="P380"/>
      <text:p text:style-name="P380"/>
      <text:p text:style-name="P380"/>
      <text:p text:style-name="P379"/>
      <text:p text:style-name="P381">La función responde de forma adecuada, reciba uno o tres valores:</text:p>
      <text:p text:style-name="P381"/>
      <text:p text:style-name="P381"><draw:frame draw:style-name="fr2" draw:name="Imagen244" text:anchor-type="char" svg:width="11.218cm" svg:height="5.45cm" draw:z-index="244"><draw:image xlink:href="Pictures/10000001000001A8000000CE0B18207F02EFE3CE.png" xlink:type="simple" xlink:show="embed" xlink:actuate="onLoad" draw:mime-type="image/png"/></draw:frame></text:p>
      <text:p text:style-name="P381"/>
      <text:p text:style-name="P381"/>
      <text:p text:style-name="P381"/>
      <text:p text:style-name="P381"/>
      <text:p text:style-name="P381"/>
      <text:p text:style-name="P381"/>
      <text:p text:style-name="P381"/>
      <text:p text:style-name="P381"/>
      <text:p text:style-name="P381"/>
      <text:p text:style-name="P381"><text:soft-page-break/>Esta sintaxis funciona independientemente de cuántos argumentos reciba la función.</text:p>
      <text:p text:style-name="P381"/>
      <text:p text:style-name="P459">Mezclando argumentos posicionales y arbitrarios.</text:p>
      <text:p text:style-name="P381"/>
      <text:p text:style-name="P381">Si quieres que una función acepte varios tipos diferentes de argumentos, el parámetro que acepta un número arbitrario de argumentos se debe colocar el último en la definición de la función. <text:span text:style-name="T275">Python hace coincidir primero los argumentos posicionales y de palabras clave y luego recopila los argumentos restantes en el final del parámetro.</text:span></text:p>
      <text:p text:style-name="P382">Por ejemplo, si la función necesita obtener un tamaño para la pizza, ese parámetro debe ir antes del parámetro <text:span text:style-name="T1">*toppings</text:span>:</text:p>
      <text:p text:style-name="P382"/>
      <text:p text:style-name="P382"><draw:frame draw:style-name="fr4" draw:name="Imagen245" text:anchor-type="char" svg:width="17cm" svg:height="4.191cm" draw:z-index="245"><draw:image xlink:href="Pictures/10000001000002E2000000B6FE693DC8262A30D3.png" xlink:type="simple" xlink:show="embed" xlink:actuate="onLoad" draw:mime-type="image/png"/></draw:frame></text:p>
      <text:p text:style-name="P382">En la definición de la función, Python asigna el primer valor que recibe al parámetro <text:span text:style-name="T1">size</text:span>. Todos los otros valores que van después son almacenados en la tupla <text:span text:style-name="T1">toppings</text:span>. La llamada a la función incluye un argumento para el tamaño primero, seguido de tantos <text:span text:style-name="T1">toppings</text:span> como se necesiten.</text:p>
      <text:p text:style-name="P382">Ahora cada pizza tiene un tamaño y un número de ingredientes, y cada parte de la información se imprime en su lugar apropiado, mostrando primero el tamaño y después los ingredientes:</text:p>
      <text:p text:style-name="P382"/>
      <text:p text:style-name="P382"><draw:frame draw:style-name="fr2" draw:name="Imagen246" text:anchor-type="char" svg:width="15.002cm" svg:height="5.53cm" draw:z-index="246"><draw:image xlink:href="Pictures/1000000100000237000000D13429ACA4BC3F172A.png" xlink:type="simple" xlink:show="embed" xlink:actuate="onLoad" draw:mime-type="image/png"/></draw:frame></text:p>
      <text:p text:style-name="P382"/>
      <text:p text:style-name="P382"/>
      <text:p text:style-name="P382"/>
      <text:p text:style-name="P382"/>
      <text:p text:style-name="P382"/>
      <text:p text:style-name="P382"/>
      <text:p text:style-name="P382"/>
      <text:p text:style-name="P382"/>
      <text:p text:style-name="P382"><text:soft-page-break/><text:span text:style-name="T25">NOTA:</text:span> A menudo verás el nombre genérico del parámetro *args, que recopila argumentos posicionales arbitrarios como este.</text:p>
      <text:p text:style-name="P382"/>
      <text:p text:style-name="P460">Utilizando argumentos de palabras clave arbitrarios.</text:p>
      <text:p text:style-name="P383"/>
      <text:p text:style-name="P383">A veces querrás aceptar un número arbitrario de argumentos, pero no sabrás de antemano qué tipo de información se pasará a la función. En este caso puedes escribir funciones que acepten tantos pares clave-valor como proporcione la instrucción de llamada. Un ejemplo puede ser la creación de perfiles de usuario: sabes qu<text:span text:style-name="T278">e</text:span> obtendrás información del usuario, pero no sabes qué tipo de información vas a recibir. La función <text:span text:style-name="T1">build_profile()</text:span> del siguiente ejemplo, siempre toma un primer nombre y un apellido, pero también acepta un número arbitrario de argumentos de palabras clave:</text:p>
      <text:p text:style-name="P383"/>
      <text:p text:style-name="P383"><draw:frame draw:style-name="fr4" draw:name="Imagen247" text:anchor-type="char" svg:width="17cm" svg:height="6.729cm" draw:z-index="247"><draw:image xlink:href="Pictures/10000001000002AA0000010E313DF3D892679E69.png" xlink:type="simple" xlink:show="embed" xlink:actuate="onLoad" draw:mime-type="image/png"/></draw:frame></text:p>
      <text:p text:style-name="P383">La definición de <text:span text:style-name="T1">build_profile()</text:span> espera un nombre y un apellido y luego permite al usuario <text:span text:style-name="T276">pasar tantos pares nombre-valor como quiera. El doble asterisco antes del valor </text:span><text:span text:style-name="T16">**user_info</text:span><text:span text:style-name="T276"> hace que Python cree un diccionario vacío llamado </text:span><text:span text:style-name="T16">user_info</text:span><text:span text:style-name="T276"> y empaquete cualquier par nombre-valor que reciba en ese diccionario.</text:span></text:p>
      <text:p text:style-name="P384">En el cuerpo de <text:span text:style-name="T1">build_profile()</text:span>, añadimos el nombre y el apellido al diccionario <text:span text:style-name="T1">user_info</text:span> porque siempre recibiremos esas dos partes de información del usuario y no se han colocado en el diccionario todavía. Luego devolvemos el diccionario <text:span text:style-name="T1">user_info</text:span> a la línea de llamada de la función.</text:p>
      <text:p text:style-name="P384">Llamamos a <text:span text:style-name="T1">build_profile()</text:span>, pasando el nombre ‘albert’, el apellido ‘einstein’ y los dos pares clave-valor <text:soft-page-break/>location=’princeton’ y field=’physics’. Asignamos el perfil devuelto a <text:span text:style-name="T1">user_profile</text:span> e imprimimos <text:span text:style-name="T1">user_profile</text:span>:</text:p>
      <text:p text:style-name="P384"/>
      <text:p text:style-name="P384"><draw:frame draw:style-name="fr4" draw:name="Imagen248" text:anchor-type="char" svg:width="17cm" svg:height="1.644cm" draw:z-index="248"><draw:image xlink:href="Pictures/10000001000002FD0000004AA8068BF3E378108F.png" xlink:type="simple" xlink:show="embed" xlink:actuate="onLoad" draw:mime-type="image/png"/></draw:frame></text:p>
      <text:p text:style-name="P385">El diccionario devuelto contiene el nombre y el apellido del usuario y, en este caso, también la ubicación y el campo de estudio. La función trabajará sin importar cuántos pares clave-valor se proporcionen en la llamada a la función.</text:p>
      <text:p text:style-name="P385">Puedes mezclar posicionales, palabras clave y valores arbitrarios de muchas formas diferentes cuando escribas tus propias funciones. Es de utilidad saber existen todos esos tipos de argumentos porque los verás con frecuencia cuando empieces a leer código de otras personas. <text:span text:style-name="T277">Se necesita practica para aprender a usar los diferentes tipos correctamente y saber cuándo usar cada uno. Por ahora, recuerda usar el enfoque más simple que haga el trabajo. A medida que progreses aprenderás a usar el enfoque de manera más eficiente cada vez.</text:span></text:p>
      <text:p text:style-name="P385"/>
      <text:p text:style-name="P386"><text:span text:style-name="T25">NOTA:</text:span> Con frecuencia verás el parámetro llamado **kwargs usado para colecciones de argumentos de palabras c<text:span text:style-name="T278">l</text:span>ave sin especificar.</text:p>
      <text:p text:style-name="P386"/>
      <text:p text:style-name="P37">Ejercicios – Try it yourself.</text:p>
      <text:p text:style-name="P383"/>
      <text:p text:style-name="P387">8-12. Sandwiches: <text:bookmark-start text:name="__DdeLink__9397_2367237884"/>Escribe una función que acepte una lista de elementos que una persona quiera en un sándwich. La función debe tener un parámetro que coleccione tantos elementos como proporcione la llamada a la función y debería imprimir un resumen del sándwich que se ha pedido. Llama a la función tres veces utilizando diferentes números de argumentos cada vez.<text:bookmark-end text:name="__DdeLink__9397_2367237884"/></text:p>
      <text:p text:style-name="P387"/>
      <text:p text:style-name="P387">8-13. User Profile: <text:bookmark-start text:name="__DdeLink__9399_2367237884"/>Empieza con una copia de user_profile.py del ejemplo anterior. Construye un perfil de ti mismo, llamado build_profile(), utilizando tu nombre, apellidos y otros tres pares clave-valor que te describan.<text:bookmark-end text:name="__DdeLink__9399_2367237884"/></text:p>
      <text:p text:style-name="P387"/>
      <text:p text:style-name="P387">8-14. <text:span text:style-name="T279">Cars: </text:span><text:bookmark-start text:name="__DdeLink__9403_2367237884"/>Escribe una función que almacene información sobre un coche en un diccionario. La función siempre debe recibir un <text:soft-page-break/>fabricante y un nombre de modelo de coche. Debe aceptar un número arbitrario de palabras clave. Llama a la función con la información requerida con la información requerida y otros dos pares clave-valor como color o una función opcional. Tu función podría trabajar con una llamada como esta:<text:bookmark-end text:name="__DdeLink__9403_2367237884"/></text:p>
      <text:p text:style-name="P387"/>
      <text:p text:style-name="P387"><draw:frame draw:style-name="fr2" draw:name="Imagen249" text:anchor-type="char" svg:width="14.579cm" svg:height="1.455cm" draw:z-index="249"><draw:image xlink:href="Pictures/100000010000022700000037A7B36D527B0691C6.png" xlink:type="simple" xlink:show="embed" xlink:actuate="onLoad" draw:mime-type="image/png"/></draw:frame></text:p>
      <text:p text:style-name="P387"/>
      <text:p text:style-name="P387"/>
      <text:p text:style-name="P387"/>
      <text:p text:style-name="P388"><text:bookmark-start text:name="__DdeLink__9405_2367237884"/>Imprime el diccionario devuelto para asegurarte de que toda la información se ha almacenado correctamente.<text:bookmark-end text:name="__DdeLink__9405_2367237884"/></text:p>
      <text:p text:style-name="P383"/>
      <text:p text:style-name="P461">Almacenar las funciones en módulos.</text:p>
      <text:p text:style-name="P389"/>
      <text:p text:style-name="P389">Una ventaja de las funciones es la forma en que separan los bloques de código de tu programa principal. Usando nombres descriptivos en tus funciones, tu programa principal será mucho más fácil de seguir. Puedes ir un paso más allá almacenando tus funciones en archivos separados llamados módulos y luego importar esos módulos a tu programa principal. Una instrucción <text:span text:style-name="T1">import</text:span> le indica a Python que haga que el código de un módulo esté disponible en el archivo de programa que se está ejecutando actualmente.</text:p>
      <text:p text:style-name="P598">Almacenar tus funciones en archivos separados, te permite ocultar los detalles del código de tu programa y centrarte en su lógica de nivel superior. También te permite reutilizar funciones en diferentes <text:span text:style-name="T280">programas</text:span>. Cuando almacenas funciones en archivos separados <text:span text:style-name="T280">puedes compartir esos archivos con otros programadores si tener que compartir todo el programa. Saber cómo importar funciones también te permite usar librerías de funciones que otros programadores hayan escrito.</text:span></text:p>
      <text:p text:style-name="P599">Existen muchas formas de importar un módulo, y lo veremos brevemente.</text:p>
      <text:p text:style-name="P599"/>
      <text:p text:style-name="P612"/>
      <text:p text:style-name="P613">Importar un módulo completo.</text:p>
      <text:p text:style-name="P382"/>
      <text:p text:style-name="P599">Para empezar a importar funciones, primero necesitamos crear un módulo. Un módulo es un fichero terminado en <text:span text:style-name="T1">.py</text:span> que contiene el código que quieres importar a tu programa. Hagamos un módulo que contenga la función <text:span text:style-name="T1">make_pizza()</text:span>. Para hacer este módulo eliminaremos todo lo del archivo <text:span text:style-name="T1">pizza.py</text:span> salvo la función <text:span text:style-name="T1">make_pizza()</text:span>:</text:p>
      <text:p text:style-name="P599"/>
      <text:p text:style-name="P599"><draw:frame draw:style-name="fr4" draw:name="Imagen250" text:anchor-type="char" svg:width="17cm" svg:height="2.778cm" draw:z-index="250"><draw:image xlink:href="Pictures/10000001000002DE000000785832282E2FE00BAA.png" xlink:type="simple" xlink:show="embed" xlink:actuate="onLoad" draw:mime-type="image/png"/></draw:frame></text:p>
      <text:p text:style-name="P599">Ahora, hagamos un archivo archivo separado llamado <text:span text:style-name="T1">making_pizzas.py</text:span> en el mismo directorio que <text:span text:style-name="T1">pizza.py</text:span>. <text:span text:style-name="T281">Este fichero importa el módulo que acabamos de crear y hace dos llamadas a </text:span><text:span text:style-name="T17">make_pizza()</text:span><text:span text:style-name="T281">:</text:span></text:p>
      <text:p text:style-name="P599"/>
      <text:p text:style-name="P599"><draw:frame draw:style-name="fr2" draw:name="Imagen251" text:anchor-type="char" svg:width="14.87cm" svg:height="2.461cm" draw:z-index="251"><draw:image xlink:href="Pictures/10000001000002320000005D090322733A0A91FD.png" xlink:type="simple" xlink:show="embed" xlink:actuate="onLoad" draw:mime-type="image/png"/></draw:frame></text:p>
      <text:p text:style-name="P599"/>
      <text:p text:style-name="P599"/>
      <text:p text:style-name="P599"/>
      <text:p text:style-name="P599"/>
      <text:p text:style-name="P602">Cuando Python lee este archivo, la línea <text:span text:style-name="T18">import</text:span> pizza le dice a Python que abra el archivo <text:span text:style-name="T1">pizza.py</text:span> y copie todas las funciones desde él a este programa. Ahora mismo no ves que el código esté siendo copiado entre los archivos porque Python copia el código entre bastidores justo antes de ejecutar el programa. Todo lo que necesitas saber es que cualquier función definida en <text:span text:style-name="T1">pizza.py</text:span> estará disponible en <text:span text:style-name="T1">making_pizzas.py</text:span>.</text:p>
      <text:p text:style-name="P602"/>
      <text:p text:style-name="P602">Para llamar a una función desde un módulo importado, introduce el nombre del módulo importado, pizza, seguido del nombre de la función, make_pizza(), separados por un punto. Este programa produce la misma salida que el programa original que no importaba ningún módulo:</text:p>
      <text:p text:style-name="P602"/>
      <text:p text:style-name="P602"><draw:frame draw:style-name="fr3" draw:name="Imagen252" text:anchor-type="char" svg:width="14.87cm" svg:height="5.424cm" draw:z-index="252"><draw:image xlink:href="Pictures/1000000100000232000000CD6159412858E126A7.png" xlink:type="simple" xlink:show="embed" xlink:actuate="onLoad" draw:mime-type="image/png"/></draw:frame><text:soft-page-break/><text:s/></text:p>
      <text:p text:style-name="P382"/>
      <text:p text:style-name="P382"/>
      <text:p text:style-name="P382"/>
      <text:p text:style-name="P382"/>
      <text:p text:style-name="P382"/>
      <text:p text:style-name="P382"/>
      <text:p text:style-name="P382"/>
      <text:p text:style-name="P382"/>
      <text:p text:style-name="P382"/>
      <text:p text:style-name="P603">Este primer enfoque para importar, en el que simplemente escribes <text:span text:style-name="T1">import</text:span> seguido del nombre del módulo, hace que cada función del módulo esté disponible en tu programa. Si usas este tipo de sentencia <text:span text:style-name="T1">import</text:span> para importar un nombre de módulo completo llamado <text:span text:style-name="T1">module_name.py</text:span>, cada función de este módulo está disponible a través de la siguiente sintaxis:</text:p>
      <text:p text:style-name="P382"/>
      <text:p text:style-name="P382"><draw:frame draw:style-name="fr2" draw:name="Imagen253" text:anchor-type="char" svg:width="6.165cm" svg:height="0.688cm" draw:z-index="253"><draw:image xlink:href="Pictures/10000001000000E90000001A3ED8959C460B7386.png" xlink:type="simple" xlink:show="embed" xlink:actuate="onLoad" draw:mime-type="image/png"/></draw:frame></text:p>
      <text:p text:style-name="P382"/>
      <text:p text:style-name="P614">Importar funciones específicas.</text:p>
      <text:p text:style-name="P603"/>
      <text:p text:style-name="P603">También puedes importar una función concreta desde un módulo. Aquí está la sintaxis general para este enfoque:</text:p>
      <text:p text:style-name="P603"/>
      <text:p text:style-name="P603"><draw:frame draw:style-name="fr2" draw:name="Imagen254" text:anchor-type="char" svg:width="7.1cm" svg:height="0.794cm" draw:z-index="254"><draw:image xlink:href="Pictures/10000001000001380000001E737E1FE655576C20.png" xlink:type="simple" xlink:show="embed" xlink:actuate="onLoad" draw:mime-type="image/png"/></draw:frame></text:p>
      <text:p text:style-name="P382"/>
      <text:p text:style-name="P603">Puedes importar tantas funciones como quieras de un módulo separando el nombre de cada función con una coma:</text:p>
      <text:p text:style-name="P603"/>
      <text:p text:style-name="P603"><draw:frame draw:style-name="fr2" draw:name="Imagen255" text:anchor-type="char" svg:width="12.647cm" svg:height="0.794cm" draw:z-index="255"><draw:image xlink:href="Pictures/10000001000001DE0000001E274991C7FC1C9572.png" xlink:type="simple" xlink:show="embed" xlink:actuate="onLoad" draw:mime-type="image/png"/></draw:frame></text:p>
      <text:p text:style-name="P603"/>
      <text:p text:style-name="P603"/>
      <text:p text:style-name="P604">El ejemplo <text:span text:style-name="T1">making_pizzas.py</text:span> se podría parecer a esto si quisiéramos importar sólo la función que vayamos a usar:</text:p>
      <text:p text:style-name="P604"/>
      <text:p text:style-name="P604"><draw:frame draw:style-name="fr2" draw:name="Imagen256" text:anchor-type="char" svg:width="12.912cm" svg:height="2.593cm" draw:z-index="256"><draw:image xlink:href="Pictures/10000001000001E800000062E00C4349690D0346.png" xlink:type="simple" xlink:show="embed" xlink:actuate="onLoad" draw:mime-type="image/png"/></draw:frame></text:p>
      <text:p text:style-name="P603"/>
      <text:p text:style-name="P603"/>
      <text:p text:style-name="P603"/>
      <text:p text:style-name="P603"/>
      <text:p text:style-name="P604"><text:soft-page-break/>Con esta sintaxis no necesitas usar la notación de punto cuando llames a la función. Debido a que estamos importando explícitamente la <text:span text:style-name="T1">make_pizza()</text:span> en la sentencia <text:span text:style-name="T18">import</text:span>, podemos llamarla por el nombre cuando usemos la función.</text:p>
      <text:p text:style-name="P603"/>
      <text:p text:style-name="P615">Asignar un Alias a una función.</text:p>
      <text:p text:style-name="P604"/>
      <text:p text:style-name="P604">Si el nombre de la función que estás importando puede crear conflicto con un nombre existente en tu programa o si el nombre de la función es muy largo, <text:span text:style-name="T282">puedes utilizar uno corto, un alias que es como un nombre parecido a un apodo para la función.</text:span></text:p>
      <text:p text:style-name="P605">Aquí le damos a la función <text:span text:style-name="T1">make_pizza()</text:span> un alias <text:span text:style-name="T1">mp()</text:span>, para importar <text:span text:style-name="T1">make_pizza</text:span> como <text:span text:style-name="T1">mp</text:span>. La palabra clave <text:span text:style-name="T18">as</text:span> renombra la función utilizando el alias que tú le proporciones:</text:p>
      <text:p text:style-name="P605"/>
      <text:p text:style-name="P603"><draw:frame draw:style-name="fr2" draw:name="Imagen257" text:anchor-type="char" svg:width="11.165cm" svg:height="2.593cm" draw:z-index="257"><draw:image xlink:href="Pictures/10000001000001A600000062D96C7F33ADD9DF50.png" xlink:type="simple" xlink:show="embed" xlink:actuate="onLoad" draw:mime-type="image/png"/></draw:frame></text:p>
      <text:p text:style-name="P603"/>
      <text:p text:style-name="P603"/>
      <text:p text:style-name="P603"/>
      <text:p text:style-name="P603"/>
      <text:p text:style-name="P603"/>
      <text:p text:style-name="P605">La instrucción <text:span text:style-name="T18">import</text:span> que se muestra aquí, cambia el nombre de la función <text:span text:style-name="T1">make_pizza() </text:span>a <text:span text:style-name="T1">mp()</text:span> en este programa. Cada vez que queramos llamar a <text:span text:style-name="T1">make_pizza()</text:span> podemos escribir simplemente <text:span text:style-name="T1">mp()</text:span> en su lugar y Python ejecutará el código de <text:span text:style-name="T1">make_pizza()</text:span> evitando cualquier confusión con otra función <text:span text:style-name="T1">make_pizza</text:span> que puedas haber escrito en este archivo de programa.</text:p>
      <text:p text:style-name="P605">La sintaxis general para proporcionar un alias es:</text:p>
      <text:p text:style-name="P605"/>
      <text:p text:style-name="P605"><draw:frame draw:style-name="fr2" draw:name="Imagen258" text:anchor-type="char" svg:width="9.499cm" svg:height="0.661cm" draw:z-index="258"><draw:image xlink:href="Pictures/1000000100000167000000196004321E31842CD5.png" xlink:type="simple" xlink:show="embed" xlink:actuate="onLoad" draw:mime-type="image/png"/></draw:frame></text:p>
      <text:p text:style-name="P605"/>
      <text:p text:style-name="P605"/>
      <text:p text:style-name="P616">Utilizar as para dar un alias a un módulo.</text:p>
      <text:p text:style-name="P605"/>
      <text:p text:style-name="P606">También puedes proporcionar un alias para el nombre de un módulo. Dando un alias corto a un módulo como <text:span text:style-name="T1">p</text:span> para pizza, te permite llamar a las funciones de los módulos más rápidamente. La llamada <text:span text:style-name="T1">p.make_pizza()</text:span> es más concisa que la llamada <text:span text:style-name="T1">pizza.make_pizza()</text:span>:</text:p>
      <text:p text:style-name="P605"/>
      <text:p text:style-name="P603"/>
      <text:p text:style-name="P603"><draw:frame draw:style-name="fr2" draw:name="Imagen259" text:anchor-type="char" svg:width="13.335cm" svg:height="2.487cm" draw:z-index="259"><draw:image xlink:href="Pictures/10000001000001F80000005EF020FED661EA4878.png" xlink:type="simple" xlink:show="embed" xlink:actuate="onLoad" draw:mime-type="image/png"/></draw:frame><text:soft-page-break/></text:p>
      <text:p text:style-name="P603"/>
      <text:p text:style-name="P603"/>
      <text:p text:style-name="P603"/>
      <text:p text:style-name="P603"/>
      <text:p text:style-name="P606">Al módulo pizza se le ha dado el alias <text:span text:style-name="T1">p</text:span> en la instrucción <text:span text:style-name="T18">import</text:span>, pero todos las funciones del módulo conservan sus nombres originales.</text:p>
      <text:p text:style-name="P606">Llamar al as funciones escribiendo p.make_pizza() no sólo es más conciso que escribir pizza.make_pizza() sino que también redirige tu atención desde el nombre del módulo y te permite centrarte en los nombres descriptivos de las funciones. Estos nombres de función, que claramente te dicen lo que hace cada una, son más importantes para la legibilidad de tu código que utilizar el nombre del módulo completo.</text:p>
      <text:p text:style-name="P606">La sintaxis general para este enfoque es:</text:p>
      <text:p text:style-name="P606"/>
      <text:p text:style-name="P606"><draw:frame draw:style-name="fr2" draw:name="Imagen260" text:anchor-type="char" svg:width="5.398cm" svg:height="0.476cm" draw:z-index="260"><draw:image xlink:href="Pictures/10000001000000CC000000126C5A9D6F99879208.png" xlink:type="simple" xlink:show="embed" xlink:actuate="onLoad" draw:mime-type="image/png"/></draw:frame></text:p>
      <text:p text:style-name="P606"/>
      <text:p text:style-name="P617">Importar todas las funciones de un módulo.</text:p>
      <text:p text:style-name="P607"/>
      <text:p text:style-name="P607">Puedes decirle a Python que importe cada función de un módulo utilizando el operador asterisco:</text:p>
      <text:p text:style-name="P607"/>
      <text:p text:style-name="P607"><draw:frame draw:style-name="fr2" draw:name="Imagen261" text:anchor-type="char" svg:width="12.912cm" svg:height="2.275cm" draw:z-index="261"><draw:image xlink:href="Pictures/10000001000001E80000005666F0527DE9BAD279.png" xlink:type="simple" xlink:show="embed" xlink:actuate="onLoad" draw:mime-type="image/png"/></draw:frame></text:p>
      <text:p text:style-name="P606"/>
      <text:p text:style-name="P606"/>
      <text:p text:style-name="P606"/>
      <text:p text:style-name="P606"/>
      <text:p text:style-name="P607">El asterisco en la sentencia import le dice a Python todas las funciones del módulo pizza a este archivo de programa. Puesto que cada función es importada puedes llamar a cada función por su nombre sin usar la notación punto. Sin embargo, es mejor no usar este enfoque cuando trabajes con módulos más grandes que no hayas escrito tu: si el módulo tienen un nombre de función que coincide con un nombre existente de tu proyecto, puedes obtener resultados inesperados. Python puede ver varias funciones o variables con el mismo nombre y en lugar de importar todas las funciones por separado, las sobreescribirá.</text:p>
      <text:p text:style-name="P607"><text:soft-page-break/>El mejor enfoque es importar la función o funciones que quieras o importar todo el módulo y usar la notación punto. Esto conduce a un código fácil de leer y de entender. <text:span text:style-name="T283">Se incluye esta sección para reconocer sentencias import como las siguientes cuando las veas en el código de otras personas:</text:span></text:p>
      <text:p text:style-name="P607"/>
      <text:p text:style-name="P606"><draw:frame draw:style-name="fr2" draw:name="Imagen262" text:anchor-type="char" svg:width="5.715cm" svg:height="0.582cm" draw:z-index="262"><draw:image xlink:href="Pictures/10000001000000D800000016C9AC859DDB1BB96F.png" xlink:type="simple" xlink:show="embed" xlink:actuate="onLoad" draw:mime-type="image/png"/></draw:frame></text:p>
      <text:p text:style-name="P606"/>
      <text:p text:style-name="P618">Diseñar funciones.</text:p>
      <text:p text:style-name="P608"/>
      <text:p text:style-name="P608">Debes tener en cuenta algunos detalles cuando diseñes funciones. Las funciones deben tener nombres descriptivos y esos nombres deben usar letras minúsculas y guiones bajos. Los nomrbes descriptivos te ayudan a tí y a otros a comprender que está intentando hacer tu código. Los nombres de módulos deben usar también estas convenciones.</text:p>
      <text:p text:style-name="P608">Cada función debe tener un comentario que explique de forma concisa qué hace la función. Este comentario debe aparecer inmediatamente después de la definición de la función y usar el formato comillas. En una función bien documentada, otros programadores pueden usar la función leyendo sólo la descripción entre las comillas. <text:span text:style-name="T284">Se debe poder confiar en que el código funciona como se describe en los comentarios y siempre que se conozcan el nombre de la función, los argumentos que necesita y el tipo de valor que devuelve, debes ser capaz de usarlo en tus programas.</text:span></text:p>
      <text:p text:style-name="P609">Si especificas un valor predeterminado para un parámetro, no se debes utilizar ningún espacio a cada lado del signo igual.</text:p>
      <text:p text:style-name="P606"/>
      <text:p text:style-name="P606"><draw:frame draw:style-name="fr2" draw:name="Imagen263" text:anchor-type="char" svg:width="12.859cm" svg:height="0.582cm" draw:z-index="263"><draw:image xlink:href="Pictures/10000001000001E60000001675D0E595531934B4.png" xlink:type="simple" xlink:show="embed" xlink:actuate="onLoad" draw:mime-type="image/png"/></draw:frame></text:p>
      <text:p text:style-name="P606"/>
      <text:p text:style-name="P606"/>
      <text:p text:style-name="P609">La misma convención se debe usar para los argumentos de palabras clave en las llamadas a la función:</text:p>
      <text:p text:style-name="P609"/>
      <text:p text:style-name="P609"><draw:frame draw:style-name="fr2" draw:name="Imagen264" text:anchor-type="char" svg:width="9.657cm" svg:height="0.556cm" draw:z-index="264"><draw:image xlink:href="Pictures/100000010000016D00000015EDC6F7EE9158AF43.png" xlink:type="simple" xlink:show="embed" xlink:actuate="onLoad" draw:mime-type="image/png"/></draw:frame></text:p>
      <text:p text:style-name="P382"/>
      <text:p text:style-name="P609">El <text:a xlink:type="simple" xlink:href="https://www.python.org/dev/peps/pep-0008/" office:target-frame-name="_blank" xlink:show="new" text:style-name="Internet_20_link" text:visited-style-name="Visited_20_Internet_20_Link">PEP 8</text:a> recomienda que limites las líneas de código a 79 caracteres para que cada línea sea visible en una ventana del editor de código a un tamaño razonable. Si un conjunto de <text:soft-page-break/>parámetros provoca que la definición de una función sea mayor de 79 caracteres, presiona ENTER después de abrir paréntesis en la línea de la definición. <text:span text:style-name="T285">En la siguiente línea pulsa TAB dos veces para separar la lista de argumentos del cuerpo de la función que sólo tendrá un nivel de indentado.</text:span></text:p>
      <text:p text:style-name="P610">La mayoría de los editores alinean automáticamente cualquier línea adicional de parámetros para que coincida con el indentado que se ha establecido en la primera línea:</text:p>
      <text:p text:style-name="P610"/>
      <text:p text:style-name="P382"><draw:frame draw:style-name="fr1" draw:name="Imagen265" text:anchor-type="char" svg:x="3.39cm" svg:y="0.007cm" svg:width="10.107cm" svg:height="2.249cm" draw:z-index="265"><draw:image xlink:href="Pictures/100000010000017E000000559AC74B183C08A247.png" xlink:type="simple" xlink:show="embed" xlink:actuate="onLoad" draw:mime-type="image/png"/></draw:frame></text:p>
      <text:p text:style-name="P382"/>
      <text:p text:style-name="P382"/>
      <text:p text:style-name="P382"/>
      <text:p text:style-name="P382"/>
      <text:p text:style-name="P610">Si tu programa o módulo tiene más de una función, puedes separar cada una con dos líneas en blanco para que sea más fácil ver dónde termina una función y comienza la siguiente.</text:p>
      <text:p text:style-name="P610">Todas las instrucciones import deben ser escritas al principio del fichero. La única excepción es si usas comentarios al principio de tu fichero para describir el programa en general.</text:p>
      <text:p text:style-name="P382"/>
      <text:p text:style-name="P611">Ejercicios – Try it yourself.</text:p>
      <text:p text:style-name="P611"/>
      <text:p text:style-name="P611">8-15. Printing Models: Pon las funciones del ejemplo printing_models.py en un archivo separado llamado printing_functions.py. Escribe una sentencia import en la parte superior de printing_models.py, y modifica el archivo para utilizar las funciones importadas.</text:p>
      <text:p text:style-name="P611"/>
      <text:p text:style-name="P611">8-16. Imports: Usa un programa que hayas escrito que contenga una función, almacena la función en un archivo separado. Importa la función al archivo de tu programa principal y llama a la función utilizando cada uno de estos enfoques:</text:p>
      <text:p text:style-name="P382">__________________________________________________________________</text:p>
      <text:p text:style-name="P382">import module_name</text:p>
      <text:p text:style-name="P382">from module_name import function_name</text:p>
      <text:p text:style-name="P382">from module_name import function_name as fn</text:p>
      <text:p text:style-name="P382">import module_name as mn</text:p>
      <text:p text:style-name="P382">from module_name import *</text:p>
      <text:p text:style-name="P601">__________________________________________________________________</text:p>
      <text:p text:style-name="P611"><text:soft-page-break/>8-17. Styling Functions: Elige tres programas cualquiera escritos en este capítulo y asegúrate de que sigue las guías de estilo descritas en esta secció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Mono" svg:font-family="Free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02T14:17:43.484238034</meta:creation-date>
    <meta:generator>LibreOffice/7.3.7.2$Linux_X86_64 LibreOffice_project/30$Build-2</meta:generator>
    <dc:date>2022-12-08T10:21:33.969637848</dc:date>
    <meta:editing-duration>PT13H40M20S</meta:editing-duration>
    <meta:editing-cycles>48</meta:editing-cycles>
    <meta:document-statistic meta:table-count="0" meta:image-count="265" meta:object-count="0" meta:page-count="136" meta:paragraph-count="875" meta:word-count="27731" meta:character-count="167638" meta:non-whitespace-character-count="140764"/>
  </office:meta>
</office:document-meta>
</file>